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30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210"/>
        </table:table-row>
        <table:table-row table:style-name="ro1"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1" calcext:value-type="string">
            <text:p>Voix1</text:p>
          </table:table-cell>
          <table:table-cell table:number-columns-repeated="19"/>
          <table:table-cell office:value-type="string" calcext:value-type="string">
            <text:p>Voix1</text:p>
          </table:table-cell>
          <table:table-cell table:number-columns-repeated="15"/>
          <table:table-cell office:value-type="string" calcext:value-type="string">
            <text:p>Voix2</text:p>
          </table:table-cell>
          <table:table-cell table:number-columns-repeated="15"/>
          <table:table-cell office:value-type="string" calcext:value-type="string">
            <text:p>Voix3</text:p>
          </table:table-cell>
          <table:table-cell table:number-columns-repeated="15"/>
          <table:table-cell office:value-type="string" calcext:value-type="string">
            <text:p>Voix4</text:p>
          </table:table-cell>
          <table:table-cell table:number-columns-repeated="158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G4:.$CR4];MATCH([.$M$3];[.$AG$3:.$CR$3];0)+[.M$1])=&quot;&quot;;&quot;&quot;;INDEX([.$AG4:.$CR4];MATCH([.$M$3];[.$AG$3:.$CR$3];0)+[.M$1]))" office:value-type="float" office:value="0" calcext:value-type="float">
            <text:p>0</text:p>
          </table:table-cell>
          <table:table-cell table:style-name="ce30" table:formula="of:=IF(INDEX([.AG4:.CR4];MATCH([.$M$3];[.$AG$3:.$CR$3];0)+[.N$1])=&quot;&quot;;&quot;&quot;;INDEX([.$AG4:.$CR4];MATCH([.$M$3];[.$AG$3:.$CR$3];0)+[.N$1]))" office:value-type="string" office:string-value="s1" calcext:value-type="string">
            <text:p>s1</text:p>
          </table:table-cell>
          <table:table-cell table:number-columns-repeated="2"/>
          <table:table-cell table:style-name="ce23" table:formula="of:=IF(INDEX([.$AG4:.$CR4];MATCH([.$M$3];[.$AG$3:.$CR$3];0)+[.Q$1])=&quot;&quot;;&quot;&quot;;INDEX([.$AG4:.$CR4];MATCH([.$M$3];[.$AG$3:.$CR$3];0)+[.Q$1]))" office:value-type="float" office:value="0" calcext:value-type="float">
            <text:p>0</text:p>
          </table:table-cell>
          <table:table-cell table:style-name="ce30" table:formula="of:=IF(INDEX([.AK4:.CV4];MATCH([.$M$3];[.$AG$3:.$CR$3];0)+[.R$1])=&quot;&quot;;&quot;&quot;;INDEX([.$AG4:.$CR4];MATCH([.$M$3];[.$AG$3:.$CR$3];0)+[.R$1]))" office:value-type="string" office:string-value="s2." calcext:value-type="string">
            <text:p>s2.</text:p>
          </table:table-cell>
          <table:table-cell table:number-columns-repeated="2"/>
          <table:table-cell table:style-name="ce23" table:formula="of:=IF(INDEX([.$AG4:.$CR4];MATCH([.$M$3];[.$AG$3:.$CR$3];0)+[.U$1])=&quot;&quot;;&quot;&quot;;INDEX([.$AG4:.$CR4];MATCH([.$M$3];[.$AG$3:.$CR$3];0)+[.U$1]))" office:value-type="float" office:value="0" calcext:value-type="float">
            <text:p>0</text:p>
          </table:table-cell>
          <table:table-cell table:style-name="ce30" table:formula="of:=IF(INDEX([.AO4:.CZ4];MATCH([.$M$3];[.$AG$3:.$CR$3];0)+[.V$1])=&quot;&quot;;&quot;&quot;;INDEX([.$AG4:.$CR4];MATCH([.$M$3];[.$AG$3:.$CR$3];0)+[.V$1]))" office:value-type="string" office:string-value="s2." calcext:value-type="string">
            <text:p>s2.</text:p>
          </table:table-cell>
          <table:table-cell table:number-columns-repeated="2"/>
          <table:table-cell table:style-name="ce23" table:formula="of:=IF(INDEX([.$AG4:.$CR4];MATCH([.$M$3];[.$AG$3:.$CR$3];0)+[.Y$1])=&quot;&quot;;&quot;&quot;;INDEX([.$AG4:.$CR4];MATCH([.$M$3];[.$AG$3:.$CR$3];0)+[.Y$1]))" office:value-type="float" office:value="0" calcext:value-type="float">
            <text:p>0</text:p>
          </table:table-cell>
          <table:table-cell table:style-name="ce30" table:formula="of:=IF(INDEX([.AS4:.DD4];MATCH([.$M$3];[.$AG$3:.$CR$3];0)+[.Z$1])=&quot;&quot;;&quot;&quot;;INDEX([.$AG4:.$CR4];MATCH([.$M$3];[.$AG$3:.$CR$3];0)+[.Z$1]))" office:value-type="string" office:string-value="s2" calcext:value-type="string">
            <text:p>s2</text:p>
          </table:table-cell>
          <table:table-cell table:number-columns-repeated="6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G5:.$CR5];MATCH([.$M$3];[.$AG$3:.$CR$3];0)+[.M$1])=&quot;&quot;;&quot;&quot;;INDEX([.$AG5:.$CR5];MATCH([.$M$3];[.$AG$3:.$CR$3];0)+[.M$1]))" office:value-type="float" office:value="179" calcext:value-type="float">
            <text:p>179</text:p>
          </table:table-cell>
          <table:table-cell table:style-name="ce37" table:formula="of:=IF(INDEX([.AG5:.CR5];MATCH([.$M$3];[.$AG$3:.$CR$3];0)+[.N$1])=&quot;&quot;;&quot;&quot;;INDEX([.$AG5:.$CR5];MATCH([.$M$3];[.$AG$3:.$CR$3];0)+[.N$1]))" office:value-type="string" office:string-value="s1" calcext:value-type="string">
            <text:p>s1</text:p>
          </table:table-cell>
          <table:table-cell table:number-columns-repeated="2"/>
          <table:table-cell table:style-name="ce24" table:formula="of:=IF(INDEX([.$AG5:.$CR5];MATCH([.$M$3];[.$AG$3:.$CR$3];0)+[.Q$1])=&quot;&quot;;&quot;&quot;;INDEX([.$AG5:.$CR5];MATCH([.$M$3];[.$AG$3:.$CR$3];0)+[.Q$1]))" office:value-type="float" office:value="98" calcext:value-type="float">
            <text:p>98</text:p>
          </table:table-cell>
          <table:table-cell table:style-name="ce37" table:formula="of:=IF(INDEX([.AK5:.CV5];MATCH([.$M$3];[.$AG$3:.$CR$3];0)+[.R$1])=&quot;&quot;;&quot;&quot;;INDEX([.$AG5:.$CR5];MATCH([.$M$3];[.$AG$3:.$CR$3];0)+[.R$1]))" office:value-type="string" office:string-value="s2." calcext:value-type="string">
            <text:p>s2.</text:p>
          </table:table-cell>
          <table:table-cell table:number-columns-repeated="2"/>
          <table:table-cell table:style-name="ce24" table:formula="of:=IF(INDEX([.$AG5:.$CR5];MATCH([.$M$3];[.$AG$3:.$CR$3];0)+[.U$1])=&quot;&quot;;&quot;&quot;;INDEX([.$AG5:.$CR5];MATCH([.$M$3];[.$AG$3:.$CR$3];0)+[.U$1]))" office:value-type="float" office:value="197" calcext:value-type="float">
            <text:p>197</text:p>
          </table:table-cell>
          <table:table-cell table:style-name="ce37" table:formula="of:=IF(INDEX([.AO5:.CZ5];MATCH([.$M$3];[.$AG$3:.$CR$3];0)+[.V$1])=&quot;&quot;;&quot;&quot;;INDEX([.$AG5:.$CR5];MATCH([.$M$3];[.$AG$3:.$CR$3];0)+[.V$1]))" office:value-type="string" office:string-value="s2." calcext:value-type="string">
            <text:p>s2.</text:p>
          </table:table-cell>
          <table:table-cell table:number-columns-repeated="2"/>
          <table:table-cell table:style-name="ce24" table:formula="of:=IF(INDEX([.$AG5:.$CR5];MATCH([.$M$3];[.$AG$3:.$CR$3];0)+[.Y$1])=&quot;&quot;;&quot;&quot;;INDEX([.$AG5:.$CR5];MATCH([.$M$3];[.$AG$3:.$CR$3];0)+[.Y$1]))" office:value-type="float" office:value="383" calcext:value-type="float">
            <text:p>383</text:p>
          </table:table-cell>
          <table:table-cell table:style-name="ce37" table:formula="of:=IF(INDEX([.AS5:.DD5];MATCH([.$M$3];[.$AG$3:.$CR$3];0)+[.Z$1])=&quot;&quot;;&quot;&quot;;INDEX([.$AG5:.$CR5];MATCH([.$M$3];[.$AG$3:.$CR$3];0)+[.Z$1]))" office:value-type="string" office:string-value="s2" calcext:value-type="string">
            <text:p>s2</text:p>
          </table:table-cell>
          <table:table-cell table:number-columns-repeated="6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2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2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2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G6:.$CR6];MATCH([.$M$3];[.$AG$3:.$CR$3];0)+[.M$1])=&quot;&quot;;&quot;&quot;;INDEX([.$AG6:.$CR6];MATCH([.$M$3];[.$AG$3:.$CR$3];0)+[.M$1]))">
            <text:p/>
          </table:table-cell>
          <table:table-cell table:style-name="ce37" table:formula="of:=IF(INDEX([.AG6:.CR6];MATCH([.$M$3];[.$AG$3:.$CR$3];0)+[.N$1])=&quot;&quot;;&quot;&quot;;INDEX([.$AG6:.$CR6];MATCH([.$M$3];[.$AG$3:.$CR$3];0)+[.N$1]))">
            <text:p/>
          </table:table-cell>
          <table:table-cell table:number-columns-repeated="2"/>
          <table:table-cell table:style-name="ce24" table:formula="of:=IF(INDEX([.$AG6:.$CR6];MATCH([.$M$3];[.$AG$3:.$CR$3];0)+[.Q$1])=&quot;&quot;;&quot;&quot;;INDEX([.$AG6:.$CR6];MATCH([.$M$3];[.$AG$3:.$CR$3];0)+[.Q$1]))">
            <text:p/>
          </table:table-cell>
          <table:table-cell table:style-name="ce37" table:formula="of:=IF(INDEX([.AK6:.CV6];MATCH([.$M$3];[.$AG$3:.$CR$3];0)+[.R$1])=&quot;&quot;;&quot;&quot;;INDEX([.$AG6:.$CR6];MATCH([.$M$3];[.$AG$3:.$CR$3];0)+[.R$1]))">
            <text:p/>
          </table:table-cell>
          <table:table-cell table:number-columns-repeated="2"/>
          <table:table-cell table:style-name="ce24" table:formula="of:=IF(INDEX([.$AG6:.$CR6];MATCH([.$M$3];[.$AG$3:.$CR$3];0)+[.U$1])=&quot;&quot;;&quot;&quot;;INDEX([.$AG6:.$CR6];MATCH([.$M$3];[.$AG$3:.$CR$3];0)+[.U$1]))">
            <text:p/>
          </table:table-cell>
          <table:table-cell table:style-name="ce37" table:formula="of:=IF(INDEX([.AO6:.CZ6];MATCH([.$M$3];[.$AG$3:.$CR$3];0)+[.V$1])=&quot;&quot;;&quot;&quot;;INDEX([.$AG6:.$CR6];MATCH([.$M$3];[.$AG$3:.$CR$3];0)+[.V$1]))">
            <text:p/>
          </table:table-cell>
          <table:table-cell table:number-columns-repeated="2"/>
          <table:table-cell table:style-name="ce24" table:formula="of:=IF(INDEX([.$AG6:.$CR6];MATCH([.$M$3];[.$AG$3:.$CR$3];0)+[.Y$1])=&quot;&quot;;&quot;&quot;;INDEX([.$AG6:.$CR6];MATCH([.$M$3];[.$AG$3:.$CR$3];0)+[.Y$1]))">
            <text:p/>
          </table:table-cell>
          <table:table-cell table:style-name="ce37" table:formula="of:=IF(INDEX([.AS6:.DD6];MATCH([.$M$3];[.$AG$3:.$CR$3];0)+[.Z$1])=&quot;&quot;;&quot;&quot;;INDEX([.$AG6:.$CR6];MATCH([.$M$3];[.$AG$3:.$CR$3];0)+[.Z$1]))">
            <text:p/>
          </table:table-cell>
          <table:table-cell table:number-columns-repeated="6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G7:.$CR7];MATCH([.$M$3];[.$AG$3:.$CR$3];0)+[.M$1])=&quot;&quot;;&quot;&quot;;INDEX([.$AG7:.$CR7];MATCH([.$M$3];[.$AG$3:.$CR$3];0)+[.M$1]))">
            <text:p/>
          </table:table-cell>
          <table:table-cell table:style-name="ce37" table:formula="of:=IF(INDEX([.AG7:.CR7];MATCH([.$M$3];[.$AG$3:.$CR$3];0)+[.N$1])=&quot;&quot;;&quot;&quot;;INDEX([.$AG7:.$CR7];MATCH([.$M$3];[.$AG$3:.$CR$3];0)+[.N$1]))">
            <text:p/>
          </table:table-cell>
          <table:table-cell table:number-columns-repeated="2"/>
          <table:table-cell table:style-name="ce24" table:formula="of:=IF(INDEX([.$AG7:.$CR7];MATCH([.$M$3];[.$AG$3:.$CR$3];0)+[.Q$1])=&quot;&quot;;&quot;&quot;;INDEX([.$AG7:.$CR7];MATCH([.$M$3];[.$AG$3:.$CR$3];0)+[.Q$1]))">
            <text:p/>
          </table:table-cell>
          <table:table-cell table:style-name="ce37" table:formula="of:=IF(INDEX([.AK7:.CV7];MATCH([.$M$3];[.$AG$3:.$CR$3];0)+[.R$1])=&quot;&quot;;&quot;&quot;;INDEX([.$AG7:.$CR7];MATCH([.$M$3];[.$AG$3:.$CR$3];0)+[.R$1]))">
            <text:p/>
          </table:table-cell>
          <table:table-cell table:number-columns-repeated="2"/>
          <table:table-cell table:style-name="ce24" table:formula="of:=IF(INDEX([.$AG7:.$CR7];MATCH([.$M$3];[.$AG$3:.$CR$3];0)+[.U$1])=&quot;&quot;;&quot;&quot;;INDEX([.$AG7:.$CR7];MATCH([.$M$3];[.$AG$3:.$CR$3];0)+[.U$1]))">
            <text:p/>
          </table:table-cell>
          <table:table-cell table:style-name="ce37" table:formula="of:=IF(INDEX([.AO7:.CZ7];MATCH([.$M$3];[.$AG$3:.$CR$3];0)+[.V$1])=&quot;&quot;;&quot;&quot;;INDEX([.$AG7:.$CR7];MATCH([.$M$3];[.$AG$3:.$CR$3];0)+[.V$1]))">
            <text:p/>
          </table:table-cell>
          <table:table-cell table:number-columns-repeated="2"/>
          <table:table-cell table:style-name="ce24" table:formula="of:=IF(INDEX([.$AG7:.$CR7];MATCH([.$M$3];[.$AG$3:.$CR$3];0)+[.Y$1])=&quot;&quot;;&quot;&quot;;INDEX([.$AG7:.$CR7];MATCH([.$M$3];[.$AG$3:.$CR$3];0)+[.Y$1]))">
            <text:p/>
          </table:table-cell>
          <table:table-cell table:style-name="ce37" table:formula="of:=IF(INDEX([.AS7:.DD7];MATCH([.$M$3];[.$AG$3:.$CR$3];0)+[.Z$1])=&quot;&quot;;&quot;&quot;;INDEX([.$AG7:.$CR7];MATCH([.$M$3];[.$AG$3:.$CR$3];0)+[.Z$1]))">
            <text:p/>
          </table:table-cell>
          <table:table-cell table:number-columns-repeated="6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G8:.$CR8];MATCH([.$M$3];[.$AG$3:.$CR$3];0)+[.M$1])=&quot;&quot;;&quot;&quot;;INDEX([.$AG8:.$CR8];MATCH([.$M$3];[.$AG$3:.$CR$3];0)+[.M$1]))">
            <text:p/>
          </table:table-cell>
          <table:table-cell table:style-name="ce37" table:formula="of:=IF(INDEX([.AG8:.CR8];MATCH([.$M$3];[.$AG$3:.$CR$3];0)+[.N$1])=&quot;&quot;;&quot;&quot;;INDEX([.$AG8:.$CR8];MATCH([.$M$3];[.$AG$3:.$CR$3];0)+[.N$1]))">
            <text:p/>
          </table:table-cell>
          <table:table-cell table:number-columns-repeated="2"/>
          <table:table-cell table:style-name="ce24" table:formula="of:=IF(INDEX([.$AG8:.$CR8];MATCH([.$M$3];[.$AG$3:.$CR$3];0)+[.Q$1])=&quot;&quot;;&quot;&quot;;INDEX([.$AG8:.$CR8];MATCH([.$M$3];[.$AG$3:.$CR$3];0)+[.Q$1]))">
            <text:p/>
          </table:table-cell>
          <table:table-cell table:style-name="ce37" table:formula="of:=IF(INDEX([.AK8:.CV8];MATCH([.$M$3];[.$AG$3:.$CR$3];0)+[.R$1])=&quot;&quot;;&quot;&quot;;INDEX([.$AG8:.$CR8];MATCH([.$M$3];[.$AG$3:.$CR$3];0)+[.R$1]))">
            <text:p/>
          </table:table-cell>
          <table:table-cell table:number-columns-repeated="2"/>
          <table:table-cell table:style-name="ce24" table:formula="of:=IF(INDEX([.$AG8:.$CR8];MATCH([.$M$3];[.$AG$3:.$CR$3];0)+[.U$1])=&quot;&quot;;&quot;&quot;;INDEX([.$AG8:.$CR8];MATCH([.$M$3];[.$AG$3:.$CR$3];0)+[.U$1]))">
            <text:p/>
          </table:table-cell>
          <table:table-cell table:style-name="ce37" table:formula="of:=IF(INDEX([.AO8:.CZ8];MATCH([.$M$3];[.$AG$3:.$CR$3];0)+[.V$1])=&quot;&quot;;&quot;&quot;;INDEX([.$AG8:.$CR8];MATCH([.$M$3];[.$AG$3:.$CR$3];0)+[.V$1]))">
            <text:p/>
          </table:table-cell>
          <table:table-cell table:number-columns-repeated="2"/>
          <table:table-cell table:style-name="ce24" table:formula="of:=IF(INDEX([.$AG8:.$CR8];MATCH([.$M$3];[.$AG$3:.$CR$3];0)+[.Y$1])=&quot;&quot;;&quot;&quot;;INDEX([.$AG8:.$CR8];MATCH([.$M$3];[.$AG$3:.$CR$3];0)+[.Y$1]))">
            <text:p/>
          </table:table-cell>
          <table:table-cell table:style-name="ce37" table:formula="of:=IF(INDEX([.AS8:.DD8];MATCH([.$M$3];[.$AG$3:.$CR$3];0)+[.Z$1])=&quot;&quot;;&quot;&quot;;INDEX([.$AG8:.$CR8];MATCH([.$M$3];[.$AG$3:.$CR$3];0)+[.Z$1]))">
            <text:p/>
          </table:table-cell>
          <table:table-cell table:number-columns-repeated="6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G9:.$CR9];MATCH([.$M$3];[.$AG$3:.$CR$3];0)+[.M$1])=&quot;&quot;;&quot;&quot;;INDEX([.$AG9:.$CR9];MATCH([.$M$3];[.$AG$3:.$CR$3];0)+[.M$1]))">
            <text:p/>
          </table:table-cell>
          <table:table-cell table:style-name="ce37" table:formula="of:=IF(INDEX([.AG9:.CR9];MATCH([.$M$3];[.$AG$3:.$CR$3];0)+[.N$1])=&quot;&quot;;&quot;&quot;;INDEX([.$AG9:.$CR9];MATCH([.$M$3];[.$AG$3:.$CR$3];0)+[.N$1]))">
            <text:p/>
          </table:table-cell>
          <table:table-cell table:number-columns-repeated="2"/>
          <table:table-cell table:style-name="ce24" table:formula="of:=IF(INDEX([.$AG9:.$CR9];MATCH([.$M$3];[.$AG$3:.$CR$3];0)+[.Q$1])=&quot;&quot;;&quot;&quot;;INDEX([.$AG9:.$CR9];MATCH([.$M$3];[.$AG$3:.$CR$3];0)+[.Q$1]))">
            <text:p/>
          </table:table-cell>
          <table:table-cell table:style-name="ce37" table:formula="of:=IF(INDEX([.AK9:.CV9];MATCH([.$M$3];[.$AG$3:.$CR$3];0)+[.R$1])=&quot;&quot;;&quot;&quot;;INDEX([.$AG9:.$CR9];MATCH([.$M$3];[.$AG$3:.$CR$3];0)+[.R$1]))">
            <text:p/>
          </table:table-cell>
          <table:table-cell table:number-columns-repeated="2"/>
          <table:table-cell table:style-name="ce24" table:formula="of:=IF(INDEX([.$AG9:.$CR9];MATCH([.$M$3];[.$AG$3:.$CR$3];0)+[.U$1])=&quot;&quot;;&quot;&quot;;INDEX([.$AG9:.$CR9];MATCH([.$M$3];[.$AG$3:.$CR$3];0)+[.U$1]))">
            <text:p/>
          </table:table-cell>
          <table:table-cell table:style-name="ce37" table:formula="of:=IF(INDEX([.AO9:.CZ9];MATCH([.$M$3];[.$AG$3:.$CR$3];0)+[.V$1])=&quot;&quot;;&quot;&quot;;INDEX([.$AG9:.$CR9];MATCH([.$M$3];[.$AG$3:.$CR$3];0)+[.V$1]))">
            <text:p/>
          </table:table-cell>
          <table:table-cell table:number-columns-repeated="2"/>
          <table:table-cell table:style-name="ce24" table:formula="of:=IF(INDEX([.$AG9:.$CR9];MATCH([.$M$3];[.$AG$3:.$CR$3];0)+[.Y$1])=&quot;&quot;;&quot;&quot;;INDEX([.$AG9:.$CR9];MATCH([.$M$3];[.$AG$3:.$CR$3];0)+[.Y$1]))">
            <text:p/>
          </table:table-cell>
          <table:table-cell table:style-name="ce37" table:formula="of:=IF(INDEX([.AS9:.DD9];MATCH([.$M$3];[.$AG$3:.$CR$3];0)+[.Z$1])=&quot;&quot;;&quot;&quot;;INDEX([.$AG9:.$CR9];MATCH([.$M$3];[.$AG$3:.$CR$3];0)+[.Z$1]))">
            <text:p/>
          </table:table-cell>
          <table:table-cell table:number-columns-repeated="6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G10:.$CR10];MATCH([.$M$3];[.$AG$3:.$CR$3];0)+[.M$1])=&quot;&quot;;&quot;&quot;;INDEX([.$AG10:.$CR10];MATCH([.$M$3];[.$AG$3:.$CR$3];0)+[.M$1]))">
            <text:p/>
          </table:table-cell>
          <table:table-cell table:style-name="ce37" table:formula="of:=IF(INDEX([.AG10:.CR10];MATCH([.$M$3];[.$AG$3:.$CR$3];0)+[.N$1])=&quot;&quot;;&quot;&quot;;INDEX([.$AG10:.$CR10];MATCH([.$M$3];[.$AG$3:.$CR$3];0)+[.N$1]))">
            <text:p/>
          </table:table-cell>
          <table:table-cell table:number-columns-repeated="2"/>
          <table:table-cell table:style-name="ce24" table:formula="of:=IF(INDEX([.$AG10:.$CR10];MATCH([.$M$3];[.$AG$3:.$CR$3];0)+[.Q$1])=&quot;&quot;;&quot;&quot;;INDEX([.$AG10:.$CR10];MATCH([.$M$3];[.$AG$3:.$CR$3];0)+[.Q$1]))">
            <text:p/>
          </table:table-cell>
          <table:table-cell table:style-name="ce37" table:formula="of:=IF(INDEX([.AK10:.CV10];MATCH([.$M$3];[.$AG$3:.$CR$3];0)+[.R$1])=&quot;&quot;;&quot;&quot;;INDEX([.$AG10:.$CR10];MATCH([.$M$3];[.$AG$3:.$CR$3];0)+[.R$1]))">
            <text:p/>
          </table:table-cell>
          <table:table-cell table:number-columns-repeated="2"/>
          <table:table-cell table:style-name="ce24" table:formula="of:=IF(INDEX([.$AG10:.$CR10];MATCH([.$M$3];[.$AG$3:.$CR$3];0)+[.U$1])=&quot;&quot;;&quot;&quot;;INDEX([.$AG10:.$CR10];MATCH([.$M$3];[.$AG$3:.$CR$3];0)+[.U$1]))">
            <text:p/>
          </table:table-cell>
          <table:table-cell table:style-name="ce37" table:formula="of:=IF(INDEX([.AO10:.CZ10];MATCH([.$M$3];[.$AG$3:.$CR$3];0)+[.V$1])=&quot;&quot;;&quot;&quot;;INDEX([.$AG10:.$CR10];MATCH([.$M$3];[.$AG$3:.$CR$3];0)+[.V$1]))">
            <text:p/>
          </table:table-cell>
          <table:table-cell table:number-columns-repeated="2"/>
          <table:table-cell table:style-name="ce24" table:formula="of:=IF(INDEX([.$AG10:.$CR10];MATCH([.$M$3];[.$AG$3:.$CR$3];0)+[.Y$1])=&quot;&quot;;&quot;&quot;;INDEX([.$AG10:.$CR10];MATCH([.$M$3];[.$AG$3:.$CR$3];0)+[.Y$1]))">
            <text:p/>
          </table:table-cell>
          <table:table-cell table:style-name="ce37" table:formula="of:=IF(INDEX([.AS10:.DD10];MATCH([.$M$3];[.$AG$3:.$CR$3];0)+[.Z$1])=&quot;&quot;;&quot;&quot;;INDEX([.$AG10:.$CR10];MATCH([.$M$3];[.$AG$3:.$CR$3];0)+[.Z$1]))">
            <text:p/>
          </table:table-cell>
          <table:table-cell table:number-columns-repeated="6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G11:.$CR11];MATCH([.$M$3];[.$AG$3:.$CR$3];0)+[.M$1])=&quot;&quot;;&quot;&quot;;INDEX([.$AG11:.$CR11];MATCH([.$M$3];[.$AG$3:.$CR$3];0)+[.M$1]))">
            <text:p/>
          </table:table-cell>
          <table:table-cell table:style-name="ce38" table:formula="of:=IF(INDEX([.AG11:.CR11];MATCH([.$M$3];[.$AG$3:.$CR$3];0)+[.N$1])=&quot;&quot;;&quot;&quot;;INDEX([.$AG11:.$CR11];MATCH([.$M$3];[.$AG$3:.$CR$3];0)+[.N$1]))">
            <text:p/>
          </table:table-cell>
          <table:table-cell table:number-columns-repeated="2"/>
          <table:table-cell table:style-name="ce25" table:formula="of:=IF(INDEX([.$AG11:.$CR11];MATCH([.$M$3];[.$AG$3:.$CR$3];0)+[.Q$1])=&quot;&quot;;&quot;&quot;;INDEX([.$AG11:.$CR11];MATCH([.$M$3];[.$AG$3:.$CR$3];0)+[.Q$1]))">
            <text:p/>
          </table:table-cell>
          <table:table-cell table:style-name="ce38" table:formula="of:=IF(INDEX([.AK11:.CV11];MATCH([.$M$3];[.$AG$3:.$CR$3];0)+[.R$1])=&quot;&quot;;&quot;&quot;;INDEX([.$AG11:.$CR11];MATCH([.$M$3];[.$AG$3:.$CR$3];0)+[.R$1]))">
            <text:p/>
          </table:table-cell>
          <table:table-cell table:number-columns-repeated="2"/>
          <table:table-cell table:style-name="ce25" table:formula="of:=IF(INDEX([.$AG11:.$CR11];MATCH([.$M$3];[.$AG$3:.$CR$3];0)+[.U$1])=&quot;&quot;;&quot;&quot;;INDEX([.$AG11:.$CR11];MATCH([.$M$3];[.$AG$3:.$CR$3];0)+[.U$1]))">
            <text:p/>
          </table:table-cell>
          <table:table-cell table:style-name="ce38" table:formula="of:=IF(INDEX([.AO11:.CZ11];MATCH([.$M$3];[.$AG$3:.$CR$3];0)+[.V$1])=&quot;&quot;;&quot;&quot;;INDEX([.$AG11:.$CR11];MATCH([.$M$3];[.$AG$3:.$CR$3];0)+[.V$1]))">
            <text:p/>
          </table:table-cell>
          <table:table-cell table:number-columns-repeated="2"/>
          <table:table-cell table:style-name="ce25" table:formula="of:=IF(INDEX([.$AG11:.$CR11];MATCH([.$M$3];[.$AG$3:.$CR$3];0)+[.Y$1])=&quot;&quot;;&quot;&quot;;INDEX([.$AG11:.$CR11];MATCH([.$M$3];[.$AG$3:.$CR$3];0)+[.Y$1]))">
            <text:p/>
          </table:table-cell>
          <table:table-cell table:style-name="ce38" table:formula="of:=IF(INDEX([.AS11:.DD11];MATCH([.$M$3];[.$AG$3:.$CR$3];0)+[.Z$1])=&quot;&quot;;&quot;&quot;;INDEX([.$AG11:.$CR11];MATCH([.$M$3];[.$AG$3:.$CR$3];0)+[.Z$1]))">
            <text:p/>
          </table:table-cell>
          <table:table-cell table:number-columns-repeated="6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number-columns-repeated="8"/>
          <table:table-cell table:style-name="Default"/>
          <table:table-cell table:number-columns-repeated="23"/>
          <table:table-cell office:value-type="string" calcext:value-type="string">
            <text:p>ViolinI</text:p>
          </table:table-cell>
          <table:table-cell table:number-columns-repeated="15"/>
          <table:table-cell office:value-type="string" calcext:value-type="string">
            <text:p>ViolinII</text:p>
          </table:table-cell>
          <table:table-cell table:number-columns-repeated="15"/>
          <table:table-cell office:value-type="string" calcext:value-type="string">
            <text:p>Viola</text:p>
          </table:table-cell>
          <table:table-cell table:number-columns-repeated="15"/>
          <table:table-cell office:value-type="string" calcext:value-type="string">
            <text:p>Cello</text:p>
          </table:table-cell>
          <table:table-cell table:number-columns-repeated="158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/>
          <table:table-cell table:number-columns-repeated="27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0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18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G16:.CR16];MATCH([.M$3];[.$AG$3:.$CR$3];0))" office:value-type="string" office:string-value="Y" calcext:value-type="string">
            <text:p>Y</text:p>
          </table:table-cell>
          <table:table-cell table:style-name="ce15" table:formula="of:=INDEX([.AG16:.CR16];MATCH([.M$3];[.$AG$3:.$CR$3];0)+1)" office:value-type="string" office:string-value="formatViolinIMvtI" calcext:value-type="string">
            <text:p>formatViolinIMvt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AG$13]&amp;&quot;MvtI&quot;" office:value-type="string" office:string-value="formatViolinIMvtI" calcext:value-type="string">
            <text:p>formatViolinIMvtI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table:style-name="ce1" office:value-type="string" calcext:value-type="string">
            <text:p>Y</text:p>
          </table:table-cell>
          <table:table-cell table:formula="of:=&quot;format&quot;&amp;[.$AW$13]&amp;&quot;MvtI&quot;" office:value-type="string" office:string-value="formatViolinIIMvtI" calcext:value-type="string">
            <text:p>formatViolinIIMvt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BM$13]&amp;&quot;MvtI&quot;" office:value-type="string" office:string-value="formatViolaMvtI" calcext:value-type="string">
            <text:p>formatViolaMvt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C$13]&amp;&quot;MvtI&quot;" office:value-type="string" office:string-value="formatCelloMvtI" calcext:value-type="string">
            <text:p>formatCelloMvtI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G17:.CR17];MATCH([.M$3];[.$AG$3:.$CR$3];0))" office:value-type="string" office:string-value="Y" calcext:value-type="string">
            <text:p>Y</text:p>
          </table:table-cell>
          <table:table-cell table:style-name="ce15" table:formula="of:=INDEX([.AG17:.CR17];MATCH([.M$3];[.$AG$3:.$CR$3];0)+1)" office:value-type="string" office:string-value="formatViolinIMvtII" calcext:value-type="string">
            <text:p>formatViolinIMvt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AG$13]&amp;&quot;MvtII&quot;" office:value-type="string" office:string-value="formatViolinIMvtII" calcext:value-type="string">
            <text:p>formatViolinIMvtII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table:style-name="ce1" office:value-type="string" calcext:value-type="string">
            <text:p>Y</text:p>
          </table:table-cell>
          <table:table-cell table:formula="of:=&quot;format&quot;&amp;[.$AW$13]&amp;&quot;MvtII&quot;" office:value-type="string" office:string-value="formatViolinIIMvtII" calcext:value-type="string">
            <text:p>formatViolinIIMvtI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BM$13]&amp;&quot;MvtII&quot;" office:value-type="string" office:string-value="formatViolaMvtII" calcext:value-type="string">
            <text:p>formatViolaMvtI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C$13]&amp;&quot;MvtII&quot;" office:value-type="string" office:string-value="formatCelloMvtII" calcext:value-type="string">
            <text:p>formatCelloMvtII</text:p>
          </table:table-cell>
          <table:table-cell table:number-columns-repeated="157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G18:.CR18];MATCH([.M$3];[.$AG$3:.$CR$3];0))" office:value-type="string" office:string-value="Y" calcext:value-type="string">
            <text:p>Y</text:p>
          </table:table-cell>
          <table:table-cell table:style-name="ce15" table:formula="of:=INDEX([.AG18:.CR18];MATCH([.M$3];[.$AG$3:.$CR$3];0)+1)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AG$13]&amp;&quot;MvtIII&quot;" office:value-type="string" office:string-value="formatViolinIMvtIII" calcext:value-type="string">
            <text:p>formatViolinIMvtII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AW$13]&amp;&quot;MvtIII&quot;" office:value-type="string" office:string-value="formatViolinIIMvtIII" calcext:value-type="string">
            <text:p>formatViolinIIMvtII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BM$13]&amp;&quot;MvtIII&quot;" office:value-type="string" office:string-value="formatViolaMvtIII" calcext:value-type="string">
            <text:p>formatViolaMvtII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C$13]&amp;&quot;MvtIII&quot;" office:value-type="string" office:string-value="formatCelloMvtIII" calcext:value-type="string">
            <text:p>formatCelloMvtIII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G19:.CR19];MATCH([.M$3];[.$AG$3:.$CR$3];0))" office:value-type="string" office:string-value="Y" calcext:value-type="string">
            <text:p>Y</text:p>
          </table:table-cell>
          <table:table-cell table:style-name="ce15" table:formula="of:=INDEX([.AG19:.CR19];MATCH([.M$3];[.$AG$3:.$CR$3];0)+1)" office:value-type="string" office:string-value="formatViolinIMvtIV" calcext:value-type="string">
            <text:p>formatViolinIMvtIV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AG$13]&amp;&quot;MvtIV&quot;" office:value-type="string" office:string-value="formatViolinIMvtIV" calcext:value-type="string">
            <text:p>formatViolinIMvtIV</text:p>
          </table:table-cell>
          <table:table-cell table:number-columns-repeated="2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AW$13]&amp;&quot;MvtIV&quot;" office:value-type="string" office:string-value="formatViolinIIMvtIV" calcext:value-type="string">
            <text:p>formatViolinIIMvtIV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BM$13]&amp;&quot;MvtIV&quot;" office:value-type="string" office:string-value="formatViolaMvtIV" calcext:value-type="string">
            <text:p>formatViolaMvtIV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C$13]&amp;&quot;MvtIV&quot;" office:value-type="string" office:string-value="formatCelloMvtIV" calcext:value-type="string">
            <text:p>formatCelloMvtIV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2"/>
          <table:table-cell table:style-name="ce21"/>
          <table:table-cell table:style-name="ce17"/>
          <table:table-cell table:style-name="ce19" table:number-columns-repeated="2"/>
          <table:table-cell table:style-name="ce21"/>
          <table:table-cell table:style-name="ce17"/>
          <table:table-cell table:style-name="ce19" table:number-columns-repeated="2"/>
          <table:table-cell table:style-name="ce21"/>
          <table:table-cell table:style-name="ce17"/>
          <table:table-cell table:style-name="ce19" table:number-columns-repeated="2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2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ViolinIMvtI = {" calcext:value-type="string">
            <text:p>formatViolinI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38" office:value-type="string" calcext:value-type="string">
            <text:p>rep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38" office:value-type="string" calcext:value-type="string">
            <text:p>rep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38" office:value-type="string" calcext:value-type="string">
            <text:p>rep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38" office:value-type="string" calcext:value-type="string">
            <text:p>rep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G23:.$CR23];MATCH([.$M$3];[.$AG$3:.$CR$3];0)+[.$M$1])=&quot;&quot;;&quot;&quot;;INDEX([.$CU$23:.$CU$422];MATCH(INDEX([.$AG23:.$CR23];MATCH([.$M$3];[.$AG$3:.$CR$3];0)+[.$M$1])&amp;IF([.P23]=&quot;&quot;;&quot;&quot;;&quot;_&quot;&amp;[.P23]);[.$CV$23:.$CV$422];0)))" office:value-type="float" office:value="1" calcext:value-type="float">
            <text:p>1</text:p>
          </table:table-cell>
          <table:table-cell table:style-name="ce56" table:formula="of:=IF(INDEX([.$AG23:.$CR23];MATCH([.$M$3];[.$AG$3:.$CR$3];0)+[.N$1])=&quot;&quot;;&quot;&quot;;INDEX([.$AG23:.$CR23];MATCH([.$M$3];[.$AG$3:.$CR$3];0)+[.N$1]))">
            <text:p/>
          </table:table-cell>
          <table:table-cell table:style-name="ce56" table:formula="of:=IF(INDEX([.$AG23:.$CR23];MATCH([.$M$3];[.$AG$3:.$CR$3];0)+[.O$1])=&quot;&quot;;&quot;&quot;;INDEX([.$AG23:.$CR23];MATCH([.$M$3];[.$AG$3:.$CR$3];0)+[.O$1]))">
            <text:p/>
          </table:table-cell>
          <table:table-cell table:style-name="ce30" table:formula="of:=IF(INDEX([.$AG23:.$CR23];MATCH([.$M$3];[.$AG$3:.$CR$3];0)+[.P$1])=&quot;&quot;;&quot;&quot;;INDEX([.$AG23:.$CR23];MATCH([.$M$3];[.$AG$3:.$CR$3];0)+[.P$1]))">
            <text:p/>
          </table:table-cell>
          <table:table-cell table:style-name="ce23" table:formula="of:=IF(INDEX([.$AG23:.$CR23];MATCH([.$M$3];[.$AG$3:.$CR$3];0)+[.Q$1])=&quot;&quot;;&quot;&quot;;INDEX([.$CU$23:.$CU$422];MATCH(INDEX([.$AG23:.$CR23];MATCH([.$M$3];[.$AG$3:.$CR$3];0)+[.Q$1])&amp;IF([.T23]=&quot;&quot;;&quot;&quot;;&quot;_&quot;&amp;[.T23]);[.$CW$23:.$CW$422];0)))" office:value-type="float" office:value="1" calcext:value-type="float">
            <text:p>1</text:p>
          </table:table-cell>
          <table:table-cell table:style-name="ce56" table:formula="of:=IF(INDEX([.$AG23:.$CR23];MATCH([.$M$3];[.$AG$3:.$CR$3];0)+[.R$1])=&quot;&quot;;&quot;&quot;;INDEX([.$AG23:.$CR23];MATCH([.$M$3];[.$AG$3:.$CR$3];0)+[.R$1]))">
            <text:p/>
          </table:table-cell>
          <table:table-cell table:style-name="ce56" table:formula="of:=IF(INDEX([.$AG23:.$CR23];MATCH([.$M$3];[.$AG$3:.$CR$3];0)+[.S$1])=&quot;&quot;;&quot;&quot;;INDEX([.$AG23:.$CR23];MATCH([.$M$3];[.$AG$3:.$CR$3];0)+[.S$1]))">
            <text:p/>
          </table:table-cell>
          <table:table-cell table:style-name="ce30" table:formula="of:=IF(INDEX([.$AG23:.$CR23];MATCH([.$M$3];[.$AG$3:.$CR$3];0)+[.T$1])=&quot;&quot;;&quot;&quot;;INDEX([.$AG23:.$CR23];MATCH([.$M$3];[.$AG$3:.$CR$3];0)+[.T$1]))">
            <text:p/>
          </table:table-cell>
          <table:table-cell table:style-name="ce23" table:formula="of:=IF(INDEX([.$AG23:.$CR23];MATCH([.$M$3];[.$AG$3:.$CR$3];0)+[.U$1])=&quot;&quot;;&quot;&quot;;INDEX([.$CU$23:.$CU$422];MATCH(INDEX([.$AG23:.$CR23];MATCH([.$M$3];[.$AG$3:.$CR$3];0)+[.U$1])&amp;IF([.X23]=&quot;&quot;;&quot;&quot;;&quot;_&quot;&amp;[.X23]);[.$CX$23:.$CX$422];0)))" office:value-type="float" office:value="1" calcext:value-type="float">
            <text:p>1</text:p>
          </table:table-cell>
          <table:table-cell table:style-name="ce56" table:formula="of:=IF(INDEX([.$AG23:.$CR23];MATCH([.$M$3];[.$AG$3:.$CR$3];0)+[.V$1])=&quot;&quot;;&quot;&quot;;INDEX([.$AG23:.$CR23];MATCH([.$M$3];[.$AG$3:.$CR$3];0)+[.V$1]))">
            <text:p/>
          </table:table-cell>
          <table:table-cell table:style-name="ce56" table:formula="of:=IF(INDEX([.$AG23:.$CR23];MATCH([.$M$3];[.$AG$3:.$CR$3];0)+[.W$1])=&quot;&quot;;&quot;&quot;;INDEX([.$AG23:.$CR23];MATCH([.$M$3];[.$AG$3:.$CR$3];0)+[.W$1]))">
            <text:p/>
          </table:table-cell>
          <table:table-cell table:style-name="ce30" table:formula="of:=IF(INDEX([.$AG23:.$CR23];MATCH([.$M$3];[.$AG$3:.$CR$3];0)+[.X$1])=&quot;&quot;;&quot;&quot;;INDEX([.$AG23:.$CR23];MATCH([.$M$3];[.$AG$3:.$CR$3];0)+[.X$1]))">
            <text:p/>
          </table:table-cell>
          <table:table-cell table:style-name="ce58" table:formula="of:=IF(INDEX([.$AG23:.$CR23];MATCH([.$M$3];[.$AG$3:.$CR$3];0)+[.Y$1])=&quot;&quot;;&quot;&quot;;INDEX([.$CU$23:.$CU$422];MATCH(INDEX([.$AG23:.$CR23];MATCH([.$M$3];[.$AG$3:.$CR$3];0)+[.Y$1])&amp;IF([.AB23]=&quot;&quot;;&quot;&quot;;&quot;_&quot;&amp;[.AB23]);[.$CY$23:.$CY$422];0)))" office:value-type="float" office:value="1" calcext:value-type="float">
            <text:p>1</text:p>
          </table:table-cell>
          <table:table-cell table:style-name="ce56" table:formula="of:=IF(INDEX([.$AG23:.$CR23];MATCH([.$M$3];[.$AG$3:.$CR$3];0)+[.Z$1])=&quot;&quot;;&quot;&quot;;INDEX([.$AG23:.$CR23];MATCH([.$M$3];[.$AG$3:.$CR$3];0)+[.Z$1]))">
            <text:p/>
          </table:table-cell>
          <table:table-cell table:style-name="ce56" table:formula="of:=IF(INDEX([.$AG23:.$CR23];MATCH([.$M$3];[.$AG$3:.$CR$3];0)+[.AA$1])=&quot;&quot;;&quot;&quot;;INDEX([.$AG23:.$CR23];MATCH([.$M$3];[.$AG$3:.$CR$3];0)+[.AA$1]))">
            <text:p/>
          </table:table-cell>
          <table:table-cell table:style-name="ce30" table:formula="of:=IF(INDEX([.$AG23:.$CR23];MATCH([.$M$3];[.$AG$3:.$CR$3];0)+[.AB$1])=&quot;&quot;;&quot;&quot;;INDEX([.$AG23:.$CR23];MATCH([.$M$3];[.$AG$3:.$CR$3];0)+[.AB$1])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office:value-type="string" calcext:value-type="string">
            <text:p>p</text:p>
          </table:table-cell>
          <table:table-cell table:style-name="ce67" office:value-type="string" calcext:value-type="string">
            <text:p>s8</text:p>
          </table:table-cell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G24:.$CR24];MATCH([.$M$3];[.$AG$3:.$CR$3];0)+[.$M$1])=&quot;&quot;;&quot;&quot;;INDEX([.$CU$23:.$CU$422];MATCH(INDEX([.$AG24:.$CR24];MATCH([.$M$3];[.$AG$3:.$CR$3];0)+[.$M$1])&amp;IF([.P24]=&quot;&quot;;&quot;&quot;;&quot;_&quot;&amp;[.P24]);[.$CV$23:.$CV$422];0)))" office:value-type="float" office:value="7" calcext:value-type="float">
            <text:p>7</text:p>
          </table:table-cell>
          <table:table-cell table:style-name="ce14" table:formula="of:=IF(INDEX([.$AG24:.$CR24];MATCH([.$M$3];[.$AG$3:.$CR$3];0)+[.N$1])=&quot;&quot;;&quot;&quot;;INDEX([.$AG24:.$CR24];MATCH([.$M$3];[.$AG$3:.$CR$3];0)+[.N$1]))" office:value-type="string" office:string-value="b" calcext:value-type="string">
            <text:p>b</text:p>
          </table:table-cell>
          <table:table-cell table:style-name="ce14" table:formula="of:=IF(INDEX([.$AG24:.$CR24];MATCH([.$M$3];[.$AG$3:.$CR$3];0)+[.O$1])=&quot;&quot;;&quot;&quot;;INDEX([.$AG24:.$CR24];MATCH([.$M$3];[.$AG$3:.$CR$3];0)+[.O$1]))">
            <text:p/>
          </table:table-cell>
          <table:table-cell table:style-name="ce37" table:formula="of:=IF(INDEX([.$AG24:.$CR24];MATCH([.$M$3];[.$AG$3:.$CR$3];0)+[.P$1])=&quot;&quot;;&quot;&quot;;INDEX([.$AG24:.$CR24];MATCH([.$M$3];[.$AG$3:.$CR$3];0)+[.P$1]))">
            <text:p/>
          </table:table-cell>
          <table:table-cell table:style-name="ce24" table:formula="of:=IF(INDEX([.$AG24:.$CR24];MATCH([.$M$3];[.$AG$3:.$CR$3];0)+[.Q$1])=&quot;&quot;;&quot;&quot;;INDEX([.$CU$23:.$CU$422];MATCH(INDEX([.$AG24:.$CR24];MATCH([.$M$3];[.$AG$3:.$CR$3];0)+[.Q$1])&amp;IF([.T24]=&quot;&quot;;&quot;&quot;;&quot;_&quot;&amp;[.T24]);[.$CW$23:.$CW$422];0)))" office:value-type="float" office:value="8" calcext:value-type="float">
            <text:p>8</text:p>
          </table:table-cell>
          <table:table-cell table:style-name="ce14" table:formula="of:=IF(INDEX([.$AG24:.$CR24];MATCH([.$M$3];[.$AG$3:.$CR$3];0)+[.R$1])=&quot;&quot;;&quot;&quot;;INDEX([.$AG24:.$CR24];MATCH([.$M$3];[.$AG$3:.$CR$3];0)+[.R$1]))" office:value-type="string" office:string-value="b" calcext:value-type="string">
            <text:p>b</text:p>
          </table:table-cell>
          <table:table-cell table:style-name="ce14" table:formula="of:=IF(INDEX([.$AG24:.$CR24];MATCH([.$M$3];[.$AG$3:.$CR$3];0)+[.S$1])=&quot;&quot;;&quot;&quot;;INDEX([.$AG24:.$CR24];MATCH([.$M$3];[.$AG$3:.$CR$3];0)+[.S$1]))">
            <text:p/>
          </table:table-cell>
          <table:table-cell table:style-name="ce37" table:formula="of:=IF(INDEX([.$AG24:.$CR24];MATCH([.$M$3];[.$AG$3:.$CR$3];0)+[.T$1])=&quot;&quot;;&quot;&quot;;INDEX([.$AG24:.$CR24];MATCH([.$M$3];[.$AG$3:.$CR$3];0)+[.T$1]))">
            <text:p/>
          </table:table-cell>
          <table:table-cell table:style-name="ce24" table:formula="of:=IF(INDEX([.$AG24:.$CR24];MATCH([.$M$3];[.$AG$3:.$CR$3];0)+[.U$1])=&quot;&quot;;&quot;&quot;;INDEX([.$CU$23:.$CU$422];MATCH(INDEX([.$AG24:.$CR24];MATCH([.$M$3];[.$AG$3:.$CR$3];0)+[.U$1])&amp;IF([.X24]=&quot;&quot;;&quot;&quot;;&quot;_&quot;&amp;[.X24]);[.$CX$23:.$CX$422];0)))" office:value-type="float" office:value="13" calcext:value-type="float">
            <text:p>13</text:p>
          </table:table-cell>
          <table:table-cell table:style-name="ce14" table:formula="of:=IF(INDEX([.$AG24:.$CR24];MATCH([.$M$3];[.$AG$3:.$CR$3];0)+[.V$1])=&quot;&quot;;&quot;&quot;;INDEX([.$AG24:.$CR24];MATCH([.$M$3];[.$AG$3:.$CR$3];0)+[.V$1]))" office:value-type="string" office:string-value="b" calcext:value-type="string">
            <text:p>b</text:p>
          </table:table-cell>
          <table:table-cell table:style-name="ce14" table:formula="of:=IF(INDEX([.$AG24:.$CR24];MATCH([.$M$3];[.$AG$3:.$CR$3];0)+[.W$1])=&quot;&quot;;&quot;&quot;;INDEX([.$AG24:.$CR24];MATCH([.$M$3];[.$AG$3:.$CR$3];0)+[.W$1]))">
            <text:p/>
          </table:table-cell>
          <table:table-cell table:style-name="ce37" table:formula="of:=IF(INDEX([.$AG24:.$CR24];MATCH([.$M$3];[.$AG$3:.$CR$3];0)+[.X$1])=&quot;&quot;;&quot;&quot;;INDEX([.$AG24:.$CR24];MATCH([.$M$3];[.$AG$3:.$CR$3];0)+[.X$1]))">
            <text:p/>
          </table:table-cell>
          <table:table-cell table:style-name="ce24" table:formula="of:=IF(INDEX([.$AG24:.$CR24];MATCH([.$M$3];[.$AG$3:.$CR$3];0)+[.Y$1])=&quot;&quot;;&quot;&quot;;INDEX([.$CU$23:.$CU$422];MATCH(INDEX([.$AG24:.$CR24];MATCH([.$M$3];[.$AG$3:.$CR$3];0)+[.Y$1])&amp;IF([.AB24]=&quot;&quot;;&quot;&quot;;&quot;_&quot;&amp;[.AB24]);[.$CY$23:.$CY$422];0)))" office:value-type="float" office:value="11" calcext:value-type="float">
            <text:p>11</text:p>
          </table:table-cell>
          <table:table-cell table:style-name="ce14" table:formula="of:=IF(INDEX([.$AG24:.$CR24];MATCH([.$M$3];[.$AG$3:.$CR$3];0)+[.Z$1])=&quot;&quot;;&quot;&quot;;INDEX([.$AG24:.$CR24];MATCH([.$M$3];[.$AG$3:.$CR$3];0)+[.Z$1]))" office:value-type="string" office:string-value="b" calcext:value-type="string">
            <text:p>b</text:p>
          </table:table-cell>
          <table:table-cell table:style-name="ce14" table:formula="of:=IF(INDEX([.$AG24:.$CR24];MATCH([.$M$3];[.$AG$3:.$CR$3];0)+[.AA$1])=&quot;&quot;;&quot;&quot;;INDEX([.$AG24:.$CR24];MATCH([.$M$3];[.$AG$3:.$CR$3];0)+[.AA$1]))">
            <text:p/>
          </table:table-cell>
          <table:table-cell table:style-name="ce37" table:formula="of:=IF(INDEX([.$AG24:.$CR24];MATCH([.$M$3];[.$AG$3:.$CR$3];0)+[.AB$1])=&quot;&quot;;&quot;&quot;;INDEX([.$AG24:.$CR24];MATCH([.$M$3];[.$AG$3:.$CR$3];0)+[.AB$1]))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5" calcext:value-type="float">
            <text:p>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" calcext:value-type="float">
            <text:p>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" calcext:value-type="float">
            <text:p>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7" calcext:value-type="float">
            <text:p>7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6" calcext:value-type="float">
            <text:p>6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24" table:formula="of:=IF(INDEX([.$AG25:.$CR25];MATCH([.$M$3];[.$AG$3:.$CR$3];0)+[.$M$1])=&quot;&quot;;&quot;&quot;;INDEX([.$CU$23:.$CU$422];MATCH(INDEX([.$AG25:.$CR25];MATCH([.$M$3];[.$AG$3:.$CR$3];0)+[.$M$1])&amp;IF([.P25]=&quot;&quot;;&quot;&quot;;&quot;_&quot;&amp;[.P25]);[.$CV$23:.$CV$422];0)))" office:value-type="float" office:value="12" calcext:value-type="float">
            <text:p>12</text:p>
          </table:table-cell>
          <table:table-cell table:style-name="ce14" table:formula="of:=IF(INDEX([.$AG25:.$CR25];MATCH([.$M$3];[.$AG$3:.$CR$3];0)+[.N$1])=&quot;&quot;;&quot;&quot;;INDEX([.$AG25:.$CR25];MATCH([.$M$3];[.$AG$3:.$CR$3];0)+[.N$1]))" office:value-type="string" office:string-value="b" calcext:value-type="string">
            <text:p>b</text:p>
          </table:table-cell>
          <table:table-cell table:style-name="ce14" table:formula="of:=IF(INDEX([.$AG25:.$CR25];MATCH([.$M$3];[.$AG$3:.$CR$3];0)+[.O$1])=&quot;&quot;;&quot;&quot;;INDEX([.$AG25:.$CR25];MATCH([.$M$3];[.$AG$3:.$CR$3];0)+[.O$1]))">
            <text:p/>
          </table:table-cell>
          <table:table-cell table:style-name="ce37" table:formula="of:=IF(INDEX([.$AG25:.$CR25];MATCH([.$M$3];[.$AG$3:.$CR$3];0)+[.P$1])=&quot;&quot;;&quot;&quot;;INDEX([.$AG25:.$CR25];MATCH([.$M$3];[.$AG$3:.$CR$3];0)+[.P$1]))">
            <text:p/>
          </table:table-cell>
          <table:table-cell table:style-name="ce24" table:formula="of:=IF(INDEX([.$AG25:.$CR25];MATCH([.$M$3];[.$AG$3:.$CR$3];0)+[.Q$1])=&quot;&quot;;&quot;&quot;;INDEX([.$CU$23:.$CU$422];MATCH(INDEX([.$AG25:.$CR25];MATCH([.$M$3];[.$AG$3:.$CR$3];0)+[.Q$1])&amp;IF([.T25]=&quot;&quot;;&quot;&quot;;&quot;_&quot;&amp;[.T25]);[.$CW$23:.$CW$422];0)))" office:value-type="float" office:value="14" calcext:value-type="float">
            <text:p>14</text:p>
          </table:table-cell>
          <table:table-cell table:style-name="ce14" table:formula="of:=IF(INDEX([.$AG25:.$CR25];MATCH([.$M$3];[.$AG$3:.$CR$3];0)+[.R$1])=&quot;&quot;;&quot;&quot;;INDEX([.$AG25:.$CR25];MATCH([.$M$3];[.$AG$3:.$CR$3];0)+[.R$1]))" office:value-type="string" office:string-value="pb" calcext:value-type="string">
            <text:p>pb</text:p>
          </table:table-cell>
          <table:table-cell table:style-name="ce14" table:formula="of:=IF(INDEX([.$AG25:.$CR25];MATCH([.$M$3];[.$AG$3:.$CR$3];0)+[.S$1])=&quot;&quot;;&quot;&quot;;INDEX([.$AG25:.$CR25];MATCH([.$M$3];[.$AG$3:.$CR$3];0)+[.S$1]))">
            <text:p/>
          </table:table-cell>
          <table:table-cell table:style-name="ce37" table:formula="of:=IF(INDEX([.$AG25:.$CR25];MATCH([.$M$3];[.$AG$3:.$CR$3];0)+[.T$1])=&quot;&quot;;&quot;&quot;;INDEX([.$AG25:.$CR25];MATCH([.$M$3];[.$AG$3:.$CR$3];0)+[.T$1]))">
            <text:p/>
          </table:table-cell>
          <table:table-cell table:style-name="ce24" table:formula="of:=IF(INDEX([.$AG25:.$CR25];MATCH([.$M$3];[.$AG$3:.$CR$3];0)+[.U$1])=&quot;&quot;;&quot;&quot;;INDEX([.$CU$23:.$CU$422];MATCH(INDEX([.$AG25:.$CR25];MATCH([.$M$3];[.$AG$3:.$CR$3];0)+[.U$1])&amp;IF([.X25]=&quot;&quot;;&quot;&quot;;&quot;_&quot;&amp;[.X25]);[.$CX$23:.$CX$422];0)))" office:value-type="float" office:value="23" calcext:value-type="float">
            <text:p>23</text:p>
          </table:table-cell>
          <table:table-cell table:style-name="ce14" table:formula="of:=IF(INDEX([.$AG25:.$CR25];MATCH([.$M$3];[.$AG$3:.$CR$3];0)+[.V$1])=&quot;&quot;;&quot;&quot;;INDEX([.$AG25:.$CR25];MATCH([.$M$3];[.$AG$3:.$CR$3];0)+[.V$1]))" office:value-type="string" office:string-value="b" calcext:value-type="string">
            <text:p>b</text:p>
          </table:table-cell>
          <table:table-cell table:style-name="ce14" table:formula="of:=IF(INDEX([.$AG25:.$CR25];MATCH([.$M$3];[.$AG$3:.$CR$3];0)+[.W$1])=&quot;&quot;;&quot;&quot;;INDEX([.$AG25:.$CR25];MATCH([.$M$3];[.$AG$3:.$CR$3];0)+[.W$1]))">
            <text:p/>
          </table:table-cell>
          <table:table-cell table:style-name="ce37" table:formula="of:=IF(INDEX([.$AG25:.$CR25];MATCH([.$M$3];[.$AG$3:.$CR$3];0)+[.X$1])=&quot;&quot;;&quot;&quot;;INDEX([.$AG25:.$CR25];MATCH([.$M$3];[.$AG$3:.$CR$3];0)+[.X$1]))">
            <text:p/>
          </table:table-cell>
          <table:table-cell table:style-name="ce24" table:formula="of:=IF(INDEX([.$AG25:.$CR25];MATCH([.$M$3];[.$AG$3:.$CR$3];0)+[.Y$1])=&quot;&quot;;&quot;&quot;;INDEX([.$CU$23:.$CU$422];MATCH(INDEX([.$AG25:.$CR25];MATCH([.$M$3];[.$AG$3:.$CR$3];0)+[.Y$1])&amp;IF([.AB25]=&quot;&quot;;&quot;&quot;;&quot;_&quot;&amp;[.AB25]);[.$CY$23:.$CY$422];0)))" office:value-type="float" office:value="19" calcext:value-type="float">
            <text:p>19</text:p>
          </table:table-cell>
          <table:table-cell table:style-name="ce14" table:formula="of:=IF(INDEX([.$AG25:.$CR25];MATCH([.$M$3];[.$AG$3:.$CR$3];0)+[.Z$1])=&quot;&quot;;&quot;&quot;;INDEX([.$AG25:.$CR25];MATCH([.$M$3];[.$AG$3:.$CR$3];0)+[.Z$1]))" office:value-type="string" office:string-value="b" calcext:value-type="string">
            <text:p>b</text:p>
          </table:table-cell>
          <table:table-cell table:style-name="ce14" table:formula="of:=IF(INDEX([.$AG25:.$CR25];MATCH([.$M$3];[.$AG$3:.$CR$3];0)+[.AA$1])=&quot;&quot;;&quot;&quot;;INDEX([.$AG25:.$CR25];MATCH([.$M$3];[.$AG$3:.$CR$3];0)+[.AA$1]))">
            <text:p/>
          </table:table-cell>
          <table:table-cell table:style-name="ce37" table:formula="of:=IF(INDEX([.$AG25:.$CR25];MATCH([.$M$3];[.$AG$3:.$CR$3];0)+[.AB$1])=&quot;&quot;;&quot;&quot;;INDEX([.$AG25:.$CR25];MATCH([.$M$3];[.$AG$3:.$CR$3];0)+[.AB$1]))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/>
          <table:table-cell table:style-name="ce35"/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9" calcext:value-type="float">
            <text:p>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2" calcext:value-type="float">
            <text:p>12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5" calcext:value-type="float">
            <text:p>5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IF(INDEX([.$AG26:.$CR26];MATCH([.$M$3];[.$AG$3:.$CR$3];0)+[.$M$1])=&quot;&quot;;&quot;&quot;;INDEX([.$CU$23:.$CU$422];MATCH(INDEX([.$AG26:.$CR26];MATCH([.$M$3];[.$AG$3:.$CR$3];0)+[.$M$1])&amp;IF([.P26]=&quot;&quot;;&quot;&quot;;&quot;_&quot;&amp;[.P26]);[.$CV$23:.$CV$422];0)))" office:value-type="float" office:value="16" calcext:value-type="float">
            <text:p>16</text:p>
          </table:table-cell>
          <table:table-cell table:style-name="ce14" table:formula="of:=IF(INDEX([.$AG26:.$CR26];MATCH([.$M$3];[.$AG$3:.$CR$3];0)+[.N$1])=&quot;&quot;;&quot;&quot;;INDEX([.$AG26:.$CR26];MATCH([.$M$3];[.$AG$3:.$CR$3];0)+[.N$1]))" office:value-type="string" office:string-value="b" calcext:value-type="string">
            <text:p>b</text:p>
          </table:table-cell>
          <table:table-cell table:style-name="ce14" table:formula="of:=IF(INDEX([.$AG26:.$CR26];MATCH([.$M$3];[.$AG$3:.$CR$3];0)+[.O$1])=&quot;&quot;;&quot;&quot;;INDEX([.$AG26:.$CR26];MATCH([.$M$3];[.$AG$3:.$CR$3];0)+[.O$1]))">
            <text:p/>
          </table:table-cell>
          <table:table-cell table:style-name="ce37" table:formula="of:=IF(INDEX([.$AG26:.$CR26];MATCH([.$M$3];[.$AG$3:.$CR$3];0)+[.P$1])=&quot;&quot;;&quot;&quot;;INDEX([.$AG26:.$CR26];MATCH([.$M$3];[.$AG$3:.$CR$3];0)+[.P$1]))">
            <text:p/>
          </table:table-cell>
          <table:table-cell table:style-name="ce24" table:formula="of:=IF(INDEX([.$AG26:.$CR26];MATCH([.$M$3];[.$AG$3:.$CR$3];0)+[.Q$1])=&quot;&quot;;&quot;&quot;;INDEX([.$CU$23:.$CU$422];MATCH(INDEX([.$AG26:.$CR26];MATCH([.$M$3];[.$AG$3:.$CR$3];0)+[.Q$1])&amp;IF([.T26]=&quot;&quot;;&quot;&quot;;&quot;_&quot;&amp;[.T26]);[.$CW$23:.$CW$422];0)))" office:value-type="float" office:value="19" calcext:value-type="float">
            <text:p>19</text:p>
          </table:table-cell>
          <table:table-cell table:style-name="ce14" table:formula="of:=IF(INDEX([.$AG26:.$CR26];MATCH([.$M$3];[.$AG$3:.$CR$3];0)+[.R$1])=&quot;&quot;;&quot;&quot;;INDEX([.$AG26:.$CR26];MATCH([.$M$3];[.$AG$3:.$CR$3];0)+[.R$1]))" office:value-type="string" office:string-value="b" calcext:value-type="string">
            <text:p>b</text:p>
          </table:table-cell>
          <table:table-cell table:style-name="ce14" table:formula="of:=IF(INDEX([.$AG26:.$CR26];MATCH([.$M$3];[.$AG$3:.$CR$3];0)+[.S$1])=&quot;&quot;;&quot;&quot;;INDEX([.$AG26:.$CR26];MATCH([.$M$3];[.$AG$3:.$CR$3];0)+[.S$1]))">
            <text:p/>
          </table:table-cell>
          <table:table-cell table:style-name="ce37" table:formula="of:=IF(INDEX([.$AG26:.$CR26];MATCH([.$M$3];[.$AG$3:.$CR$3];0)+[.T$1])=&quot;&quot;;&quot;&quot;;INDEX([.$AG26:.$CR26];MATCH([.$M$3];[.$AG$3:.$CR$3];0)+[.T$1]))">
            <text:p/>
          </table:table-cell>
          <table:table-cell table:style-name="ce24" table:formula="of:=IF(INDEX([.$AG26:.$CR26];MATCH([.$M$3];[.$AG$3:.$CR$3];0)+[.U$1])=&quot;&quot;;&quot;&quot;;INDEX([.$CU$23:.$CU$422];MATCH(INDEX([.$AG26:.$CR26];MATCH([.$M$3];[.$AG$3:.$CR$3];0)+[.U$1])&amp;IF([.X26]=&quot;&quot;;&quot;&quot;;&quot;_&quot;&amp;[.X26]);[.$CX$23:.$CX$422];0)))" office:value-type="float" office:value="30" calcext:value-type="float">
            <text:p>30</text:p>
          </table:table-cell>
          <table:table-cell table:style-name="ce14" table:formula="of:=IF(INDEX([.$AG26:.$CR26];MATCH([.$M$3];[.$AG$3:.$CR$3];0)+[.V$1])=&quot;&quot;;&quot;&quot;;INDEX([.$AG26:.$CR26];MATCH([.$M$3];[.$AG$3:.$CR$3];0)+[.V$1]))" office:value-type="string" office:string-value="b" calcext:value-type="string">
            <text:p>b</text:p>
          </table:table-cell>
          <table:table-cell table:style-name="ce14" table:formula="of:=IF(INDEX([.$AG26:.$CR26];MATCH([.$M$3];[.$AG$3:.$CR$3];0)+[.W$1])=&quot;&quot;;&quot;&quot;;INDEX([.$AG26:.$CR26];MATCH([.$M$3];[.$AG$3:.$CR$3];0)+[.W$1]))">
            <text:p/>
          </table:table-cell>
          <table:table-cell table:style-name="ce37" table:formula="of:=IF(INDEX([.$AG26:.$CR26];MATCH([.$M$3];[.$AG$3:.$CR$3];0)+[.X$1])=&quot;&quot;;&quot;&quot;;INDEX([.$AG26:.$CR26];MATCH([.$M$3];[.$AG$3:.$CR$3];0)+[.X$1]))">
            <text:p/>
          </table:table-cell>
          <table:table-cell table:style-name="ce24" table:formula="of:=IF(INDEX([.$AG26:.$CR26];MATCH([.$M$3];[.$AG$3:.$CR$3];0)+[.Y$1])=&quot;&quot;;&quot;&quot;;INDEX([.$CU$23:.$CU$422];MATCH(INDEX([.$AG26:.$CR26];MATCH([.$M$3];[.$AG$3:.$CR$3];0)+[.Y$1])&amp;IF([.AB26]=&quot;&quot;;&quot;&quot;;&quot;_&quot;&amp;[.AB26]);[.$CY$23:.$CY$422];0)))" office:value-type="float" office:value="29" calcext:value-type="float">
            <text:p>29</text:p>
          </table:table-cell>
          <table:table-cell table:style-name="ce14" table:formula="of:=IF(INDEX([.$AG26:.$CR26];MATCH([.$M$3];[.$AG$3:.$CR$3];0)+[.Z$1])=&quot;&quot;;&quot;&quot;;INDEX([.$AG26:.$CR26];MATCH([.$M$3];[.$AG$3:.$CR$3];0)+[.Z$1]))" office:value-type="string" office:string-value="b" calcext:value-type="string">
            <text:p>b</text:p>
          </table:table-cell>
          <table:table-cell table:style-name="ce14" table:formula="of:=IF(INDEX([.$AG26:.$CR26];MATCH([.$M$3];[.$AG$3:.$CR$3];0)+[.AA$1])=&quot;&quot;;&quot;&quot;;INDEX([.$AG26:.$CR26];MATCH([.$M$3];[.$AG$3:.$CR$3];0)+[.AA$1]))">
            <text:p/>
          </table:table-cell>
          <table:table-cell table:style-name="ce37" table:formula="of:=IF(INDEX([.$AG26:.$CR26];MATCH([.$M$3];[.$AG$3:.$CR$3];0)+[.AB$1])=&quot;&quot;;&quot;&quot;;INDEX([.$AG26:.$CR26];MATCH([.$M$3];[.$AG$3:.$CR$3];0)+[.AB$1]))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4" calcext:value-type="float">
            <text:p>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9" calcext:value-type="float">
            <text:p>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0" calcext:value-type="float">
            <text:p>1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6" calcext:value-type="float">
            <text:p>16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24" table:formula="of:=IF(INDEX([.$AG27:.$CR27];MATCH([.$M$3];[.$AG$3:.$CR$3];0)+[.$M$1])=&quot;&quot;;&quot;&quot;;INDEX([.$CU$23:.$CU$422];MATCH(INDEX([.$AG27:.$CR27];MATCH([.$M$3];[.$AG$3:.$CR$3];0)+[.$M$1])&amp;IF([.P27]=&quot;&quot;;&quot;&quot;;&quot;_&quot;&amp;[.P27]);[.$CV$23:.$CV$422];0)))" office:value-type="float" office:value="23" calcext:value-type="float">
            <text:p>23</text:p>
          </table:table-cell>
          <table:table-cell table:style-name="ce14" table:formula="of:=IF(INDEX([.$AG27:.$CR27];MATCH([.$M$3];[.$AG$3:.$CR$3];0)+[.N$1])=&quot;&quot;;&quot;&quot;;INDEX([.$AG27:.$CR27];MATCH([.$M$3];[.$AG$3:.$CR$3];0)+[.N$1]))" office:value-type="string" office:string-value="b" calcext:value-type="string">
            <text:p>b</text:p>
          </table:table-cell>
          <table:table-cell table:style-name="ce14" table:formula="of:=IF(INDEX([.$AG27:.$CR27];MATCH([.$M$3];[.$AG$3:.$CR$3];0)+[.O$1])=&quot;&quot;;&quot;&quot;;INDEX([.$AG27:.$CR27];MATCH([.$M$3];[.$AG$3:.$CR$3];0)+[.O$1]))">
            <text:p/>
          </table:table-cell>
          <table:table-cell table:style-name="ce37" table:formula="of:=IF(INDEX([.$AG27:.$CR27];MATCH([.$M$3];[.$AG$3:.$CR$3];0)+[.P$1])=&quot;&quot;;&quot;&quot;;INDEX([.$AG27:.$CR27];MATCH([.$M$3];[.$AG$3:.$CR$3];0)+[.P$1]))">
            <text:p/>
          </table:table-cell>
          <table:table-cell table:style-name="ce24" table:formula="of:=IF(INDEX([.$AG27:.$CR27];MATCH([.$M$3];[.$AG$3:.$CR$3];0)+[.Q$1])=&quot;&quot;;&quot;&quot;;INDEX([.$CU$23:.$CU$422];MATCH(INDEX([.$AG27:.$CR27];MATCH([.$M$3];[.$AG$3:.$CR$3];0)+[.Q$1])&amp;IF([.T27]=&quot;&quot;;&quot;&quot;;&quot;_&quot;&amp;[.T27]);[.$CW$23:.$CW$422];0)))" office:value-type="float" office:value="25" calcext:value-type="float">
            <text:p>25</text:p>
          </table:table-cell>
          <table:table-cell table:style-name="ce14" table:formula="of:=IF(INDEX([.$AG27:.$CR27];MATCH([.$M$3];[.$AG$3:.$CR$3];0)+[.R$1])=&quot;&quot;;&quot;&quot;;INDEX([.$AG27:.$CR27];MATCH([.$M$3];[.$AG$3:.$CR$3];0)+[.R$1]))" office:value-type="string" office:string-value="b" calcext:value-type="string">
            <text:p>b</text:p>
          </table:table-cell>
          <table:table-cell table:style-name="ce14" table:formula="of:=IF(INDEX([.$AG27:.$CR27];MATCH([.$M$3];[.$AG$3:.$CR$3];0)+[.S$1])=&quot;&quot;;&quot;&quot;;INDEX([.$AG27:.$CR27];MATCH([.$M$3];[.$AG$3:.$CR$3];0)+[.S$1]))">
            <text:p/>
          </table:table-cell>
          <table:table-cell table:style-name="ce37" table:formula="of:=IF(INDEX([.$AG27:.$CR27];MATCH([.$M$3];[.$AG$3:.$CR$3];0)+[.T$1])=&quot;&quot;;&quot;&quot;;INDEX([.$AG27:.$CR27];MATCH([.$M$3];[.$AG$3:.$CR$3];0)+[.T$1]))">
            <text:p/>
          </table:table-cell>
          <table:table-cell table:style-name="ce24" table:formula="of:=IF(INDEX([.$AG27:.$CR27];MATCH([.$M$3];[.$AG$3:.$CR$3];0)+[.U$1])=&quot;&quot;;&quot;&quot;;INDEX([.$CU$23:.$CU$422];MATCH(INDEX([.$AG27:.$CR27];MATCH([.$M$3];[.$AG$3:.$CR$3];0)+[.U$1])&amp;IF([.X27]=&quot;&quot;;&quot;&quot;;&quot;_&quot;&amp;[.X27]);[.$CX$23:.$CX$422];0)))" office:value-type="float" office:value="38" calcext:value-type="float">
            <text:p>38</text:p>
          </table:table-cell>
          <table:table-cell table:style-name="ce14" table:formula="of:=IF(INDEX([.$AG27:.$CR27];MATCH([.$M$3];[.$AG$3:.$CR$3];0)+[.V$1])=&quot;&quot;;&quot;&quot;;INDEX([.$AG27:.$CR27];MATCH([.$M$3];[.$AG$3:.$CR$3];0)+[.V$1]))" office:value-type="string" office:string-value="b" calcext:value-type="string">
            <text:p>b</text:p>
          </table:table-cell>
          <table:table-cell table:style-name="ce14" table:formula="of:=IF(INDEX([.$AG27:.$CR27];MATCH([.$M$3];[.$AG$3:.$CR$3];0)+[.W$1])=&quot;&quot;;&quot;&quot;;INDEX([.$AG27:.$CR27];MATCH([.$M$3];[.$AG$3:.$CR$3];0)+[.W$1]))">
            <text:p/>
          </table:table-cell>
          <table:table-cell table:style-name="ce37" table:formula="of:=IF(INDEX([.$AG27:.$CR27];MATCH([.$M$3];[.$AG$3:.$CR$3];0)+[.X$1])=&quot;&quot;;&quot;&quot;;INDEX([.$AG27:.$CR27];MATCH([.$M$3];[.$AG$3:.$CR$3];0)+[.X$1]))">
            <text:p/>
          </table:table-cell>
          <table:table-cell table:style-name="ce24" table:formula="of:=IF(INDEX([.$AG27:.$CR27];MATCH([.$M$3];[.$AG$3:.$CR$3];0)+[.Y$1])=&quot;&quot;;&quot;&quot;;INDEX([.$CU$23:.$CU$422];MATCH(INDEX([.$AG27:.$CR27];MATCH([.$M$3];[.$AG$3:.$CR$3];0)+[.Y$1])&amp;IF([.AB27]=&quot;&quot;;&quot;&quot;;&quot;_&quot;&amp;[.AB27]);[.$CY$23:.$CY$422];0)))" office:value-type="float" office:value="38" calcext:value-type="float">
            <text:p>38</text:p>
          </table:table-cell>
          <table:table-cell table:style-name="ce14" table:formula="of:=IF(INDEX([.$AG27:.$CR27];MATCH([.$M$3];[.$AG$3:.$CR$3];0)+[.Z$1])=&quot;&quot;;&quot;&quot;;INDEX([.$AG27:.$CR27];MATCH([.$M$3];[.$AG$3:.$CR$3];0)+[.Z$1]))" office:value-type="string" office:string-value="b" calcext:value-type="string">
            <text:p>b</text:p>
          </table:table-cell>
          <table:table-cell table:style-name="ce14" table:formula="of:=IF(INDEX([.$AG27:.$CR27];MATCH([.$M$3];[.$AG$3:.$CR$3];0)+[.AA$1])=&quot;&quot;;&quot;&quot;;INDEX([.$AG27:.$CR27];MATCH([.$M$3];[.$AG$3:.$CR$3];0)+[.AA$1]))">
            <text:p/>
          </table:table-cell>
          <table:table-cell table:style-name="ce37" table:formula="of:=IF(INDEX([.$AG27:.$CR27];MATCH([.$M$3];[.$AG$3:.$CR$3];0)+[.AB$1])=&quot;&quot;;&quot;&quot;;INDEX([.$AG27:.$CR27];MATCH([.$M$3];[.$AG$3:.$CR$3];0)+[.AB$1]))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9" calcext:value-type="float">
            <text:p>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23" calcext:value-type="float">
            <text:p>23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7" calcext:value-type="float">
            <text:p>7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24" table:formula="of:=IF(INDEX([.$AG28:.$CR28];MATCH([.$M$3];[.$AG$3:.$CR$3];0)+[.$M$1])=&quot;&quot;;&quot;&quot;;INDEX([.$CU$23:.$CU$422];MATCH(INDEX([.$AG28:.$CR28];MATCH([.$M$3];[.$AG$3:.$CR$3];0)+[.$M$1])&amp;IF([.P28]=&quot;&quot;;&quot;&quot;;&quot;_&quot;&amp;[.P28]);[.$CV$23:.$CV$422];0)))" office:value-type="float" office:value="28" calcext:value-type="float">
            <text:p>28</text:p>
          </table:table-cell>
          <table:table-cell table:style-name="ce14" table:formula="of:=IF(INDEX([.$AG28:.$CR28];MATCH([.$M$3];[.$AG$3:.$CR$3];0)+[.N$1])=&quot;&quot;;&quot;&quot;;INDEX([.$AG28:.$CR28];MATCH([.$M$3];[.$AG$3:.$CR$3];0)+[.N$1]))" office:value-type="string" office:string-value="b" calcext:value-type="string">
            <text:p>b</text:p>
          </table:table-cell>
          <table:table-cell table:style-name="ce14" table:formula="of:=IF(INDEX([.$AG28:.$CR28];MATCH([.$M$3];[.$AG$3:.$CR$3];0)+[.O$1])=&quot;&quot;;&quot;&quot;;INDEX([.$AG28:.$CR28];MATCH([.$M$3];[.$AG$3:.$CR$3];0)+[.O$1]))">
            <text:p/>
          </table:table-cell>
          <table:table-cell table:style-name="ce37" table:formula="of:=IF(INDEX([.$AG28:.$CR28];MATCH([.$M$3];[.$AG$3:.$CR$3];0)+[.P$1])=&quot;&quot;;&quot;&quot;;INDEX([.$AG28:.$CR28];MATCH([.$M$3];[.$AG$3:.$CR$3];0)+[.P$1]))">
            <text:p/>
          </table:table-cell>
          <table:table-cell table:style-name="ce24" table:formula="of:=IF(INDEX([.$AG28:.$CR28];MATCH([.$M$3];[.$AG$3:.$CR$3];0)+[.Q$1])=&quot;&quot;;&quot;&quot;;INDEX([.$CU$23:.$CU$422];MATCH(INDEX([.$AG28:.$CR28];MATCH([.$M$3];[.$AG$3:.$CR$3];0)+[.Q$1])&amp;IF([.T28]=&quot;&quot;;&quot;&quot;;&quot;_&quot;&amp;[.T28]);[.$CW$23:.$CW$422];0)))" office:value-type="float" office:value="32" calcext:value-type="float">
            <text:p>32</text:p>
          </table:table-cell>
          <table:table-cell table:style-name="ce14" table:formula="of:=IF(INDEX([.$AG28:.$CR28];MATCH([.$M$3];[.$AG$3:.$CR$3];0)+[.R$1])=&quot;&quot;;&quot;&quot;;INDEX([.$AG28:.$CR28];MATCH([.$M$3];[.$AG$3:.$CR$3];0)+[.R$1]))" office:value-type="string" office:string-value="b" calcext:value-type="string">
            <text:p>b</text:p>
          </table:table-cell>
          <table:table-cell table:style-name="ce14" table:formula="of:=IF(INDEX([.$AG28:.$CR28];MATCH([.$M$3];[.$AG$3:.$CR$3];0)+[.S$1])=&quot;&quot;;&quot;&quot;;INDEX([.$AG28:.$CR28];MATCH([.$M$3];[.$AG$3:.$CR$3];0)+[.S$1]))">
            <text:p/>
          </table:table-cell>
          <table:table-cell table:style-name="ce37" table:formula="of:=IF(INDEX([.$AG28:.$CR28];MATCH([.$M$3];[.$AG$3:.$CR$3];0)+[.T$1])=&quot;&quot;;&quot;&quot;;INDEX([.$AG28:.$CR28];MATCH([.$M$3];[.$AG$3:.$CR$3];0)+[.T$1]))">
            <text:p/>
          </table:table-cell>
          <table:table-cell table:style-name="ce24" table:formula="of:=IF(INDEX([.$AG28:.$CR28];MATCH([.$M$3];[.$AG$3:.$CR$3];0)+[.U$1])=&quot;&quot;;&quot;&quot;;INDEX([.$CU$23:.$CU$422];MATCH(INDEX([.$AG28:.$CR28];MATCH([.$M$3];[.$AG$3:.$CR$3];0)+[.U$1])&amp;IF([.X28]=&quot;&quot;;&quot;&quot;;&quot;_&quot;&amp;[.X28]);[.$CX$23:.$CX$422];0)))" office:value-type="float" office:value="45" calcext:value-type="float">
            <text:p>45</text:p>
          </table:table-cell>
          <table:table-cell table:style-name="ce14" table:formula="of:=IF(INDEX([.$AG28:.$CR28];MATCH([.$M$3];[.$AG$3:.$CR$3];0)+[.V$1])=&quot;&quot;;&quot;&quot;;INDEX([.$AG28:.$CR28];MATCH([.$M$3];[.$AG$3:.$CR$3];0)+[.V$1]))" office:value-type="string" office:string-value="b" calcext:value-type="string">
            <text:p>b</text:p>
          </table:table-cell>
          <table:table-cell table:style-name="ce14" table:formula="of:=IF(INDEX([.$AG28:.$CR28];MATCH([.$M$3];[.$AG$3:.$CR$3];0)+[.W$1])=&quot;&quot;;&quot;&quot;;INDEX([.$AG28:.$CR28];MATCH([.$M$3];[.$AG$3:.$CR$3];0)+[.W$1]))">
            <text:p/>
          </table:table-cell>
          <table:table-cell table:style-name="ce37" table:formula="of:=IF(INDEX([.$AG28:.$CR28];MATCH([.$M$3];[.$AG$3:.$CR$3];0)+[.X$1])=&quot;&quot;;&quot;&quot;;INDEX([.$AG28:.$CR28];MATCH([.$M$3];[.$AG$3:.$CR$3];0)+[.X$1]))">
            <text:p/>
          </table:table-cell>
          <table:table-cell table:style-name="ce24" table:formula="of:=IF(INDEX([.$AG28:.$CR28];MATCH([.$M$3];[.$AG$3:.$CR$3];0)+[.Y$1])=&quot;&quot;;&quot;&quot;;INDEX([.$CU$23:.$CU$422];MATCH(INDEX([.$AG28:.$CR28];MATCH([.$M$3];[.$AG$3:.$CR$3];0)+[.Y$1])&amp;IF([.AB28]=&quot;&quot;;&quot;&quot;;&quot;_&quot;&amp;[.AB28]);[.$CY$23:.$CY$422];0)))" office:value-type="float" office:value="46" calcext:value-type="float">
            <text:p>46</text:p>
          </table:table-cell>
          <table:table-cell table:style-name="ce14" table:formula="of:=IF(INDEX([.$AG28:.$CR28];MATCH([.$M$3];[.$AG$3:.$CR$3];0)+[.Z$1])=&quot;&quot;;&quot;&quot;;INDEX([.$AG28:.$CR28];MATCH([.$M$3];[.$AG$3:.$CR$3];0)+[.Z$1]))" office:value-type="string" office:string-value="b" calcext:value-type="string">
            <text:p>b</text:p>
          </table:table-cell>
          <table:table-cell table:style-name="ce14" table:formula="of:=IF(INDEX([.$AG28:.$CR28];MATCH([.$M$3];[.$AG$3:.$CR$3];0)+[.AA$1])=&quot;&quot;;&quot;&quot;;INDEX([.$AG28:.$CR28];MATCH([.$M$3];[.$AG$3:.$CR$3];0)+[.AA$1]))">
            <text:p/>
          </table:table-cell>
          <table:table-cell table:style-name="ce37" table:formula="of:=IF(INDEX([.$AG28:.$CR28];MATCH([.$M$3];[.$AG$3:.$CR$3];0)+[.AB$1])=&quot;&quot;;&quot;&quot;;INDEX([.$AG28:.$CR28];MATCH([.$M$3];[.$AG$3:.$CR$3];0)+[.AB$1]))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4" calcext:value-type="float">
            <text:p>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8" calcext:value-type="float">
            <text:p>28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5" calcext:value-type="float">
            <text:p>5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24" table:formula="of:=IF(INDEX([.$AG29:.$CR29];MATCH([.$M$3];[.$AG$3:.$CR$3];0)+[.$M$1])=&quot;&quot;;&quot;&quot;;INDEX([.$CU$23:.$CU$422];MATCH(INDEX([.$AG29:.$CR29];MATCH([.$M$3];[.$AG$3:.$CR$3];0)+[.$M$1])&amp;IF([.P29]=&quot;&quot;;&quot;&quot;;&quot;_&quot;&amp;[.P29]);[.$CV$23:.$CV$422];0)))" office:value-type="float" office:value="32" calcext:value-type="float">
            <text:p>32</text:p>
          </table:table-cell>
          <table:table-cell table:style-name="ce14" table:formula="of:=IF(INDEX([.$AG29:.$CR29];MATCH([.$M$3];[.$AG$3:.$CR$3];0)+[.N$1])=&quot;&quot;;&quot;&quot;;INDEX([.$AG29:.$CR29];MATCH([.$M$3];[.$AG$3:.$CR$3];0)+[.N$1]))" office:value-type="string" office:string-value="b" calcext:value-type="string">
            <text:p>b</text:p>
          </table:table-cell>
          <table:table-cell table:style-name="ce14" table:formula="of:=IF(INDEX([.$AG29:.$CR29];MATCH([.$M$3];[.$AG$3:.$CR$3];0)+[.O$1])=&quot;&quot;;&quot;&quot;;INDEX([.$AG29:.$CR29];MATCH([.$M$3];[.$AG$3:.$CR$3];0)+[.O$1]))">
            <text:p/>
          </table:table-cell>
          <table:table-cell table:style-name="ce37" table:formula="of:=IF(INDEX([.$AG29:.$CR29];MATCH([.$M$3];[.$AG$3:.$CR$3];0)+[.P$1])=&quot;&quot;;&quot;&quot;;INDEX([.$AG29:.$CR29];MATCH([.$M$3];[.$AG$3:.$CR$3];0)+[.P$1]))">
            <text:p/>
          </table:table-cell>
          <table:table-cell table:style-name="ce24" table:formula="of:=IF(INDEX([.$AG29:.$CR29];MATCH([.$M$3];[.$AG$3:.$CR$3];0)+[.Q$1])=&quot;&quot;;&quot;&quot;;INDEX([.$CU$23:.$CU$422];MATCH(INDEX([.$AG29:.$CR29];MATCH([.$M$3];[.$AG$3:.$CR$3];0)+[.Q$1])&amp;IF([.T29]=&quot;&quot;;&quot;&quot;;&quot;_&quot;&amp;[.T29]);[.$CW$23:.$CW$422];0)))" office:value-type="float" office:value="39" calcext:value-type="float">
            <text:p>39</text:p>
          </table:table-cell>
          <table:table-cell table:style-name="ce14" table:formula="of:=IF(INDEX([.$AG29:.$CR29];MATCH([.$M$3];[.$AG$3:.$CR$3];0)+[.R$1])=&quot;&quot;;&quot;&quot;;INDEX([.$AG29:.$CR29];MATCH([.$M$3];[.$AG$3:.$CR$3];0)+[.R$1]))" office:value-type="string" office:string-value="b" calcext:value-type="string">
            <text:p>b</text:p>
          </table:table-cell>
          <table:table-cell table:style-name="ce14" table:formula="of:=IF(INDEX([.$AG29:.$CR29];MATCH([.$M$3];[.$AG$3:.$CR$3];0)+[.S$1])=&quot;&quot;;&quot;&quot;;INDEX([.$AG29:.$CR29];MATCH([.$M$3];[.$AG$3:.$CR$3];0)+[.S$1]))">
            <text:p/>
          </table:table-cell>
          <table:table-cell table:style-name="ce37" table:formula="of:=IF(INDEX([.$AG29:.$CR29];MATCH([.$M$3];[.$AG$3:.$CR$3];0)+[.T$1])=&quot;&quot;;&quot;&quot;;INDEX([.$AG29:.$CR29];MATCH([.$M$3];[.$AG$3:.$CR$3];0)+[.T$1]))">
            <text:p/>
          </table:table-cell>
          <table:table-cell table:style-name="ce24" table:formula="of:=IF(INDEX([.$AG29:.$CR29];MATCH([.$M$3];[.$AG$3:.$CR$3];0)+[.U$1])=&quot;&quot;;&quot;&quot;;INDEX([.$CU$23:.$CU$422];MATCH(INDEX([.$AG29:.$CR29];MATCH([.$M$3];[.$AG$3:.$CR$3];0)+[.U$1])&amp;IF([.X29]=&quot;&quot;;&quot;&quot;;&quot;_&quot;&amp;[.X29]);[.$CX$23:.$CX$422];0)))" office:value-type="float" office:value="53" calcext:value-type="float">
            <text:p>53</text:p>
          </table:table-cell>
          <table:table-cell table:style-name="ce14" table:formula="of:=IF(INDEX([.$AG29:.$CR29];MATCH([.$M$3];[.$AG$3:.$CR$3];0)+[.V$1])=&quot;&quot;;&quot;&quot;;INDEX([.$AG29:.$CR29];MATCH([.$M$3];[.$AG$3:.$CR$3];0)+[.V$1]))" office:value-type="string" office:string-value="b" calcext:value-type="string">
            <text:p>b</text:p>
          </table:table-cell>
          <table:table-cell table:style-name="ce14" table:formula="of:=IF(INDEX([.$AG29:.$CR29];MATCH([.$M$3];[.$AG$3:.$CR$3];0)+[.W$1])=&quot;&quot;;&quot;&quot;;INDEX([.$AG29:.$CR29];MATCH([.$M$3];[.$AG$3:.$CR$3];0)+[.W$1]))">
            <text:p/>
          </table:table-cell>
          <table:table-cell table:style-name="ce37" table:formula="of:=IF(INDEX([.$AG29:.$CR29];MATCH([.$M$3];[.$AG$3:.$CR$3];0)+[.X$1])=&quot;&quot;;&quot;&quot;;INDEX([.$AG29:.$CR29];MATCH([.$M$3];[.$AG$3:.$CR$3];0)+[.X$1]))">
            <text:p/>
          </table:table-cell>
          <table:table-cell table:style-name="ce24" table:formula="of:=IF(INDEX([.$AG29:.$CR29];MATCH([.$M$3];[.$AG$3:.$CR$3];0)+[.Y$1])=&quot;&quot;;&quot;&quot;;INDEX([.$CU$23:.$CU$422];MATCH(INDEX([.$AG29:.$CR29];MATCH([.$M$3];[.$AG$3:.$CR$3];0)+[.Y$1])&amp;IF([.AB29]=&quot;&quot;;&quot;&quot;;&quot;_&quot;&amp;[.AB29]);[.$CY$23:.$CY$422];0)))" office:value-type="float" office:value="54" calcext:value-type="float">
            <text:p>54</text:p>
          </table:table-cell>
          <table:table-cell table:style-name="ce14" table:formula="of:=IF(INDEX([.$AG29:.$CR29];MATCH([.$M$3];[.$AG$3:.$CR$3];0)+[.Z$1])=&quot;&quot;;&quot;&quot;;INDEX([.$AG29:.$CR29];MATCH([.$M$3];[.$AG$3:.$CR$3];0)+[.Z$1]))" office:value-type="string" office:string-value="b" calcext:value-type="string">
            <text:p>b</text:p>
          </table:table-cell>
          <table:table-cell table:style-name="ce14" table:formula="of:=IF(INDEX([.$AG29:.$CR29];MATCH([.$M$3];[.$AG$3:.$CR$3];0)+[.AA$1])=&quot;&quot;;&quot;&quot;;INDEX([.$AG29:.$CR29];MATCH([.$M$3];[.$AG$3:.$CR$3];0)+[.AA$1]))">
            <text:p/>
          </table:table-cell>
          <table:table-cell table:style-name="ce37" table:formula="of:=IF(INDEX([.$AG29:.$CR29];MATCH([.$M$3];[.$AG$3:.$CR$3];0)+[.AB$1])=&quot;&quot;;&quot;&quot;;INDEX([.$AG29:.$CR29];MATCH([.$M$3];[.$AG$3:.$CR$3];0)+[.AB$1]))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8" calcext:value-type="float">
            <text:p>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32" calcext:value-type="float">
            <text:p>32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4" calcext:value-type="float">
            <text:p>4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24" table:formula="of:=IF(INDEX([.$AG30:.$CR30];MATCH([.$M$3];[.$AG$3:.$CR$3];0)+[.$M$1])=&quot;&quot;;&quot;&quot;;INDEX([.$CU$23:.$CU$422];MATCH(INDEX([.$AG30:.$CR30];MATCH([.$M$3];[.$AG$3:.$CR$3];0)+[.$M$1])&amp;IF([.P30]=&quot;&quot;;&quot;&quot;;&quot;_&quot;&amp;[.P30]);[.$CV$23:.$CV$422];0)))" office:value-type="float" office:value="37" calcext:value-type="float">
            <text:p>37</text:p>
          </table:table-cell>
          <table:table-cell table:style-name="ce14" table:formula="of:=IF(INDEX([.$AG30:.$CR30];MATCH([.$M$3];[.$AG$3:.$CR$3];0)+[.N$1])=&quot;&quot;;&quot;&quot;;INDEX([.$AG30:.$CR30];MATCH([.$M$3];[.$AG$3:.$CR$3];0)+[.N$1]))" office:value-type="string" office:string-value="b" calcext:value-type="string">
            <text:p>b</text:p>
          </table:table-cell>
          <table:table-cell table:style-name="ce14" table:formula="of:=IF(INDEX([.$AG30:.$CR30];MATCH([.$M$3];[.$AG$3:.$CR$3];0)+[.O$1])=&quot;&quot;;&quot;&quot;;INDEX([.$AG30:.$CR30];MATCH([.$M$3];[.$AG$3:.$CR$3];0)+[.O$1]))">
            <text:p/>
          </table:table-cell>
          <table:table-cell table:style-name="ce37" table:formula="of:=IF(INDEX([.$AG30:.$CR30];MATCH([.$M$3];[.$AG$3:.$CR$3];0)+[.P$1])=&quot;&quot;;&quot;&quot;;INDEX([.$AG30:.$CR30];MATCH([.$M$3];[.$AG$3:.$CR$3];0)+[.P$1]))">
            <text:p/>
          </table:table-cell>
          <table:table-cell table:style-name="ce24" table:formula="of:=IF(INDEX([.$AG30:.$CR30];MATCH([.$M$3];[.$AG$3:.$CR$3];0)+[.Q$1])=&quot;&quot;;&quot;&quot;;INDEX([.$CU$23:.$CU$422];MATCH(INDEX([.$AG30:.$CR30];MATCH([.$M$3];[.$AG$3:.$CR$3];0)+[.Q$1])&amp;IF([.T30]=&quot;&quot;;&quot;&quot;;&quot;_&quot;&amp;[.T30]);[.$CW$23:.$CW$422];0)))" office:value-type="float" office:value="46" calcext:value-type="float">
            <text:p>46</text:p>
          </table:table-cell>
          <table:table-cell table:style-name="ce14" table:formula="of:=IF(INDEX([.$AG30:.$CR30];MATCH([.$M$3];[.$AG$3:.$CR$3];0)+[.R$1])=&quot;&quot;;&quot;&quot;;INDEX([.$AG30:.$CR30];MATCH([.$M$3];[.$AG$3:.$CR$3];0)+[.R$1]))" office:value-type="string" office:string-value="b" calcext:value-type="string">
            <text:p>b</text:p>
          </table:table-cell>
          <table:table-cell table:style-name="ce14" table:formula="of:=IF(INDEX([.$AG30:.$CR30];MATCH([.$M$3];[.$AG$3:.$CR$3];0)+[.S$1])=&quot;&quot;;&quot;&quot;;INDEX([.$AG30:.$CR30];MATCH([.$M$3];[.$AG$3:.$CR$3];0)+[.S$1]))">
            <text:p/>
          </table:table-cell>
          <table:table-cell table:style-name="ce37" table:formula="of:=IF(INDEX([.$AG30:.$CR30];MATCH([.$M$3];[.$AG$3:.$CR$3];0)+[.T$1])=&quot;&quot;;&quot;&quot;;INDEX([.$AG30:.$CR30];MATCH([.$M$3];[.$AG$3:.$CR$3];0)+[.T$1]))">
            <text:p/>
          </table:table-cell>
          <table:table-cell table:style-name="ce24" table:formula="of:=IF(INDEX([.$AG30:.$CR30];MATCH([.$M$3];[.$AG$3:.$CR$3];0)+[.U$1])=&quot;&quot;;&quot;&quot;;INDEX([.$CU$23:.$CU$422];MATCH(INDEX([.$AG30:.$CR30];MATCH([.$M$3];[.$AG$3:.$CR$3];0)+[.U$1])&amp;IF([.X30]=&quot;&quot;;&quot;&quot;;&quot;_&quot;&amp;[.X30]);[.$CX$23:.$CX$422];0)))" office:value-type="float" office:value="60" calcext:value-type="float">
            <text:p>60</text:p>
          </table:table-cell>
          <table:table-cell table:style-name="ce14" table:formula="of:=IF(INDEX([.$AG30:.$CR30];MATCH([.$M$3];[.$AG$3:.$CR$3];0)+[.V$1])=&quot;&quot;;&quot;&quot;;INDEX([.$AG30:.$CR30];MATCH([.$M$3];[.$AG$3:.$CR$3];0)+[.V$1]))" office:value-type="string" office:string-value="b" calcext:value-type="string">
            <text:p>b</text:p>
          </table:table-cell>
          <table:table-cell table:style-name="ce14" table:formula="of:=IF(INDEX([.$AG30:.$CR30];MATCH([.$M$3];[.$AG$3:.$CR$3];0)+[.W$1])=&quot;&quot;;&quot;&quot;;INDEX([.$AG30:.$CR30];MATCH([.$M$3];[.$AG$3:.$CR$3];0)+[.W$1]))">
            <text:p/>
          </table:table-cell>
          <table:table-cell table:style-name="ce37" table:formula="of:=IF(INDEX([.$AG30:.$CR30];MATCH([.$M$3];[.$AG$3:.$CR$3];0)+[.X$1])=&quot;&quot;;&quot;&quot;;INDEX([.$AG30:.$CR30];MATCH([.$M$3];[.$AG$3:.$CR$3];0)+[.X$1]))">
            <text:p/>
          </table:table-cell>
          <table:table-cell table:style-name="ce24" table:formula="of:=IF(INDEX([.$AG30:.$CR30];MATCH([.$M$3];[.$AG$3:.$CR$3];0)+[.Y$1])=&quot;&quot;;&quot;&quot;;INDEX([.$CU$23:.$CU$422];MATCH(INDEX([.$AG30:.$CR30];MATCH([.$M$3];[.$AG$3:.$CR$3];0)+[.Y$1])&amp;IF([.AB30]=&quot;&quot;;&quot;&quot;;&quot;_&quot;&amp;[.AB30]);[.$CY$23:.$CY$422];0)))" office:value-type="float" office:value="62" calcext:value-type="float">
            <text:p>62</text:p>
          </table:table-cell>
          <table:table-cell table:style-name="ce14" table:formula="of:=IF(INDEX([.$AG30:.$CR30];MATCH([.$M$3];[.$AG$3:.$CR$3];0)+[.Z$1])=&quot;&quot;;&quot;&quot;;INDEX([.$AG30:.$CR30];MATCH([.$M$3];[.$AG$3:.$CR$3];0)+[.Z$1]))" office:value-type="string" office:string-value="b" calcext:value-type="string">
            <text:p>b</text:p>
          </table:table-cell>
          <table:table-cell table:style-name="ce14" table:formula="of:=IF(INDEX([.$AG30:.$CR30];MATCH([.$M$3];[.$AG$3:.$CR$3];0)+[.AA$1])=&quot;&quot;;&quot;&quot;;INDEX([.$AG30:.$CR30];MATCH([.$M$3];[.$AG$3:.$CR$3];0)+[.AA$1]))">
            <text:p/>
          </table:table-cell>
          <table:table-cell table:style-name="ce37" table:formula="of:=IF(INDEX([.$AG30:.$CR30];MATCH([.$M$3];[.$AG$3:.$CR$3];0)+[.AB$1])=&quot;&quot;;&quot;&quot;;INDEX([.$AG30:.$CR30];MATCH([.$M$3];[.$AG$3:.$CR$3];0)+[.AB$1]))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30" calcext:value-type="float">
            <text:p>3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 office:value-type="float" office:value="2" calcext:value-type="float">
            <text:p>2</text:p>
          </table:table-cell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1" calcext:value-type="float">
            <text:p>2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8" calcext:value-type="float">
            <text:p>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7" calcext:value-type="float">
            <text:p>37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5" calcext:value-type="float">
            <text:p>5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24" table:formula="of:=IF(INDEX([.$AG31:.$CR31];MATCH([.$M$3];[.$AG$3:.$CR$3];0)+[.$M$1])=&quot;&quot;;&quot;&quot;;INDEX([.$CU$23:.$CU$422];MATCH(INDEX([.$AG31:.$CR31];MATCH([.$M$3];[.$AG$3:.$CR$3];0)+[.$M$1])&amp;IF([.P31]=&quot;&quot;;&quot;&quot;;&quot;_&quot;&amp;[.P31]);[.$CV$23:.$CV$422];0)))" office:value-type="float" office:value="45" calcext:value-type="float">
            <text:p>45</text:p>
          </table:table-cell>
          <table:table-cell table:style-name="ce14" table:formula="of:=IF(INDEX([.$AG31:.$CR31];MATCH([.$M$3];[.$AG$3:.$CR$3];0)+[.N$1])=&quot;&quot;;&quot;&quot;;INDEX([.$AG31:.$CR31];MATCH([.$M$3];[.$AG$3:.$CR$3];0)+[.N$1]))" office:value-type="string" office:string-value="b" calcext:value-type="string">
            <text:p>b</text:p>
          </table:table-cell>
          <table:table-cell table:style-name="ce14" table:formula="of:=IF(INDEX([.$AG31:.$CR31];MATCH([.$M$3];[.$AG$3:.$CR$3];0)+[.O$1])=&quot;&quot;;&quot;&quot;;INDEX([.$AG31:.$CR31];MATCH([.$M$3];[.$AG$3:.$CR$3];0)+[.O$1]))">
            <text:p/>
          </table:table-cell>
          <table:table-cell table:style-name="ce37" table:formula="of:=IF(INDEX([.$AG31:.$CR31];MATCH([.$M$3];[.$AG$3:.$CR$3];0)+[.P$1])=&quot;&quot;;&quot;&quot;;INDEX([.$AG31:.$CR31];MATCH([.$M$3];[.$AG$3:.$CR$3];0)+[.P$1]))">
            <text:p/>
          </table:table-cell>
          <table:table-cell table:style-name="ce24" table:formula="of:=IF(INDEX([.$AG31:.$CR31];MATCH([.$M$3];[.$AG$3:.$CR$3];0)+[.Q$1])=&quot;&quot;;&quot;&quot;;INDEX([.$CU$23:.$CU$422];MATCH(INDEX([.$AG31:.$CR31];MATCH([.$M$3];[.$AG$3:.$CR$3];0)+[.Q$1])&amp;IF([.T31]=&quot;&quot;;&quot;&quot;;&quot;_&quot;&amp;[.T31]);[.$CW$23:.$CW$422];0)))" office:value-type="float" office:value="53" calcext:value-type="float">
            <text:p>53</text:p>
          </table:table-cell>
          <table:table-cell table:style-name="ce14" table:formula="of:=IF(INDEX([.$AG31:.$CR31];MATCH([.$M$3];[.$AG$3:.$CR$3];0)+[.R$1])=&quot;&quot;;&quot;&quot;;INDEX([.$AG31:.$CR31];MATCH([.$M$3];[.$AG$3:.$CR$3];0)+[.R$1]))" office:value-type="string" office:string-value="b" calcext:value-type="string">
            <text:p>b</text:p>
          </table:table-cell>
          <table:table-cell table:style-name="ce14" table:formula="of:=IF(INDEX([.$AG31:.$CR31];MATCH([.$M$3];[.$AG$3:.$CR$3];0)+[.S$1])=&quot;&quot;;&quot;&quot;;INDEX([.$AG31:.$CR31];MATCH([.$M$3];[.$AG$3:.$CR$3];0)+[.S$1]))">
            <text:p/>
          </table:table-cell>
          <table:table-cell table:style-name="ce37" table:formula="of:=IF(INDEX([.$AG31:.$CR31];MATCH([.$M$3];[.$AG$3:.$CR$3];0)+[.T$1])=&quot;&quot;;&quot;&quot;;INDEX([.$AG31:.$CR31];MATCH([.$M$3];[.$AG$3:.$CR$3];0)+[.T$1]))">
            <text:p/>
          </table:table-cell>
          <table:table-cell table:style-name="ce24" table:formula="of:=IF(INDEX([.$AG31:.$CR31];MATCH([.$M$3];[.$AG$3:.$CR$3];0)+[.U$1])=&quot;&quot;;&quot;&quot;;INDEX([.$CU$23:.$CU$422];MATCH(INDEX([.$AG31:.$CR31];MATCH([.$M$3];[.$AG$3:.$CR$3];0)+[.U$1])&amp;IF([.X31]=&quot;&quot;;&quot;&quot;;&quot;_&quot;&amp;[.X31]);[.$CX$23:.$CX$422];0)))" office:value-type="float" office:value="66" calcext:value-type="float">
            <text:p>66</text:p>
          </table:table-cell>
          <table:table-cell table:style-name="ce14" table:formula="of:=IF(INDEX([.$AG31:.$CR31];MATCH([.$M$3];[.$AG$3:.$CR$3];0)+[.V$1])=&quot;&quot;;&quot;&quot;;INDEX([.$AG31:.$CR31];MATCH([.$M$3];[.$AG$3:.$CR$3];0)+[.V$1]))" office:value-type="string" office:string-value="b" calcext:value-type="string">
            <text:p>b</text:p>
          </table:table-cell>
          <table:table-cell table:style-name="ce14" table:formula="of:=IF(INDEX([.$AG31:.$CR31];MATCH([.$M$3];[.$AG$3:.$CR$3];0)+[.W$1])=&quot;&quot;;&quot;&quot;;INDEX([.$AG31:.$CR31];MATCH([.$M$3];[.$AG$3:.$CR$3];0)+[.W$1]))">
            <text:p/>
          </table:table-cell>
          <table:table-cell table:style-name="ce37" table:formula="of:=IF(INDEX([.$AG31:.$CR31];MATCH([.$M$3];[.$AG$3:.$CR$3];0)+[.X$1])=&quot;&quot;;&quot;&quot;;INDEX([.$AG31:.$CR31];MATCH([.$M$3];[.$AG$3:.$CR$3];0)+[.X$1]))">
            <text:p/>
          </table:table-cell>
          <table:table-cell table:style-name="ce24" table:formula="of:=IF(INDEX([.$AG31:.$CR31];MATCH([.$M$3];[.$AG$3:.$CR$3];0)+[.Y$1])=&quot;&quot;;&quot;&quot;;INDEX([.$CU$23:.$CU$422];MATCH(INDEX([.$AG31:.$CR31];MATCH([.$M$3];[.$AG$3:.$CR$3];0)+[.Y$1])&amp;IF([.AB31]=&quot;&quot;;&quot;&quot;;&quot;_&quot;&amp;[.AB31]);[.$CY$23:.$CY$422];0)))" office:value-type="float" office:value="70" calcext:value-type="float">
            <text:p>70</text:p>
          </table:table-cell>
          <table:table-cell table:style-name="ce14" table:formula="of:=IF(INDEX([.$AG31:.$CR31];MATCH([.$M$3];[.$AG$3:.$CR$3];0)+[.Z$1])=&quot;&quot;;&quot;&quot;;INDEX([.$AG31:.$CR31];MATCH([.$M$3];[.$AG$3:.$CR$3];0)+[.Z$1]))" office:value-type="string" office:string-value="b" calcext:value-type="string">
            <text:p>b</text:p>
          </table:table-cell>
          <table:table-cell table:style-name="ce14" table:formula="of:=IF(INDEX([.$AG31:.$CR31];MATCH([.$M$3];[.$AG$3:.$CR$3];0)+[.AA$1])=&quot;&quot;;&quot;&quot;;INDEX([.$AG31:.$CR31];MATCH([.$M$3];[.$AG$3:.$CR$3];0)+[.AA$1]))">
            <text:p/>
          </table:table-cell>
          <table:table-cell table:style-name="ce37" table:formula="of:=IF(INDEX([.$AG31:.$CR31];MATCH([.$M$3];[.$AG$3:.$CR$3];0)+[.AB$1])=&quot;&quot;;&quot;&quot;;INDEX([.$AG31:.$CR31];MATCH([.$M$3];[.$AG$3:.$CR$3];0)+[.AB$1]))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0" calcext:value-type="float">
            <text:p>2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45" calcext:value-type="float">
            <text:p>45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8" calcext:value-type="float">
            <text:p>8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24" table:formula="of:=IF(INDEX([.$AG32:.$CR32];MATCH([.$M$3];[.$AG$3:.$CR$3];0)+[.$M$1])=&quot;&quot;;&quot;&quot;;INDEX([.$CU$23:.$CU$422];MATCH(INDEX([.$AG32:.$CR32];MATCH([.$M$3];[.$AG$3:.$CR$3];0)+[.$M$1])&amp;IF([.P32]=&quot;&quot;;&quot;&quot;;&quot;_&quot;&amp;[.P32]);[.$CV$23:.$CV$422];0)))" office:value-type="float" office:value="50" calcext:value-type="float">
            <text:p>50</text:p>
          </table:table-cell>
          <table:table-cell table:style-name="ce14" table:formula="of:=IF(INDEX([.$AG32:.$CR32];MATCH([.$M$3];[.$AG$3:.$CR$3];0)+[.N$1])=&quot;&quot;;&quot;&quot;;INDEX([.$AG32:.$CR32];MATCH([.$M$3];[.$AG$3:.$CR$3];0)+[.N$1]))" office:value-type="string" office:string-value="b" calcext:value-type="string">
            <text:p>b</text:p>
          </table:table-cell>
          <table:table-cell table:style-name="ce14" table:formula="of:=IF(INDEX([.$AG32:.$CR32];MATCH([.$M$3];[.$AG$3:.$CR$3];0)+[.O$1])=&quot;&quot;;&quot;&quot;;INDEX([.$AG32:.$CR32];MATCH([.$M$3];[.$AG$3:.$CR$3];0)+[.O$1]))">
            <text:p/>
          </table:table-cell>
          <table:table-cell table:style-name="ce37" table:formula="of:=IF(INDEX([.$AG32:.$CR32];MATCH([.$M$3];[.$AG$3:.$CR$3];0)+[.P$1])=&quot;&quot;;&quot;&quot;;INDEX([.$AG32:.$CR32];MATCH([.$M$3];[.$AG$3:.$CR$3];0)+[.P$1]))">
            <text:p/>
          </table:table-cell>
          <table:table-cell table:style-name="ce24" table:formula="of:=IF(INDEX([.$AG32:.$CR32];MATCH([.$M$3];[.$AG$3:.$CR$3];0)+[.Q$1])=&quot;&quot;;&quot;&quot;;INDEX([.$CU$23:.$CU$422];MATCH(INDEX([.$AG32:.$CR32];MATCH([.$M$3];[.$AG$3:.$CR$3];0)+[.Q$1])&amp;IF([.T32]=&quot;&quot;;&quot;&quot;;&quot;_&quot;&amp;[.T32]);[.$CW$23:.$CW$422];0)))" office:value-type="float" office:value="60" calcext:value-type="float">
            <text:p>60</text:p>
          </table:table-cell>
          <table:table-cell table:style-name="ce14" table:formula="of:=IF(INDEX([.$AG32:.$CR32];MATCH([.$M$3];[.$AG$3:.$CR$3];0)+[.R$1])=&quot;&quot;;&quot;&quot;;INDEX([.$AG32:.$CR32];MATCH([.$M$3];[.$AG$3:.$CR$3];0)+[.R$1]))" office:value-type="string" office:string-value="b" calcext:value-type="string">
            <text:p>b</text:p>
          </table:table-cell>
          <table:table-cell table:style-name="ce14" table:formula="of:=IF(INDEX([.$AG32:.$CR32];MATCH([.$M$3];[.$AG$3:.$CR$3];0)+[.S$1])=&quot;&quot;;&quot;&quot;;INDEX([.$AG32:.$CR32];MATCH([.$M$3];[.$AG$3:.$CR$3];0)+[.S$1]))">
            <text:p/>
          </table:table-cell>
          <table:table-cell table:style-name="ce37" table:formula="of:=IF(INDEX([.$AG32:.$CR32];MATCH([.$M$3];[.$AG$3:.$CR$3];0)+[.T$1])=&quot;&quot;;&quot;&quot;;INDEX([.$AG32:.$CR32];MATCH([.$M$3];[.$AG$3:.$CR$3];0)+[.T$1]))">
            <text:p/>
          </table:table-cell>
          <table:table-cell table:style-name="ce24" table:formula="of:=IF(INDEX([.$AG32:.$CR32];MATCH([.$M$3];[.$AG$3:.$CR$3];0)+[.U$1])=&quot;&quot;;&quot;&quot;;INDEX([.$CU$23:.$CU$422];MATCH(INDEX([.$AG32:.$CR32];MATCH([.$M$3];[.$AG$3:.$CR$3];0)+[.U$1])&amp;IF([.X32]=&quot;&quot;;&quot;&quot;;&quot;_&quot;&amp;[.X32]);[.$CX$23:.$CX$422];0)))" office:value-type="float" office:value="71" calcext:value-type="float">
            <text:p>71</text:p>
          </table:table-cell>
          <table:table-cell table:style-name="ce14" table:formula="of:=IF(INDEX([.$AG32:.$CR32];MATCH([.$M$3];[.$AG$3:.$CR$3];0)+[.V$1])=&quot;&quot;;&quot;&quot;;INDEX([.$AG32:.$CR32];MATCH([.$M$3];[.$AG$3:.$CR$3];0)+[.V$1]))" office:value-type="string" office:string-value="b" calcext:value-type="string">
            <text:p>b</text:p>
          </table:table-cell>
          <table:table-cell table:style-name="ce14" table:formula="of:=IF(INDEX([.$AG32:.$CR32];MATCH([.$M$3];[.$AG$3:.$CR$3];0)+[.W$1])=&quot;&quot;;&quot;&quot;;INDEX([.$AG32:.$CR32];MATCH([.$M$3];[.$AG$3:.$CR$3];0)+[.W$1]))">
            <text:p/>
          </table:table-cell>
          <table:table-cell table:style-name="ce37" table:formula="of:=IF(INDEX([.$AG32:.$CR32];MATCH([.$M$3];[.$AG$3:.$CR$3];0)+[.X$1])=&quot;&quot;;&quot;&quot;;INDEX([.$AG32:.$CR32];MATCH([.$M$3];[.$AG$3:.$CR$3];0)+[.X$1]))">
            <text:p/>
          </table:table-cell>
          <table:table-cell table:style-name="ce24" table:formula="of:=IF(INDEX([.$AG32:.$CR32];MATCH([.$M$3];[.$AG$3:.$CR$3];0)+[.Y$1])=&quot;&quot;;&quot;&quot;;INDEX([.$CU$23:.$CU$422];MATCH(INDEX([.$AG32:.$CR32];MATCH([.$M$3];[.$AG$3:.$CR$3];0)+[.Y$1])&amp;IF([.AB32]=&quot;&quot;;&quot;&quot;;&quot;_&quot;&amp;[.AB32]);[.$CY$23:.$CY$422];0)))" office:value-type="float" office:value="79" calcext:value-type="float">
            <text:p>79</text:p>
          </table:table-cell>
          <table:table-cell table:style-name="ce14" table:formula="of:=IF(INDEX([.$AG32:.$CR32];MATCH([.$M$3];[.$AG$3:.$CR$3];0)+[.Z$1])=&quot;&quot;;&quot;&quot;;INDEX([.$AG32:.$CR32];MATCH([.$M$3];[.$AG$3:.$CR$3];0)+[.Z$1]))" office:value-type="string" office:string-value="b" calcext:value-type="string">
            <text:p>b</text:p>
          </table:table-cell>
          <table:table-cell table:style-name="ce14" table:formula="of:=IF(INDEX([.$AG32:.$CR32];MATCH([.$M$3];[.$AG$3:.$CR$3];0)+[.AA$1])=&quot;&quot;;&quot;&quot;;INDEX([.$AG32:.$CR32];MATCH([.$M$3];[.$AG$3:.$CR$3];0)+[.AA$1]))">
            <text:p/>
          </table:table-cell>
          <table:table-cell table:style-name="ce37" table:formula="of:=IF(INDEX([.$AG32:.$CR32];MATCH([.$M$3];[.$AG$3:.$CR$3];0)+[.AB$1])=&quot;&quot;;&quot;&quot;;INDEX([.$AG32:.$CR32];MATCH([.$M$3];[.$AG$3:.$CR$3];0)+[.AB$1]))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39" calcext:value-type="float">
            <text:p>3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6" calcext:value-type="float">
            <text:p>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2" calcext:value-type="float">
            <text:p>2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50" calcext:value-type="float">
            <text:p>50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5" calcext:value-type="float">
            <text:p>5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24" table:formula="of:=IF(INDEX([.$AG33:.$CR33];MATCH([.$M$3];[.$AG$3:.$CR$3];0)+[.$M$1])=&quot;&quot;;&quot;&quot;;INDEX([.$CU$23:.$CU$422];MATCH(INDEX([.$AG33:.$CR33];MATCH([.$M$3];[.$AG$3:.$CR$3];0)+[.$M$1])&amp;IF([.P33]=&quot;&quot;;&quot;&quot;;&quot;_&quot;&amp;[.P33]);[.$CV$23:.$CV$422];0)))" office:value-type="float" office:value="56" calcext:value-type="float">
            <text:p>56</text:p>
          </table:table-cell>
          <table:table-cell table:style-name="ce14" table:formula="of:=IF(INDEX([.$AG33:.$CR33];MATCH([.$M$3];[.$AG$3:.$CR$3];0)+[.N$1])=&quot;&quot;;&quot;&quot;;INDEX([.$AG33:.$CR33];MATCH([.$M$3];[.$AG$3:.$CR$3];0)+[.N$1]))" office:value-type="string" office:string-value="b" calcext:value-type="string">
            <text:p>b</text:p>
          </table:table-cell>
          <table:table-cell table:style-name="ce14" table:formula="of:=IF(INDEX([.$AG33:.$CR33];MATCH([.$M$3];[.$AG$3:.$CR$3];0)+[.O$1])=&quot;&quot;;&quot;&quot;;INDEX([.$AG33:.$CR33];MATCH([.$M$3];[.$AG$3:.$CR$3];0)+[.O$1]))">
            <text:p/>
          </table:table-cell>
          <table:table-cell table:style-name="ce37" table:formula="of:=IF(INDEX([.$AG33:.$CR33];MATCH([.$M$3];[.$AG$3:.$CR$3];0)+[.P$1])=&quot;&quot;;&quot;&quot;;INDEX([.$AG33:.$CR33];MATCH([.$M$3];[.$AG$3:.$CR$3];0)+[.P$1]))">
            <text:p/>
          </table:table-cell>
          <table:table-cell table:style-name="ce24" table:formula="of:=IF(INDEX([.$AG33:.$CR33];MATCH([.$M$3];[.$AG$3:.$CR$3];0)+[.Q$1])=&quot;&quot;;&quot;&quot;;INDEX([.$CU$23:.$CU$422];MATCH(INDEX([.$AG33:.$CR33];MATCH([.$M$3];[.$AG$3:.$CR$3];0)+[.Q$1])&amp;IF([.T33]=&quot;&quot;;&quot;&quot;;&quot;_&quot;&amp;[.T33]);[.$CW$23:.$CW$422];0)))" office:value-type="float" office:value="67" calcext:value-type="float">
            <text:p>67</text:p>
          </table:table-cell>
          <table:table-cell table:style-name="ce14" table:formula="of:=IF(INDEX([.$AG33:.$CR33];MATCH([.$M$3];[.$AG$3:.$CR$3];0)+[.R$1])=&quot;&quot;;&quot;&quot;;INDEX([.$AG33:.$CR33];MATCH([.$M$3];[.$AG$3:.$CR$3];0)+[.R$1]))" office:value-type="string" office:string-value="b" calcext:value-type="string">
            <text:p>b</text:p>
          </table:table-cell>
          <table:table-cell table:style-name="ce14" table:formula="of:=IF(INDEX([.$AG33:.$CR33];MATCH([.$M$3];[.$AG$3:.$CR$3];0)+[.S$1])=&quot;&quot;;&quot;&quot;;INDEX([.$AG33:.$CR33];MATCH([.$M$3];[.$AG$3:.$CR$3];0)+[.S$1]))">
            <text:p/>
          </table:table-cell>
          <table:table-cell table:style-name="ce37" table:formula="of:=IF(INDEX([.$AG33:.$CR33];MATCH([.$M$3];[.$AG$3:.$CR$3];0)+[.T$1])=&quot;&quot;;&quot;&quot;;INDEX([.$AG33:.$CR33];MATCH([.$M$3];[.$AG$3:.$CR$3];0)+[.T$1]))">
            <text:p/>
          </table:table-cell>
          <table:table-cell table:style-name="ce24" table:formula="of:=IF(INDEX([.$AG33:.$CR33];MATCH([.$M$3];[.$AG$3:.$CR$3];0)+[.U$1])=&quot;&quot;;&quot;&quot;;INDEX([.$CU$23:.$CU$422];MATCH(INDEX([.$AG33:.$CR33];MATCH([.$M$3];[.$AG$3:.$CR$3];0)+[.U$1])&amp;IF([.X33]=&quot;&quot;;&quot;&quot;;&quot;_&quot;&amp;[.X33]);[.$CX$23:.$CX$422];0)))" office:value-type="float" office:value="86" calcext:value-type="float">
            <text:p>86</text:p>
          </table:table-cell>
          <table:table-cell table:style-name="ce14" table:formula="of:=IF(INDEX([.$AG33:.$CR33];MATCH([.$M$3];[.$AG$3:.$CR$3];0)+[.V$1])=&quot;&quot;;&quot;&quot;;INDEX([.$AG33:.$CR33];MATCH([.$M$3];[.$AG$3:.$CR$3];0)+[.V$1]))" office:value-type="string" office:string-value="b" calcext:value-type="string">
            <text:p>b</text:p>
          </table:table-cell>
          <table:table-cell table:style-name="ce14" table:formula="of:=IF(INDEX([.$AG33:.$CR33];MATCH([.$M$3];[.$AG$3:.$CR$3];0)+[.W$1])=&quot;&quot;;&quot;&quot;;INDEX([.$AG33:.$CR33];MATCH([.$M$3];[.$AG$3:.$CR$3];0)+[.W$1]))">
            <text:p/>
          </table:table-cell>
          <table:table-cell table:style-name="ce37" table:formula="of:=IF(INDEX([.$AG33:.$CR33];MATCH([.$M$3];[.$AG$3:.$CR$3];0)+[.X$1])=&quot;&quot;;&quot;&quot;;INDEX([.$AG33:.$CR33];MATCH([.$M$3];[.$AG$3:.$CR$3];0)+[.X$1]))">
            <text:p/>
          </table:table-cell>
          <table:table-cell table:style-name="ce24" table:formula="of:=IF(INDEX([.$AG33:.$CR33];MATCH([.$M$3];[.$AG$3:.$CR$3];0)+[.Y$1])=&quot;&quot;;&quot;&quot;;INDEX([.$CU$23:.$CU$422];MATCH(INDEX([.$AG33:.$CR33];MATCH([.$M$3];[.$AG$3:.$CR$3];0)+[.Y$1])&amp;IF([.AB33]=&quot;&quot;;&quot;&quot;;&quot;_&quot;&amp;[.AB33]);[.$CY$23:.$CY$422];0)))" office:value-type="float" office:value="88" calcext:value-type="float">
            <text:p>88</text:p>
          </table:table-cell>
          <table:table-cell table:style-name="ce14" table:formula="of:=IF(INDEX([.$AG33:.$CR33];MATCH([.$M$3];[.$AG$3:.$CR$3];0)+[.Z$1])=&quot;&quot;;&quot;&quot;;INDEX([.$AG33:.$CR33];MATCH([.$M$3];[.$AG$3:.$CR$3];0)+[.Z$1]))" office:value-type="string" office:string-value="b" calcext:value-type="string">
            <text:p>b</text:p>
          </table:table-cell>
          <table:table-cell table:style-name="ce14" table:formula="of:=IF(INDEX([.$AG33:.$CR33];MATCH([.$M$3];[.$AG$3:.$CR$3];0)+[.AA$1])=&quot;&quot;;&quot;&quot;;INDEX([.$AG33:.$CR33];MATCH([.$M$3];[.$AG$3:.$CR$3];0)+[.AA$1]))">
            <text:p/>
          </table:table-cell>
          <table:table-cell table:style-name="ce37" table:formula="of:=IF(INDEX([.$AG33:.$CR33];MATCH([.$M$3];[.$AG$3:.$CR$3];0)+[.AB$1])=&quot;&quot;;&quot;&quot;;INDEX([.$AG33:.$CR33];MATCH([.$M$3];[.$AG$3:.$CR$3];0)+[.AB$1]))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43" calcext:value-type="float">
            <text:p>4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s2-pb-s2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56" calcext:value-type="float">
            <text:p>56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6" calcext:value-type="float">
            <text:p>6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b" calcext:value-type="string">
            <text:p>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break" calcext:value-type="string">
            <text:p>\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24" table:formula="of:=IF(INDEX([.$AG34:.$CR34];MATCH([.$M$3];[.$AG$3:.$CR$3];0)+[.$M$1])=&quot;&quot;;&quot;&quot;;INDEX([.$CU$23:.$CU$422];MATCH(INDEX([.$AG34:.$CR34];MATCH([.$M$3];[.$AG$3:.$CR$3];0)+[.$M$1])&amp;IF([.P34]=&quot;&quot;;&quot;&quot;;&quot;_&quot;&amp;[.P34]);[.$CV$23:.$CV$422];0)))" office:value-type="float" office:value="63" calcext:value-type="float">
            <text:p>63</text:p>
          </table:table-cell>
          <table:table-cell table:style-name="ce14" table:formula="of:=IF(INDEX([.$AG34:.$CR34];MATCH([.$M$3];[.$AG$3:.$CR$3];0)+[.N$1])=&quot;&quot;;&quot;&quot;;INDEX([.$AG34:.$CR34];MATCH([.$M$3];[.$AG$3:.$CR$3];0)+[.N$1]))" office:value-type="string" office:string-value="b" calcext:value-type="string">
            <text:p>b</text:p>
          </table:table-cell>
          <table:table-cell table:style-name="ce14" table:formula="of:=IF(INDEX([.$AG34:.$CR34];MATCH([.$M$3];[.$AG$3:.$CR$3];0)+[.O$1])=&quot;&quot;;&quot;&quot;;INDEX([.$AG34:.$CR34];MATCH([.$M$3];[.$AG$3:.$CR$3];0)+[.O$1]))">
            <text:p/>
          </table:table-cell>
          <table:table-cell table:style-name="ce37" table:formula="of:=IF(INDEX([.$AG34:.$CR34];MATCH([.$M$3];[.$AG$3:.$CR$3];0)+[.P$1])=&quot;&quot;;&quot;&quot;;INDEX([.$AG34:.$CR34];MATCH([.$M$3];[.$AG$3:.$CR$3];0)+[.P$1]))">
            <text:p/>
          </table:table-cell>
          <table:table-cell table:style-name="ce24" table:formula="of:=IF(INDEX([.$AG34:.$CR34];MATCH([.$M$3];[.$AG$3:.$CR$3];0)+[.Q$1])=&quot;&quot;;&quot;&quot;;INDEX([.$CU$23:.$CU$422];MATCH(INDEX([.$AG34:.$CR34];MATCH([.$M$3];[.$AG$3:.$CR$3];0)+[.Q$1])&amp;IF([.T34]=&quot;&quot;;&quot;&quot;;&quot;_&quot;&amp;[.T34]);[.$CW$23:.$CW$422];0)))" office:value-type="float" office:value="74" calcext:value-type="float">
            <text:p>74</text:p>
          </table:table-cell>
          <table:table-cell table:style-name="ce14" table:formula="of:=IF(INDEX([.$AG34:.$CR34];MATCH([.$M$3];[.$AG$3:.$CR$3];0)+[.R$1])=&quot;&quot;;&quot;&quot;;INDEX([.$AG34:.$CR34];MATCH([.$M$3];[.$AG$3:.$CR$3];0)+[.R$1]))" office:value-type="string" office:string-value="b" calcext:value-type="string">
            <text:p>b</text:p>
          </table:table-cell>
          <table:table-cell table:style-name="ce14" table:formula="of:=IF(INDEX([.$AG34:.$CR34];MATCH([.$M$3];[.$AG$3:.$CR$3];0)+[.S$1])=&quot;&quot;;&quot;&quot;;INDEX([.$AG34:.$CR34];MATCH([.$M$3];[.$AG$3:.$CR$3];0)+[.S$1]))">
            <text:p/>
          </table:table-cell>
          <table:table-cell table:style-name="ce37" table:formula="of:=IF(INDEX([.$AG34:.$CR34];MATCH([.$M$3];[.$AG$3:.$CR$3];0)+[.T$1])=&quot;&quot;;&quot;&quot;;INDEX([.$AG34:.$CR34];MATCH([.$M$3];[.$AG$3:.$CR$3];0)+[.T$1]))">
            <text:p/>
          </table:table-cell>
          <table:table-cell table:style-name="ce24" table:formula="of:=IF(INDEX([.$AG34:.$CR34];MATCH([.$M$3];[.$AG$3:.$CR$3];0)+[.U$1])=&quot;&quot;;&quot;&quot;;INDEX([.$CU$23:.$CU$422];MATCH(INDEX([.$AG34:.$CR34];MATCH([.$M$3];[.$AG$3:.$CR$3];0)+[.U$1])&amp;IF([.X34]=&quot;&quot;;&quot;&quot;;&quot;_&quot;&amp;[.X34]);[.$CX$23:.$CX$422];0)))" office:value-type="float" office:value="96" calcext:value-type="float">
            <text:p>96</text:p>
          </table:table-cell>
          <table:table-cell table:style-name="ce14" table:formula="of:=IF(INDEX([.$AG34:.$CR34];MATCH([.$M$3];[.$AG$3:.$CR$3];0)+[.V$1])=&quot;&quot;;&quot;&quot;;INDEX([.$AG34:.$CR34];MATCH([.$M$3];[.$AG$3:.$CR$3];0)+[.V$1]))" office:value-type="string" office:string-value="b" calcext:value-type="string">
            <text:p>b</text:p>
          </table:table-cell>
          <table:table-cell table:style-name="ce14" table:formula="of:=IF(INDEX([.$AG34:.$CR34];MATCH([.$M$3];[.$AG$3:.$CR$3];0)+[.W$1])=&quot;&quot;;&quot;&quot;;INDEX([.$AG34:.$CR34];MATCH([.$M$3];[.$AG$3:.$CR$3];0)+[.W$1]))">
            <text:p/>
          </table:table-cell>
          <table:table-cell table:style-name="ce37" table:formula="of:=IF(INDEX([.$AG34:.$CR34];MATCH([.$M$3];[.$AG$3:.$CR$3];0)+[.X$1])=&quot;&quot;;&quot;&quot;;INDEX([.$AG34:.$CR34];MATCH([.$M$3];[.$AG$3:.$CR$3];0)+[.X$1]))">
            <text:p/>
          </table:table-cell>
          <table:table-cell table:style-name="ce24" table:formula="of:=IF(INDEX([.$AG34:.$CR34];MATCH([.$M$3];[.$AG$3:.$CR$3];0)+[.Y$1])=&quot;&quot;;&quot;&quot;;INDEX([.$CU$23:.$CU$422];MATCH(INDEX([.$AG34:.$CR34];MATCH([.$M$3];[.$AG$3:.$CR$3];0)+[.Y$1])&amp;IF([.AB34]=&quot;&quot;;&quot;&quot;;&quot;_&quot;&amp;[.AB34]);[.$CY$23:.$CY$422];0)))" office:value-type="float" office:value="97" calcext:value-type="float">
            <text:p>97</text:p>
          </table:table-cell>
          <table:table-cell table:style-name="ce14" table:formula="of:=IF(INDEX([.$AG34:.$CR34];MATCH([.$M$3];[.$AG$3:.$CR$3];0)+[.Z$1])=&quot;&quot;;&quot;&quot;;INDEX([.$AG34:.$CR34];MATCH([.$M$3];[.$AG$3:.$CR$3];0)+[.Z$1]))" office:value-type="string" office:string-value="pb" calcext:value-type="string">
            <text:p>pb</text:p>
          </table:table-cell>
          <table:table-cell table:style-name="ce14" table:formula="of:=IF(INDEX([.$AG34:.$CR34];MATCH([.$M$3];[.$AG$3:.$CR$3];0)+[.AA$1])=&quot;&quot;;&quot;&quot;;INDEX([.$AG34:.$CR34];MATCH([.$M$3];[.$AG$3:.$CR$3];0)+[.AA$1]))">
            <text:p/>
          </table:table-cell>
          <table:table-cell table:style-name="ce37" table:formula="of:=IF(INDEX([.$AG34:.$CR34];MATCH([.$M$3];[.$AG$3:.$CR$3];0)+[.AB$1])=&quot;&quot;;&quot;&quot;;INDEX([.$AG34:.$CR34];MATCH([.$M$3];[.$AG$3:.$CR$3];0)+[.AB$1]))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/>
          <table:table-cell table:style-name="ce35"/>
          <table:table-cell table:style-name="ce27" office:value-type="float" office:value="47" calcext:value-type="float">
            <text:p>4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9" calcext:value-type="float">
            <text:p>2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6" calcext:value-type="float">
            <text:p>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63" calcext:value-type="float">
            <text:p>63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7" calcext:value-type="float">
            <text:p>7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24" table:formula="of:=IF(INDEX([.$AG35:.$CR35];MATCH([.$M$3];[.$AG$3:.$CR$3];0)+[.$M$1])=&quot;&quot;;&quot;&quot;;INDEX([.$CU$23:.$CU$422];MATCH(INDEX([.$AG35:.$CR35];MATCH([.$M$3];[.$AG$3:.$CR$3];0)+[.$M$1])&amp;IF([.P35]=&quot;&quot;;&quot;&quot;;&quot;_&quot;&amp;[.P35]);[.$CV$23:.$CV$422];0)))" office:value-type="float" office:value="70" calcext:value-type="float">
            <text:p>70</text:p>
          </table:table-cell>
          <table:table-cell table:style-name="ce14" table:formula="of:=IF(INDEX([.$AG35:.$CR35];MATCH([.$M$3];[.$AG$3:.$CR$3];0)+[.N$1])=&quot;&quot;;&quot;&quot;;INDEX([.$AG35:.$CR35];MATCH([.$M$3];[.$AG$3:.$CR$3];0)+[.N$1]))" office:value-type="string" office:string-value="pb" calcext:value-type="string">
            <text:p>pb</text:p>
          </table:table-cell>
          <table:table-cell table:style-name="ce14" table:formula="of:=IF(INDEX([.$AG35:.$CR35];MATCH([.$M$3];[.$AG$3:.$CR$3];0)+[.O$1])=&quot;&quot;;&quot;&quot;;INDEX([.$AG35:.$CR35];MATCH([.$M$3];[.$AG$3:.$CR$3];0)+[.O$1]))">
            <text:p/>
          </table:table-cell>
          <table:table-cell table:style-name="ce37" table:formula="of:=IF(INDEX([.$AG35:.$CR35];MATCH([.$M$3];[.$AG$3:.$CR$3];0)+[.P$1])=&quot;&quot;;&quot;&quot;;INDEX([.$AG35:.$CR35];MATCH([.$M$3];[.$AG$3:.$CR$3];0)+[.P$1]))">
            <text:p/>
          </table:table-cell>
          <table:table-cell table:style-name="ce24" table:formula="of:=IF(INDEX([.$AG35:.$CR35];MATCH([.$M$3];[.$AG$3:.$CR$3];0)+[.Q$1])=&quot;&quot;;&quot;&quot;;INDEX([.$CU$23:.$CU$422];MATCH(INDEX([.$AG35:.$CR35];MATCH([.$M$3];[.$AG$3:.$CR$3];0)+[.Q$1])&amp;IF([.T35]=&quot;&quot;;&quot;&quot;;&quot;_&quot;&amp;[.T35]);[.$CW$23:.$CW$422];0)))" office:value-type="float" office:value="82" calcext:value-type="float">
            <text:p>82</text:p>
          </table:table-cell>
          <table:table-cell table:style-name="ce14" table:formula="of:=IF(INDEX([.$AG35:.$CR35];MATCH([.$M$3];[.$AG$3:.$CR$3];0)+[.R$1])=&quot;&quot;;&quot;&quot;;INDEX([.$AG35:.$CR35];MATCH([.$M$3];[.$AG$3:.$CR$3];0)+[.R$1]))" office:value-type="string" office:string-value="b" calcext:value-type="string">
            <text:p>b</text:p>
          </table:table-cell>
          <table:table-cell table:style-name="ce14" table:formula="of:=IF(INDEX([.$AG35:.$CR35];MATCH([.$M$3];[.$AG$3:.$CR$3];0)+[.S$1])=&quot;&quot;;&quot;&quot;;INDEX([.$AG35:.$CR35];MATCH([.$M$3];[.$AG$3:.$CR$3];0)+[.S$1]))">
            <text:p/>
          </table:table-cell>
          <table:table-cell table:style-name="ce37" table:formula="of:=IF(INDEX([.$AG35:.$CR35];MATCH([.$M$3];[.$AG$3:.$CR$3];0)+[.T$1])=&quot;&quot;;&quot;&quot;;INDEX([.$AG35:.$CR35];MATCH([.$M$3];[.$AG$3:.$CR$3];0)+[.T$1]))">
            <text:p/>
          </table:table-cell>
          <table:table-cell table:style-name="ce24" table:formula="of:=IF(INDEX([.$AG35:.$CR35];MATCH([.$M$3];[.$AG$3:.$CR$3];0)+[.U$1])=&quot;&quot;;&quot;&quot;;INDEX([.$CU$23:.$CU$422];MATCH(INDEX([.$AG35:.$CR35];MATCH([.$M$3];[.$AG$3:.$CR$3];0)+[.U$1])&amp;IF([.X35]=&quot;&quot;;&quot;&quot;;&quot;_&quot;&amp;[.X35]);[.$CX$23:.$CX$422];0)))" office:value-type="float" office:value="107" calcext:value-type="float">
            <text:p>107</text:p>
          </table:table-cell>
          <table:table-cell table:style-name="ce14" table:formula="of:=IF(INDEX([.$AG35:.$CR35];MATCH([.$M$3];[.$AG$3:.$CR$3];0)+[.V$1])=&quot;&quot;;&quot;&quot;;INDEX([.$AG35:.$CR35];MATCH([.$M$3];[.$AG$3:.$CR$3];0)+[.V$1]))" office:value-type="string" office:string-value="pb" calcext:value-type="string">
            <text:p>pb</text:p>
          </table:table-cell>
          <table:table-cell table:style-name="ce14" table:formula="of:=IF(INDEX([.$AG35:.$CR35];MATCH([.$M$3];[.$AG$3:.$CR$3];0)+[.W$1])=&quot;&quot;;&quot;&quot;;INDEX([.$AG35:.$CR35];MATCH([.$M$3];[.$AG$3:.$CR$3];0)+[.W$1]))">
            <text:p/>
          </table:table-cell>
          <table:table-cell table:style-name="ce37" table:formula="of:=IF(INDEX([.$AG35:.$CR35];MATCH([.$M$3];[.$AG$3:.$CR$3];0)+[.X$1])=&quot;&quot;;&quot;&quot;;INDEX([.$AG35:.$CR35];MATCH([.$M$3];[.$AG$3:.$CR$3];0)+[.X$1]))">
            <text:p/>
          </table:table-cell>
          <table:table-cell table:style-name="ce24" table:formula="of:=IF(INDEX([.$AG35:.$CR35];MATCH([.$M$3];[.$AG$3:.$CR$3];0)+[.Y$1])=&quot;&quot;;&quot;&quot;;INDEX([.$CU$23:.$CU$422];MATCH(INDEX([.$AG35:.$CR35];MATCH([.$M$3];[.$AG$3:.$CR$3];0)+[.Y$1])&amp;IF([.AB35]=&quot;&quot;;&quot;&quot;;&quot;_&quot;&amp;[.AB35]);[.$CY$23:.$CY$422];0)))" office:value-type="float" office:value="104" calcext:value-type="float">
            <text:p>104</text:p>
          </table:table-cell>
          <table:table-cell table:style-name="ce14" table:formula="of:=IF(INDEX([.$AG35:.$CR35];MATCH([.$M$3];[.$AG$3:.$CR$3];0)+[.Z$1])=&quot;&quot;;&quot;&quot;;INDEX([.$AG35:.$CR35];MATCH([.$M$3];[.$AG$3:.$CR$3];0)+[.Z$1]))" office:value-type="string" office:string-value="b" calcext:value-type="string">
            <text:p>b</text:p>
          </table:table-cell>
          <table:table-cell table:style-name="ce14" table:formula="of:=IF(INDEX([.$AG35:.$CR35];MATCH([.$M$3];[.$AG$3:.$CR$3];0)+[.AA$1])=&quot;&quot;;&quot;&quot;;INDEX([.$AG35:.$CR35];MATCH([.$M$3];[.$AG$3:.$CR$3];0)+[.AA$1]))">
            <text:p/>
          </table:table-cell>
          <table:table-cell table:style-name="ce37" table:formula="of:=IF(INDEX([.$AG35:.$CR35];MATCH([.$M$3];[.$AG$3:.$CR$3];0)+[.AB$1])=&quot;&quot;;&quot;&quot;;INDEX([.$AG35:.$CR35];MATCH([.$M$3];[.$AG$3:.$CR$3];0)+[.AB$1]))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/>
          <table:table-cell table:style-name="ce35"/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1" calcext:value-type="float">
            <text:p>3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70" calcext:value-type="float">
            <text:p>70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7" calcext:value-type="float">
            <text:p>7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pb" calcext:value-type="string">
            <text:p>p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7 \pageBreak " calcext:value-type="string">
            <text:p>s1*7 \pageBreak </text:p>
          </table:table-cell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24" table:formula="of:=IF(INDEX([.$AG36:.$CR36];MATCH([.$M$3];[.$AG$3:.$CR$3];0)+[.$M$1])=&quot;&quot;;&quot;&quot;;INDEX([.$CU$23:.$CU$422];MATCH(INDEX([.$AG36:.$CR36];MATCH([.$M$3];[.$AG$3:.$CR$3];0)+[.$M$1])&amp;IF([.P36]=&quot;&quot;;&quot;&quot;;&quot;_&quot;&amp;[.P36]);[.$CV$23:.$CV$422];0)))" office:value-type="float" office:value="74" calcext:value-type="float">
            <text:p>74</text:p>
          </table:table-cell>
          <table:table-cell table:style-name="ce14" table:formula="of:=IF(INDEX([.$AG36:.$CR36];MATCH([.$M$3];[.$AG$3:.$CR$3];0)+[.N$1])=&quot;&quot;;&quot;&quot;;INDEX([.$AG36:.$CR36];MATCH([.$M$3];[.$AG$3:.$CR$3];0)+[.N$1]))" office:value-type="string" office:string-value="b" calcext:value-type="string">
            <text:p>b</text:p>
          </table:table-cell>
          <table:table-cell table:style-name="ce14" table:formula="of:=IF(INDEX([.$AG36:.$CR36];MATCH([.$M$3];[.$AG$3:.$CR$3];0)+[.O$1])=&quot;&quot;;&quot;&quot;;INDEX([.$AG36:.$CR36];MATCH([.$M$3];[.$AG$3:.$CR$3];0)+[.O$1]))">
            <text:p/>
          </table:table-cell>
          <table:table-cell table:style-name="ce37" table:formula="of:=IF(INDEX([.$AG36:.$CR36];MATCH([.$M$3];[.$AG$3:.$CR$3];0)+[.P$1])=&quot;&quot;;&quot;&quot;;INDEX([.$AG36:.$CR36];MATCH([.$M$3];[.$AG$3:.$CR$3];0)+[.P$1]))">
            <text:p/>
          </table:table-cell>
          <table:table-cell table:style-name="ce24" table:formula="of:=IF(INDEX([.$AG36:.$CR36];MATCH([.$M$3];[.$AG$3:.$CR$3];0)+[.Q$1])=&quot;&quot;;&quot;&quot;;INDEX([.$CU$23:.$CU$422];MATCH(INDEX([.$AG36:.$CR36];MATCH([.$M$3];[.$AG$3:.$CR$3];0)+[.Q$1])&amp;IF([.T36]=&quot;&quot;;&quot;&quot;;&quot;_&quot;&amp;[.T36]);[.$CW$23:.$CW$422];0)))" office:value-type="float" office:value="90" calcext:value-type="float">
            <text:p>90</text:p>
          </table:table-cell>
          <table:table-cell table:style-name="ce14" table:formula="of:=IF(INDEX([.$AG36:.$CR36];MATCH([.$M$3];[.$AG$3:.$CR$3];0)+[.R$1])=&quot;&quot;;&quot;&quot;;INDEX([.$AG36:.$CR36];MATCH([.$M$3];[.$AG$3:.$CR$3];0)+[.R$1]))" office:value-type="string" office:string-value="b" calcext:value-type="string">
            <text:p>b</text:p>
          </table:table-cell>
          <table:table-cell table:style-name="ce14" table:formula="of:=IF(INDEX([.$AG36:.$CR36];MATCH([.$M$3];[.$AG$3:.$CR$3];0)+[.S$1])=&quot;&quot;;&quot;&quot;;INDEX([.$AG36:.$CR36];MATCH([.$M$3];[.$AG$3:.$CR$3];0)+[.S$1]))">
            <text:p/>
          </table:table-cell>
          <table:table-cell table:style-name="ce37" table:formula="of:=IF(INDEX([.$AG36:.$CR36];MATCH([.$M$3];[.$AG$3:.$CR$3];0)+[.T$1])=&quot;&quot;;&quot;&quot;;INDEX([.$AG36:.$CR36];MATCH([.$M$3];[.$AG$3:.$CR$3];0)+[.T$1]))">
            <text:p/>
          </table:table-cell>
          <table:table-cell table:style-name="ce24" table:formula="of:=IF(INDEX([.$AG36:.$CR36];MATCH([.$M$3];[.$AG$3:.$CR$3];0)+[.U$1])=&quot;&quot;;&quot;&quot;;INDEX([.$CU$23:.$CU$422];MATCH(INDEX([.$AG36:.$CR36];MATCH([.$M$3];[.$AG$3:.$CR$3];0)+[.U$1])&amp;IF([.X36]=&quot;&quot;;&quot;&quot;;&quot;_&quot;&amp;[.X36]);[.$CX$23:.$CX$422];0)))" office:value-type="float" office:value="115" calcext:value-type="float">
            <text:p>115</text:p>
          </table:table-cell>
          <table:table-cell table:style-name="ce14" table:formula="of:=IF(INDEX([.$AG36:.$CR36];MATCH([.$M$3];[.$AG$3:.$CR$3];0)+[.V$1])=&quot;&quot;;&quot;&quot;;INDEX([.$AG36:.$CR36];MATCH([.$M$3];[.$AG$3:.$CR$3];0)+[.V$1]))" office:value-type="string" office:string-value="b" calcext:value-type="string">
            <text:p>b</text:p>
          </table:table-cell>
          <table:table-cell table:style-name="ce14" table:formula="of:=IF(INDEX([.$AG36:.$CR36];MATCH([.$M$3];[.$AG$3:.$CR$3];0)+[.W$1])=&quot;&quot;;&quot;&quot;;INDEX([.$AG36:.$CR36];MATCH([.$M$3];[.$AG$3:.$CR$3];0)+[.W$1]))">
            <text:p/>
          </table:table-cell>
          <table:table-cell table:style-name="ce37" table:formula="of:=IF(INDEX([.$AG36:.$CR36];MATCH([.$M$3];[.$AG$3:.$CR$3];0)+[.X$1])=&quot;&quot;;&quot;&quot;;INDEX([.$AG36:.$CR36];MATCH([.$M$3];[.$AG$3:.$CR$3];0)+[.X$1]))">
            <text:p/>
          </table:table-cell>
          <table:table-cell table:style-name="ce24" table:formula="of:=IF(INDEX([.$AG36:.$CR36];MATCH([.$M$3];[.$AG$3:.$CR$3];0)+[.Y$1])=&quot;&quot;;&quot;&quot;;INDEX([.$CU$23:.$CU$422];MATCH(INDEX([.$AG36:.$CR36];MATCH([.$M$3];[.$AG$3:.$CR$3];0)+[.Y$1])&amp;IF([.AB36]=&quot;&quot;;&quot;&quot;;&quot;_&quot;&amp;[.AB36]);[.$CY$23:.$CY$422];0)))" office:value-type="float" office:value="112" calcext:value-type="float">
            <text:p>112</text:p>
          </table:table-cell>
          <table:table-cell table:style-name="ce14" table:formula="of:=IF(INDEX([.$AG36:.$CR36];MATCH([.$M$3];[.$AG$3:.$CR$3];0)+[.Z$1])=&quot;&quot;;&quot;&quot;;INDEX([.$AG36:.$CR36];MATCH([.$M$3];[.$AG$3:.$CR$3];0)+[.Z$1]))" office:value-type="string" office:string-value="b" calcext:value-type="string">
            <text:p>b</text:p>
          </table:table-cell>
          <table:table-cell table:style-name="ce14" table:formula="of:=IF(INDEX([.$AG36:.$CR36];MATCH([.$M$3];[.$AG$3:.$CR$3];0)+[.AA$1])=&quot;&quot;;&quot;&quot;;INDEX([.$AG36:.$CR36];MATCH([.$M$3];[.$AG$3:.$CR$3];0)+[.AA$1]))">
            <text:p/>
          </table:table-cell>
          <table:table-cell table:style-name="ce37" table:formula="of:=IF(INDEX([.$AG36:.$CR36];MATCH([.$M$3];[.$AG$3:.$CR$3];0)+[.AB$1])=&quot;&quot;;&quot;&quot;;INDEX([.$AG36:.$CR36];MATCH([.$M$3];[.$AG$3:.$CR$3];0)+[.AB$1]))">
            <text:p/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s2-b-s2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1" calcext:value-type="float">
            <text:p>3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74" calcext:value-type="float">
            <text:p>74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4" calcext:value-type="float">
            <text:p>4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b" calcext:value-type="string">
            <text:p>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break" calcext:value-type="string">
            <text:p>\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number-columns-repeated="2"/>
          <table:table-cell table:style-name="ce14" office:value-type="float" office:value="15" calcext:value-type="float">
            <text:p>15</text:p>
          </table:table-cell>
          <table:table-cell table:style-name="ce24" table:formula="of:=IF(INDEX([.$AG37:.$CR37];MATCH([.$M$3];[.$AG$3:.$CR$3];0)+[.$M$1])=&quot;&quot;;&quot;&quot;;INDEX([.$CU$23:.$CU$422];MATCH(INDEX([.$AG37:.$CR37];MATCH([.$M$3];[.$AG$3:.$CR$3];0)+[.$M$1])&amp;IF([.P37]=&quot;&quot;;&quot;&quot;;&quot;_&quot;&amp;[.P37]);[.$CV$23:.$CV$422];0)))" office:value-type="float" office:value="81" calcext:value-type="float">
            <text:p>81</text:p>
          </table:table-cell>
          <table:table-cell table:style-name="ce14" table:formula="of:=IF(INDEX([.$AG37:.$CR37];MATCH([.$M$3];[.$AG$3:.$CR$3];0)+[.N$1])=&quot;&quot;;&quot;&quot;;INDEX([.$AG37:.$CR37];MATCH([.$M$3];[.$AG$3:.$CR$3];0)+[.N$1]))" office:value-type="string" office:string-value="b" calcext:value-type="string">
            <text:p>b</text:p>
          </table:table-cell>
          <table:table-cell table:style-name="ce14" table:formula="of:=IF(INDEX([.$AG37:.$CR37];MATCH([.$M$3];[.$AG$3:.$CR$3];0)+[.O$1])=&quot;&quot;;&quot;&quot;;INDEX([.$AG37:.$CR37];MATCH([.$M$3];[.$AG$3:.$CR$3];0)+[.O$1]))">
            <text:p/>
          </table:table-cell>
          <table:table-cell table:style-name="ce37" table:formula="of:=IF(INDEX([.$AG37:.$CR37];MATCH([.$M$3];[.$AG$3:.$CR$3];0)+[.P$1])=&quot;&quot;;&quot;&quot;;INDEX([.$AG37:.$CR37];MATCH([.$M$3];[.$AG$3:.$CR$3];0)+[.P$1]))">
            <text:p/>
          </table:table-cell>
          <table:table-cell table:style-name="ce24" table:formula="of:=IF(INDEX([.$AG37:.$CR37];MATCH([.$M$3];[.$AG$3:.$CR$3];0)+[.Q$1])=&quot;&quot;;&quot;&quot;;INDEX([.$CU$23:.$CU$422];MATCH(INDEX([.$AG37:.$CR37];MATCH([.$M$3];[.$AG$3:.$CR$3];0)+[.Q$1])&amp;IF([.T37]=&quot;&quot;;&quot;&quot;;&quot;_&quot;&amp;[.T37]);[.$CW$23:.$CW$422];0)))">
            <text:p/>
          </table:table-cell>
          <table:table-cell table:style-name="ce14" table:formula="of:=IF(INDEX([.$AG37:.$CR37];MATCH([.$M$3];[.$AG$3:.$CR$3];0)+[.R$1])=&quot;&quot;;&quot;&quot;;INDEX([.$AG37:.$CR37];MATCH([.$M$3];[.$AG$3:.$CR$3];0)+[.R$1]))">
            <text:p/>
          </table:table-cell>
          <table:table-cell table:style-name="ce14" table:formula="of:=IF(INDEX([.$AG37:.$CR37];MATCH([.$M$3];[.$AG$3:.$CR$3];0)+[.S$1])=&quot;&quot;;&quot;&quot;;INDEX([.$AG37:.$CR37];MATCH([.$M$3];[.$AG$3:.$CR$3];0)+[.S$1]))">
            <text:p/>
          </table:table-cell>
          <table:table-cell table:style-name="ce37" table:formula="of:=IF(INDEX([.$AG37:.$CR37];MATCH([.$M$3];[.$AG$3:.$CR$3];0)+[.T$1])=&quot;&quot;;&quot;&quot;;INDEX([.$AG37:.$CR37];MATCH([.$M$3];[.$AG$3:.$CR$3];0)+[.T$1]))">
            <text:p/>
          </table:table-cell>
          <table:table-cell table:style-name="ce24" table:formula="of:=IF(INDEX([.$AG37:.$CR37];MATCH([.$M$3];[.$AG$3:.$CR$3];0)+[.U$1])=&quot;&quot;;&quot;&quot;;INDEX([.$CU$23:.$CU$422];MATCH(INDEX([.$AG37:.$CR37];MATCH([.$M$3];[.$AG$3:.$CR$3];0)+[.U$1])&amp;IF([.X37]=&quot;&quot;;&quot;&quot;;&quot;_&quot;&amp;[.X37]);[.$CX$23:.$CX$422];0)))" office:value-type="float" office:value="122" calcext:value-type="float">
            <text:p>122</text:p>
          </table:table-cell>
          <table:table-cell table:style-name="ce14" table:formula="of:=IF(INDEX([.$AG37:.$CR37];MATCH([.$M$3];[.$AG$3:.$CR$3];0)+[.V$1])=&quot;&quot;;&quot;&quot;;INDEX([.$AG37:.$CR37];MATCH([.$M$3];[.$AG$3:.$CR$3];0)+[.V$1]))" office:value-type="string" office:string-value="b" calcext:value-type="string">
            <text:p>b</text:p>
          </table:table-cell>
          <table:table-cell table:style-name="ce14" table:formula="of:=IF(INDEX([.$AG37:.$CR37];MATCH([.$M$3];[.$AG$3:.$CR$3];0)+[.W$1])=&quot;&quot;;&quot;&quot;;INDEX([.$AG37:.$CR37];MATCH([.$M$3];[.$AG$3:.$CR$3];0)+[.W$1]))">
            <text:p/>
          </table:table-cell>
          <table:table-cell table:style-name="ce37" table:formula="of:=IF(INDEX([.$AG37:.$CR37];MATCH([.$M$3];[.$AG$3:.$CR$3];0)+[.X$1])=&quot;&quot;;&quot;&quot;;INDEX([.$AG37:.$CR37];MATCH([.$M$3];[.$AG$3:.$CR$3];0)+[.X$1]))">
            <text:p/>
          </table:table-cell>
          <table:table-cell table:style-name="ce24" table:formula="of:=IF(INDEX([.$AG37:.$CR37];MATCH([.$M$3];[.$AG$3:.$CR$3];0)+[.Y$1])=&quot;&quot;;&quot;&quot;;INDEX([.$CU$23:.$CU$422];MATCH(INDEX([.$AG37:.$CR37];MATCH([.$M$3];[.$AG$3:.$CR$3];0)+[.Y$1])&amp;IF([.AB37]=&quot;&quot;;&quot;&quot;;&quot;_&quot;&amp;[.AB37]);[.$CY$23:.$CY$422];0)))" office:value-type="float" office:value="118" calcext:value-type="float">
            <text:p>118</text:p>
          </table:table-cell>
          <table:table-cell table:style-name="ce14" table:formula="of:=IF(INDEX([.$AG37:.$CR37];MATCH([.$M$3];[.$AG$3:.$CR$3];0)+[.Z$1])=&quot;&quot;;&quot;&quot;;INDEX([.$AG37:.$CR37];MATCH([.$M$3];[.$AG$3:.$CR$3];0)+[.Z$1]))" office:value-type="string" office:string-value="b" calcext:value-type="string">
            <text:p>b</text:p>
          </table:table-cell>
          <table:table-cell table:style-name="ce14" table:formula="of:=IF(INDEX([.$AG37:.$CR37];MATCH([.$M$3];[.$AG$3:.$CR$3];0)+[.AA$1])=&quot;&quot;;&quot;&quot;;INDEX([.$AG37:.$CR37];MATCH([.$M$3];[.$AG$3:.$CR$3];0)+[.AA$1]))">
            <text:p/>
          </table:table-cell>
          <table:table-cell table:style-name="ce37" table:formula="of:=IF(INDEX([.$AG37:.$CR37];MATCH([.$M$3];[.$AG$3:.$CR$3];0)+[.AB$1])=&quot;&quot;;&quot;&quot;;INDEX([.$AG37:.$CR37];MATCH([.$M$3];[.$AG$3:.$CR$3];0)+[.AB$1]))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59" calcext:value-type="float">
            <text:p>5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4" calcext:value-type="float">
            <text:p>3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4" calcext:value-type="float">
            <text:p>3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81" calcext:value-type="float">
            <text:p>81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7" calcext:value-type="float">
            <text:p>7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table:style-name="ce24" table:formula="of:=IF(INDEX([.$AG38:.$CR38];MATCH([.$M$3];[.$AG$3:.$CR$3];0)+[.$M$1])=&quot;&quot;;&quot;&quot;;INDEX([.$CU$23:.$CU$422];MATCH(INDEX([.$AG38:.$CR38];MATCH([.$M$3];[.$AG$3:.$CR$3];0)+[.$M$1])&amp;IF([.P38]=&quot;&quot;;&quot;&quot;;&quot;_&quot;&amp;[.P38]);[.$CV$23:.$CV$422];0)))" office:value-type="float" office:value="86" calcext:value-type="float">
            <text:p>86</text:p>
          </table:table-cell>
          <table:table-cell table:style-name="ce14" table:formula="of:=IF(INDEX([.$AG38:.$CR38];MATCH([.$M$3];[.$AG$3:.$CR$3];0)+[.N$1])=&quot;&quot;;&quot;&quot;;INDEX([.$AG38:.$CR38];MATCH([.$M$3];[.$AG$3:.$CR$3];0)+[.N$1]))" office:value-type="string" office:string-value="b" calcext:value-type="string">
            <text:p>b</text:p>
          </table:table-cell>
          <table:table-cell table:style-name="ce14" table:formula="of:=IF(INDEX([.$AG38:.$CR38];MATCH([.$M$3];[.$AG$3:.$CR$3];0)+[.O$1])=&quot;&quot;;&quot;&quot;;INDEX([.$AG38:.$CR38];MATCH([.$M$3];[.$AG$3:.$CR$3];0)+[.O$1]))">
            <text:p/>
          </table:table-cell>
          <table:table-cell table:style-name="ce37" table:formula="of:=IF(INDEX([.$AG38:.$CR38];MATCH([.$M$3];[.$AG$3:.$CR$3];0)+[.P$1])=&quot;&quot;;&quot;&quot;;INDEX([.$AG38:.$CR38];MATCH([.$M$3];[.$AG$3:.$CR$3];0)+[.P$1]))">
            <text:p/>
          </table:table-cell>
          <table:table-cell table:style-name="ce24" table:formula="of:=IF(INDEX([.$AG38:.$CR38];MATCH([.$M$3];[.$AG$3:.$CR$3];0)+[.Q$1])=&quot;&quot;;&quot;&quot;;INDEX([.$CU$23:.$CU$422];MATCH(INDEX([.$AG38:.$CR38];MATCH([.$M$3];[.$AG$3:.$CR$3];0)+[.Q$1])&amp;IF([.T38]=&quot;&quot;;&quot;&quot;;&quot;_&quot;&amp;[.T38]);[.$CW$23:.$CW$422];0)))">
            <text:p/>
          </table:table-cell>
          <table:table-cell table:style-name="ce14" table:formula="of:=IF(INDEX([.$AG38:.$CR38];MATCH([.$M$3];[.$AG$3:.$CR$3];0)+[.R$1])=&quot;&quot;;&quot;&quot;;INDEX([.$AG38:.$CR38];MATCH([.$M$3];[.$AG$3:.$CR$3];0)+[.R$1]))">
            <text:p/>
          </table:table-cell>
          <table:table-cell table:style-name="ce14" table:formula="of:=IF(INDEX([.$AG38:.$CR38];MATCH([.$M$3];[.$AG$3:.$CR$3];0)+[.S$1])=&quot;&quot;;&quot;&quot;;INDEX([.$AG38:.$CR38];MATCH([.$M$3];[.$AG$3:.$CR$3];0)+[.S$1]))">
            <text:p/>
          </table:table-cell>
          <table:table-cell table:style-name="ce37" table:formula="of:=IF(INDEX([.$AG38:.$CR38];MATCH([.$M$3];[.$AG$3:.$CR$3];0)+[.T$1])=&quot;&quot;;&quot;&quot;;INDEX([.$AG38:.$CR38];MATCH([.$M$3];[.$AG$3:.$CR$3];0)+[.T$1]))">
            <text:p/>
          </table:table-cell>
          <table:table-cell table:style-name="ce24" table:formula="of:=IF(INDEX([.$AG38:.$CR38];MATCH([.$M$3];[.$AG$3:.$CR$3];0)+[.U$1])=&quot;&quot;;&quot;&quot;;INDEX([.$CU$23:.$CU$422];MATCH(INDEX([.$AG38:.$CR38];MATCH([.$M$3];[.$AG$3:.$CR$3];0)+[.U$1])&amp;IF([.X38]=&quot;&quot;;&quot;&quot;;&quot;_&quot;&amp;[.X38]);[.$CX$23:.$CX$422];0)))" office:value-type="float" office:value="129" calcext:value-type="float">
            <text:p>129</text:p>
          </table:table-cell>
          <table:table-cell table:style-name="ce14" table:formula="of:=IF(INDEX([.$AG38:.$CR38];MATCH([.$M$3];[.$AG$3:.$CR$3];0)+[.V$1])=&quot;&quot;;&quot;&quot;;INDEX([.$AG38:.$CR38];MATCH([.$M$3];[.$AG$3:.$CR$3];0)+[.V$1]))" office:value-type="string" office:string-value="b" calcext:value-type="string">
            <text:p>b</text:p>
          </table:table-cell>
          <table:table-cell table:style-name="ce14" table:formula="of:=IF(INDEX([.$AG38:.$CR38];MATCH([.$M$3];[.$AG$3:.$CR$3];0)+[.W$1])=&quot;&quot;;&quot;&quot;;INDEX([.$AG38:.$CR38];MATCH([.$M$3];[.$AG$3:.$CR$3];0)+[.W$1]))">
            <text:p/>
          </table:table-cell>
          <table:table-cell table:style-name="ce37" table:formula="of:=IF(INDEX([.$AG38:.$CR38];MATCH([.$M$3];[.$AG$3:.$CR$3];0)+[.X$1])=&quot;&quot;;&quot;&quot;;INDEX([.$AG38:.$CR38];MATCH([.$M$3];[.$AG$3:.$CR$3];0)+[.X$1]))">
            <text:p/>
          </table:table-cell>
          <table:table-cell table:style-name="ce24" table:formula="of:=IF(INDEX([.$AG38:.$CR38];MATCH([.$M$3];[.$AG$3:.$CR$3];0)+[.Y$1])=&quot;&quot;;&quot;&quot;;INDEX([.$CU$23:.$CU$422];MATCH(INDEX([.$AG38:.$CR38];MATCH([.$M$3];[.$AG$3:.$CR$3];0)+[.Y$1])&amp;IF([.AB38]=&quot;&quot;;&quot;&quot;;&quot;_&quot;&amp;[.AB38]);[.$CY$23:.$CY$422];0)))" office:value-type="float" office:value="128" calcext:value-type="float">
            <text:p>128</text:p>
          </table:table-cell>
          <table:table-cell table:style-name="ce14" table:formula="of:=IF(INDEX([.$AG38:.$CR38];MATCH([.$M$3];[.$AG$3:.$CR$3];0)+[.Z$1])=&quot;&quot;;&quot;&quot;;INDEX([.$AG38:.$CR38];MATCH([.$M$3];[.$AG$3:.$CR$3];0)+[.Z$1]))" office:value-type="string" office:string-value="b" calcext:value-type="string">
            <text:p>b</text:p>
          </table:table-cell>
          <table:table-cell table:style-name="ce14" table:formula="of:=IF(INDEX([.$AG38:.$CR38];MATCH([.$M$3];[.$AG$3:.$CR$3];0)+[.AA$1])=&quot;&quot;;&quot;&quot;;INDEX([.$AG38:.$CR38];MATCH([.$M$3];[.$AG$3:.$CR$3];0)+[.AA$1]))">
            <text:p/>
          </table:table-cell>
          <table:table-cell table:style-name="ce37" table:formula="of:=IF(INDEX([.$AG38:.$CR38];MATCH([.$M$3];[.$AG$3:.$CR$3];0)+[.AB$1])=&quot;&quot;;&quot;&quot;;INDEX([.$AG38:.$CR38];MATCH([.$M$3];[.$AG$3:.$CR$3];0)+[.AB$1]))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6" calcext:value-type="float">
            <text:p>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86" calcext:value-type="float">
            <text:p>86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5" calcext:value-type="float">
            <text:p>5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17" calcext:value-type="float">
            <text:p>17</text:p>
          </table:table-cell>
          <table:table-cell table:style-name="ce24" table:formula="of:=IF(INDEX([.$AG39:.$CR39];MATCH([.$M$3];[.$AG$3:.$CR$3];0)+[.$M$1])=&quot;&quot;;&quot;&quot;;INDEX([.$CU$23:.$CU$422];MATCH(INDEX([.$AG39:.$CR39];MATCH([.$M$3];[.$AG$3:.$CR$3];0)+[.$M$1])&amp;IF([.P39]=&quot;&quot;;&quot;&quot;;&quot;_&quot;&amp;[.P39]);[.$CV$23:.$CV$422];0)))" office:value-type="float" office:value="93" calcext:value-type="float">
            <text:p>93</text:p>
          </table:table-cell>
          <table:table-cell table:style-name="ce14" table:formula="of:=IF(INDEX([.$AG39:.$CR39];MATCH([.$M$3];[.$AG$3:.$CR$3];0)+[.N$1])=&quot;&quot;;&quot;&quot;;INDEX([.$AG39:.$CR39];MATCH([.$M$3];[.$AG$3:.$CR$3];0)+[.N$1]))" office:value-type="string" office:string-value="b" calcext:value-type="string">
            <text:p>b</text:p>
          </table:table-cell>
          <table:table-cell table:style-name="ce14" table:formula="of:=IF(INDEX([.$AG39:.$CR39];MATCH([.$M$3];[.$AG$3:.$CR$3];0)+[.O$1])=&quot;&quot;;&quot;&quot;;INDEX([.$AG39:.$CR39];MATCH([.$M$3];[.$AG$3:.$CR$3];0)+[.O$1]))">
            <text:p/>
          </table:table-cell>
          <table:table-cell table:style-name="ce37" table:formula="of:=IF(INDEX([.$AG39:.$CR39];MATCH([.$M$3];[.$AG$3:.$CR$3];0)+[.P$1])=&quot;&quot;;&quot;&quot;;INDEX([.$AG39:.$CR39];MATCH([.$M$3];[.$AG$3:.$CR$3];0)+[.P$1]))">
            <text:p/>
          </table:table-cell>
          <table:table-cell table:style-name="ce24" table:formula="of:=IF(INDEX([.$AG39:.$CR39];MATCH([.$M$3];[.$AG$3:.$CR$3];0)+[.Q$1])=&quot;&quot;;&quot;&quot;;INDEX([.$CU$23:.$CU$422];MATCH(INDEX([.$AG39:.$CR39];MATCH([.$M$3];[.$AG$3:.$CR$3];0)+[.Q$1])&amp;IF([.T39]=&quot;&quot;;&quot;&quot;;&quot;_&quot;&amp;[.T39]);[.$CW$23:.$CW$422];0)))">
            <text:p/>
          </table:table-cell>
          <table:table-cell table:style-name="ce14" table:formula="of:=IF(INDEX([.$AG39:.$CR39];MATCH([.$M$3];[.$AG$3:.$CR$3];0)+[.R$1])=&quot;&quot;;&quot;&quot;;INDEX([.$AG39:.$CR39];MATCH([.$M$3];[.$AG$3:.$CR$3];0)+[.R$1]))">
            <text:p/>
          </table:table-cell>
          <table:table-cell table:style-name="ce14" table:formula="of:=IF(INDEX([.$AG39:.$CR39];MATCH([.$M$3];[.$AG$3:.$CR$3];0)+[.S$1])=&quot;&quot;;&quot;&quot;;INDEX([.$AG39:.$CR39];MATCH([.$M$3];[.$AG$3:.$CR$3];0)+[.S$1]))">
            <text:p/>
          </table:table-cell>
          <table:table-cell table:style-name="ce37" table:formula="of:=IF(INDEX([.$AG39:.$CR39];MATCH([.$M$3];[.$AG$3:.$CR$3];0)+[.T$1])=&quot;&quot;;&quot;&quot;;INDEX([.$AG39:.$CR39];MATCH([.$M$3];[.$AG$3:.$CR$3];0)+[.T$1]))">
            <text:p/>
          </table:table-cell>
          <table:table-cell table:style-name="ce24" table:formula="of:=IF(INDEX([.$AG39:.$CR39];MATCH([.$M$3];[.$AG$3:.$CR$3];0)+[.U$1])=&quot;&quot;;&quot;&quot;;INDEX([.$CU$23:.$CU$422];MATCH(INDEX([.$AG39:.$CR39];MATCH([.$M$3];[.$AG$3:.$CR$3];0)+[.U$1])&amp;IF([.X39]=&quot;&quot;;&quot;&quot;;&quot;_&quot;&amp;[.X39]);[.$CX$23:.$CX$422];0)))" office:value-type="float" office:value="136" calcext:value-type="float">
            <text:p>136</text:p>
          </table:table-cell>
          <table:table-cell table:style-name="ce14" table:formula="of:=IF(INDEX([.$AG39:.$CR39];MATCH([.$M$3];[.$AG$3:.$CR$3];0)+[.V$1])=&quot;&quot;;&quot;&quot;;INDEX([.$AG39:.$CR39];MATCH([.$M$3];[.$AG$3:.$CR$3];0)+[.V$1]))" office:value-type="string" office:string-value="b" calcext:value-type="string">
            <text:p>b</text:p>
          </table:table-cell>
          <table:table-cell table:style-name="ce14" table:formula="of:=IF(INDEX([.$AG39:.$CR39];MATCH([.$M$3];[.$AG$3:.$CR$3];0)+[.W$1])=&quot;&quot;;&quot;&quot;;INDEX([.$AG39:.$CR39];MATCH([.$M$3];[.$AG$3:.$CR$3];0)+[.W$1]))">
            <text:p/>
          </table:table-cell>
          <table:table-cell table:style-name="ce37" table:formula="of:=IF(INDEX([.$AG39:.$CR39];MATCH([.$M$3];[.$AG$3:.$CR$3];0)+[.X$1])=&quot;&quot;;&quot;&quot;;INDEX([.$AG39:.$CR39];MATCH([.$M$3];[.$AG$3:.$CR$3];0)+[.X$1]))">
            <text:p/>
          </table:table-cell>
          <table:table-cell table:style-name="ce24" table:formula="of:=IF(INDEX([.$AG39:.$CR39];MATCH([.$M$3];[.$AG$3:.$CR$3];0)+[.Y$1])=&quot;&quot;;&quot;&quot;;INDEX([.$CU$23:.$CU$422];MATCH(INDEX([.$AG39:.$CR39];MATCH([.$M$3];[.$AG$3:.$CR$3];0)+[.Y$1])&amp;IF([.AB39]=&quot;&quot;;&quot;&quot;;&quot;_&quot;&amp;[.AB39]);[.$CY$23:.$CY$422];0)))" office:value-type="float" office:value="137" calcext:value-type="float">
            <text:p>137</text:p>
          </table:table-cell>
          <table:table-cell table:style-name="ce14" table:formula="of:=IF(INDEX([.$AG39:.$CR39];MATCH([.$M$3];[.$AG$3:.$CR$3];0)+[.Z$1])=&quot;&quot;;&quot;&quot;;INDEX([.$AG39:.$CR39];MATCH([.$M$3];[.$AG$3:.$CR$3];0)+[.Z$1]))" office:value-type="string" office:string-value="b" calcext:value-type="string">
            <text:p>b</text:p>
          </table:table-cell>
          <table:table-cell table:style-name="ce14" table:formula="of:=IF(INDEX([.$AG39:.$CR39];MATCH([.$M$3];[.$AG$3:.$CR$3];0)+[.AA$1])=&quot;&quot;;&quot;&quot;;INDEX([.$AG39:.$CR39];MATCH([.$M$3];[.$AG$3:.$CR$3];0)+[.AA$1]))">
            <text:p/>
          </table:table-cell>
          <table:table-cell table:style-name="ce37" table:formula="of:=IF(INDEX([.$AG39:.$CR39];MATCH([.$M$3];[.$AG$3:.$CR$3];0)+[.AB$1])=&quot;&quot;;&quot;&quot;;INDEX([.$AG39:.$CR39];MATCH([.$M$3];[.$AG$3:.$CR$3];0)+[.AB$1]))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8" calcext:value-type="float">
            <text:p>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0" calcext:value-type="float">
            <text:p>4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93" calcext:value-type="float">
            <text:p>93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7" calcext:value-type="float">
            <text:p>7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14" office:value-type="float" office:value="18" calcext:value-type="float">
            <text:p>18</text:p>
          </table:table-cell>
          <table:table-cell table:style-name="ce24" table:formula="of:=IF(INDEX([.$AG40:.$CR40];MATCH([.$M$3];[.$AG$3:.$CR$3];0)+[.$M$1])=&quot;&quot;;&quot;&quot;;INDEX([.$CU$23:.$CU$422];MATCH(INDEX([.$AG40:.$CR40];MATCH([.$M$3];[.$AG$3:.$CR$3];0)+[.$M$1])&amp;IF([.P40]=&quot;&quot;;&quot;&quot;;&quot;_&quot;&amp;[.P40]);[.$CV$23:.$CV$422];0)))" office:value-type="float" office:value="100" calcext:value-type="float">
            <text:p>100</text:p>
          </table:table-cell>
          <table:table-cell table:style-name="ce14" table:formula="of:=IF(INDEX([.$AG40:.$CR40];MATCH([.$M$3];[.$AG$3:.$CR$3];0)+[.N$1])=&quot;&quot;;&quot;&quot;;INDEX([.$AG40:.$CR40];MATCH([.$M$3];[.$AG$3:.$CR$3];0)+[.N$1]))" office:value-type="string" office:string-value="b" calcext:value-type="string">
            <text:p>b</text:p>
          </table:table-cell>
          <table:table-cell table:style-name="ce14" table:formula="of:=IF(INDEX([.$AG40:.$CR40];MATCH([.$M$3];[.$AG$3:.$CR$3];0)+[.O$1])=&quot;&quot;;&quot;&quot;;INDEX([.$AG40:.$CR40];MATCH([.$M$3];[.$AG$3:.$CR$3];0)+[.O$1]))">
            <text:p/>
          </table:table-cell>
          <table:table-cell table:style-name="ce37" table:formula="of:=IF(INDEX([.$AG40:.$CR40];MATCH([.$M$3];[.$AG$3:.$CR$3];0)+[.P$1])=&quot;&quot;;&quot;&quot;;INDEX([.$AG40:.$CR40];MATCH([.$M$3];[.$AG$3:.$CR$3];0)+[.P$1]))">
            <text:p/>
          </table:table-cell>
          <table:table-cell table:style-name="ce24" table:formula="of:=IF(INDEX([.$AG40:.$CR40];MATCH([.$M$3];[.$AG$3:.$CR$3];0)+[.Q$1])=&quot;&quot;;&quot;&quot;;INDEX([.$CU$23:.$CU$422];MATCH(INDEX([.$AG40:.$CR40];MATCH([.$M$3];[.$AG$3:.$CR$3];0)+[.Q$1])&amp;IF([.T40]=&quot;&quot;;&quot;&quot;;&quot;_&quot;&amp;[.T40]);[.$CW$23:.$CW$422];0)))">
            <text:p/>
          </table:table-cell>
          <table:table-cell table:style-name="ce14" table:formula="of:=IF(INDEX([.$AG40:.$CR40];MATCH([.$M$3];[.$AG$3:.$CR$3];0)+[.R$1])=&quot;&quot;;&quot;&quot;;INDEX([.$AG40:.$CR40];MATCH([.$M$3];[.$AG$3:.$CR$3];0)+[.R$1]))">
            <text:p/>
          </table:table-cell>
          <table:table-cell table:style-name="ce14" table:formula="of:=IF(INDEX([.$AG40:.$CR40];MATCH([.$M$3];[.$AG$3:.$CR$3];0)+[.S$1])=&quot;&quot;;&quot;&quot;;INDEX([.$AG40:.$CR40];MATCH([.$M$3];[.$AG$3:.$CR$3];0)+[.S$1]))">
            <text:p/>
          </table:table-cell>
          <table:table-cell table:style-name="ce37" table:formula="of:=IF(INDEX([.$AG40:.$CR40];MATCH([.$M$3];[.$AG$3:.$CR$3];0)+[.T$1])=&quot;&quot;;&quot;&quot;;INDEX([.$AG40:.$CR40];MATCH([.$M$3];[.$AG$3:.$CR$3];0)+[.T$1]))">
            <text:p/>
          </table:table-cell>
          <table:table-cell table:style-name="ce24" table:formula="of:=IF(INDEX([.$AG40:.$CR40];MATCH([.$M$3];[.$AG$3:.$CR$3];0)+[.U$1])=&quot;&quot;;&quot;&quot;;INDEX([.$CU$23:.$CU$422];MATCH(INDEX([.$AG40:.$CR40];MATCH([.$M$3];[.$AG$3:.$CR$3];0)+[.U$1])&amp;IF([.X40]=&quot;&quot;;&quot;&quot;;&quot;_&quot;&amp;[.X40]);[.$CX$23:.$CX$422];0)))" office:value-type="float" office:value="144" calcext:value-type="float">
            <text:p>144</text:p>
          </table:table-cell>
          <table:table-cell table:style-name="ce14" table:formula="of:=IF(INDEX([.$AG40:.$CR40];MATCH([.$M$3];[.$AG$3:.$CR$3];0)+[.V$1])=&quot;&quot;;&quot;&quot;;INDEX([.$AG40:.$CR40];MATCH([.$M$3];[.$AG$3:.$CR$3];0)+[.V$1]))" office:value-type="string" office:string-value="b" calcext:value-type="string">
            <text:p>b</text:p>
          </table:table-cell>
          <table:table-cell table:style-name="ce14" table:formula="of:=IF(INDEX([.$AG40:.$CR40];MATCH([.$M$3];[.$AG$3:.$CR$3];0)+[.W$1])=&quot;&quot;;&quot;&quot;;INDEX([.$AG40:.$CR40];MATCH([.$M$3];[.$AG$3:.$CR$3];0)+[.W$1]))">
            <text:p/>
          </table:table-cell>
          <table:table-cell table:style-name="ce37" table:formula="of:=IF(INDEX([.$AG40:.$CR40];MATCH([.$M$3];[.$AG$3:.$CR$3];0)+[.X$1])=&quot;&quot;;&quot;&quot;;INDEX([.$AG40:.$CR40];MATCH([.$M$3];[.$AG$3:.$CR$3];0)+[.X$1]))">
            <text:p/>
          </table:table-cell>
          <table:table-cell table:style-name="ce24" table:formula="of:=IF(INDEX([.$AG40:.$CR40];MATCH([.$M$3];[.$AG$3:.$CR$3];0)+[.Y$1])=&quot;&quot;;&quot;&quot;;INDEX([.$CU$23:.$CU$422];MATCH(INDEX([.$AG40:.$CR40];MATCH([.$M$3];[.$AG$3:.$CR$3];0)+[.Y$1])&amp;IF([.AB40]=&quot;&quot;;&quot;&quot;;&quot;_&quot;&amp;[.AB40]);[.$CY$23:.$CY$422];0)))" office:value-type="float" office:value="145" calcext:value-type="float">
            <text:p>145</text:p>
          </table:table-cell>
          <table:table-cell table:style-name="ce14" table:formula="of:=IF(INDEX([.$AG40:.$CR40];MATCH([.$M$3];[.$AG$3:.$CR$3];0)+[.Z$1])=&quot;&quot;;&quot;&quot;;INDEX([.$AG40:.$CR40];MATCH([.$M$3];[.$AG$3:.$CR$3];0)+[.Z$1]))" office:value-type="string" office:string-value="b" calcext:value-type="string">
            <text:p>b</text:p>
          </table:table-cell>
          <table:table-cell table:style-name="ce14" table:formula="of:=IF(INDEX([.$AG40:.$CR40];MATCH([.$M$3];[.$AG$3:.$CR$3];0)+[.AA$1])=&quot;&quot;;&quot;&quot;;INDEX([.$AG40:.$CR40];MATCH([.$M$3];[.$AG$3:.$CR$3];0)+[.AA$1]))">
            <text:p/>
          </table:table-cell>
          <table:table-cell table:style-name="ce37" table:formula="of:=IF(INDEX([.$AG40:.$CR40];MATCH([.$M$3];[.$AG$3:.$CR$3];0)+[.AB$1])=&quot;&quot;;&quot;&quot;;INDEX([.$AG40:.$CR40];MATCH([.$M$3];[.$AG$3:.$CR$3];0)+[.AB$1]))">
            <text:p/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73" calcext:value-type="float">
            <text:p>7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9" calcext:value-type="float">
            <text:p>39</text:p>
          </table:table-cell>
          <table:table-cell table:style-name="ce68" office:value-type="string" calcext:value-type="string">
            <text:p>s2-b-s2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3" calcext:value-type="float">
            <text:p>4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100" calcext:value-type="float">
            <text:p>100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7" calcext:value-type="float">
            <text:p>7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14" office:value-type="float" office:value="19" calcext:value-type="float">
            <text:p>19</text:p>
          </table:table-cell>
          <table:table-cell table:style-name="ce24" table:formula="of:=IF(INDEX([.$AG41:.$CR41];MATCH([.$M$3];[.$AG$3:.$CR$3];0)+[.$M$1])=&quot;&quot;;&quot;&quot;;INDEX([.$CU$23:.$CU$422];MATCH(INDEX([.$AG41:.$CR41];MATCH([.$M$3];[.$AG$3:.$CR$3];0)+[.$M$1])&amp;IF([.P41]=&quot;&quot;;&quot;&quot;;&quot;_&quot;&amp;[.P41]);[.$CV$23:.$CV$422];0)))" office:value-type="float" office:value="104" calcext:value-type="float">
            <text:p>104</text:p>
          </table:table-cell>
          <table:table-cell table:style-name="ce14" table:formula="of:=IF(INDEX([.$AG41:.$CR41];MATCH([.$M$3];[.$AG$3:.$CR$3];0)+[.N$1])=&quot;&quot;;&quot;&quot;;INDEX([.$AG41:.$CR41];MATCH([.$M$3];[.$AG$3:.$CR$3];0)+[.N$1]))" office:value-type="string" office:string-value="b" calcext:value-type="string">
            <text:p>b</text:p>
          </table:table-cell>
          <table:table-cell table:style-name="ce14" table:formula="of:=IF(INDEX([.$AG41:.$CR41];MATCH([.$M$3];[.$AG$3:.$CR$3];0)+[.O$1])=&quot;&quot;;&quot;&quot;;INDEX([.$AG41:.$CR41];MATCH([.$M$3];[.$AG$3:.$CR$3];0)+[.O$1]))">
            <text:p/>
          </table:table-cell>
          <table:table-cell table:style-name="ce37" table:formula="of:=IF(INDEX([.$AG41:.$CR41];MATCH([.$M$3];[.$AG$3:.$CR$3];0)+[.P$1])=&quot;&quot;;&quot;&quot;;INDEX([.$AG41:.$CR41];MATCH([.$M$3];[.$AG$3:.$CR$3];0)+[.P$1]))">
            <text:p/>
          </table:table-cell>
          <table:table-cell table:style-name="ce24" table:formula="of:=IF(INDEX([.$AG41:.$CR41];MATCH([.$M$3];[.$AG$3:.$CR$3];0)+[.Q$1])=&quot;&quot;;&quot;&quot;;INDEX([.$CU$23:.$CU$422];MATCH(INDEX([.$AG41:.$CR41];MATCH([.$M$3];[.$AG$3:.$CR$3];0)+[.Q$1])&amp;IF([.T41]=&quot;&quot;;&quot;&quot;;&quot;_&quot;&amp;[.T41]);[.$CW$23:.$CW$422];0)))">
            <text:p/>
          </table:table-cell>
          <table:table-cell table:style-name="ce14" table:formula="of:=IF(INDEX([.$AG41:.$CR41];MATCH([.$M$3];[.$AG$3:.$CR$3];0)+[.R$1])=&quot;&quot;;&quot;&quot;;INDEX([.$AG41:.$CR41];MATCH([.$M$3];[.$AG$3:.$CR$3];0)+[.R$1]))">
            <text:p/>
          </table:table-cell>
          <table:table-cell table:style-name="ce14" table:formula="of:=IF(INDEX([.$AG41:.$CR41];MATCH([.$M$3];[.$AG$3:.$CR$3];0)+[.S$1])=&quot;&quot;;&quot;&quot;;INDEX([.$AG41:.$CR41];MATCH([.$M$3];[.$AG$3:.$CR$3];0)+[.S$1]))">
            <text:p/>
          </table:table-cell>
          <table:table-cell table:style-name="ce37" table:formula="of:=IF(INDEX([.$AG41:.$CR41];MATCH([.$M$3];[.$AG$3:.$CR$3];0)+[.T$1])=&quot;&quot;;&quot;&quot;;INDEX([.$AG41:.$CR41];MATCH([.$M$3];[.$AG$3:.$CR$3];0)+[.T$1]))">
            <text:p/>
          </table:table-cell>
          <table:table-cell table:style-name="ce24" table:formula="of:=IF(INDEX([.$AG41:.$CR41];MATCH([.$M$3];[.$AG$3:.$CR$3];0)+[.U$1])=&quot;&quot;;&quot;&quot;;INDEX([.$CU$23:.$CU$422];MATCH(INDEX([.$AG41:.$CR41];MATCH([.$M$3];[.$AG$3:.$CR$3];0)+[.U$1])&amp;IF([.X41]=&quot;&quot;;&quot;&quot;;&quot;_&quot;&amp;[.X41]);[.$CX$23:.$CX$422];0)))" office:value-type="float" office:value="153" calcext:value-type="float">
            <text:p>153</text:p>
          </table:table-cell>
          <table:table-cell table:style-name="ce14" table:formula="of:=IF(INDEX([.$AG41:.$CR41];MATCH([.$M$3];[.$AG$3:.$CR$3];0)+[.V$1])=&quot;&quot;;&quot;&quot;;INDEX([.$AG41:.$CR41];MATCH([.$M$3];[.$AG$3:.$CR$3];0)+[.V$1]))" office:value-type="string" office:string-value="b" calcext:value-type="string">
            <text:p>b</text:p>
          </table:table-cell>
          <table:table-cell table:style-name="ce14" table:formula="of:=IF(INDEX([.$AG41:.$CR41];MATCH([.$M$3];[.$AG$3:.$CR$3];0)+[.W$1])=&quot;&quot;;&quot;&quot;;INDEX([.$AG41:.$CR41];MATCH([.$M$3];[.$AG$3:.$CR$3];0)+[.W$1]))">
            <text:p/>
          </table:table-cell>
          <table:table-cell table:style-name="ce37" table:formula="of:=IF(INDEX([.$AG41:.$CR41];MATCH([.$M$3];[.$AG$3:.$CR$3];0)+[.X$1])=&quot;&quot;;&quot;&quot;;INDEX([.$AG41:.$CR41];MATCH([.$M$3];[.$AG$3:.$CR$3];0)+[.X$1]))">
            <text:p/>
          </table:table-cell>
          <table:table-cell table:style-name="ce24" table:formula="of:=IF(INDEX([.$AG41:.$CR41];MATCH([.$M$3];[.$AG$3:.$CR$3];0)+[.Y$1])=&quot;&quot;;&quot;&quot;;INDEX([.$CU$23:.$CU$422];MATCH(INDEX([.$AG41:.$CR41];MATCH([.$M$3];[.$AG$3:.$CR$3];0)+[.Y$1])&amp;IF([.AB41]=&quot;&quot;;&quot;&quot;;&quot;_&quot;&amp;[.AB41]);[.$CY$23:.$CY$422];0)))" office:value-type="float" office:value="152" calcext:value-type="float">
            <text:p>152</text:p>
          </table:table-cell>
          <table:table-cell table:style-name="ce14" table:formula="of:=IF(INDEX([.$AG41:.$CR41];MATCH([.$M$3];[.$AG$3:.$CR$3];0)+[.Z$1])=&quot;&quot;;&quot;&quot;;INDEX([.$AG41:.$CR41];MATCH([.$M$3];[.$AG$3:.$CR$3];0)+[.Z$1]))" office:value-type="string" office:string-value="b" calcext:value-type="string">
            <text:p>b</text:p>
          </table:table-cell>
          <table:table-cell table:style-name="ce14" table:formula="of:=IF(INDEX([.$AG41:.$CR41];MATCH([.$M$3];[.$AG$3:.$CR$3];0)+[.AA$1])=&quot;&quot;;&quot;&quot;;INDEX([.$AG41:.$CR41];MATCH([.$M$3];[.$AG$3:.$CR$3];0)+[.AA$1]))">
            <text:p/>
          </table:table-cell>
          <table:table-cell table:style-name="ce37" table:formula="of:=IF(INDEX([.$AG41:.$CR41];MATCH([.$M$3];[.$AG$3:.$CR$3];0)+[.AB$1])=&quot;&quot;;&quot;&quot;;INDEX([.$AG41:.$CR41];MATCH([.$M$3];[.$AG$3:.$CR$3];0)+[.AB$1]))">
            <text:p/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77" calcext:value-type="float">
            <text:p>7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104" calcext:value-type="float">
            <text:p>104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4" calcext:value-type="float">
            <text:p>4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number-columns-repeated="2"/>
          <table:table-cell table:style-name="ce14" office:value-type="float" office:value="20" calcext:value-type="float">
            <text:p>20</text:p>
          </table:table-cell>
          <table:table-cell table:style-name="ce24" table:formula="of:=IF(INDEX([.$AG42:.$CR42];MATCH([.$M$3];[.$AG$3:.$CR$3];0)+[.$M$1])=&quot;&quot;;&quot;&quot;;INDEX([.$CU$23:.$CU$422];MATCH(INDEX([.$AG42:.$CR42];MATCH([.$M$3];[.$AG$3:.$CR$3];0)+[.$M$1])&amp;IF([.P42]=&quot;&quot;;&quot;&quot;;&quot;_&quot;&amp;[.P42]);[.$CV$23:.$CV$422];0)))" office:value-type="float" office:value="109" calcext:value-type="float">
            <text:p>109</text:p>
          </table:table-cell>
          <table:table-cell table:style-name="ce14" table:formula="of:=IF(INDEX([.$AG42:.$CR42];MATCH([.$M$3];[.$AG$3:.$CR$3];0)+[.N$1])=&quot;&quot;;&quot;&quot;;INDEX([.$AG42:.$CR42];MATCH([.$M$3];[.$AG$3:.$CR$3];0)+[.N$1]))" office:value-type="string" office:string-value="b" calcext:value-type="string">
            <text:p>b</text:p>
          </table:table-cell>
          <table:table-cell table:style-name="ce14" table:formula="of:=IF(INDEX([.$AG42:.$CR42];MATCH([.$M$3];[.$AG$3:.$CR$3];0)+[.O$1])=&quot;&quot;;&quot;&quot;;INDEX([.$AG42:.$CR42];MATCH([.$M$3];[.$AG$3:.$CR$3];0)+[.O$1]))">
            <text:p/>
          </table:table-cell>
          <table:table-cell table:style-name="ce37" table:formula="of:=IF(INDEX([.$AG42:.$CR42];MATCH([.$M$3];[.$AG$3:.$CR$3];0)+[.P$1])=&quot;&quot;;&quot;&quot;;INDEX([.$AG42:.$CR42];MATCH([.$M$3];[.$AG$3:.$CR$3];0)+[.P$1]))">
            <text:p/>
          </table:table-cell>
          <table:table-cell table:style-name="ce24" table:formula="of:=IF(INDEX([.$AG42:.$CR42];MATCH([.$M$3];[.$AG$3:.$CR$3];0)+[.Q$1])=&quot;&quot;;&quot;&quot;;INDEX([.$CU$23:.$CU$422];MATCH(INDEX([.$AG42:.$CR42];MATCH([.$M$3];[.$AG$3:.$CR$3];0)+[.Q$1])&amp;IF([.T42]=&quot;&quot;;&quot;&quot;;&quot;_&quot;&amp;[.T42]);[.$CW$23:.$CW$422];0)))">
            <text:p/>
          </table:table-cell>
          <table:table-cell table:style-name="ce14" table:formula="of:=IF(INDEX([.$AG42:.$CR42];MATCH([.$M$3];[.$AG$3:.$CR$3];0)+[.R$1])=&quot;&quot;;&quot;&quot;;INDEX([.$AG42:.$CR42];MATCH([.$M$3];[.$AG$3:.$CR$3];0)+[.R$1]))">
            <text:p/>
          </table:table-cell>
          <table:table-cell table:style-name="ce14" table:formula="of:=IF(INDEX([.$AG42:.$CR42];MATCH([.$M$3];[.$AG$3:.$CR$3];0)+[.S$1])=&quot;&quot;;&quot;&quot;;INDEX([.$AG42:.$CR42];MATCH([.$M$3];[.$AG$3:.$CR$3];0)+[.S$1]))">
            <text:p/>
          </table:table-cell>
          <table:table-cell table:style-name="ce37" table:formula="of:=IF(INDEX([.$AG42:.$CR42];MATCH([.$M$3];[.$AG$3:.$CR$3];0)+[.T$1])=&quot;&quot;;&quot;&quot;;INDEX([.$AG42:.$CR42];MATCH([.$M$3];[.$AG$3:.$CR$3];0)+[.T$1]))">
            <text:p/>
          </table:table-cell>
          <table:table-cell table:style-name="ce24" table:formula="of:=IF(INDEX([.$AG42:.$CR42];MATCH([.$M$3];[.$AG$3:.$CR$3];0)+[.U$1])=&quot;&quot;;&quot;&quot;;INDEX([.$CU$23:.$CU$422];MATCH(INDEX([.$AG42:.$CR42];MATCH([.$M$3];[.$AG$3:.$CR$3];0)+[.U$1])&amp;IF([.X42]=&quot;&quot;;&quot;&quot;;&quot;_&quot;&amp;[.X42]);[.$CX$23:.$CX$422];0)))" office:value-type="float" office:value="162" calcext:value-type="float">
            <text:p>162</text:p>
          </table:table-cell>
          <table:table-cell table:style-name="ce14" table:formula="of:=IF(INDEX([.$AG42:.$CR42];MATCH([.$M$3];[.$AG$3:.$CR$3];0)+[.V$1])=&quot;&quot;;&quot;&quot;;INDEX([.$AG42:.$CR42];MATCH([.$M$3];[.$AG$3:.$CR$3];0)+[.V$1]))" office:value-type="string" office:string-value="b" calcext:value-type="string">
            <text:p>b</text:p>
          </table:table-cell>
          <table:table-cell table:style-name="ce14" table:formula="of:=IF(INDEX([.$AG42:.$CR42];MATCH([.$M$3];[.$AG$3:.$CR$3];0)+[.W$1])=&quot;&quot;;&quot;&quot;;INDEX([.$AG42:.$CR42];MATCH([.$M$3];[.$AG$3:.$CR$3];0)+[.W$1]))">
            <text:p/>
          </table:table-cell>
          <table:table-cell table:style-name="ce37" table:formula="of:=IF(INDEX([.$AG42:.$CR42];MATCH([.$M$3];[.$AG$3:.$CR$3];0)+[.X$1])=&quot;&quot;;&quot;&quot;;INDEX([.$AG42:.$CR42];MATCH([.$M$3];[.$AG$3:.$CR$3];0)+[.X$1]))">
            <text:p/>
          </table:table-cell>
          <table:table-cell table:style-name="ce24" table:formula="of:=IF(INDEX([.$AG42:.$CR42];MATCH([.$M$3];[.$AG$3:.$CR$3];0)+[.Y$1])=&quot;&quot;;&quot;&quot;;INDEX([.$CU$23:.$CU$422];MATCH(INDEX([.$AG42:.$CR42];MATCH([.$M$3];[.$AG$3:.$CR$3];0)+[.Y$1])&amp;IF([.AB42]=&quot;&quot;;&quot;&quot;;&quot;_&quot;&amp;[.AB42]);[.$CY$23:.$CY$422];0)))" office:value-type="float" office:value="162" calcext:value-type="float">
            <text:p>162</text:p>
          </table:table-cell>
          <table:table-cell table:style-name="ce14" table:formula="of:=IF(INDEX([.$AG42:.$CR42];MATCH([.$M$3];[.$AG$3:.$CR$3];0)+[.Z$1])=&quot;&quot;;&quot;&quot;;INDEX([.$AG42:.$CR42];MATCH([.$M$3];[.$AG$3:.$CR$3];0)+[.Z$1]))" office:value-type="string" office:string-value="b" calcext:value-type="string">
            <text:p>b</text:p>
          </table:table-cell>
          <table:table-cell table:style-name="ce14" table:formula="of:=IF(INDEX([.$AG42:.$CR42];MATCH([.$M$3];[.$AG$3:.$CR$3];0)+[.AA$1])=&quot;&quot;;&quot;&quot;;INDEX([.$AG42:.$CR42];MATCH([.$M$3];[.$AG$3:.$CR$3];0)+[.AA$1]))">
            <text:p/>
          </table:table-cell>
          <table:table-cell table:style-name="ce37" table:formula="of:=IF(INDEX([.$AG42:.$CR42];MATCH([.$M$3];[.$AG$3:.$CR$3];0)+[.AB$1])=&quot;&quot;;&quot;&quot;;INDEX([.$AG42:.$CR42];MATCH([.$M$3];[.$AG$3:.$CR$3];0)+[.AB$1]))">
            <text:p/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3" calcext:value-type="float">
            <text:p>4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109" calcext:value-type="float">
            <text:p>109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5" calcext:value-type="float">
            <text:p>5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21" calcext:value-type="float">
            <text:p>21</text:p>
          </table:table-cell>
          <table:table-cell table:style-name="ce24" table:formula="of:=IF(INDEX([.$AG43:.$CR43];MATCH([.$M$3];[.$AG$3:.$CR$3];0)+[.$M$1])=&quot;&quot;;&quot;&quot;;INDEX([.$CU$23:.$CU$422];MATCH(INDEX([.$AG43:.$CR43];MATCH([.$M$3];[.$AG$3:.$CR$3];0)+[.$M$1])&amp;IF([.P43]=&quot;&quot;;&quot;&quot;;&quot;_&quot;&amp;[.P43]);[.$CV$23:.$CV$422];0)))" office:value-type="float" office:value="114" calcext:value-type="float">
            <text:p>114</text:p>
          </table:table-cell>
          <table:table-cell table:style-name="ce14" table:formula="of:=IF(INDEX([.$AG43:.$CR43];MATCH([.$M$3];[.$AG$3:.$CR$3];0)+[.N$1])=&quot;&quot;;&quot;&quot;;INDEX([.$AG43:.$CR43];MATCH([.$M$3];[.$AG$3:.$CR$3];0)+[.N$1]))" office:value-type="string" office:string-value="b" calcext:value-type="string">
            <text:p>b</text:p>
          </table:table-cell>
          <table:table-cell table:style-name="ce14" table:formula="of:=IF(INDEX([.$AG43:.$CR43];MATCH([.$M$3];[.$AG$3:.$CR$3];0)+[.O$1])=&quot;&quot;;&quot;&quot;;INDEX([.$AG43:.$CR43];MATCH([.$M$3];[.$AG$3:.$CR$3];0)+[.O$1]))">
            <text:p/>
          </table:table-cell>
          <table:table-cell table:style-name="ce37" table:formula="of:=IF(INDEX([.$AG43:.$CR43];MATCH([.$M$3];[.$AG$3:.$CR$3];0)+[.P$1])=&quot;&quot;;&quot;&quot;;INDEX([.$AG43:.$CR43];MATCH([.$M$3];[.$AG$3:.$CR$3];0)+[.P$1]))">
            <text:p/>
          </table:table-cell>
          <table:table-cell table:style-name="ce24" table:formula="of:=IF(INDEX([.$AG43:.$CR43];MATCH([.$M$3];[.$AG$3:.$CR$3];0)+[.Q$1])=&quot;&quot;;&quot;&quot;;INDEX([.$CU$23:.$CU$422];MATCH(INDEX([.$AG43:.$CR43];MATCH([.$M$3];[.$AG$3:.$CR$3];0)+[.Q$1])&amp;IF([.T43]=&quot;&quot;;&quot;&quot;;&quot;_&quot;&amp;[.T43]);[.$CW$23:.$CW$422];0)))">
            <text:p/>
          </table:table-cell>
          <table:table-cell table:style-name="ce14" table:formula="of:=IF(INDEX([.$AG43:.$CR43];MATCH([.$M$3];[.$AG$3:.$CR$3];0)+[.R$1])=&quot;&quot;;&quot;&quot;;INDEX([.$AG43:.$CR43];MATCH([.$M$3];[.$AG$3:.$CR$3];0)+[.R$1]))">
            <text:p/>
          </table:table-cell>
          <table:table-cell table:style-name="ce14" table:formula="of:=IF(INDEX([.$AG43:.$CR43];MATCH([.$M$3];[.$AG$3:.$CR$3];0)+[.S$1])=&quot;&quot;;&quot;&quot;;INDEX([.$AG43:.$CR43];MATCH([.$M$3];[.$AG$3:.$CR$3];0)+[.S$1]))">
            <text:p/>
          </table:table-cell>
          <table:table-cell table:style-name="ce37" table:formula="of:=IF(INDEX([.$AG43:.$CR43];MATCH([.$M$3];[.$AG$3:.$CR$3];0)+[.T$1])=&quot;&quot;;&quot;&quot;;INDEX([.$AG43:.$CR43];MATCH([.$M$3];[.$AG$3:.$CR$3];0)+[.T$1]))">
            <text:p/>
          </table:table-cell>
          <table:table-cell table:style-name="ce24" table:formula="of:=IF(INDEX([.$AG43:.$CR43];MATCH([.$M$3];[.$AG$3:.$CR$3];0)+[.U$1])=&quot;&quot;;&quot;&quot;;INDEX([.$CU$23:.$CU$422];MATCH(INDEX([.$AG43:.$CR43];MATCH([.$M$3];[.$AG$3:.$CR$3];0)+[.U$1])&amp;IF([.X43]=&quot;&quot;;&quot;&quot;;&quot;_&quot;&amp;[.X43]);[.$CX$23:.$CX$422];0)))" office:value-type="float" office:value="172" calcext:value-type="float">
            <text:p>172</text:p>
          </table:table-cell>
          <table:table-cell table:style-name="ce14" table:formula="of:=IF(INDEX([.$AG43:.$CR43];MATCH([.$M$3];[.$AG$3:.$CR$3];0)+[.V$1])=&quot;&quot;;&quot;&quot;;INDEX([.$AG43:.$CR43];MATCH([.$M$3];[.$AG$3:.$CR$3];0)+[.V$1]))" office:value-type="string" office:string-value="b" calcext:value-type="string">
            <text:p>b</text:p>
          </table:table-cell>
          <table:table-cell table:style-name="ce14" table:formula="of:=IF(INDEX([.$AG43:.$CR43];MATCH([.$M$3];[.$AG$3:.$CR$3];0)+[.W$1])=&quot;&quot;;&quot;&quot;;INDEX([.$AG43:.$CR43];MATCH([.$M$3];[.$AG$3:.$CR$3];0)+[.W$1]))">
            <text:p/>
          </table:table-cell>
          <table:table-cell table:style-name="ce37" table:formula="of:=IF(INDEX([.$AG43:.$CR43];MATCH([.$M$3];[.$AG$3:.$CR$3];0)+[.X$1])=&quot;&quot;;&quot;&quot;;INDEX([.$AG43:.$CR43];MATCH([.$M$3];[.$AG$3:.$CR$3];0)+[.X$1]))">
            <text:p/>
          </table:table-cell>
          <table:table-cell table:style-name="ce24" table:formula="of:=IF(INDEX([.$AG43:.$CR43];MATCH([.$M$3];[.$AG$3:.$CR$3];0)+[.Y$1])=&quot;&quot;;&quot;&quot;;INDEX([.$CU$23:.$CU$422];MATCH(INDEX([.$AG43:.$CR43];MATCH([.$M$3];[.$AG$3:.$CR$3];0)+[.Y$1])&amp;IF([.AB43]=&quot;&quot;;&quot;&quot;;&quot;_&quot;&amp;[.AB43]);[.$CY$23:.$CY$422];0)))" office:value-type="float" office:value="172" calcext:value-type="float">
            <text:p>172</text:p>
          </table:table-cell>
          <table:table-cell table:style-name="ce14" table:formula="of:=IF(INDEX([.$AG43:.$CR43];MATCH([.$M$3];[.$AG$3:.$CR$3];0)+[.Z$1])=&quot;&quot;;&quot;&quot;;INDEX([.$AG43:.$CR43];MATCH([.$M$3];[.$AG$3:.$CR$3];0)+[.Z$1]))" office:value-type="string" office:string-value="b" calcext:value-type="string">
            <text:p>b</text:p>
          </table:table-cell>
          <table:table-cell table:style-name="ce14" table:formula="of:=IF(INDEX([.$AG43:.$CR43];MATCH([.$M$3];[.$AG$3:.$CR$3];0)+[.AA$1])=&quot;&quot;;&quot;&quot;;INDEX([.$AG43:.$CR43];MATCH([.$M$3];[.$AG$3:.$CR$3];0)+[.AA$1]))">
            <text:p/>
          </table:table-cell>
          <table:table-cell table:style-name="ce37" table:formula="of:=IF(INDEX([.$AG43:.$CR43];MATCH([.$M$3];[.$AG$3:.$CR$3];0)+[.AB$1])=&quot;&quot;;&quot;&quot;;INDEX([.$AG43:.$CR43];MATCH([.$M$3];[.$AG$3:.$CR$3];0)+[.AB$1]))">
            <text:p/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114" calcext:value-type="float">
            <text:p>114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5" calcext:value-type="float">
            <text:p>5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22" calcext:value-type="float">
            <text:p>22</text:p>
          </table:table-cell>
          <table:table-cell table:style-name="ce24" table:formula="of:=IF(INDEX([.$AG44:.$CR44];MATCH([.$M$3];[.$AG$3:.$CR$3];0)+[.$M$1])=&quot;&quot;;&quot;&quot;;INDEX([.$CU$23:.$CU$422];MATCH(INDEX([.$AG44:.$CR44];MATCH([.$M$3];[.$AG$3:.$CR$3];0)+[.$M$1])&amp;IF([.P44]=&quot;&quot;;&quot;&quot;;&quot;_&quot;&amp;[.P44]);[.$CV$23:.$CV$422];0)))" office:value-type="float" office:value="118" calcext:value-type="float">
            <text:p>118</text:p>
          </table:table-cell>
          <table:table-cell table:style-name="ce14" table:formula="of:=IF(INDEX([.$AG44:.$CR44];MATCH([.$M$3];[.$AG$3:.$CR$3];0)+[.N$1])=&quot;&quot;;&quot;&quot;;INDEX([.$AG44:.$CR44];MATCH([.$M$3];[.$AG$3:.$CR$3];0)+[.N$1]))" office:value-type="string" office:string-value="b" calcext:value-type="string">
            <text:p>b</text:p>
          </table:table-cell>
          <table:table-cell table:style-name="ce14" table:formula="of:=IF(INDEX([.$AG44:.$CR44];MATCH([.$M$3];[.$AG$3:.$CR$3];0)+[.O$1])=&quot;&quot;;&quot;&quot;;INDEX([.$AG44:.$CR44];MATCH([.$M$3];[.$AG$3:.$CR$3];0)+[.O$1]))">
            <text:p/>
          </table:table-cell>
          <table:table-cell table:style-name="ce37" table:formula="of:=IF(INDEX([.$AG44:.$CR44];MATCH([.$M$3];[.$AG$3:.$CR$3];0)+[.P$1])=&quot;&quot;;&quot;&quot;;INDEX([.$AG44:.$CR44];MATCH([.$M$3];[.$AG$3:.$CR$3];0)+[.P$1]))">
            <text:p/>
          </table:table-cell>
          <table:table-cell table:style-name="ce24" table:formula="of:=IF(INDEX([.$AG44:.$CR44];MATCH([.$M$3];[.$AG$3:.$CR$3];0)+[.Q$1])=&quot;&quot;;&quot;&quot;;INDEX([.$CU$23:.$CU$422];MATCH(INDEX([.$AG44:.$CR44];MATCH([.$M$3];[.$AG$3:.$CR$3];0)+[.Q$1])&amp;IF([.T44]=&quot;&quot;;&quot;&quot;;&quot;_&quot;&amp;[.T44]);[.$CW$23:.$CW$422];0)))">
            <text:p/>
          </table:table-cell>
          <table:table-cell table:style-name="ce14" table:formula="of:=IF(INDEX([.$AG44:.$CR44];MATCH([.$M$3];[.$AG$3:.$CR$3];0)+[.R$1])=&quot;&quot;;&quot;&quot;;INDEX([.$AG44:.$CR44];MATCH([.$M$3];[.$AG$3:.$CR$3];0)+[.R$1]))">
            <text:p/>
          </table:table-cell>
          <table:table-cell table:style-name="ce14" table:formula="of:=IF(INDEX([.$AG44:.$CR44];MATCH([.$M$3];[.$AG$3:.$CR$3];0)+[.S$1])=&quot;&quot;;&quot;&quot;;INDEX([.$AG44:.$CR44];MATCH([.$M$3];[.$AG$3:.$CR$3];0)+[.S$1]))">
            <text:p/>
          </table:table-cell>
          <table:table-cell table:style-name="ce37" table:formula="of:=IF(INDEX([.$AG44:.$CR44];MATCH([.$M$3];[.$AG$3:.$CR$3];0)+[.T$1])=&quot;&quot;;&quot;&quot;;INDEX([.$AG44:.$CR44];MATCH([.$M$3];[.$AG$3:.$CR$3];0)+[.T$1]))">
            <text:p/>
          </table:table-cell>
          <table:table-cell table:style-name="ce24" table:formula="of:=IF(INDEX([.$AG44:.$CR44];MATCH([.$M$3];[.$AG$3:.$CR$3];0)+[.U$1])=&quot;&quot;;&quot;&quot;;INDEX([.$CU$23:.$CU$422];MATCH(INDEX([.$AG44:.$CR44];MATCH([.$M$3];[.$AG$3:.$CR$3];0)+[.U$1])&amp;IF([.X44]=&quot;&quot;;&quot;&quot;;&quot;_&quot;&amp;[.X44]);[.$CX$23:.$CX$422];0)))" office:value-type="float" office:value="179" calcext:value-type="float">
            <text:p>179</text:p>
          </table:table-cell>
          <table:table-cell table:style-name="ce14" table:formula="of:=IF(INDEX([.$AG44:.$CR44];MATCH([.$M$3];[.$AG$3:.$CR$3];0)+[.V$1])=&quot;&quot;;&quot;&quot;;INDEX([.$AG44:.$CR44];MATCH([.$M$3];[.$AG$3:.$CR$3];0)+[.V$1]))" office:value-type="string" office:string-value="b" calcext:value-type="string">
            <text:p>b</text:p>
          </table:table-cell>
          <table:table-cell table:style-name="ce14" table:formula="of:=IF(INDEX([.$AG44:.$CR44];MATCH([.$M$3];[.$AG$3:.$CR$3];0)+[.W$1])=&quot;&quot;;&quot;&quot;;INDEX([.$AG44:.$CR44];MATCH([.$M$3];[.$AG$3:.$CR$3];0)+[.W$1]))">
            <text:p/>
          </table:table-cell>
          <table:table-cell table:style-name="ce37" table:formula="of:=IF(INDEX([.$AG44:.$CR44];MATCH([.$M$3];[.$AG$3:.$CR$3];0)+[.X$1])=&quot;&quot;;&quot;&quot;;INDEX([.$AG44:.$CR44];MATCH([.$M$3];[.$AG$3:.$CR$3];0)+[.X$1]))">
            <text:p/>
          </table:table-cell>
          <table:table-cell table:style-name="ce24" table:formula="of:=IF(INDEX([.$AG44:.$CR44];MATCH([.$M$3];[.$AG$3:.$CR$3];0)+[.Y$1])=&quot;&quot;;&quot;&quot;;INDEX([.$CU$23:.$CU$422];MATCH(INDEX([.$AG44:.$CR44];MATCH([.$M$3];[.$AG$3:.$CR$3];0)+[.Y$1])&amp;IF([.AB44]=&quot;&quot;;&quot;&quot;;&quot;_&quot;&amp;[.AB44]);[.$CY$23:.$CY$422];0)))" office:value-type="float" office:value="181" calcext:value-type="float">
            <text:p>181</text:p>
          </table:table-cell>
          <table:table-cell table:style-name="ce14" table:formula="of:=IF(INDEX([.$AG44:.$CR44];MATCH([.$M$3];[.$AG$3:.$CR$3];0)+[.Z$1])=&quot;&quot;;&quot;&quot;;INDEX([.$AG44:.$CR44];MATCH([.$M$3];[.$AG$3:.$CR$3];0)+[.Z$1]))" office:value-type="string" office:string-value="b" calcext:value-type="string">
            <text:p>b</text:p>
          </table:table-cell>
          <table:table-cell table:style-name="ce14" table:formula="of:=IF(INDEX([.$AG44:.$CR44];MATCH([.$M$3];[.$AG$3:.$CR$3];0)+[.AA$1])=&quot;&quot;;&quot;&quot;;INDEX([.$AG44:.$CR44];MATCH([.$M$3];[.$AG$3:.$CR$3];0)+[.AA$1]))">
            <text:p/>
          </table:table-cell>
          <table:table-cell table:style-name="ce37" table:formula="of:=IF(INDEX([.$AG44:.$CR44];MATCH([.$M$3];[.$AG$3:.$CR$3];0)+[.AB$1])=&quot;&quot;;&quot;&quot;;INDEX([.$AG44:.$CR44];MATCH([.$M$3];[.$AG$3:.$CR$3];0)+[.AB$1]))">
            <text:p/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7" calcext:value-type="float">
            <text:p>4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2" calcext:value-type="float">
            <text:p>5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18" calcext:value-type="float">
            <text:p>118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4" calcext:value-type="float">
            <text:p>4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b" calcext:value-type="string">
            <text:p>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break" calcext:value-type="string">
            <text:p>\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number-columns-repeated="2"/>
          <table:table-cell table:style-name="ce14" office:value-type="float" office:value="23" calcext:value-type="float">
            <text:p>23</text:p>
          </table:table-cell>
          <table:table-cell table:style-name="ce24" table:formula="of:=IF(INDEX([.$AG45:.$CR45];MATCH([.$M$3];[.$AG$3:.$CR$3];0)+[.$M$1])=&quot;&quot;;&quot;&quot;;INDEX([.$CU$23:.$CU$422];MATCH(INDEX([.$AG45:.$CR45];MATCH([.$M$3];[.$AG$3:.$CR$3];0)+[.$M$1])&amp;IF([.P45]=&quot;&quot;;&quot;&quot;;&quot;_&quot;&amp;[.P45]);[.$CV$23:.$CV$422];0)))" office:value-type="float" office:value="123" calcext:value-type="float">
            <text:p>123</text:p>
          </table:table-cell>
          <table:table-cell table:style-name="ce14" table:formula="of:=IF(INDEX([.$AG45:.$CR45];MATCH([.$M$3];[.$AG$3:.$CR$3];0)+[.N$1])=&quot;&quot;;&quot;&quot;;INDEX([.$AG45:.$CR45];MATCH([.$M$3];[.$AG$3:.$CR$3];0)+[.N$1]))" office:value-type="string" office:string-value="b" calcext:value-type="string">
            <text:p>b</text:p>
          </table:table-cell>
          <table:table-cell table:style-name="ce14" table:formula="of:=IF(INDEX([.$AG45:.$CR45];MATCH([.$M$3];[.$AG$3:.$CR$3];0)+[.O$1])=&quot;&quot;;&quot;&quot;;INDEX([.$AG45:.$CR45];MATCH([.$M$3];[.$AG$3:.$CR$3];0)+[.O$1]))">
            <text:p/>
          </table:table-cell>
          <table:table-cell table:style-name="ce37" table:formula="of:=IF(INDEX([.$AG45:.$CR45];MATCH([.$M$3];[.$AG$3:.$CR$3];0)+[.P$1])=&quot;&quot;;&quot;&quot;;INDEX([.$AG45:.$CR45];MATCH([.$M$3];[.$AG$3:.$CR$3];0)+[.P$1]))">
            <text:p/>
          </table:table-cell>
          <table:table-cell table:style-name="ce24" table:formula="of:=IF(INDEX([.$AG45:.$CR45];MATCH([.$M$3];[.$AG$3:.$CR$3];0)+[.Q$1])=&quot;&quot;;&quot;&quot;;INDEX([.$CU$23:.$CU$422];MATCH(INDEX([.$AG45:.$CR45];MATCH([.$M$3];[.$AG$3:.$CR$3];0)+[.Q$1])&amp;IF([.T45]=&quot;&quot;;&quot;&quot;;&quot;_&quot;&amp;[.T45]);[.$CW$23:.$CW$422];0)))">
            <text:p/>
          </table:table-cell>
          <table:table-cell table:style-name="ce14" table:formula="of:=IF(INDEX([.$AG45:.$CR45];MATCH([.$M$3];[.$AG$3:.$CR$3];0)+[.R$1])=&quot;&quot;;&quot;&quot;;INDEX([.$AG45:.$CR45];MATCH([.$M$3];[.$AG$3:.$CR$3];0)+[.R$1]))">
            <text:p/>
          </table:table-cell>
          <table:table-cell table:style-name="ce14" table:formula="of:=IF(INDEX([.$AG45:.$CR45];MATCH([.$M$3];[.$AG$3:.$CR$3];0)+[.S$1])=&quot;&quot;;&quot;&quot;;INDEX([.$AG45:.$CR45];MATCH([.$M$3];[.$AG$3:.$CR$3];0)+[.S$1]))">
            <text:p/>
          </table:table-cell>
          <table:table-cell table:style-name="ce37" table:formula="of:=IF(INDEX([.$AG45:.$CR45];MATCH([.$M$3];[.$AG$3:.$CR$3];0)+[.T$1])=&quot;&quot;;&quot;&quot;;INDEX([.$AG45:.$CR45];MATCH([.$M$3];[.$AG$3:.$CR$3];0)+[.T$1]))">
            <text:p/>
          </table:table-cell>
          <table:table-cell table:style-name="ce24" table:formula="of:=IF(INDEX([.$AG45:.$CR45];MATCH([.$M$3];[.$AG$3:.$CR$3];0)+[.U$1])=&quot;&quot;;&quot;&quot;;INDEX([.$CU$23:.$CU$422];MATCH(INDEX([.$AG45:.$CR45];MATCH([.$M$3];[.$AG$3:.$CR$3];0)+[.U$1])&amp;IF([.X45]=&quot;&quot;;&quot;&quot;;&quot;_&quot;&amp;[.X45]);[.$CX$23:.$CX$422];0)))" office:value-type="float" office:value="185" calcext:value-type="float">
            <text:p>185</text:p>
          </table:table-cell>
          <table:table-cell table:style-name="ce14" table:formula="of:=IF(INDEX([.$AG45:.$CR45];MATCH([.$M$3];[.$AG$3:.$CR$3];0)+[.V$1])=&quot;&quot;;&quot;&quot;;INDEX([.$AG45:.$CR45];MATCH([.$M$3];[.$AG$3:.$CR$3];0)+[.V$1]))" office:value-type="string" office:string-value="b" calcext:value-type="string">
            <text:p>b</text:p>
          </table:table-cell>
          <table:table-cell table:style-name="ce14" table:formula="of:=IF(INDEX([.$AG45:.$CR45];MATCH([.$M$3];[.$AG$3:.$CR$3];0)+[.W$1])=&quot;&quot;;&quot;&quot;;INDEX([.$AG45:.$CR45];MATCH([.$M$3];[.$AG$3:.$CR$3];0)+[.W$1]))">
            <text:p/>
          </table:table-cell>
          <table:table-cell table:style-name="ce37" table:formula="of:=IF(INDEX([.$AG45:.$CR45];MATCH([.$M$3];[.$AG$3:.$CR$3];0)+[.X$1])=&quot;&quot;;&quot;&quot;;INDEX([.$AG45:.$CR45];MATCH([.$M$3];[.$AG$3:.$CR$3];0)+[.X$1]))">
            <text:p/>
          </table:table-cell>
          <table:table-cell table:style-name="ce24" table:formula="of:=IF(INDEX([.$AG45:.$CR45];MATCH([.$M$3];[.$AG$3:.$CR$3];0)+[.Y$1])=&quot;&quot;;&quot;&quot;;INDEX([.$CU$23:.$CU$422];MATCH(INDEX([.$AG45:.$CR45];MATCH([.$M$3];[.$AG$3:.$CR$3];0)+[.Y$1])&amp;IF([.AB45]=&quot;&quot;;&quot;&quot;;&quot;_&quot;&amp;[.AB45]);[.$CY$23:.$CY$422];0)))" office:value-type="float" office:value="190" calcext:value-type="float">
            <text:p>190</text:p>
          </table:table-cell>
          <table:table-cell table:style-name="ce14" table:formula="of:=IF(INDEX([.$AG45:.$CR45];MATCH([.$M$3];[.$AG$3:.$CR$3];0)+[.Z$1])=&quot;&quot;;&quot;&quot;;INDEX([.$AG45:.$CR45];MATCH([.$M$3];[.$AG$3:.$CR$3];0)+[.Z$1]))" office:value-type="string" office:string-value="b" calcext:value-type="string">
            <text:p>b</text:p>
          </table:table-cell>
          <table:table-cell table:style-name="ce14" table:formula="of:=IF(INDEX([.$AG45:.$CR45];MATCH([.$M$3];[.$AG$3:.$CR$3];0)+[.AA$1])=&quot;&quot;;&quot;&quot;;INDEX([.$AG45:.$CR45];MATCH([.$M$3];[.$AG$3:.$CR$3];0)+[.AA$1]))">
            <text:p/>
          </table:table-cell>
          <table:table-cell table:style-name="ce37" table:formula="of:=IF(INDEX([.$AG45:.$CR45];MATCH([.$M$3];[.$AG$3:.$CR$3];0)+[.AB$1])=&quot;&quot;;&quot;&quot;;INDEX([.$AG45:.$CR45];MATCH([.$M$3];[.$AG$3:.$CR$3];0)+[.AB$1]))">
            <text:p/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9" calcext:value-type="float">
            <text:p>4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4" calcext:value-type="float">
            <text:p>5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23" calcext:value-type="float">
            <text:p>123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5" calcext:value-type="float">
            <text:p>5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24" calcext:value-type="float">
            <text:p>24</text:p>
          </table:table-cell>
          <table:table-cell table:style-name="ce24" table:formula="of:=IF(INDEX([.$AG46:.$CR46];MATCH([.$M$3];[.$AG$3:.$CR$3];0)+[.$M$1])=&quot;&quot;;&quot;&quot;;INDEX([.$CU$23:.$CU$422];MATCH(INDEX([.$AG46:.$CR46];MATCH([.$M$3];[.$AG$3:.$CR$3];0)+[.$M$1])&amp;IF([.P46]=&quot;&quot;;&quot;&quot;;&quot;_&quot;&amp;[.P46]);[.$CV$23:.$CV$422];0)))" office:value-type="float" office:value="126" calcext:value-type="float">
            <text:p>126</text:p>
          </table:table-cell>
          <table:table-cell table:style-name="ce14" table:formula="of:=IF(INDEX([.$AG46:.$CR46];MATCH([.$M$3];[.$AG$3:.$CR$3];0)+[.N$1])=&quot;&quot;;&quot;&quot;;INDEX([.$AG46:.$CR46];MATCH([.$M$3];[.$AG$3:.$CR$3];0)+[.N$1]))" office:value-type="string" office:string-value="b" calcext:value-type="string">
            <text:p>b</text:p>
          </table:table-cell>
          <table:table-cell table:style-name="ce14" table:formula="of:=IF(INDEX([.$AG46:.$CR46];MATCH([.$M$3];[.$AG$3:.$CR$3];0)+[.O$1])=&quot;&quot;;&quot;&quot;;INDEX([.$AG46:.$CR46];MATCH([.$M$3];[.$AG$3:.$CR$3];0)+[.O$1]))">
            <text:p/>
          </table:table-cell>
          <table:table-cell table:style-name="ce37" table:formula="of:=IF(INDEX([.$AG46:.$CR46];MATCH([.$M$3];[.$AG$3:.$CR$3];0)+[.P$1])=&quot;&quot;;&quot;&quot;;INDEX([.$AG46:.$CR46];MATCH([.$M$3];[.$AG$3:.$CR$3];0)+[.P$1]))">
            <text:p/>
          </table:table-cell>
          <table:table-cell table:style-name="ce24" table:formula="of:=IF(INDEX([.$AG46:.$CR46];MATCH([.$M$3];[.$AG$3:.$CR$3];0)+[.Q$1])=&quot;&quot;;&quot;&quot;;INDEX([.$CU$23:.$CU$422];MATCH(INDEX([.$AG46:.$CR46];MATCH([.$M$3];[.$AG$3:.$CR$3];0)+[.Q$1])&amp;IF([.T46]=&quot;&quot;;&quot;&quot;;&quot;_&quot;&amp;[.T46]);[.$CW$23:.$CW$422];0)))">
            <text:p/>
          </table:table-cell>
          <table:table-cell table:style-name="ce14" table:formula="of:=IF(INDEX([.$AG46:.$CR46];MATCH([.$M$3];[.$AG$3:.$CR$3];0)+[.R$1])=&quot;&quot;;&quot;&quot;;INDEX([.$AG46:.$CR46];MATCH([.$M$3];[.$AG$3:.$CR$3];0)+[.R$1]))">
            <text:p/>
          </table:table-cell>
          <table:table-cell table:style-name="ce14" table:formula="of:=IF(INDEX([.$AG46:.$CR46];MATCH([.$M$3];[.$AG$3:.$CR$3];0)+[.S$1])=&quot;&quot;;&quot;&quot;;INDEX([.$AG46:.$CR46];MATCH([.$M$3];[.$AG$3:.$CR$3];0)+[.S$1]))">
            <text:p/>
          </table:table-cell>
          <table:table-cell table:style-name="ce37" table:formula="of:=IF(INDEX([.$AG46:.$CR46];MATCH([.$M$3];[.$AG$3:.$CR$3];0)+[.T$1])=&quot;&quot;;&quot;&quot;;INDEX([.$AG46:.$CR46];MATCH([.$M$3];[.$AG$3:.$CR$3];0)+[.T$1]))">
            <text:p/>
          </table:table-cell>
          <table:table-cell table:style-name="ce24" table:formula="of:=IF(INDEX([.$AG46:.$CR46];MATCH([.$M$3];[.$AG$3:.$CR$3];0)+[.U$1])=&quot;&quot;;&quot;&quot;;INDEX([.$CU$23:.$CU$422];MATCH(INDEX([.$AG46:.$CR46];MATCH([.$M$3];[.$AG$3:.$CR$3];0)+[.U$1])&amp;IF([.X46]=&quot;&quot;;&quot;&quot;;&quot;_&quot;&amp;[.X46]);[.$CX$23:.$CX$422];0)))" office:value-type="float" office:value="191" calcext:value-type="float">
            <text:p>191</text:p>
          </table:table-cell>
          <table:table-cell table:style-name="ce14" table:formula="of:=IF(INDEX([.$AG46:.$CR46];MATCH([.$M$3];[.$AG$3:.$CR$3];0)+[.V$1])=&quot;&quot;;&quot;&quot;;INDEX([.$AG46:.$CR46];MATCH([.$M$3];[.$AG$3:.$CR$3];0)+[.V$1]))" office:value-type="string" office:string-value="b" calcext:value-type="string">
            <text:p>b</text:p>
          </table:table-cell>
          <table:table-cell table:style-name="ce14" table:formula="of:=IF(INDEX([.$AG46:.$CR46];MATCH([.$M$3];[.$AG$3:.$CR$3];0)+[.W$1])=&quot;&quot;;&quot;&quot;;INDEX([.$AG46:.$CR46];MATCH([.$M$3];[.$AG$3:.$CR$3];0)+[.W$1]))">
            <text:p/>
          </table:table-cell>
          <table:table-cell table:style-name="ce37" table:formula="of:=IF(INDEX([.$AG46:.$CR46];MATCH([.$M$3];[.$AG$3:.$CR$3];0)+[.X$1])=&quot;&quot;;&quot;&quot;;INDEX([.$AG46:.$CR46];MATCH([.$M$3];[.$AG$3:.$CR$3];0)+[.X$1]))">
            <text:p/>
          </table:table-cell>
          <table:table-cell table:style-name="ce24" table:formula="of:=IF(INDEX([.$AG46:.$CR46];MATCH([.$M$3];[.$AG$3:.$CR$3];0)+[.Y$1])=&quot;&quot;;&quot;&quot;;INDEX([.$CU$23:.$CU$422];MATCH(INDEX([.$AG46:.$CR46];MATCH([.$M$3];[.$AG$3:.$CR$3];0)+[.Y$1])&amp;IF([.AB46]=&quot;&quot;;&quot;&quot;;&quot;_&quot;&amp;[.AB46]);[.$CY$23:.$CY$422];0)))" office:value-type="float" office:value="199" calcext:value-type="float">
            <text:p>199</text:p>
          </table:table-cell>
          <table:table-cell table:style-name="ce14" table:formula="of:=IF(INDEX([.$AG46:.$CR46];MATCH([.$M$3];[.$AG$3:.$CR$3];0)+[.Z$1])=&quot;&quot;;&quot;&quot;;INDEX([.$AG46:.$CR46];MATCH([.$M$3];[.$AG$3:.$CR$3];0)+[.Z$1]))" office:value-type="string" office:string-value="pb" calcext:value-type="string">
            <text:p>pb</text:p>
          </table:table-cell>
          <table:table-cell table:style-name="ce14" table:formula="of:=IF(INDEX([.$AG46:.$CR46];MATCH([.$M$3];[.$AG$3:.$CR$3];0)+[.AA$1])=&quot;&quot;;&quot;&quot;;INDEX([.$AG46:.$CR46];MATCH([.$M$3];[.$AG$3:.$CR$3];0)+[.AA$1]))">
            <text:p/>
          </table:table-cell>
          <table:table-cell table:style-name="ce37" table:formula="of:=IF(INDEX([.$AG46:.$CR46];MATCH([.$M$3];[.$AG$3:.$CR$3];0)+[.AB$1])=&quot;&quot;;&quot;&quot;;INDEX([.$AG46:.$CR46];MATCH([.$M$3];[.$AG$3:.$CR$3];0)+[.AB$1]))">
            <text:p/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2" calcext:value-type="float">
            <text:p>5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26" calcext:value-type="float">
            <text:p>126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3" calcext:value-type="float">
            <text:p>3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number-columns-repeated="2"/>
          <table:table-cell table:style-name="ce14" office:value-type="float" office:value="25" calcext:value-type="float">
            <text:p>25</text:p>
          </table:table-cell>
          <table:table-cell table:style-name="ce24" table:formula="of:=IF(INDEX([.$AG47:.$CR47];MATCH([.$M$3];[.$AG$3:.$CR$3];0)+[.$M$1])=&quot;&quot;;&quot;&quot;;INDEX([.$CU$23:.$CU$422];MATCH(INDEX([.$AG47:.$CR47];MATCH([.$M$3];[.$AG$3:.$CR$3];0)+[.$M$1])&amp;IF([.P47]=&quot;&quot;;&quot;&quot;;&quot;_&quot;&amp;[.P47]);[.$CV$23:.$CV$422];0)))" office:value-type="float" office:value="132" calcext:value-type="float">
            <text:p>132</text:p>
          </table:table-cell>
          <table:table-cell table:style-name="ce14" table:formula="of:=IF(INDEX([.$AG47:.$CR47];MATCH([.$M$3];[.$AG$3:.$CR$3];0)+[.N$1])=&quot;&quot;;&quot;&quot;;INDEX([.$AG47:.$CR47];MATCH([.$M$3];[.$AG$3:.$CR$3];0)+[.N$1]))" office:value-type="string" office:string-value="pb" calcext:value-type="string">
            <text:p>pb</text:p>
          </table:table-cell>
          <table:table-cell table:style-name="ce14" table:formula="of:=IF(INDEX([.$AG47:.$CR47];MATCH([.$M$3];[.$AG$3:.$CR$3];0)+[.O$1])=&quot;&quot;;&quot;&quot;;INDEX([.$AG47:.$CR47];MATCH([.$M$3];[.$AG$3:.$CR$3];0)+[.O$1]))">
            <text:p/>
          </table:table-cell>
          <table:table-cell table:style-name="ce37" table:formula="of:=IF(INDEX([.$AG47:.$CR47];MATCH([.$M$3];[.$AG$3:.$CR$3];0)+[.P$1])=&quot;&quot;;&quot;&quot;;INDEX([.$AG47:.$CR47];MATCH([.$M$3];[.$AG$3:.$CR$3];0)+[.P$1]))">
            <text:p/>
          </table:table-cell>
          <table:table-cell table:style-name="ce24" table:formula="of:=IF(INDEX([.$AG47:.$CR47];MATCH([.$M$3];[.$AG$3:.$CR$3];0)+[.Q$1])=&quot;&quot;;&quot;&quot;;INDEX([.$CU$23:.$CU$422];MATCH(INDEX([.$AG47:.$CR47];MATCH([.$M$3];[.$AG$3:.$CR$3];0)+[.Q$1])&amp;IF([.T47]=&quot;&quot;;&quot;&quot;;&quot;_&quot;&amp;[.T47]);[.$CW$23:.$CW$422];0)))">
            <text:p/>
          </table:table-cell>
          <table:table-cell table:style-name="ce14" table:formula="of:=IF(INDEX([.$AG47:.$CR47];MATCH([.$M$3];[.$AG$3:.$CR$3];0)+[.R$1])=&quot;&quot;;&quot;&quot;;INDEX([.$AG47:.$CR47];MATCH([.$M$3];[.$AG$3:.$CR$3];0)+[.R$1]))">
            <text:p/>
          </table:table-cell>
          <table:table-cell table:style-name="ce14" table:formula="of:=IF(INDEX([.$AG47:.$CR47];MATCH([.$M$3];[.$AG$3:.$CR$3];0)+[.S$1])=&quot;&quot;;&quot;&quot;;INDEX([.$AG47:.$CR47];MATCH([.$M$3];[.$AG$3:.$CR$3];0)+[.S$1]))">
            <text:p/>
          </table:table-cell>
          <table:table-cell table:style-name="ce37" table:formula="of:=IF(INDEX([.$AG47:.$CR47];MATCH([.$M$3];[.$AG$3:.$CR$3];0)+[.T$1])=&quot;&quot;;&quot;&quot;;INDEX([.$AG47:.$CR47];MATCH([.$M$3];[.$AG$3:.$CR$3];0)+[.T$1]))">
            <text:p/>
          </table:table-cell>
          <table:table-cell table:style-name="ce24" table:formula="of:=IF(INDEX([.$AG47:.$CR47];MATCH([.$M$3];[.$AG$3:.$CR$3];0)+[.U$1])=&quot;&quot;;&quot;&quot;;INDEX([.$CU$23:.$CU$422];MATCH(INDEX([.$AG47:.$CR47];MATCH([.$M$3];[.$AG$3:.$CR$3];0)+[.U$1])&amp;IF([.X47]=&quot;&quot;;&quot;&quot;;&quot;_&quot;&amp;[.X47]);[.$CX$23:.$CX$422];0)))">
            <text:p/>
          </table:table-cell>
          <table:table-cell table:style-name="ce14" table:formula="of:=IF(INDEX([.$AG47:.$CR47];MATCH([.$M$3];[.$AG$3:.$CR$3];0)+[.V$1])=&quot;&quot;;&quot;&quot;;INDEX([.$AG47:.$CR47];MATCH([.$M$3];[.$AG$3:.$CR$3];0)+[.V$1]))">
            <text:p/>
          </table:table-cell>
          <table:table-cell table:style-name="ce14" table:formula="of:=IF(INDEX([.$AG47:.$CR47];MATCH([.$M$3];[.$AG$3:.$CR$3];0)+[.W$1])=&quot;&quot;;&quot;&quot;;INDEX([.$AG47:.$CR47];MATCH([.$M$3];[.$AG$3:.$CR$3];0)+[.W$1]))">
            <text:p/>
          </table:table-cell>
          <table:table-cell table:style-name="ce37" table:formula="of:=IF(INDEX([.$AG47:.$CR47];MATCH([.$M$3];[.$AG$3:.$CR$3];0)+[.X$1])=&quot;&quot;;&quot;&quot;;INDEX([.$AG47:.$CR47];MATCH([.$M$3];[.$AG$3:.$CR$3];0)+[.X$1]))">
            <text:p/>
          </table:table-cell>
          <table:table-cell table:style-name="ce24" table:formula="of:=IF(INDEX([.$AG47:.$CR47];MATCH([.$M$3];[.$AG$3:.$CR$3];0)+[.Y$1])=&quot;&quot;;&quot;&quot;;INDEX([.$CU$23:.$CU$422];MATCH(INDEX([.$AG47:.$CR47];MATCH([.$M$3];[.$AG$3:.$CR$3];0)+[.Y$1])&amp;IF([.AB47]=&quot;&quot;;&quot;&quot;;&quot;_&quot;&amp;[.AB47]);[.$CY$23:.$CY$422];0)))" office:value-type="float" office:value="207" calcext:value-type="float">
            <text:p>207</text:p>
          </table:table-cell>
          <table:table-cell table:style-name="ce14" table:formula="of:=IF(INDEX([.$AG47:.$CR47];MATCH([.$M$3];[.$AG$3:.$CR$3];0)+[.Z$1])=&quot;&quot;;&quot;&quot;;INDEX([.$AG47:.$CR47];MATCH([.$M$3];[.$AG$3:.$CR$3];0)+[.Z$1]))" office:value-type="string" office:string-value="b" calcext:value-type="string">
            <text:p>b</text:p>
          </table:table-cell>
          <table:table-cell table:style-name="ce14" table:formula="of:=IF(INDEX([.$AG47:.$CR47];MATCH([.$M$3];[.$AG$3:.$CR$3];0)+[.AA$1])=&quot;&quot;;&quot;&quot;;INDEX([.$AG47:.$CR47];MATCH([.$M$3];[.$AG$3:.$CR$3];0)+[.AA$1]))">
            <text:p/>
          </table:table-cell>
          <table:table-cell table:style-name="ce37" table:formula="of:=IF(INDEX([.$AG47:.$CR47];MATCH([.$M$3];[.$AG$3:.$CR$3];0)+[.AB$1])=&quot;&quot;;&quot;&quot;;INDEX([.$AG47:.$CR47];MATCH([.$M$3];[.$AG$3:.$CR$3];0)+[.AB$1]))">
            <text:p/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8" calcext:value-type="float">
            <text:p>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32" calcext:value-type="float">
            <text:p>132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6" calcext:value-type="float">
            <text:p>6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pb" calcext:value-type="string">
            <text:p>p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6 \pageBreak " calcext:value-type="string">
            <text:p>s1*6 \pageBreak </text:p>
          </table:table-cell>
          <table:table-cell table:number-columns-repeated="2"/>
          <table:table-cell table:style-name="ce14" office:value-type="float" office:value="26" calcext:value-type="float">
            <text:p>26</text:p>
          </table:table-cell>
          <table:table-cell table:style-name="ce24" table:formula="of:=IF(INDEX([.$AG48:.$CR48];MATCH([.$M$3];[.$AG$3:.$CR$3];0)+[.$M$1])=&quot;&quot;;&quot;&quot;;INDEX([.$CU$23:.$CU$422];MATCH(INDEX([.$AG48:.$CR48];MATCH([.$M$3];[.$AG$3:.$CR$3];0)+[.$M$1])&amp;IF([.P48]=&quot;&quot;;&quot;&quot;;&quot;_&quot;&amp;[.P48]);[.$CV$23:.$CV$422];0)))" office:value-type="float" office:value="136" calcext:value-type="float">
            <text:p>136</text:p>
          </table:table-cell>
          <table:table-cell table:style-name="ce14" table:formula="of:=IF(INDEX([.$AG48:.$CR48];MATCH([.$M$3];[.$AG$3:.$CR$3];0)+[.N$1])=&quot;&quot;;&quot;&quot;;INDEX([.$AG48:.$CR48];MATCH([.$M$3];[.$AG$3:.$CR$3];0)+[.N$1]))" office:value-type="string" office:string-value="b" calcext:value-type="string">
            <text:p>b</text:p>
          </table:table-cell>
          <table:table-cell table:style-name="ce14" table:formula="of:=IF(INDEX([.$AG48:.$CR48];MATCH([.$M$3];[.$AG$3:.$CR$3];0)+[.O$1])=&quot;&quot;;&quot;&quot;;INDEX([.$AG48:.$CR48];MATCH([.$M$3];[.$AG$3:.$CR$3];0)+[.O$1]))">
            <text:p/>
          </table:table-cell>
          <table:table-cell table:style-name="ce37" table:formula="of:=IF(INDEX([.$AG48:.$CR48];MATCH([.$M$3];[.$AG$3:.$CR$3];0)+[.P$1])=&quot;&quot;;&quot;&quot;;INDEX([.$AG48:.$CR48];MATCH([.$M$3];[.$AG$3:.$CR$3];0)+[.P$1]))">
            <text:p/>
          </table:table-cell>
          <table:table-cell table:style-name="ce24" table:formula="of:=IF(INDEX([.$AG48:.$CR48];MATCH([.$M$3];[.$AG$3:.$CR$3];0)+[.Q$1])=&quot;&quot;;&quot;&quot;;INDEX([.$CU$23:.$CU$422];MATCH(INDEX([.$AG48:.$CR48];MATCH([.$M$3];[.$AG$3:.$CR$3];0)+[.Q$1])&amp;IF([.T48]=&quot;&quot;;&quot;&quot;;&quot;_&quot;&amp;[.T48]);[.$CW$23:.$CW$422];0)))">
            <text:p/>
          </table:table-cell>
          <table:table-cell table:style-name="ce14" table:formula="of:=IF(INDEX([.$AG48:.$CR48];MATCH([.$M$3];[.$AG$3:.$CR$3];0)+[.R$1])=&quot;&quot;;&quot;&quot;;INDEX([.$AG48:.$CR48];MATCH([.$M$3];[.$AG$3:.$CR$3];0)+[.R$1]))">
            <text:p/>
          </table:table-cell>
          <table:table-cell table:style-name="ce14" table:formula="of:=IF(INDEX([.$AG48:.$CR48];MATCH([.$M$3];[.$AG$3:.$CR$3];0)+[.S$1])=&quot;&quot;;&quot;&quot;;INDEX([.$AG48:.$CR48];MATCH([.$M$3];[.$AG$3:.$CR$3];0)+[.S$1]))">
            <text:p/>
          </table:table-cell>
          <table:table-cell table:style-name="ce37" table:formula="of:=IF(INDEX([.$AG48:.$CR48];MATCH([.$M$3];[.$AG$3:.$CR$3];0)+[.T$1])=&quot;&quot;;&quot;&quot;;INDEX([.$AG48:.$CR48];MATCH([.$M$3];[.$AG$3:.$CR$3];0)+[.T$1]))">
            <text:p/>
          </table:table-cell>
          <table:table-cell table:style-name="ce24" table:formula="of:=IF(INDEX([.$AG48:.$CR48];MATCH([.$M$3];[.$AG$3:.$CR$3];0)+[.U$1])=&quot;&quot;;&quot;&quot;;INDEX([.$CU$23:.$CU$422];MATCH(INDEX([.$AG48:.$CR48];MATCH([.$M$3];[.$AG$3:.$CR$3];0)+[.U$1])&amp;IF([.X48]=&quot;&quot;;&quot;&quot;;&quot;_&quot;&amp;[.X48]);[.$CX$23:.$CX$422];0)))">
            <text:p/>
          </table:table-cell>
          <table:table-cell table:style-name="ce14" table:formula="of:=IF(INDEX([.$AG48:.$CR48];MATCH([.$M$3];[.$AG$3:.$CR$3];0)+[.V$1])=&quot;&quot;;&quot;&quot;;INDEX([.$AG48:.$CR48];MATCH([.$M$3];[.$AG$3:.$CR$3];0)+[.V$1]))">
            <text:p/>
          </table:table-cell>
          <table:table-cell table:style-name="ce14" table:formula="of:=IF(INDEX([.$AG48:.$CR48];MATCH([.$M$3];[.$AG$3:.$CR$3];0)+[.W$1])=&quot;&quot;;&quot;&quot;;INDEX([.$AG48:.$CR48];MATCH([.$M$3];[.$AG$3:.$CR$3];0)+[.W$1]))">
            <text:p/>
          </table:table-cell>
          <table:table-cell table:style-name="ce37" table:formula="of:=IF(INDEX([.$AG48:.$CR48];MATCH([.$M$3];[.$AG$3:.$CR$3];0)+[.X$1])=&quot;&quot;;&quot;&quot;;INDEX([.$AG48:.$CR48];MATCH([.$M$3];[.$AG$3:.$CR$3];0)+[.X$1]))">
            <text:p/>
          </table:table-cell>
          <table:table-cell table:style-name="ce24" table:formula="of:=IF(INDEX([.$AG48:.$CR48];MATCH([.$M$3];[.$AG$3:.$CR$3];0)+[.Y$1])=&quot;&quot;;&quot;&quot;;INDEX([.$CU$23:.$CU$422];MATCH(INDEX([.$AG48:.$CR48];MATCH([.$M$3];[.$AG$3:.$CR$3];0)+[.Y$1])&amp;IF([.AB48]=&quot;&quot;;&quot;&quot;;&quot;_&quot;&amp;[.AB48]);[.$CY$23:.$CY$422];0)))" office:value-type="float" office:value="214" calcext:value-type="float">
            <text:p>214</text:p>
          </table:table-cell>
          <table:table-cell table:style-name="ce14" table:formula="of:=IF(INDEX([.$AG48:.$CR48];MATCH([.$M$3];[.$AG$3:.$CR$3];0)+[.Z$1])=&quot;&quot;;&quot;&quot;;INDEX([.$AG48:.$CR48];MATCH([.$M$3];[.$AG$3:.$CR$3];0)+[.Z$1]))" office:value-type="string" office:string-value="b" calcext:value-type="string">
            <text:p>b</text:p>
          </table:table-cell>
          <table:table-cell table:style-name="ce14" table:formula="of:=IF(INDEX([.$AG48:.$CR48];MATCH([.$M$3];[.$AG$3:.$CR$3];0)+[.AA$1])=&quot;&quot;;&quot;&quot;;INDEX([.$AG48:.$CR48];MATCH([.$M$3];[.$AG$3:.$CR$3];0)+[.AA$1]))">
            <text:p/>
          </table:table-cell>
          <table:table-cell table:style-name="ce37" table:formula="of:=IF(INDEX([.$AG48:.$CR48];MATCH([.$M$3];[.$AG$3:.$CR$3];0)+[.AB$1])=&quot;&quot;;&quot;&quot;;INDEX([.$AG48:.$CR48];MATCH([.$M$3];[.$AG$3:.$CR$3];0)+[.AB$1]))">
            <text:p/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8" calcext:value-type="float">
            <text:p>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36" calcext:value-type="float">
            <text:p>136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4" calcext:value-type="float">
            <text:p>4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number-columns-repeated="2"/>
          <table:table-cell table:style-name="ce14" office:value-type="float" office:value="27" calcext:value-type="float">
            <text:p>27</text:p>
          </table:table-cell>
          <table:table-cell table:style-name="ce24" table:formula="of:=IF(INDEX([.$AG49:.$CR49];MATCH([.$M$3];[.$AG$3:.$CR$3];0)+[.$M$1])=&quot;&quot;;&quot;&quot;;INDEX([.$CU$23:.$CU$422];MATCH(INDEX([.$AG49:.$CR49];MATCH([.$M$3];[.$AG$3:.$CR$3];0)+[.$M$1])&amp;IF([.P49]=&quot;&quot;;&quot;&quot;;&quot;_&quot;&amp;[.P49]);[.$CV$23:.$CV$422];0)))" office:value-type="float" office:value="141" calcext:value-type="float">
            <text:p>141</text:p>
          </table:table-cell>
          <table:table-cell table:style-name="ce14" table:formula="of:=IF(INDEX([.$AG49:.$CR49];MATCH([.$M$3];[.$AG$3:.$CR$3];0)+[.N$1])=&quot;&quot;;&quot;&quot;;INDEX([.$AG49:.$CR49];MATCH([.$M$3];[.$AG$3:.$CR$3];0)+[.N$1]))" office:value-type="string" office:string-value="b" calcext:value-type="string">
            <text:p>b</text:p>
          </table:table-cell>
          <table:table-cell table:style-name="ce14" table:formula="of:=IF(INDEX([.$AG49:.$CR49];MATCH([.$M$3];[.$AG$3:.$CR$3];0)+[.O$1])=&quot;&quot;;&quot;&quot;;INDEX([.$AG49:.$CR49];MATCH([.$M$3];[.$AG$3:.$CR$3];0)+[.O$1]))">
            <text:p/>
          </table:table-cell>
          <table:table-cell table:style-name="ce37" table:formula="of:=IF(INDEX([.$AG49:.$CR49];MATCH([.$M$3];[.$AG$3:.$CR$3];0)+[.P$1])=&quot;&quot;;&quot;&quot;;INDEX([.$AG49:.$CR49];MATCH([.$M$3];[.$AG$3:.$CR$3];0)+[.P$1]))">
            <text:p/>
          </table:table-cell>
          <table:table-cell table:style-name="ce24" table:formula="of:=IF(INDEX([.$AG49:.$CR49];MATCH([.$M$3];[.$AG$3:.$CR$3];0)+[.Q$1])=&quot;&quot;;&quot;&quot;;INDEX([.$CU$23:.$CU$422];MATCH(INDEX([.$AG49:.$CR49];MATCH([.$M$3];[.$AG$3:.$CR$3];0)+[.Q$1])&amp;IF([.T49]=&quot;&quot;;&quot;&quot;;&quot;_&quot;&amp;[.T49]);[.$CW$23:.$CW$422];0)))">
            <text:p/>
          </table:table-cell>
          <table:table-cell table:style-name="ce14" table:formula="of:=IF(INDEX([.$AG49:.$CR49];MATCH([.$M$3];[.$AG$3:.$CR$3];0)+[.R$1])=&quot;&quot;;&quot;&quot;;INDEX([.$AG49:.$CR49];MATCH([.$M$3];[.$AG$3:.$CR$3];0)+[.R$1]))">
            <text:p/>
          </table:table-cell>
          <table:table-cell table:style-name="ce14" table:formula="of:=IF(INDEX([.$AG49:.$CR49];MATCH([.$M$3];[.$AG$3:.$CR$3];0)+[.S$1])=&quot;&quot;;&quot;&quot;;INDEX([.$AG49:.$CR49];MATCH([.$M$3];[.$AG$3:.$CR$3];0)+[.S$1]))">
            <text:p/>
          </table:table-cell>
          <table:table-cell table:style-name="ce37" table:formula="of:=IF(INDEX([.$AG49:.$CR49];MATCH([.$M$3];[.$AG$3:.$CR$3];0)+[.T$1])=&quot;&quot;;&quot;&quot;;INDEX([.$AG49:.$CR49];MATCH([.$M$3];[.$AG$3:.$CR$3];0)+[.T$1]))">
            <text:p/>
          </table:table-cell>
          <table:table-cell table:style-name="ce24" table:formula="of:=IF(INDEX([.$AG49:.$CR49];MATCH([.$M$3];[.$AG$3:.$CR$3];0)+[.U$1])=&quot;&quot;;&quot;&quot;;INDEX([.$CU$23:.$CU$422];MATCH(INDEX([.$AG49:.$CR49];MATCH([.$M$3];[.$AG$3:.$CR$3];0)+[.U$1])&amp;IF([.X49]=&quot;&quot;;&quot;&quot;;&quot;_&quot;&amp;[.X49]);[.$CX$23:.$CX$422];0)))">
            <text:p/>
          </table:table-cell>
          <table:table-cell table:style-name="ce14" table:formula="of:=IF(INDEX([.$AG49:.$CR49];MATCH([.$M$3];[.$AG$3:.$CR$3];0)+[.V$1])=&quot;&quot;;&quot;&quot;;INDEX([.$AG49:.$CR49];MATCH([.$M$3];[.$AG$3:.$CR$3];0)+[.V$1]))">
            <text:p/>
          </table:table-cell>
          <table:table-cell table:style-name="ce14" table:formula="of:=IF(INDEX([.$AG49:.$CR49];MATCH([.$M$3];[.$AG$3:.$CR$3];0)+[.W$1])=&quot;&quot;;&quot;&quot;;INDEX([.$AG49:.$CR49];MATCH([.$M$3];[.$AG$3:.$CR$3];0)+[.W$1]))">
            <text:p/>
          </table:table-cell>
          <table:table-cell table:style-name="ce37" table:formula="of:=IF(INDEX([.$AG49:.$CR49];MATCH([.$M$3];[.$AG$3:.$CR$3];0)+[.X$1])=&quot;&quot;;&quot;&quot;;INDEX([.$AG49:.$CR49];MATCH([.$M$3];[.$AG$3:.$CR$3];0)+[.X$1]))">
            <text:p/>
          </table:table-cell>
          <table:table-cell table:style-name="ce24" table:formula="of:=IF(INDEX([.$AG49:.$CR49];MATCH([.$M$3];[.$AG$3:.$CR$3];0)+[.Y$1])=&quot;&quot;;&quot;&quot;;INDEX([.$CU$23:.$CU$422];MATCH(INDEX([.$AG49:.$CR49];MATCH([.$M$3];[.$AG$3:.$CR$3];0)+[.Y$1])&amp;IF([.AB49]=&quot;&quot;;&quot;&quot;;&quot;_&quot;&amp;[.AB49]);[.$CY$23:.$CY$422];0)))" office:value-type="float" office:value="222" calcext:value-type="float">
            <text:p>222</text:p>
          </table:table-cell>
          <table:table-cell table:style-name="ce14" table:formula="of:=IF(INDEX([.$AG49:.$CR49];MATCH([.$M$3];[.$AG$3:.$CR$3];0)+[.Z$1])=&quot;&quot;;&quot;&quot;;INDEX([.$AG49:.$CR49];MATCH([.$M$3];[.$AG$3:.$CR$3];0)+[.Z$1]))" office:value-type="string" office:string-value="b" calcext:value-type="string">
            <text:p>b</text:p>
          </table:table-cell>
          <table:table-cell table:style-name="ce14" table:formula="of:=IF(INDEX([.$AG49:.$CR49];MATCH([.$M$3];[.$AG$3:.$CR$3];0)+[.AA$1])=&quot;&quot;;&quot;&quot;;INDEX([.$AG49:.$CR49];MATCH([.$M$3];[.$AG$3:.$CR$3];0)+[.AA$1]))">
            <text:p/>
          </table:table-cell>
          <table:table-cell table:style-name="ce37" table:formula="of:=IF(INDEX([.$AG49:.$CR49];MATCH([.$M$3];[.$AG$3:.$CR$3];0)+[.AB$1])=&quot;&quot;;&quot;&quot;;INDEX([.$AG49:.$CR49];MATCH([.$M$3];[.$AG$3:.$CR$3];0)+[.AB$1]))">
            <text:p/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1" calcext:value-type="float">
            <text:p>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41" calcext:value-type="float">
            <text:p>141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5" calcext:value-type="float">
            <text:p>5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b" calcext:value-type="string">
            <text:p>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break" calcext:value-type="string">
            <text:p>\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28" calcext:value-type="float">
            <text:p>28</text:p>
          </table:table-cell>
          <table:table-cell table:style-name="ce24" table:formula="of:=IF(INDEX([.$AG50:.$CR50];MATCH([.$M$3];[.$AG$3:.$CR$3];0)+[.$M$1])=&quot;&quot;;&quot;&quot;;INDEX([.$CU$23:.$CU$422];MATCH(INDEX([.$AG50:.$CR50];MATCH([.$M$3];[.$AG$3:.$CR$3];0)+[.$M$1])&amp;IF([.P50]=&quot;&quot;;&quot;&quot;;&quot;_&quot;&amp;[.P50]);[.$CV$23:.$CV$422];0)))" office:value-type="float" office:value="144" calcext:value-type="float">
            <text:p>144</text:p>
          </table:table-cell>
          <table:table-cell table:style-name="ce14" table:formula="of:=IF(INDEX([.$AG50:.$CR50];MATCH([.$M$3];[.$AG$3:.$CR$3];0)+[.N$1])=&quot;&quot;;&quot;&quot;;INDEX([.$AG50:.$CR50];MATCH([.$M$3];[.$AG$3:.$CR$3];0)+[.N$1]))" office:value-type="string" office:string-value="b" calcext:value-type="string">
            <text:p>b</text:p>
          </table:table-cell>
          <table:table-cell table:style-name="ce14" table:formula="of:=IF(INDEX([.$AG50:.$CR50];MATCH([.$M$3];[.$AG$3:.$CR$3];0)+[.O$1])=&quot;&quot;;&quot;&quot;;INDEX([.$AG50:.$CR50];MATCH([.$M$3];[.$AG$3:.$CR$3];0)+[.O$1]))">
            <text:p/>
          </table:table-cell>
          <table:table-cell table:style-name="ce37" table:formula="of:=IF(INDEX([.$AG50:.$CR50];MATCH([.$M$3];[.$AG$3:.$CR$3];0)+[.P$1])=&quot;&quot;;&quot;&quot;;INDEX([.$AG50:.$CR50];MATCH([.$M$3];[.$AG$3:.$CR$3];0)+[.P$1]))">
            <text:p/>
          </table:table-cell>
          <table:table-cell table:style-name="ce24" table:formula="of:=IF(INDEX([.$AG50:.$CR50];MATCH([.$M$3];[.$AG$3:.$CR$3];0)+[.Q$1])=&quot;&quot;;&quot;&quot;;INDEX([.$CU$23:.$CU$422];MATCH(INDEX([.$AG50:.$CR50];MATCH([.$M$3];[.$AG$3:.$CR$3];0)+[.Q$1])&amp;IF([.T50]=&quot;&quot;;&quot;&quot;;&quot;_&quot;&amp;[.T50]);[.$CW$23:.$CW$422];0)))">
            <text:p/>
          </table:table-cell>
          <table:table-cell table:style-name="ce14" table:formula="of:=IF(INDEX([.$AG50:.$CR50];MATCH([.$M$3];[.$AG$3:.$CR$3];0)+[.R$1])=&quot;&quot;;&quot;&quot;;INDEX([.$AG50:.$CR50];MATCH([.$M$3];[.$AG$3:.$CR$3];0)+[.R$1]))">
            <text:p/>
          </table:table-cell>
          <table:table-cell table:style-name="ce14" table:formula="of:=IF(INDEX([.$AG50:.$CR50];MATCH([.$M$3];[.$AG$3:.$CR$3];0)+[.S$1])=&quot;&quot;;&quot;&quot;;INDEX([.$AG50:.$CR50];MATCH([.$M$3];[.$AG$3:.$CR$3];0)+[.S$1]))">
            <text:p/>
          </table:table-cell>
          <table:table-cell table:style-name="ce37" table:formula="of:=IF(INDEX([.$AG50:.$CR50];MATCH([.$M$3];[.$AG$3:.$CR$3];0)+[.T$1])=&quot;&quot;;&quot;&quot;;INDEX([.$AG50:.$CR50];MATCH([.$M$3];[.$AG$3:.$CR$3];0)+[.T$1]))">
            <text:p/>
          </table:table-cell>
          <table:table-cell table:style-name="ce24" table:formula="of:=IF(INDEX([.$AG50:.$CR50];MATCH([.$M$3];[.$AG$3:.$CR$3];0)+[.U$1])=&quot;&quot;;&quot;&quot;;INDEX([.$CU$23:.$CU$422];MATCH(INDEX([.$AG50:.$CR50];MATCH([.$M$3];[.$AG$3:.$CR$3];0)+[.U$1])&amp;IF([.X50]=&quot;&quot;;&quot;&quot;;&quot;_&quot;&amp;[.X50]);[.$CX$23:.$CX$422];0)))">
            <text:p/>
          </table:table-cell>
          <table:table-cell table:style-name="ce14" table:formula="of:=IF(INDEX([.$AG50:.$CR50];MATCH([.$M$3];[.$AG$3:.$CR$3];0)+[.V$1])=&quot;&quot;;&quot;&quot;;INDEX([.$AG50:.$CR50];MATCH([.$M$3];[.$AG$3:.$CR$3];0)+[.V$1]))">
            <text:p/>
          </table:table-cell>
          <table:table-cell table:style-name="ce14" table:formula="of:=IF(INDEX([.$AG50:.$CR50];MATCH([.$M$3];[.$AG$3:.$CR$3];0)+[.W$1])=&quot;&quot;;&quot;&quot;;INDEX([.$AG50:.$CR50];MATCH([.$M$3];[.$AG$3:.$CR$3];0)+[.W$1]))">
            <text:p/>
          </table:table-cell>
          <table:table-cell table:style-name="ce37" table:formula="of:=IF(INDEX([.$AG50:.$CR50];MATCH([.$M$3];[.$AG$3:.$CR$3];0)+[.X$1])=&quot;&quot;;&quot;&quot;;INDEX([.$AG50:.$CR50];MATCH([.$M$3];[.$AG$3:.$CR$3];0)+[.X$1]))">
            <text:p/>
          </table:table-cell>
          <table:table-cell table:style-name="ce24" table:formula="of:=IF(INDEX([.$AG50:.$CR50];MATCH([.$M$3];[.$AG$3:.$CR$3];0)+[.Y$1])=&quot;&quot;;&quot;&quot;;INDEX([.$CU$23:.$CU$422];MATCH(INDEX([.$AG50:.$CR50];MATCH([.$M$3];[.$AG$3:.$CR$3];0)+[.Y$1])&amp;IF([.AB50]=&quot;&quot;;&quot;&quot;;&quot;_&quot;&amp;[.AB50]);[.$CY$23:.$CY$422];0)))" office:value-type="float" office:value="229" calcext:value-type="float">
            <text:p>229</text:p>
          </table:table-cell>
          <table:table-cell table:style-name="ce14" table:formula="of:=IF(INDEX([.$AG50:.$CR50];MATCH([.$M$3];[.$AG$3:.$CR$3];0)+[.Z$1])=&quot;&quot;;&quot;&quot;;INDEX([.$AG50:.$CR50];MATCH([.$M$3];[.$AG$3:.$CR$3];0)+[.Z$1]))" office:value-type="string" office:string-value="b" calcext:value-type="string">
            <text:p>b</text:p>
          </table:table-cell>
          <table:table-cell table:style-name="ce14" table:formula="of:=IF(INDEX([.$AG50:.$CR50];MATCH([.$M$3];[.$AG$3:.$CR$3];0)+[.AA$1])=&quot;&quot;;&quot;&quot;;INDEX([.$AG50:.$CR50];MATCH([.$M$3];[.$AG$3:.$CR$3];0)+[.AA$1]))">
            <text:p/>
          </table:table-cell>
          <table:table-cell table:style-name="ce37" table:formula="of:=IF(INDEX([.$AG50:.$CR50];MATCH([.$M$3];[.$AG$3:.$CR$3];0)+[.AB$1])=&quot;&quot;;&quot;&quot;;INDEX([.$AG50:.$CR50];MATCH([.$M$3];[.$AG$3:.$CR$3];0)+[.AB$1]))">
            <text:p/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44" calcext:value-type="float">
            <text:p>144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3" calcext:value-type="float">
            <text:p>3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number-columns-repeated="2"/>
          <table:table-cell table:style-name="ce14" office:value-type="float" office:value="29" calcext:value-type="float">
            <text:p>29</text:p>
          </table:table-cell>
          <table:table-cell table:style-name="ce24" table:formula="of:=IF(INDEX([.$AG51:.$CR51];MATCH([.$M$3];[.$AG$3:.$CR$3];0)+[.$M$1])=&quot;&quot;;&quot;&quot;;INDEX([.$CU$23:.$CU$422];MATCH(INDEX([.$AG51:.$CR51];MATCH([.$M$3];[.$AG$3:.$CR$3];0)+[.$M$1])&amp;IF([.P51]=&quot;&quot;;&quot;&quot;;&quot;_&quot;&amp;[.P51]);[.$CV$23:.$CV$422];0)))" office:value-type="float" office:value="148" calcext:value-type="float">
            <text:p>148</text:p>
          </table:table-cell>
          <table:table-cell table:style-name="ce14" table:formula="of:=IF(INDEX([.$AG51:.$CR51];MATCH([.$M$3];[.$AG$3:.$CR$3];0)+[.N$1])=&quot;&quot;;&quot;&quot;;INDEX([.$AG51:.$CR51];MATCH([.$M$3];[.$AG$3:.$CR$3];0)+[.N$1]))" office:value-type="string" office:string-value="b" calcext:value-type="string">
            <text:p>b</text:p>
          </table:table-cell>
          <table:table-cell table:style-name="ce14" table:formula="of:=IF(INDEX([.$AG51:.$CR51];MATCH([.$M$3];[.$AG$3:.$CR$3];0)+[.O$1])=&quot;&quot;;&quot;&quot;;INDEX([.$AG51:.$CR51];MATCH([.$M$3];[.$AG$3:.$CR$3];0)+[.O$1]))">
            <text:p/>
          </table:table-cell>
          <table:table-cell table:style-name="ce37" table:formula="of:=IF(INDEX([.$AG51:.$CR51];MATCH([.$M$3];[.$AG$3:.$CR$3];0)+[.P$1])=&quot;&quot;;&quot;&quot;;INDEX([.$AG51:.$CR51];MATCH([.$M$3];[.$AG$3:.$CR$3];0)+[.P$1]))">
            <text:p/>
          </table:table-cell>
          <table:table-cell table:style-name="ce24" table:formula="of:=IF(INDEX([.$AG51:.$CR51];MATCH([.$M$3];[.$AG$3:.$CR$3];0)+[.Q$1])=&quot;&quot;;&quot;&quot;;INDEX([.$CU$23:.$CU$422];MATCH(INDEX([.$AG51:.$CR51];MATCH([.$M$3];[.$AG$3:.$CR$3];0)+[.Q$1])&amp;IF([.T51]=&quot;&quot;;&quot;&quot;;&quot;_&quot;&amp;[.T51]);[.$CW$23:.$CW$422];0)))">
            <text:p/>
          </table:table-cell>
          <table:table-cell table:style-name="ce14" table:formula="of:=IF(INDEX([.$AG51:.$CR51];MATCH([.$M$3];[.$AG$3:.$CR$3];0)+[.R$1])=&quot;&quot;;&quot;&quot;;INDEX([.$AG51:.$CR51];MATCH([.$M$3];[.$AG$3:.$CR$3];0)+[.R$1]))">
            <text:p/>
          </table:table-cell>
          <table:table-cell table:style-name="ce14" table:formula="of:=IF(INDEX([.$AG51:.$CR51];MATCH([.$M$3];[.$AG$3:.$CR$3];0)+[.S$1])=&quot;&quot;;&quot;&quot;;INDEX([.$AG51:.$CR51];MATCH([.$M$3];[.$AG$3:.$CR$3];0)+[.S$1]))">
            <text:p/>
          </table:table-cell>
          <table:table-cell table:style-name="ce37" table:formula="of:=IF(INDEX([.$AG51:.$CR51];MATCH([.$M$3];[.$AG$3:.$CR$3];0)+[.T$1])=&quot;&quot;;&quot;&quot;;INDEX([.$AG51:.$CR51];MATCH([.$M$3];[.$AG$3:.$CR$3];0)+[.T$1]))">
            <text:p/>
          </table:table-cell>
          <table:table-cell table:style-name="ce24" table:formula="of:=IF(INDEX([.$AG51:.$CR51];MATCH([.$M$3];[.$AG$3:.$CR$3];0)+[.U$1])=&quot;&quot;;&quot;&quot;;INDEX([.$CU$23:.$CU$422];MATCH(INDEX([.$AG51:.$CR51];MATCH([.$M$3];[.$AG$3:.$CR$3];0)+[.U$1])&amp;IF([.X51]=&quot;&quot;;&quot;&quot;;&quot;_&quot;&amp;[.X51]);[.$CX$23:.$CX$422];0)))">
            <text:p/>
          </table:table-cell>
          <table:table-cell table:style-name="ce14" table:formula="of:=IF(INDEX([.$AG51:.$CR51];MATCH([.$M$3];[.$AG$3:.$CR$3];0)+[.V$1])=&quot;&quot;;&quot;&quot;;INDEX([.$AG51:.$CR51];MATCH([.$M$3];[.$AG$3:.$CR$3];0)+[.V$1]))">
            <text:p/>
          </table:table-cell>
          <table:table-cell table:style-name="ce14" table:formula="of:=IF(INDEX([.$AG51:.$CR51];MATCH([.$M$3];[.$AG$3:.$CR$3];0)+[.W$1])=&quot;&quot;;&quot;&quot;;INDEX([.$AG51:.$CR51];MATCH([.$M$3];[.$AG$3:.$CR$3];0)+[.W$1]))">
            <text:p/>
          </table:table-cell>
          <table:table-cell table:style-name="ce37" table:formula="of:=IF(INDEX([.$AG51:.$CR51];MATCH([.$M$3];[.$AG$3:.$CR$3];0)+[.X$1])=&quot;&quot;;&quot;&quot;;INDEX([.$AG51:.$CR51];MATCH([.$M$3];[.$AG$3:.$CR$3];0)+[.X$1]))">
            <text:p/>
          </table:table-cell>
          <table:table-cell table:style-name="ce24" table:formula="of:=IF(INDEX([.$AG51:.$CR51];MATCH([.$M$3];[.$AG$3:.$CR$3];0)+[.Y$1])=&quot;&quot;;&quot;&quot;;INDEX([.$CU$23:.$CU$422];MATCH(INDEX([.$AG51:.$CR51];MATCH([.$M$3];[.$AG$3:.$CR$3];0)+[.Y$1])&amp;IF([.AB51]=&quot;&quot;;&quot;&quot;;&quot;_&quot;&amp;[.AB51]);[.$CY$23:.$CY$422];0)))" office:value-type="float" office:value="236" calcext:value-type="float">
            <text:p>236</text:p>
          </table:table-cell>
          <table:table-cell table:style-name="ce14" table:formula="of:=IF(INDEX([.$AG51:.$CR51];MATCH([.$M$3];[.$AG$3:.$CR$3];0)+[.Z$1])=&quot;&quot;;&quot;&quot;;INDEX([.$AG51:.$CR51];MATCH([.$M$3];[.$AG$3:.$CR$3];0)+[.Z$1]))" office:value-type="string" office:string-value="b" calcext:value-type="string">
            <text:p>b</text:p>
          </table:table-cell>
          <table:table-cell table:style-name="ce14" table:formula="of:=IF(INDEX([.$AG51:.$CR51];MATCH([.$M$3];[.$AG$3:.$CR$3];0)+[.AA$1])=&quot;&quot;;&quot;&quot;;INDEX([.$AG51:.$CR51];MATCH([.$M$3];[.$AG$3:.$CR$3];0)+[.AA$1]))">
            <text:p/>
          </table:table-cell>
          <table:table-cell table:style-name="ce37" table:formula="of:=IF(INDEX([.$AG51:.$CR51];MATCH([.$M$3];[.$AG$3:.$CR$3];0)+[.AB$1])=&quot;&quot;;&quot;&quot;;INDEX([.$AG51:.$CR51];MATCH([.$M$3];[.$AG$3:.$CR$3];0)+[.AB$1]))">
            <text:p/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48" calcext:value-type="float">
            <text:p>148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4" calcext:value-type="float">
            <text:p>4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number-columns-repeated="2"/>
          <table:table-cell table:style-name="ce14" office:value-type="float" office:value="30" calcext:value-type="float">
            <text:p>30</text:p>
          </table:table-cell>
          <table:table-cell table:style-name="ce24" table:formula="of:=IF(INDEX([.$AG52:.$CR52];MATCH([.$M$3];[.$AG$3:.$CR$3];0)+[.$M$1])=&quot;&quot;;&quot;&quot;;INDEX([.$CU$23:.$CU$422];MATCH(INDEX([.$AG52:.$CR52];MATCH([.$M$3];[.$AG$3:.$CR$3];0)+[.$M$1])&amp;IF([.P52]=&quot;&quot;;&quot;&quot;;&quot;_&quot;&amp;[.P52]);[.$CV$23:.$CV$422];0)))" office:value-type="float" office:value="155" calcext:value-type="float">
            <text:p>155</text:p>
          </table:table-cell>
          <table:table-cell table:style-name="ce14" table:formula="of:=IF(INDEX([.$AG52:.$CR52];MATCH([.$M$3];[.$AG$3:.$CR$3];0)+[.N$1])=&quot;&quot;;&quot;&quot;;INDEX([.$AG52:.$CR52];MATCH([.$M$3];[.$AG$3:.$CR$3];0)+[.N$1]))" office:value-type="string" office:string-value="b" calcext:value-type="string">
            <text:p>b</text:p>
          </table:table-cell>
          <table:table-cell table:style-name="ce14" table:formula="of:=IF(INDEX([.$AG52:.$CR52];MATCH([.$M$3];[.$AG$3:.$CR$3];0)+[.O$1])=&quot;&quot;;&quot;&quot;;INDEX([.$AG52:.$CR52];MATCH([.$M$3];[.$AG$3:.$CR$3];0)+[.O$1]))">
            <text:p/>
          </table:table-cell>
          <table:table-cell table:style-name="ce37" table:formula="of:=IF(INDEX([.$AG52:.$CR52];MATCH([.$M$3];[.$AG$3:.$CR$3];0)+[.P$1])=&quot;&quot;;&quot;&quot;;INDEX([.$AG52:.$CR52];MATCH([.$M$3];[.$AG$3:.$CR$3];0)+[.P$1]))">
            <text:p/>
          </table:table-cell>
          <table:table-cell table:style-name="ce24" table:formula="of:=IF(INDEX([.$AG52:.$CR52];MATCH([.$M$3];[.$AG$3:.$CR$3];0)+[.Q$1])=&quot;&quot;;&quot;&quot;;INDEX([.$CU$23:.$CU$422];MATCH(INDEX([.$AG52:.$CR52];MATCH([.$M$3];[.$AG$3:.$CR$3];0)+[.Q$1])&amp;IF([.T52]=&quot;&quot;;&quot;&quot;;&quot;_&quot;&amp;[.T52]);[.$CW$23:.$CW$422];0)))">
            <text:p/>
          </table:table-cell>
          <table:table-cell table:style-name="ce14" table:formula="of:=IF(INDEX([.$AG52:.$CR52];MATCH([.$M$3];[.$AG$3:.$CR$3];0)+[.R$1])=&quot;&quot;;&quot;&quot;;INDEX([.$AG52:.$CR52];MATCH([.$M$3];[.$AG$3:.$CR$3];0)+[.R$1]))">
            <text:p/>
          </table:table-cell>
          <table:table-cell table:style-name="ce14" table:formula="of:=IF(INDEX([.$AG52:.$CR52];MATCH([.$M$3];[.$AG$3:.$CR$3];0)+[.S$1])=&quot;&quot;;&quot;&quot;;INDEX([.$AG52:.$CR52];MATCH([.$M$3];[.$AG$3:.$CR$3];0)+[.S$1]))">
            <text:p/>
          </table:table-cell>
          <table:table-cell table:style-name="ce37" table:formula="of:=IF(INDEX([.$AG52:.$CR52];MATCH([.$M$3];[.$AG$3:.$CR$3];0)+[.T$1])=&quot;&quot;;&quot;&quot;;INDEX([.$AG52:.$CR52];MATCH([.$M$3];[.$AG$3:.$CR$3];0)+[.T$1]))">
            <text:p/>
          </table:table-cell>
          <table:table-cell table:style-name="ce24" table:formula="of:=IF(INDEX([.$AG52:.$CR52];MATCH([.$M$3];[.$AG$3:.$CR$3];0)+[.U$1])=&quot;&quot;;&quot;&quot;;INDEX([.$CU$23:.$CU$422];MATCH(INDEX([.$AG52:.$CR52];MATCH([.$M$3];[.$AG$3:.$CR$3];0)+[.U$1])&amp;IF([.X52]=&quot;&quot;;&quot;&quot;;&quot;_&quot;&amp;[.X52]);[.$CX$23:.$CX$422];0)))">
            <text:p/>
          </table:table-cell>
          <table:table-cell table:style-name="ce14" table:formula="of:=IF(INDEX([.$AG52:.$CR52];MATCH([.$M$3];[.$AG$3:.$CR$3];0)+[.V$1])=&quot;&quot;;&quot;&quot;;INDEX([.$AG52:.$CR52];MATCH([.$M$3];[.$AG$3:.$CR$3];0)+[.V$1]))">
            <text:p/>
          </table:table-cell>
          <table:table-cell table:style-name="ce14" table:formula="of:=IF(INDEX([.$AG52:.$CR52];MATCH([.$M$3];[.$AG$3:.$CR$3];0)+[.W$1])=&quot;&quot;;&quot;&quot;;INDEX([.$AG52:.$CR52];MATCH([.$M$3];[.$AG$3:.$CR$3];0)+[.W$1]))">
            <text:p/>
          </table:table-cell>
          <table:table-cell table:style-name="ce37" table:formula="of:=IF(INDEX([.$AG52:.$CR52];MATCH([.$M$3];[.$AG$3:.$CR$3];0)+[.X$1])=&quot;&quot;;&quot;&quot;;INDEX([.$AG52:.$CR52];MATCH([.$M$3];[.$AG$3:.$CR$3];0)+[.X$1]))">
            <text:p/>
          </table:table-cell>
          <table:table-cell table:style-name="ce24" table:formula="of:=IF(INDEX([.$AG52:.$CR52];MATCH([.$M$3];[.$AG$3:.$CR$3];0)+[.Y$1])=&quot;&quot;;&quot;&quot;;INDEX([.$CU$23:.$CU$422];MATCH(INDEX([.$AG52:.$CR52];MATCH([.$M$3];[.$AG$3:.$CR$3];0)+[.Y$1])&amp;IF([.AB52]=&quot;&quot;;&quot;&quot;;&quot;_&quot;&amp;[.AB52]);[.$CY$23:.$CY$422];0)))" office:value-type="float" office:value="244" calcext:value-type="float">
            <text:p>244</text:p>
          </table:table-cell>
          <table:table-cell table:style-name="ce14" table:formula="of:=IF(INDEX([.$AG52:.$CR52];MATCH([.$M$3];[.$AG$3:.$CR$3];0)+[.Z$1])=&quot;&quot;;&quot;&quot;;INDEX([.$AG52:.$CR52];MATCH([.$M$3];[.$AG$3:.$CR$3];0)+[.Z$1]))" office:value-type="string" office:string-value="b" calcext:value-type="string">
            <text:p>b</text:p>
          </table:table-cell>
          <table:table-cell table:style-name="ce14" table:formula="of:=IF(INDEX([.$AG52:.$CR52];MATCH([.$M$3];[.$AG$3:.$CR$3];0)+[.AA$1])=&quot;&quot;;&quot;&quot;;INDEX([.$AG52:.$CR52];MATCH([.$M$3];[.$AG$3:.$CR$3];0)+[.AA$1]))">
            <text:p/>
          </table:table-cell>
          <table:table-cell table:style-name="ce37" table:formula="of:=IF(INDEX([.$AG52:.$CR52];MATCH([.$M$3];[.$AG$3:.$CR$3];0)+[.AB$1])=&quot;&quot;;&quot;&quot;;INDEX([.$AG52:.$CR52];MATCH([.$M$3];[.$AG$3:.$CR$3];0)+[.AB$1]))">
            <text:p/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7" calcext:value-type="float">
            <text:p>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55" calcext:value-type="float">
            <text:p>155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7" calcext:value-type="float">
            <text:p>7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14" office:value-type="float" office:value="31" calcext:value-type="float">
            <text:p>31</text:p>
          </table:table-cell>
          <table:table-cell table:style-name="ce24" table:formula="of:=IF(INDEX([.$AG53:.$CR53];MATCH([.$M$3];[.$AG$3:.$CR$3];0)+[.$M$1])=&quot;&quot;;&quot;&quot;;INDEX([.$CU$23:.$CU$422];MATCH(INDEX([.$AG53:.$CR53];MATCH([.$M$3];[.$AG$3:.$CR$3];0)+[.$M$1])&amp;IF([.P53]=&quot;&quot;;&quot;&quot;;&quot;_&quot;&amp;[.P53]);[.$CV$23:.$CV$422];0)))" office:value-type="float" office:value="161" calcext:value-type="float">
            <text:p>161</text:p>
          </table:table-cell>
          <table:table-cell table:style-name="ce14" table:formula="of:=IF(INDEX([.$AG53:.$CR53];MATCH([.$M$3];[.$AG$3:.$CR$3];0)+[.N$1])=&quot;&quot;;&quot;&quot;;INDEX([.$AG53:.$CR53];MATCH([.$M$3];[.$AG$3:.$CR$3];0)+[.N$1]))" office:value-type="string" office:string-value="b" calcext:value-type="string">
            <text:p>b</text:p>
          </table:table-cell>
          <table:table-cell table:style-name="ce14" table:formula="of:=IF(INDEX([.$AG53:.$CR53];MATCH([.$M$3];[.$AG$3:.$CR$3];0)+[.O$1])=&quot;&quot;;&quot;&quot;;INDEX([.$AG53:.$CR53];MATCH([.$M$3];[.$AG$3:.$CR$3];0)+[.O$1]))">
            <text:p/>
          </table:table-cell>
          <table:table-cell table:style-name="ce37" table:formula="of:=IF(INDEX([.$AG53:.$CR53];MATCH([.$M$3];[.$AG$3:.$CR$3];0)+[.P$1])=&quot;&quot;;&quot;&quot;;INDEX([.$AG53:.$CR53];MATCH([.$M$3];[.$AG$3:.$CR$3];0)+[.P$1]))">
            <text:p/>
          </table:table-cell>
          <table:table-cell table:style-name="ce24" table:formula="of:=IF(INDEX([.$AG53:.$CR53];MATCH([.$M$3];[.$AG$3:.$CR$3];0)+[.Q$1])=&quot;&quot;;&quot;&quot;;INDEX([.$CU$23:.$CU$422];MATCH(INDEX([.$AG53:.$CR53];MATCH([.$M$3];[.$AG$3:.$CR$3];0)+[.Q$1])&amp;IF([.T53]=&quot;&quot;;&quot;&quot;;&quot;_&quot;&amp;[.T53]);[.$CW$23:.$CW$422];0)))">
            <text:p/>
          </table:table-cell>
          <table:table-cell table:style-name="ce14" table:formula="of:=IF(INDEX([.$AG53:.$CR53];MATCH([.$M$3];[.$AG$3:.$CR$3];0)+[.R$1])=&quot;&quot;;&quot;&quot;;INDEX([.$AG53:.$CR53];MATCH([.$M$3];[.$AG$3:.$CR$3];0)+[.R$1]))">
            <text:p/>
          </table:table-cell>
          <table:table-cell table:style-name="ce14" table:formula="of:=IF(INDEX([.$AG53:.$CR53];MATCH([.$M$3];[.$AG$3:.$CR$3];0)+[.S$1])=&quot;&quot;;&quot;&quot;;INDEX([.$AG53:.$CR53];MATCH([.$M$3];[.$AG$3:.$CR$3];0)+[.S$1]))">
            <text:p/>
          </table:table-cell>
          <table:table-cell table:style-name="ce37" table:formula="of:=IF(INDEX([.$AG53:.$CR53];MATCH([.$M$3];[.$AG$3:.$CR$3];0)+[.T$1])=&quot;&quot;;&quot;&quot;;INDEX([.$AG53:.$CR53];MATCH([.$M$3];[.$AG$3:.$CR$3];0)+[.T$1]))">
            <text:p/>
          </table:table-cell>
          <table:table-cell table:style-name="ce24" table:formula="of:=IF(INDEX([.$AG53:.$CR53];MATCH([.$M$3];[.$AG$3:.$CR$3];0)+[.U$1])=&quot;&quot;;&quot;&quot;;INDEX([.$CU$23:.$CU$422];MATCH(INDEX([.$AG53:.$CR53];MATCH([.$M$3];[.$AG$3:.$CR$3];0)+[.U$1])&amp;IF([.X53]=&quot;&quot;;&quot;&quot;;&quot;_&quot;&amp;[.X53]);[.$CX$23:.$CX$422];0)))">
            <text:p/>
          </table:table-cell>
          <table:table-cell table:style-name="ce14" table:formula="of:=IF(INDEX([.$AG53:.$CR53];MATCH([.$M$3];[.$AG$3:.$CR$3];0)+[.V$1])=&quot;&quot;;&quot;&quot;;INDEX([.$AG53:.$CR53];MATCH([.$M$3];[.$AG$3:.$CR$3];0)+[.V$1]))">
            <text:p/>
          </table:table-cell>
          <table:table-cell table:style-name="ce14" table:formula="of:=IF(INDEX([.$AG53:.$CR53];MATCH([.$M$3];[.$AG$3:.$CR$3];0)+[.W$1])=&quot;&quot;;&quot;&quot;;INDEX([.$AG53:.$CR53];MATCH([.$M$3];[.$AG$3:.$CR$3];0)+[.W$1]))">
            <text:p/>
          </table:table-cell>
          <table:table-cell table:style-name="ce37" table:formula="of:=IF(INDEX([.$AG53:.$CR53];MATCH([.$M$3];[.$AG$3:.$CR$3];0)+[.X$1])=&quot;&quot;;&quot;&quot;;INDEX([.$AG53:.$CR53];MATCH([.$M$3];[.$AG$3:.$CR$3];0)+[.X$1]))">
            <text:p/>
          </table:table-cell>
          <table:table-cell table:style-name="ce24" table:formula="of:=IF(INDEX([.$AG53:.$CR53];MATCH([.$M$3];[.$AG$3:.$CR$3];0)+[.Y$1])=&quot;&quot;;&quot;&quot;;INDEX([.$CU$23:.$CU$422];MATCH(INDEX([.$AG53:.$CR53];MATCH([.$M$3];[.$AG$3:.$CR$3];0)+[.Y$1])&amp;IF([.AB53]=&quot;&quot;;&quot;&quot;;&quot;_&quot;&amp;[.AB53]);[.$CY$23:.$CY$422];0)))" office:value-type="float" office:value="252" calcext:value-type="float">
            <text:p>252</text:p>
          </table:table-cell>
          <table:table-cell table:style-name="ce14" table:formula="of:=IF(INDEX([.$AG53:.$CR53];MATCH([.$M$3];[.$AG$3:.$CR$3];0)+[.Z$1])=&quot;&quot;;&quot;&quot;;INDEX([.$AG53:.$CR53];MATCH([.$M$3];[.$AG$3:.$CR$3];0)+[.Z$1]))" office:value-type="string" office:string-value="b" calcext:value-type="string">
            <text:p>b</text:p>
          </table:table-cell>
          <table:table-cell table:style-name="ce14" table:formula="of:=IF(INDEX([.$AG53:.$CR53];MATCH([.$M$3];[.$AG$3:.$CR$3];0)+[.AA$1])=&quot;&quot;;&quot;&quot;;INDEX([.$AG53:.$CR53];MATCH([.$M$3];[.$AG$3:.$CR$3];0)+[.AA$1]))">
            <text:p/>
          </table:table-cell>
          <table:table-cell table:style-name="ce37" table:formula="of:=IF(INDEX([.$AG53:.$CR53];MATCH([.$M$3];[.$AG$3:.$CR$3];0)+[.AB$1])=&quot;&quot;;&quot;&quot;;INDEX([.$AG53:.$CR53];MATCH([.$M$3];[.$AG$3:.$CR$3];0)+[.AB$1]))">
            <text:p/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61" calcext:value-type="float">
            <text:p>161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6" calcext:value-type="float">
            <text:p>6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14" office:value-type="float" office:value="32" calcext:value-type="float">
            <text:p>32</text:p>
          </table:table-cell>
          <table:table-cell table:style-name="ce24" table:formula="of:=IF(INDEX([.$AG54:.$CR54];MATCH([.$M$3];[.$AG$3:.$CR$3];0)+[.$M$1])=&quot;&quot;;&quot;&quot;;INDEX([.$CU$23:.$CU$422];MATCH(INDEX([.$AG54:.$CR54];MATCH([.$M$3];[.$AG$3:.$CR$3];0)+[.$M$1])&amp;IF([.P54]=&quot;&quot;;&quot;&quot;;&quot;_&quot;&amp;[.P54]);[.$CV$23:.$CV$422];0)))" office:value-type="float" office:value="166" calcext:value-type="float">
            <text:p>166</text:p>
          </table:table-cell>
          <table:table-cell table:style-name="ce14" table:formula="of:=IF(INDEX([.$AG54:.$CR54];MATCH([.$M$3];[.$AG$3:.$CR$3];0)+[.N$1])=&quot;&quot;;&quot;&quot;;INDEX([.$AG54:.$CR54];MATCH([.$M$3];[.$AG$3:.$CR$3];0)+[.N$1]))" office:value-type="string" office:string-value="b" calcext:value-type="string">
            <text:p>b</text:p>
          </table:table-cell>
          <table:table-cell table:style-name="ce14" table:formula="of:=IF(INDEX([.$AG54:.$CR54];MATCH([.$M$3];[.$AG$3:.$CR$3];0)+[.O$1])=&quot;&quot;;&quot;&quot;;INDEX([.$AG54:.$CR54];MATCH([.$M$3];[.$AG$3:.$CR$3];0)+[.O$1]))">
            <text:p/>
          </table:table-cell>
          <table:table-cell table:style-name="ce37" table:formula="of:=IF(INDEX([.$AG54:.$CR54];MATCH([.$M$3];[.$AG$3:.$CR$3];0)+[.P$1])=&quot;&quot;;&quot;&quot;;INDEX([.$AG54:.$CR54];MATCH([.$M$3];[.$AG$3:.$CR$3];0)+[.P$1]))">
            <text:p/>
          </table:table-cell>
          <table:table-cell table:style-name="ce24" table:formula="of:=IF(INDEX([.$AG54:.$CR54];MATCH([.$M$3];[.$AG$3:.$CR$3];0)+[.Q$1])=&quot;&quot;;&quot;&quot;;INDEX([.$CU$23:.$CU$422];MATCH(INDEX([.$AG54:.$CR54];MATCH([.$M$3];[.$AG$3:.$CR$3];0)+[.Q$1])&amp;IF([.T54]=&quot;&quot;;&quot;&quot;;&quot;_&quot;&amp;[.T54]);[.$CW$23:.$CW$422];0)))">
            <text:p/>
          </table:table-cell>
          <table:table-cell table:style-name="ce14" table:formula="of:=IF(INDEX([.$AG54:.$CR54];MATCH([.$M$3];[.$AG$3:.$CR$3];0)+[.R$1])=&quot;&quot;;&quot;&quot;;INDEX([.$AG54:.$CR54];MATCH([.$M$3];[.$AG$3:.$CR$3];0)+[.R$1]))">
            <text:p/>
          </table:table-cell>
          <table:table-cell table:style-name="ce14" table:formula="of:=IF(INDEX([.$AG54:.$CR54];MATCH([.$M$3];[.$AG$3:.$CR$3];0)+[.S$1])=&quot;&quot;;&quot;&quot;;INDEX([.$AG54:.$CR54];MATCH([.$M$3];[.$AG$3:.$CR$3];0)+[.S$1]))">
            <text:p/>
          </table:table-cell>
          <table:table-cell table:style-name="ce37" table:formula="of:=IF(INDEX([.$AG54:.$CR54];MATCH([.$M$3];[.$AG$3:.$CR$3];0)+[.T$1])=&quot;&quot;;&quot;&quot;;INDEX([.$AG54:.$CR54];MATCH([.$M$3];[.$AG$3:.$CR$3];0)+[.T$1]))">
            <text:p/>
          </table:table-cell>
          <table:table-cell table:style-name="ce24" table:formula="of:=IF(INDEX([.$AG54:.$CR54];MATCH([.$M$3];[.$AG$3:.$CR$3];0)+[.U$1])=&quot;&quot;;&quot;&quot;;INDEX([.$CU$23:.$CU$422];MATCH(INDEX([.$AG54:.$CR54];MATCH([.$M$3];[.$AG$3:.$CR$3];0)+[.U$1])&amp;IF([.X54]=&quot;&quot;;&quot;&quot;;&quot;_&quot;&amp;[.X54]);[.$CX$23:.$CX$422];0)))">
            <text:p/>
          </table:table-cell>
          <table:table-cell table:style-name="ce14" table:formula="of:=IF(INDEX([.$AG54:.$CR54];MATCH([.$M$3];[.$AG$3:.$CR$3];0)+[.V$1])=&quot;&quot;;&quot;&quot;;INDEX([.$AG54:.$CR54];MATCH([.$M$3];[.$AG$3:.$CR$3];0)+[.V$1]))">
            <text:p/>
          </table:table-cell>
          <table:table-cell table:style-name="ce14" table:formula="of:=IF(INDEX([.$AG54:.$CR54];MATCH([.$M$3];[.$AG$3:.$CR$3];0)+[.W$1])=&quot;&quot;;&quot;&quot;;INDEX([.$AG54:.$CR54];MATCH([.$M$3];[.$AG$3:.$CR$3];0)+[.W$1]))">
            <text:p/>
          </table:table-cell>
          <table:table-cell table:style-name="ce37" table:formula="of:=IF(INDEX([.$AG54:.$CR54];MATCH([.$M$3];[.$AG$3:.$CR$3];0)+[.X$1])=&quot;&quot;;&quot;&quot;;INDEX([.$AG54:.$CR54];MATCH([.$M$3];[.$AG$3:.$CR$3];0)+[.X$1]))">
            <text:p/>
          </table:table-cell>
          <table:table-cell table:style-name="ce24" table:formula="of:=IF(INDEX([.$AG54:.$CR54];MATCH([.$M$3];[.$AG$3:.$CR$3];0)+[.Y$1])=&quot;&quot;;&quot;&quot;;INDEX([.$CU$23:.$CU$422];MATCH(INDEX([.$AG54:.$CR54];MATCH([.$M$3];[.$AG$3:.$CR$3];0)+[.Y$1])&amp;IF([.AB54]=&quot;&quot;;&quot;&quot;;&quot;_&quot;&amp;[.AB54]);[.$CY$23:.$CY$422];0)))" office:value-type="float" office:value="260" calcext:value-type="float">
            <text:p>260</text:p>
          </table:table-cell>
          <table:table-cell table:style-name="ce14" table:formula="of:=IF(INDEX([.$AG54:.$CR54];MATCH([.$M$3];[.$AG$3:.$CR$3];0)+[.Z$1])=&quot;&quot;;&quot;&quot;;INDEX([.$AG54:.$CR54];MATCH([.$M$3];[.$AG$3:.$CR$3];0)+[.Z$1]))" office:value-type="string" office:string-value="b" calcext:value-type="string">
            <text:p>b</text:p>
          </table:table-cell>
          <table:table-cell table:style-name="ce14" table:formula="of:=IF(INDEX([.$AG54:.$CR54];MATCH([.$M$3];[.$AG$3:.$CR$3];0)+[.AA$1])=&quot;&quot;;&quot;&quot;;INDEX([.$AG54:.$CR54];MATCH([.$M$3];[.$AG$3:.$CR$3];0)+[.AA$1]))">
            <text:p/>
          </table:table-cell>
          <table:table-cell table:style-name="ce37" table:formula="of:=IF(INDEX([.$AG54:.$CR54];MATCH([.$M$3];[.$AG$3:.$CR$3];0)+[.AB$1])=&quot;&quot;;&quot;&quot;;INDEX([.$AG54:.$CR54];MATCH([.$M$3];[.$AG$3:.$CR$3];0)+[.AB$1]))">
            <text:p/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66" calcext:value-type="float">
            <text:p>166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5" calcext:value-type="float">
            <text:p>5</text:p>
          </table:table-cell>
          <table:table-cell table:formula="of:=IF([.B55]=&quot;&quot;;&quot;&quot;;IF(ISNUMBER(MATCH([.B55];[.$M$4:.$M$11];0));&quot;&quot;;INDEX([.$N$23:.$N$79];MATCH([.B55];[.$M$23:.$M$79];0))))" office:value-type="string" office:string-value="b" calcext:value-type="string">
            <text:p>b</text:p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 office:value-type="string" office:string-value="\break" calcext:value-type="string">
            <text:p>\break</text:p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number-columns-repeated="2"/>
          <table:table-cell table:style-name="ce14" office:value-type="float" office:value="33" calcext:value-type="float">
            <text:p>33</text:p>
          </table:table-cell>
          <table:table-cell table:style-name="ce24" table:formula="of:=IF(INDEX([.$AG55:.$CR55];MATCH([.$M$3];[.$AG$3:.$CR$3];0)+[.$M$1])=&quot;&quot;;&quot;&quot;;INDEX([.$CU$23:.$CU$422];MATCH(INDEX([.$AG55:.$CR55];MATCH([.$M$3];[.$AG$3:.$CR$3];0)+[.$M$1])&amp;IF([.P55]=&quot;&quot;;&quot;&quot;;&quot;_&quot;&amp;[.P55]);[.$CV$23:.$CV$422];0)))" office:value-type="float" office:value="172" calcext:value-type="float">
            <text:p>172</text:p>
          </table:table-cell>
          <table:table-cell table:style-name="ce14" table:formula="of:=IF(INDEX([.$AG55:.$CR55];MATCH([.$M$3];[.$AG$3:.$CR$3];0)+[.N$1])=&quot;&quot;;&quot;&quot;;INDEX([.$AG55:.$CR55];MATCH([.$M$3];[.$AG$3:.$CR$3];0)+[.N$1]))" office:value-type="string" office:string-value="b" calcext:value-type="string">
            <text:p>b</text:p>
          </table:table-cell>
          <table:table-cell table:style-name="ce14" table:formula="of:=IF(INDEX([.$AG55:.$CR55];MATCH([.$M$3];[.$AG$3:.$CR$3];0)+[.O$1])=&quot;&quot;;&quot;&quot;;INDEX([.$AG55:.$CR55];MATCH([.$M$3];[.$AG$3:.$CR$3];0)+[.O$1]))">
            <text:p/>
          </table:table-cell>
          <table:table-cell table:style-name="ce37" table:formula="of:=IF(INDEX([.$AG55:.$CR55];MATCH([.$M$3];[.$AG$3:.$CR$3];0)+[.P$1])=&quot;&quot;;&quot;&quot;;INDEX([.$AG55:.$CR55];MATCH([.$M$3];[.$AG$3:.$CR$3];0)+[.P$1]))">
            <text:p/>
          </table:table-cell>
          <table:table-cell table:style-name="ce24" table:formula="of:=IF(INDEX([.$AG55:.$CR55];MATCH([.$M$3];[.$AG$3:.$CR$3];0)+[.Q$1])=&quot;&quot;;&quot;&quot;;INDEX([.$CU$23:.$CU$422];MATCH(INDEX([.$AG55:.$CR55];MATCH([.$M$3];[.$AG$3:.$CR$3];0)+[.Q$1])&amp;IF([.T55]=&quot;&quot;;&quot;&quot;;&quot;_&quot;&amp;[.T55]);[.$CW$23:.$CW$422];0)))">
            <text:p/>
          </table:table-cell>
          <table:table-cell table:style-name="ce14" table:formula="of:=IF(INDEX([.$AG55:.$CR55];MATCH([.$M$3];[.$AG$3:.$CR$3];0)+[.R$1])=&quot;&quot;;&quot;&quot;;INDEX([.$AG55:.$CR55];MATCH([.$M$3];[.$AG$3:.$CR$3];0)+[.R$1]))">
            <text:p/>
          </table:table-cell>
          <table:table-cell table:style-name="ce14" table:formula="of:=IF(INDEX([.$AG55:.$CR55];MATCH([.$M$3];[.$AG$3:.$CR$3];0)+[.S$1])=&quot;&quot;;&quot;&quot;;INDEX([.$AG55:.$CR55];MATCH([.$M$3];[.$AG$3:.$CR$3];0)+[.S$1]))">
            <text:p/>
          </table:table-cell>
          <table:table-cell table:style-name="ce37" table:formula="of:=IF(INDEX([.$AG55:.$CR55];MATCH([.$M$3];[.$AG$3:.$CR$3];0)+[.T$1])=&quot;&quot;;&quot;&quot;;INDEX([.$AG55:.$CR55];MATCH([.$M$3];[.$AG$3:.$CR$3];0)+[.T$1]))">
            <text:p/>
          </table:table-cell>
          <table:table-cell table:style-name="ce24" table:formula="of:=IF(INDEX([.$AG55:.$CR55];MATCH([.$M$3];[.$AG$3:.$CR$3];0)+[.U$1])=&quot;&quot;;&quot;&quot;;INDEX([.$CU$23:.$CU$422];MATCH(INDEX([.$AG55:.$CR55];MATCH([.$M$3];[.$AG$3:.$CR$3];0)+[.U$1])&amp;IF([.X55]=&quot;&quot;;&quot;&quot;;&quot;_&quot;&amp;[.X55]);[.$CX$23:.$CX$422];0)))">
            <text:p/>
          </table:table-cell>
          <table:table-cell table:style-name="ce14" table:formula="of:=IF(INDEX([.$AG55:.$CR55];MATCH([.$M$3];[.$AG$3:.$CR$3];0)+[.V$1])=&quot;&quot;;&quot;&quot;;INDEX([.$AG55:.$CR55];MATCH([.$M$3];[.$AG$3:.$CR$3];0)+[.V$1]))">
            <text:p/>
          </table:table-cell>
          <table:table-cell table:style-name="ce14" table:formula="of:=IF(INDEX([.$AG55:.$CR55];MATCH([.$M$3];[.$AG$3:.$CR$3];0)+[.W$1])=&quot;&quot;;&quot;&quot;;INDEX([.$AG55:.$CR55];MATCH([.$M$3];[.$AG$3:.$CR$3];0)+[.W$1]))">
            <text:p/>
          </table:table-cell>
          <table:table-cell table:style-name="ce37" table:formula="of:=IF(INDEX([.$AG55:.$CR55];MATCH([.$M$3];[.$AG$3:.$CR$3];0)+[.X$1])=&quot;&quot;;&quot;&quot;;INDEX([.$AG55:.$CR55];MATCH([.$M$3];[.$AG$3:.$CR$3];0)+[.X$1]))">
            <text:p/>
          </table:table-cell>
          <table:table-cell table:style-name="ce24" table:formula="of:=IF(INDEX([.$AG55:.$CR55];MATCH([.$M$3];[.$AG$3:.$CR$3];0)+[.Y$1])=&quot;&quot;;&quot;&quot;;INDEX([.$CU$23:.$CU$422];MATCH(INDEX([.$AG55:.$CR55];MATCH([.$M$3];[.$AG$3:.$CR$3];0)+[.Y$1])&amp;IF([.AB55]=&quot;&quot;;&quot;&quot;;&quot;_&quot;&amp;[.AB55]);[.$CY$23:.$CY$422];0)))" office:value-type="float" office:value="268" calcext:value-type="float">
            <text:p>268</text:p>
          </table:table-cell>
          <table:table-cell table:style-name="ce14" table:formula="of:=IF(INDEX([.$AG55:.$CR55];MATCH([.$M$3];[.$AG$3:.$CR$3];0)+[.Z$1])=&quot;&quot;;&quot;&quot;;INDEX([.$AG55:.$CR55];MATCH([.$M$3];[.$AG$3:.$CR$3];0)+[.Z$1]))" office:value-type="string" office:string-value="b" calcext:value-type="string">
            <text:p>b</text:p>
          </table:table-cell>
          <table:table-cell table:style-name="ce14" table:formula="of:=IF(INDEX([.$AG55:.$CR55];MATCH([.$M$3];[.$AG$3:.$CR$3];0)+[.AA$1])=&quot;&quot;;&quot;&quot;;INDEX([.$AG55:.$CR55];MATCH([.$M$3];[.$AG$3:.$CR$3];0)+[.AA$1]))">
            <text:p/>
          </table:table-cell>
          <table:table-cell table:style-name="ce37" table:formula="of:=IF(INDEX([.$AG55:.$CR55];MATCH([.$M$3];[.$AG$3:.$CR$3];0)+[.AB$1])=&quot;&quot;;&quot;&quot;;INDEX([.$AG55:.$CR55];MATCH([.$M$3];[.$AG$3:.$CR$3];0)+[.AB$1]))">
            <text:p/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 office:value-type="float" office:value="172" calcext:value-type="float">
            <text:p>172</text:p>
          </table:table-cell>
          <table:table-cell table:formula="of:=IF([.B56]=&quot;&quot;;&quot;&quot;;IF(OR([.D55]=&quot;pb&quot;;[.D55]=&quot;b&quot;;[.D55]=&quot;&quot;;[.D55]=&quot;p&quot;);[.B56]-[.B55];[.B56]-[.B55]-1))" office:value-type="float" office:value="6" calcext:value-type="float">
            <text:p>6</text:p>
          </table:table-cell>
          <table:table-cell table:formula="of:=IF([.B56]=&quot;&quot;;&quot;&quot;;IF(ISNUMBER(MATCH([.B56];[.$M$4:.$M$11];0));&quot;&quot;;INDEX([.$N$23:.$N$79];MATCH([.B56];[.$M$23:.$M$79];0))))" office:value-type="string" office:string-value="b" calcext:value-type="string">
            <text:p>b</text:p>
          </table:table-cell>
          <table:table-cell table:formula="of:=IF([.B56]=&quot;&quot;;&quot;&quot;;IF([.B55]&lt;[.$M$4];INDEX([.$N$4:.$N$11];MATCH([.B55];[.$M$4:.$M$11];-1));INDEX([.$N$4:.$N$11];MATCH([.B55];[.$M$4:.$M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&quot;&quot;))" office:value-type="string" office:string-value="\break" calcext:value-type="string">
            <text:p>\break</text:p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14" office:value-type="float" office:value="34" calcext:value-type="float">
            <text:p>34</text:p>
          </table:table-cell>
          <table:table-cell table:style-name="ce24" table:formula="of:=IF(INDEX([.$AG56:.$CR56];MATCH([.$M$3];[.$AG$3:.$CR$3];0)+[.$M$1])=&quot;&quot;;&quot;&quot;;INDEX([.$CU$23:.$CU$422];MATCH(INDEX([.$AG56:.$CR56];MATCH([.$M$3];[.$AG$3:.$CR$3];0)+[.$M$1])&amp;IF([.P56]=&quot;&quot;;&quot;&quot;;&quot;_&quot;&amp;[.P56]);[.$CV$23:.$CV$422];0)))">
            <text:p/>
          </table:table-cell>
          <table:table-cell table:style-name="ce14" table:formula="of:=IF(INDEX([.$AG56:.$CR56];MATCH([.$M$3];[.$AG$3:.$CR$3];0)+[.N$1])=&quot;&quot;;&quot;&quot;;INDEX([.$AG56:.$CR56];MATCH([.$M$3];[.$AG$3:.$CR$3];0)+[.N$1]))">
            <text:p/>
          </table:table-cell>
          <table:table-cell table:style-name="ce14" table:formula="of:=IF(INDEX([.$AG56:.$CR56];MATCH([.$M$3];[.$AG$3:.$CR$3];0)+[.O$1])=&quot;&quot;;&quot;&quot;;INDEX([.$AG56:.$CR56];MATCH([.$M$3];[.$AG$3:.$CR$3];0)+[.O$1]))">
            <text:p/>
          </table:table-cell>
          <table:table-cell table:style-name="ce37" table:formula="of:=IF(INDEX([.$AG56:.$CR56];MATCH([.$M$3];[.$AG$3:.$CR$3];0)+[.P$1])=&quot;&quot;;&quot;&quot;;INDEX([.$AG56:.$CR56];MATCH([.$M$3];[.$AG$3:.$CR$3];0)+[.P$1]))">
            <text:p/>
          </table:table-cell>
          <table:table-cell table:style-name="ce24" table:formula="of:=IF(INDEX([.$AG56:.$CR56];MATCH([.$M$3];[.$AG$3:.$CR$3];0)+[.Q$1])=&quot;&quot;;&quot;&quot;;INDEX([.$CU$23:.$CU$422];MATCH(INDEX([.$AG56:.$CR56];MATCH([.$M$3];[.$AG$3:.$CR$3];0)+[.Q$1])&amp;IF([.T56]=&quot;&quot;;&quot;&quot;;&quot;_&quot;&amp;[.T56]);[.$CW$23:.$CW$422];0)))">
            <text:p/>
          </table:table-cell>
          <table:table-cell table:style-name="ce14" table:formula="of:=IF(INDEX([.$AG56:.$CR56];MATCH([.$M$3];[.$AG$3:.$CR$3];0)+[.R$1])=&quot;&quot;;&quot;&quot;;INDEX([.$AG56:.$CR56];MATCH([.$M$3];[.$AG$3:.$CR$3];0)+[.R$1]))">
            <text:p/>
          </table:table-cell>
          <table:table-cell table:style-name="ce14" table:formula="of:=IF(INDEX([.$AG56:.$CR56];MATCH([.$M$3];[.$AG$3:.$CR$3];0)+[.S$1])=&quot;&quot;;&quot;&quot;;INDEX([.$AG56:.$CR56];MATCH([.$M$3];[.$AG$3:.$CR$3];0)+[.S$1]))">
            <text:p/>
          </table:table-cell>
          <table:table-cell table:style-name="ce37" table:formula="of:=IF(INDEX([.$AG56:.$CR56];MATCH([.$M$3];[.$AG$3:.$CR$3];0)+[.T$1])=&quot;&quot;;&quot;&quot;;INDEX([.$AG56:.$CR56];MATCH([.$M$3];[.$AG$3:.$CR$3];0)+[.T$1]))">
            <text:p/>
          </table:table-cell>
          <table:table-cell table:style-name="ce24" table:formula="of:=IF(INDEX([.$AG56:.$CR56];MATCH([.$M$3];[.$AG$3:.$CR$3];0)+[.U$1])=&quot;&quot;;&quot;&quot;;INDEX([.$CU$23:.$CU$422];MATCH(INDEX([.$AG56:.$CR56];MATCH([.$M$3];[.$AG$3:.$CR$3];0)+[.U$1])&amp;IF([.X56]=&quot;&quot;;&quot;&quot;;&quot;_&quot;&amp;[.X56]);[.$CX$23:.$CX$422];0)))">
            <text:p/>
          </table:table-cell>
          <table:table-cell table:style-name="ce14" table:formula="of:=IF(INDEX([.$AG56:.$CR56];MATCH([.$M$3];[.$AG$3:.$CR$3];0)+[.V$1])=&quot;&quot;;&quot;&quot;;INDEX([.$AG56:.$CR56];MATCH([.$M$3];[.$AG$3:.$CR$3];0)+[.V$1]))">
            <text:p/>
          </table:table-cell>
          <table:table-cell table:style-name="ce14" table:formula="of:=IF(INDEX([.$AG56:.$CR56];MATCH([.$M$3];[.$AG$3:.$CR$3];0)+[.W$1])=&quot;&quot;;&quot;&quot;;INDEX([.$AG56:.$CR56];MATCH([.$M$3];[.$AG$3:.$CR$3];0)+[.W$1]))">
            <text:p/>
          </table:table-cell>
          <table:table-cell table:style-name="ce37" table:formula="of:=IF(INDEX([.$AG56:.$CR56];MATCH([.$M$3];[.$AG$3:.$CR$3];0)+[.X$1])=&quot;&quot;;&quot;&quot;;INDEX([.$AG56:.$CR56];MATCH([.$M$3];[.$AG$3:.$CR$3];0)+[.X$1]))">
            <text:p/>
          </table:table-cell>
          <table:table-cell table:style-name="ce24" table:formula="of:=IF(INDEX([.$AG56:.$CR56];MATCH([.$M$3];[.$AG$3:.$CR$3];0)+[.Y$1])=&quot;&quot;;&quot;&quot;;INDEX([.$CU$23:.$CU$422];MATCH(INDEX([.$AG56:.$CR56];MATCH([.$M$3];[.$AG$3:.$CR$3];0)+[.Y$1])&amp;IF([.AB56]=&quot;&quot;;&quot;&quot;;&quot;_&quot;&amp;[.AB56]);[.$CY$23:.$CY$422];0)))" office:value-type="float" office:value="275" calcext:value-type="float">
            <text:p>275</text:p>
          </table:table-cell>
          <table:table-cell table:style-name="ce14" table:formula="of:=IF(INDEX([.$AG56:.$CR56];MATCH([.$M$3];[.$AG$3:.$CR$3];0)+[.Z$1])=&quot;&quot;;&quot;&quot;;INDEX([.$AG56:.$CR56];MATCH([.$M$3];[.$AG$3:.$CR$3];0)+[.Z$1]))" office:value-type="string" office:string-value="b" calcext:value-type="string">
            <text:p>b</text:p>
          </table:table-cell>
          <table:table-cell table:style-name="ce14" table:formula="of:=IF(INDEX([.$AG56:.$CR56];MATCH([.$M$3];[.$AG$3:.$CR$3];0)+[.AA$1])=&quot;&quot;;&quot;&quot;;INDEX([.$AG56:.$CR56];MATCH([.$M$3];[.$AG$3:.$CR$3];0)+[.AA$1]))">
            <text:p/>
          </table:table-cell>
          <table:table-cell table:style-name="ce37" table:formula="of:=IF(INDEX([.$AG56:.$CR56];MATCH([.$M$3];[.$AG$3:.$CR$3];0)+[.AB$1])=&quot;&quot;;&quot;&quot;;INDEX([.$AG56:.$CR56];MATCH([.$M$3];[.$AG$3:.$CR$3];0)+[.AB$1]))">
            <text:p/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 office:value-type="float" office:value="179" calcext:value-type="float">
            <text:p>179</text:p>
          </table:table-cell>
          <table:table-cell table:style-name="ce5" table:formula="of:=IF([.B57]=&quot;&quot;;&quot;&quot;;IF(OR([.D56]=&quot;pb&quot;;[.D56]=&quot;b&quot;;[.D56]=&quot;&quot;;[.D56]=&quot;p&quot;);[.B57]-[.B56];[.B57]-[.B56]-1))" office:value-type="float" office:value="7" calcext:value-type="float">
            <text:p>7</text:p>
          </table:table-cell>
          <table:table-cell table:formula="of:=IF([.B57]=&quot;&quot;;&quot;&quot;;IF(ISNUMBER(MATCH([.B57];[.$M$4:.$M$11];0));&quot;&quot;;INDEX([.$N$23:.$N$79];MATCH([.B57];[.$M$23:.$M$79];0))))">
            <text:p/>
          </table:table-cell>
          <table:table-cell table:formula="of:=IF([.B57]=&quot;&quot;;&quot;&quot;;IF([.B56]&lt;[.$M$4];INDEX([.$N$4:.$N$11];MATCH([.B56];[.$M$4:.$M$11];-1));INDEX([.$N$4:.$N$11];MATCH([.B56];[.$M$4:.$M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&quot;&quot;))">
            <text:p/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 office:value-type="string" office:string-value="s1*7 " calcext:value-type="string">
            <text:p>s1*7 </text:p>
          </table:table-cell>
          <table:table-cell table:number-columns-repeated="2"/>
          <table:table-cell table:style-name="ce14" office:value-type="float" office:value="35" calcext:value-type="float">
            <text:p>35</text:p>
          </table:table-cell>
          <table:table-cell table:style-name="ce24" table:formula="of:=IF(INDEX([.$AG57:.$CR57];MATCH([.$M$3];[.$AG$3:.$CR$3];0)+[.$M$1])=&quot;&quot;;&quot;&quot;;INDEX([.$CU$23:.$CU$422];MATCH(INDEX([.$AG57:.$CR57];MATCH([.$M$3];[.$AG$3:.$CR$3];0)+[.$M$1])&amp;IF([.P57]=&quot;&quot;;&quot;&quot;;&quot;_&quot;&amp;[.P57]);[.$CV$23:.$CV$422];0)))">
            <text:p/>
          </table:table-cell>
          <table:table-cell table:style-name="ce14" table:formula="of:=IF(INDEX([.$AG57:.$CR57];MATCH([.$M$3];[.$AG$3:.$CR$3];0)+[.N$1])=&quot;&quot;;&quot;&quot;;INDEX([.$AG57:.$CR57];MATCH([.$M$3];[.$AG$3:.$CR$3];0)+[.N$1]))">
            <text:p/>
          </table:table-cell>
          <table:table-cell table:style-name="ce14" table:formula="of:=IF(INDEX([.$AG57:.$CR57];MATCH([.$M$3];[.$AG$3:.$CR$3];0)+[.O$1])=&quot;&quot;;&quot;&quot;;INDEX([.$AG57:.$CR57];MATCH([.$M$3];[.$AG$3:.$CR$3];0)+[.O$1]))">
            <text:p/>
          </table:table-cell>
          <table:table-cell table:style-name="ce37" table:formula="of:=IF(INDEX([.$AG57:.$CR57];MATCH([.$M$3];[.$AG$3:.$CR$3];0)+[.P$1])=&quot;&quot;;&quot;&quot;;INDEX([.$AG57:.$CR57];MATCH([.$M$3];[.$AG$3:.$CR$3];0)+[.P$1]))">
            <text:p/>
          </table:table-cell>
          <table:table-cell table:style-name="ce24" table:formula="of:=IF(INDEX([.$AG57:.$CR57];MATCH([.$M$3];[.$AG$3:.$CR$3];0)+[.Q$1])=&quot;&quot;;&quot;&quot;;INDEX([.$CU$23:.$CU$422];MATCH(INDEX([.$AG57:.$CR57];MATCH([.$M$3];[.$AG$3:.$CR$3];0)+[.Q$1])&amp;IF([.T57]=&quot;&quot;;&quot;&quot;;&quot;_&quot;&amp;[.T57]);[.$CW$23:.$CW$422];0)))">
            <text:p/>
          </table:table-cell>
          <table:table-cell table:style-name="ce14" table:formula="of:=IF(INDEX([.$AG57:.$CR57];MATCH([.$M$3];[.$AG$3:.$CR$3];0)+[.R$1])=&quot;&quot;;&quot;&quot;;INDEX([.$AG57:.$CR57];MATCH([.$M$3];[.$AG$3:.$CR$3];0)+[.R$1]))">
            <text:p/>
          </table:table-cell>
          <table:table-cell table:style-name="ce14" table:formula="of:=IF(INDEX([.$AG57:.$CR57];MATCH([.$M$3];[.$AG$3:.$CR$3];0)+[.S$1])=&quot;&quot;;&quot;&quot;;INDEX([.$AG57:.$CR57];MATCH([.$M$3];[.$AG$3:.$CR$3];0)+[.S$1]))">
            <text:p/>
          </table:table-cell>
          <table:table-cell table:style-name="ce37" table:formula="of:=IF(INDEX([.$AG57:.$CR57];MATCH([.$M$3];[.$AG$3:.$CR$3];0)+[.T$1])=&quot;&quot;;&quot;&quot;;INDEX([.$AG57:.$CR57];MATCH([.$M$3];[.$AG$3:.$CR$3];0)+[.T$1]))">
            <text:p/>
          </table:table-cell>
          <table:table-cell table:style-name="ce24" table:formula="of:=IF(INDEX([.$AG57:.$CR57];MATCH([.$M$3];[.$AG$3:.$CR$3];0)+[.U$1])=&quot;&quot;;&quot;&quot;;INDEX([.$CU$23:.$CU$422];MATCH(INDEX([.$AG57:.$CR57];MATCH([.$M$3];[.$AG$3:.$CR$3];0)+[.U$1])&amp;IF([.X57]=&quot;&quot;;&quot;&quot;;&quot;_&quot;&amp;[.X57]);[.$CX$23:.$CX$422];0)))">
            <text:p/>
          </table:table-cell>
          <table:table-cell table:style-name="ce14" table:formula="of:=IF(INDEX([.$AG57:.$CR57];MATCH([.$M$3];[.$AG$3:.$CR$3];0)+[.V$1])=&quot;&quot;;&quot;&quot;;INDEX([.$AG57:.$CR57];MATCH([.$M$3];[.$AG$3:.$CR$3];0)+[.V$1]))">
            <text:p/>
          </table:table-cell>
          <table:table-cell table:style-name="ce14" table:formula="of:=IF(INDEX([.$AG57:.$CR57];MATCH([.$M$3];[.$AG$3:.$CR$3];0)+[.W$1])=&quot;&quot;;&quot;&quot;;INDEX([.$AG57:.$CR57];MATCH([.$M$3];[.$AG$3:.$CR$3];0)+[.W$1]))">
            <text:p/>
          </table:table-cell>
          <table:table-cell table:style-name="ce37" table:formula="of:=IF(INDEX([.$AG57:.$CR57];MATCH([.$M$3];[.$AG$3:.$CR$3];0)+[.X$1])=&quot;&quot;;&quot;&quot;;INDEX([.$AG57:.$CR57];MATCH([.$M$3];[.$AG$3:.$CR$3];0)+[.X$1]))">
            <text:p/>
          </table:table-cell>
          <table:table-cell table:style-name="ce24" table:formula="of:=IF(INDEX([.$AG57:.$CR57];MATCH([.$M$3];[.$AG$3:.$CR$3];0)+[.Y$1])=&quot;&quot;;&quot;&quot;;INDEX([.$CU$23:.$CU$422];MATCH(INDEX([.$AG57:.$CR57];MATCH([.$M$3];[.$AG$3:.$CR$3];0)+[.Y$1])&amp;IF([.AB57]=&quot;&quot;;&quot;&quot;;&quot;_&quot;&amp;[.AB57]);[.$CY$23:.$CY$422];0)))" office:value-type="float" office:value="285" calcext:value-type="float">
            <text:p>285</text:p>
          </table:table-cell>
          <table:table-cell table:style-name="ce14" table:formula="of:=IF(INDEX([.$AG57:.$CR57];MATCH([.$M$3];[.$AG$3:.$CR$3];0)+[.Z$1])=&quot;&quot;;&quot;&quot;;INDEX([.$AG57:.$CR57];MATCH([.$M$3];[.$AG$3:.$CR$3];0)+[.Z$1]))" office:value-type="string" office:string-value="b" calcext:value-type="string">
            <text:p>b</text:p>
          </table:table-cell>
          <table:table-cell table:style-name="ce14" table:formula="of:=IF(INDEX([.$AG57:.$CR57];MATCH([.$M$3];[.$AG$3:.$CR$3];0)+[.AA$1])=&quot;&quot;;&quot;&quot;;INDEX([.$AG57:.$CR57];MATCH([.$M$3];[.$AG$3:.$CR$3];0)+[.AA$1]))">
            <text:p/>
          </table:table-cell>
          <table:table-cell table:style-name="ce37" table:formula="of:=IF(INDEX([.$AG57:.$CR57];MATCH([.$M$3];[.$AG$3:.$CR$3];0)+[.AB$1])=&quot;&quot;;&quot;&quot;;INDEX([.$AG57:.$CR57];MATCH([.$M$3];[.$AG$3:.$CR$3];0)+[.AB$1]))">
            <text:p/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>
            <text:p/>
          </table:table-cell>
          <table:table-cell table:formula="of:=IF([.B58]=&quot;&quot;;&quot;&quot;;IF(OR([.D57]=&quot;pb&quot;;[.D57]=&quot;b&quot;;[.D57]=&quot;&quot;;[.D57]=&quot;p&quot;);[.B58]-[.B57];[.B58]-[.B57]-1))">
            <text:p/>
          </table:table-cell>
          <table:table-cell table:formula="of:=IF([.B58]=&quot;&quot;;&quot;&quot;;IF(ISNUMBER(MATCH([.B58];[.$M$4:.$M$11];0));&quot;&quot;;INDEX([.$N$23:.$N$79];MATCH([.B58];[.$M$23:.$M$79];0))))">
            <text:p/>
          </table:table-cell>
          <table:table-cell table:formula="of:=IF([.B58]=&quot;&quot;;&quot;&quot;;IF([.B57]&lt;[.$M$4];INDEX([.$N$4:.$N$11];MATCH([.B57];[.$M$4:.$M$11];-1));INDEX([.$N$4:.$N$11];MATCH([.B57];[.$M$4:.$M$11];1))))">
            <text:p/>
          </table:table-cell>
          <table:table-cell table:formula="of:=IF([.D58]=&quot;b&quot;;&quot;\break&quot;;IF([.D58]=&quot;pb&quot;;&quot;\pageBreak&quot;;&quot;&quot;))">
            <text:p/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6" calcext:value-type="float">
            <text:p>36</text:p>
          </table:table-cell>
          <table:table-cell table:style-name="ce24" table:formula="of:=IF(INDEX([.$AG58:.$CR58];MATCH([.$M$3];[.$AG$3:.$CR$3];0)+[.$M$1])=&quot;&quot;;&quot;&quot;;INDEX([.$CU$23:.$CU$422];MATCH(INDEX([.$AG58:.$CR58];MATCH([.$M$3];[.$AG$3:.$CR$3];0)+[.$M$1])&amp;IF([.P58]=&quot;&quot;;&quot;&quot;;&quot;_&quot;&amp;[.P58]);[.$CV$23:.$CV$422];0)))">
            <text:p/>
          </table:table-cell>
          <table:table-cell table:style-name="ce14" table:formula="of:=IF(INDEX([.$AG58:.$CR58];MATCH([.$M$3];[.$AG$3:.$CR$3];0)+[.N$1])=&quot;&quot;;&quot;&quot;;INDEX([.$AG58:.$CR58];MATCH([.$M$3];[.$AG$3:.$CR$3];0)+[.N$1]))">
            <text:p/>
          </table:table-cell>
          <table:table-cell table:style-name="ce14" table:formula="of:=IF(INDEX([.$AG58:.$CR58];MATCH([.$M$3];[.$AG$3:.$CR$3];0)+[.O$1])=&quot;&quot;;&quot;&quot;;INDEX([.$AG58:.$CR58];MATCH([.$M$3];[.$AG$3:.$CR$3];0)+[.O$1]))">
            <text:p/>
          </table:table-cell>
          <table:table-cell table:style-name="ce37" table:formula="of:=IF(INDEX([.$AG58:.$CR58];MATCH([.$M$3];[.$AG$3:.$CR$3];0)+[.P$1])=&quot;&quot;;&quot;&quot;;INDEX([.$AG58:.$CR58];MATCH([.$M$3];[.$AG$3:.$CR$3];0)+[.P$1]))">
            <text:p/>
          </table:table-cell>
          <table:table-cell table:style-name="ce24" table:formula="of:=IF(INDEX([.$AG58:.$CR58];MATCH([.$M$3];[.$AG$3:.$CR$3];0)+[.Q$1])=&quot;&quot;;&quot;&quot;;INDEX([.$CU$23:.$CU$422];MATCH(INDEX([.$AG58:.$CR58];MATCH([.$M$3];[.$AG$3:.$CR$3];0)+[.Q$1])&amp;IF([.T58]=&quot;&quot;;&quot;&quot;;&quot;_&quot;&amp;[.T58]);[.$CW$23:.$CW$422];0)))">
            <text:p/>
          </table:table-cell>
          <table:table-cell table:style-name="ce14" table:formula="of:=IF(INDEX([.$AG58:.$CR58];MATCH([.$M$3];[.$AG$3:.$CR$3];0)+[.R$1])=&quot;&quot;;&quot;&quot;;INDEX([.$AG58:.$CR58];MATCH([.$M$3];[.$AG$3:.$CR$3];0)+[.R$1]))">
            <text:p/>
          </table:table-cell>
          <table:table-cell table:style-name="ce14" table:formula="of:=IF(INDEX([.$AG58:.$CR58];MATCH([.$M$3];[.$AG$3:.$CR$3];0)+[.S$1])=&quot;&quot;;&quot;&quot;;INDEX([.$AG58:.$CR58];MATCH([.$M$3];[.$AG$3:.$CR$3];0)+[.S$1]))">
            <text:p/>
          </table:table-cell>
          <table:table-cell table:style-name="ce37" table:formula="of:=IF(INDEX([.$AG58:.$CR58];MATCH([.$M$3];[.$AG$3:.$CR$3];0)+[.T$1])=&quot;&quot;;&quot;&quot;;INDEX([.$AG58:.$CR58];MATCH([.$M$3];[.$AG$3:.$CR$3];0)+[.T$1]))">
            <text:p/>
          </table:table-cell>
          <table:table-cell table:style-name="ce24" table:formula="of:=IF(INDEX([.$AG58:.$CR58];MATCH([.$M$3];[.$AG$3:.$CR$3];0)+[.U$1])=&quot;&quot;;&quot;&quot;;INDEX([.$CU$23:.$CU$422];MATCH(INDEX([.$AG58:.$CR58];MATCH([.$M$3];[.$AG$3:.$CR$3];0)+[.U$1])&amp;IF([.X58]=&quot;&quot;;&quot;&quot;;&quot;_&quot;&amp;[.X58]);[.$CX$23:.$CX$422];0)))">
            <text:p/>
          </table:table-cell>
          <table:table-cell table:style-name="ce14" table:formula="of:=IF(INDEX([.$AG58:.$CR58];MATCH([.$M$3];[.$AG$3:.$CR$3];0)+[.V$1])=&quot;&quot;;&quot;&quot;;INDEX([.$AG58:.$CR58];MATCH([.$M$3];[.$AG$3:.$CR$3];0)+[.V$1]))">
            <text:p/>
          </table:table-cell>
          <table:table-cell table:style-name="ce14" table:formula="of:=IF(INDEX([.$AG58:.$CR58];MATCH([.$M$3];[.$AG$3:.$CR$3];0)+[.W$1])=&quot;&quot;;&quot;&quot;;INDEX([.$AG58:.$CR58];MATCH([.$M$3];[.$AG$3:.$CR$3];0)+[.W$1]))">
            <text:p/>
          </table:table-cell>
          <table:table-cell table:style-name="ce37" table:formula="of:=IF(INDEX([.$AG58:.$CR58];MATCH([.$M$3];[.$AG$3:.$CR$3];0)+[.X$1])=&quot;&quot;;&quot;&quot;;INDEX([.$AG58:.$CR58];MATCH([.$M$3];[.$AG$3:.$CR$3];0)+[.X$1]))">
            <text:p/>
          </table:table-cell>
          <table:table-cell table:style-name="ce24" table:formula="of:=IF(INDEX([.$AG58:.$CR58];MATCH([.$M$3];[.$AG$3:.$CR$3];0)+[.Y$1])=&quot;&quot;;&quot;&quot;;INDEX([.$CU$23:.$CU$422];MATCH(INDEX([.$AG58:.$CR58];MATCH([.$M$3];[.$AG$3:.$CR$3];0)+[.Y$1])&amp;IF([.AB58]=&quot;&quot;;&quot;&quot;;&quot;_&quot;&amp;[.AB58]);[.$CY$23:.$CY$422];0)))" office:value-type="float" office:value="295" calcext:value-type="float">
            <text:p>295</text:p>
          </table:table-cell>
          <table:table-cell table:style-name="ce14" table:formula="of:=IF(INDEX([.$AG58:.$CR58];MATCH([.$M$3];[.$AG$3:.$CR$3];0)+[.Z$1])=&quot;&quot;;&quot;&quot;;INDEX([.$AG58:.$CR58];MATCH([.$M$3];[.$AG$3:.$CR$3];0)+[.Z$1]))" office:value-type="string" office:string-value="pb" calcext:value-type="string">
            <text:p>pb</text:p>
          </table:table-cell>
          <table:table-cell table:style-name="ce14" table:formula="of:=IF(INDEX([.$AG58:.$CR58];MATCH([.$M$3];[.$AG$3:.$CR$3];0)+[.AA$1])=&quot;&quot;;&quot;&quot;;INDEX([.$AG58:.$CR58];MATCH([.$M$3];[.$AG$3:.$CR$3];0)+[.AA$1]))">
            <text:p/>
          </table:table-cell>
          <table:table-cell table:style-name="ce37" table:formula="of:=IF(INDEX([.$AG58:.$CR58];MATCH([.$M$3];[.$AG$3:.$CR$3];0)+[.AB$1])=&quot;&quot;;&quot;&quot;;INDEX([.$AG58:.$CR58];MATCH([.$M$3];[.$AG$3:.$CR$3];0)+[.AB$1]))">
            <text:p/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>
            <text:p/>
          </table:table-cell>
          <table:table-cell table:formula="of:=IF([.B59]=&quot;&quot;;&quot;&quot;;IF(OR([.D58]=&quot;pb&quot;;[.D58]=&quot;b&quot;;[.D58]=&quot;&quot;;[.D58]=&quot;p&quot;);[.B59]-[.B58];[.B59]-[.B58]-1))">
            <text:p/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>
            <text:p/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7" calcext:value-type="float">
            <text:p>37</text:p>
          </table:table-cell>
          <table:table-cell table:style-name="ce24" table:formula="of:=IF(INDEX([.$AG59:.$CR59];MATCH([.$M$3];[.$AG$3:.$CR$3];0)+[.$M$1])=&quot;&quot;;&quot;&quot;;INDEX([.$CU$23:.$CU$422];MATCH(INDEX([.$AG59:.$CR59];MATCH([.$M$3];[.$AG$3:.$CR$3];0)+[.$M$1])&amp;IF([.P59]=&quot;&quot;;&quot;&quot;;&quot;_&quot;&amp;[.P59]);[.$CV$23:.$CV$422];0)))">
            <text:p/>
          </table:table-cell>
          <table:table-cell table:style-name="ce14" table:formula="of:=IF(INDEX([.$AG59:.$CR59];MATCH([.$M$3];[.$AG$3:.$CR$3];0)+[.N$1])=&quot;&quot;;&quot;&quot;;INDEX([.$AG59:.$CR59];MATCH([.$M$3];[.$AG$3:.$CR$3];0)+[.N$1]))">
            <text:p/>
          </table:table-cell>
          <table:table-cell table:style-name="ce14" table:formula="of:=IF(INDEX([.$AG59:.$CR59];MATCH([.$M$3];[.$AG$3:.$CR$3];0)+[.O$1])=&quot;&quot;;&quot;&quot;;INDEX([.$AG59:.$CR59];MATCH([.$M$3];[.$AG$3:.$CR$3];0)+[.O$1]))">
            <text:p/>
          </table:table-cell>
          <table:table-cell table:style-name="ce37" table:formula="of:=IF(INDEX([.$AG59:.$CR59];MATCH([.$M$3];[.$AG$3:.$CR$3];0)+[.P$1])=&quot;&quot;;&quot;&quot;;INDEX([.$AG59:.$CR59];MATCH([.$M$3];[.$AG$3:.$CR$3];0)+[.P$1]))">
            <text:p/>
          </table:table-cell>
          <table:table-cell table:style-name="ce24" table:formula="of:=IF(INDEX([.$AG59:.$CR59];MATCH([.$M$3];[.$AG$3:.$CR$3];0)+[.Q$1])=&quot;&quot;;&quot;&quot;;INDEX([.$CU$23:.$CU$422];MATCH(INDEX([.$AG59:.$CR59];MATCH([.$M$3];[.$AG$3:.$CR$3];0)+[.Q$1])&amp;IF([.T59]=&quot;&quot;;&quot;&quot;;&quot;_&quot;&amp;[.T59]);[.$CW$23:.$CW$422];0)))">
            <text:p/>
          </table:table-cell>
          <table:table-cell table:style-name="ce14" table:formula="of:=IF(INDEX([.$AG59:.$CR59];MATCH([.$M$3];[.$AG$3:.$CR$3];0)+[.R$1])=&quot;&quot;;&quot;&quot;;INDEX([.$AG59:.$CR59];MATCH([.$M$3];[.$AG$3:.$CR$3];0)+[.R$1]))">
            <text:p/>
          </table:table-cell>
          <table:table-cell table:style-name="ce14" table:formula="of:=IF(INDEX([.$AG59:.$CR59];MATCH([.$M$3];[.$AG$3:.$CR$3];0)+[.S$1])=&quot;&quot;;&quot;&quot;;INDEX([.$AG59:.$CR59];MATCH([.$M$3];[.$AG$3:.$CR$3];0)+[.S$1]))">
            <text:p/>
          </table:table-cell>
          <table:table-cell table:style-name="ce37" table:formula="of:=IF(INDEX([.$AG59:.$CR59];MATCH([.$M$3];[.$AG$3:.$CR$3];0)+[.T$1])=&quot;&quot;;&quot;&quot;;INDEX([.$AG59:.$CR59];MATCH([.$M$3];[.$AG$3:.$CR$3];0)+[.T$1]))">
            <text:p/>
          </table:table-cell>
          <table:table-cell table:style-name="ce24" table:formula="of:=IF(INDEX([.$AG59:.$CR59];MATCH([.$M$3];[.$AG$3:.$CR$3];0)+[.U$1])=&quot;&quot;;&quot;&quot;;INDEX([.$CU$23:.$CU$422];MATCH(INDEX([.$AG59:.$CR59];MATCH([.$M$3];[.$AG$3:.$CR$3];0)+[.U$1])&amp;IF([.X59]=&quot;&quot;;&quot;&quot;;&quot;_&quot;&amp;[.X59]);[.$CX$23:.$CX$422];0)))">
            <text:p/>
          </table:table-cell>
          <table:table-cell table:style-name="ce14" table:formula="of:=IF(INDEX([.$AG59:.$CR59];MATCH([.$M$3];[.$AG$3:.$CR$3];0)+[.V$1])=&quot;&quot;;&quot;&quot;;INDEX([.$AG59:.$CR59];MATCH([.$M$3];[.$AG$3:.$CR$3];0)+[.V$1]))">
            <text:p/>
          </table:table-cell>
          <table:table-cell table:style-name="ce14" table:formula="of:=IF(INDEX([.$AG59:.$CR59];MATCH([.$M$3];[.$AG$3:.$CR$3];0)+[.W$1])=&quot;&quot;;&quot;&quot;;INDEX([.$AG59:.$CR59];MATCH([.$M$3];[.$AG$3:.$CR$3];0)+[.W$1]))">
            <text:p/>
          </table:table-cell>
          <table:table-cell table:style-name="ce37" table:formula="of:=IF(INDEX([.$AG59:.$CR59];MATCH([.$M$3];[.$AG$3:.$CR$3];0)+[.X$1])=&quot;&quot;;&quot;&quot;;INDEX([.$AG59:.$CR59];MATCH([.$M$3];[.$AG$3:.$CR$3];0)+[.X$1]))">
            <text:p/>
          </table:table-cell>
          <table:table-cell table:style-name="ce24" table:formula="of:=IF(INDEX([.$AG59:.$CR59];MATCH([.$M$3];[.$AG$3:.$CR$3];0)+[.Y$1])=&quot;&quot;;&quot;&quot;;INDEX([.$CU$23:.$CU$422];MATCH(INDEX([.$AG59:.$CR59];MATCH([.$M$3];[.$AG$3:.$CR$3];0)+[.Y$1])&amp;IF([.AB59]=&quot;&quot;;&quot;&quot;;&quot;_&quot;&amp;[.AB59]);[.$CY$23:.$CY$422];0)))" office:value-type="float" office:value="304" calcext:value-type="float">
            <text:p>304</text:p>
          </table:table-cell>
          <table:table-cell table:style-name="ce14" table:formula="of:=IF(INDEX([.$AG59:.$CR59];MATCH([.$M$3];[.$AG$3:.$CR$3];0)+[.Z$1])=&quot;&quot;;&quot;&quot;;INDEX([.$AG59:.$CR59];MATCH([.$M$3];[.$AG$3:.$CR$3];0)+[.Z$1]))" office:value-type="string" office:string-value="b" calcext:value-type="string">
            <text:p>b</text:p>
          </table:table-cell>
          <table:table-cell table:style-name="ce14" table:formula="of:=IF(INDEX([.$AG59:.$CR59];MATCH([.$M$3];[.$AG$3:.$CR$3];0)+[.AA$1])=&quot;&quot;;&quot;&quot;;INDEX([.$AG59:.$CR59];MATCH([.$M$3];[.$AG$3:.$CR$3];0)+[.AA$1]))">
            <text:p/>
          </table:table-cell>
          <table:table-cell table:style-name="ce37" table:formula="of:=IF(INDEX([.$AG59:.$CR59];MATCH([.$M$3];[.$AG$3:.$CR$3];0)+[.AB$1])=&quot;&quot;;&quot;&quot;;INDEX([.$AG59:.$CR59];MATCH([.$M$3];[.$AG$3:.$CR$3];0)+[.AB$1]))">
            <text:p/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8" calcext:value-type="float">
            <text:p>38</text:p>
          </table:table-cell>
          <table:table-cell table:style-name="ce24" table:formula="of:=IF(INDEX([.$AG60:.$CR60];MATCH([.$M$3];[.$AG$3:.$CR$3];0)+[.$M$1])=&quot;&quot;;&quot;&quot;;INDEX([.$CU$23:.$CU$422];MATCH(INDEX([.$AG60:.$CR60];MATCH([.$M$3];[.$AG$3:.$CR$3];0)+[.$M$1])&amp;IF([.P60]=&quot;&quot;;&quot;&quot;;&quot;_&quot;&amp;[.P60]);[.$CV$23:.$CV$422];0)))">
            <text:p/>
          </table:table-cell>
          <table:table-cell table:style-name="ce14" table:formula="of:=IF(INDEX([.$AG60:.$CR60];MATCH([.$M$3];[.$AG$3:.$CR$3];0)+[.N$1])=&quot;&quot;;&quot;&quot;;INDEX([.$AG60:.$CR60];MATCH([.$M$3];[.$AG$3:.$CR$3];0)+[.N$1]))">
            <text:p/>
          </table:table-cell>
          <table:table-cell table:style-name="ce14" table:formula="of:=IF(INDEX([.$AG60:.$CR60];MATCH([.$M$3];[.$AG$3:.$CR$3];0)+[.O$1])=&quot;&quot;;&quot;&quot;;INDEX([.$AG60:.$CR60];MATCH([.$M$3];[.$AG$3:.$CR$3];0)+[.O$1]))">
            <text:p/>
          </table:table-cell>
          <table:table-cell table:style-name="ce37" table:formula="of:=IF(INDEX([.$AG60:.$CR60];MATCH([.$M$3];[.$AG$3:.$CR$3];0)+[.P$1])=&quot;&quot;;&quot;&quot;;INDEX([.$AG60:.$CR60];MATCH([.$M$3];[.$AG$3:.$CR$3];0)+[.P$1]))">
            <text:p/>
          </table:table-cell>
          <table:table-cell table:style-name="ce24" table:formula="of:=IF(INDEX([.$AG60:.$CR60];MATCH([.$M$3];[.$AG$3:.$CR$3];0)+[.Q$1])=&quot;&quot;;&quot;&quot;;INDEX([.$CU$23:.$CU$422];MATCH(INDEX([.$AG60:.$CR60];MATCH([.$M$3];[.$AG$3:.$CR$3];0)+[.Q$1])&amp;IF([.T60]=&quot;&quot;;&quot;&quot;;&quot;_&quot;&amp;[.T60]);[.$CW$23:.$CW$422];0)))">
            <text:p/>
          </table:table-cell>
          <table:table-cell table:style-name="ce14" table:formula="of:=IF(INDEX([.$AG60:.$CR60];MATCH([.$M$3];[.$AG$3:.$CR$3];0)+[.R$1])=&quot;&quot;;&quot;&quot;;INDEX([.$AG60:.$CR60];MATCH([.$M$3];[.$AG$3:.$CR$3];0)+[.R$1]))">
            <text:p/>
          </table:table-cell>
          <table:table-cell table:style-name="ce14" table:formula="of:=IF(INDEX([.$AG60:.$CR60];MATCH([.$M$3];[.$AG$3:.$CR$3];0)+[.S$1])=&quot;&quot;;&quot;&quot;;INDEX([.$AG60:.$CR60];MATCH([.$M$3];[.$AG$3:.$CR$3];0)+[.S$1]))">
            <text:p/>
          </table:table-cell>
          <table:table-cell table:style-name="ce37" table:formula="of:=IF(INDEX([.$AG60:.$CR60];MATCH([.$M$3];[.$AG$3:.$CR$3];0)+[.T$1])=&quot;&quot;;&quot;&quot;;INDEX([.$AG60:.$CR60];MATCH([.$M$3];[.$AG$3:.$CR$3];0)+[.T$1]))">
            <text:p/>
          </table:table-cell>
          <table:table-cell table:style-name="ce24" table:formula="of:=IF(INDEX([.$AG60:.$CR60];MATCH([.$M$3];[.$AG$3:.$CR$3];0)+[.U$1])=&quot;&quot;;&quot;&quot;;INDEX([.$CU$23:.$CU$422];MATCH(INDEX([.$AG60:.$CR60];MATCH([.$M$3];[.$AG$3:.$CR$3];0)+[.U$1])&amp;IF([.X60]=&quot;&quot;;&quot;&quot;;&quot;_&quot;&amp;[.X60]);[.$CX$23:.$CX$422];0)))">
            <text:p/>
          </table:table-cell>
          <table:table-cell table:style-name="ce14" table:formula="of:=IF(INDEX([.$AG60:.$CR60];MATCH([.$M$3];[.$AG$3:.$CR$3];0)+[.V$1])=&quot;&quot;;&quot;&quot;;INDEX([.$AG60:.$CR60];MATCH([.$M$3];[.$AG$3:.$CR$3];0)+[.V$1]))">
            <text:p/>
          </table:table-cell>
          <table:table-cell table:style-name="ce14" table:formula="of:=IF(INDEX([.$AG60:.$CR60];MATCH([.$M$3];[.$AG$3:.$CR$3];0)+[.W$1])=&quot;&quot;;&quot;&quot;;INDEX([.$AG60:.$CR60];MATCH([.$M$3];[.$AG$3:.$CR$3];0)+[.W$1]))">
            <text:p/>
          </table:table-cell>
          <table:table-cell table:style-name="ce37" table:formula="of:=IF(INDEX([.$AG60:.$CR60];MATCH([.$M$3];[.$AG$3:.$CR$3];0)+[.X$1])=&quot;&quot;;&quot;&quot;;INDEX([.$AG60:.$CR60];MATCH([.$M$3];[.$AG$3:.$CR$3];0)+[.X$1]))">
            <text:p/>
          </table:table-cell>
          <table:table-cell table:style-name="ce24" table:formula="of:=IF(INDEX([.$AG60:.$CR60];MATCH([.$M$3];[.$AG$3:.$CR$3];0)+[.Y$1])=&quot;&quot;;&quot;&quot;;INDEX([.$CU$23:.$CU$422];MATCH(INDEX([.$AG60:.$CR60];MATCH([.$M$3];[.$AG$3:.$CR$3];0)+[.Y$1])&amp;IF([.AB60]=&quot;&quot;;&quot;&quot;;&quot;_&quot;&amp;[.AB60]);[.$CY$23:.$CY$422];0)))" office:value-type="float" office:value="312" calcext:value-type="float">
            <text:p>312</text:p>
          </table:table-cell>
          <table:table-cell table:style-name="ce14" table:formula="of:=IF(INDEX([.$AG60:.$CR60];MATCH([.$M$3];[.$AG$3:.$CR$3];0)+[.Z$1])=&quot;&quot;;&quot;&quot;;INDEX([.$AG60:.$CR60];MATCH([.$M$3];[.$AG$3:.$CR$3];0)+[.Z$1]))" office:value-type="string" office:string-value="b" calcext:value-type="string">
            <text:p>b</text:p>
          </table:table-cell>
          <table:table-cell table:style-name="ce14" table:formula="of:=IF(INDEX([.$AG60:.$CR60];MATCH([.$M$3];[.$AG$3:.$CR$3];0)+[.AA$1])=&quot;&quot;;&quot;&quot;;INDEX([.$AG60:.$CR60];MATCH([.$M$3];[.$AG$3:.$CR$3];0)+[.AA$1]))">
            <text:p/>
          </table:table-cell>
          <table:table-cell table:style-name="ce37" table:formula="of:=IF(INDEX([.$AG60:.$CR60];MATCH([.$M$3];[.$AG$3:.$CR$3];0)+[.AB$1])=&quot;&quot;;&quot;&quot;;INDEX([.$AG60:.$CR60];MATCH([.$M$3];[.$AG$3:.$CR$3];0)+[.AB$1]))">
            <text:p/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9" calcext:value-type="float">
            <text:p>39</text:p>
          </table:table-cell>
          <table:table-cell table:style-name="ce24" table:formula="of:=IF(INDEX([.$AG61:.$CR61];MATCH([.$M$3];[.$AG$3:.$CR$3];0)+[.$M$1])=&quot;&quot;;&quot;&quot;;INDEX([.$CU$23:.$CU$422];MATCH(INDEX([.$AG61:.$CR61];MATCH([.$M$3];[.$AG$3:.$CR$3];0)+[.$M$1])&amp;IF([.P61]=&quot;&quot;;&quot;&quot;;&quot;_&quot;&amp;[.P61]);[.$CV$23:.$CV$422];0)))">
            <text:p/>
          </table:table-cell>
          <table:table-cell table:style-name="ce14" table:formula="of:=IF(INDEX([.$AG61:.$CR61];MATCH([.$M$3];[.$AG$3:.$CR$3];0)+[.N$1])=&quot;&quot;;&quot;&quot;;INDEX([.$AG61:.$CR61];MATCH([.$M$3];[.$AG$3:.$CR$3];0)+[.N$1]))">
            <text:p/>
          </table:table-cell>
          <table:table-cell table:style-name="ce14" table:formula="of:=IF(INDEX([.$AG61:.$CR61];MATCH([.$M$3];[.$AG$3:.$CR$3];0)+[.O$1])=&quot;&quot;;&quot;&quot;;INDEX([.$AG61:.$CR61];MATCH([.$M$3];[.$AG$3:.$CR$3];0)+[.O$1]))">
            <text:p/>
          </table:table-cell>
          <table:table-cell table:style-name="ce37" table:formula="of:=IF(INDEX([.$AG61:.$CR61];MATCH([.$M$3];[.$AG$3:.$CR$3];0)+[.P$1])=&quot;&quot;;&quot;&quot;;INDEX([.$AG61:.$CR61];MATCH([.$M$3];[.$AG$3:.$CR$3];0)+[.P$1]))">
            <text:p/>
          </table:table-cell>
          <table:table-cell table:style-name="ce24" table:formula="of:=IF(INDEX([.$AG61:.$CR61];MATCH([.$M$3];[.$AG$3:.$CR$3];0)+[.Q$1])=&quot;&quot;;&quot;&quot;;INDEX([.$CU$23:.$CU$422];MATCH(INDEX([.$AG61:.$CR61];MATCH([.$M$3];[.$AG$3:.$CR$3];0)+[.Q$1])&amp;IF([.T61]=&quot;&quot;;&quot;&quot;;&quot;_&quot;&amp;[.T61]);[.$CW$23:.$CW$422];0)))">
            <text:p/>
          </table:table-cell>
          <table:table-cell table:style-name="ce14" table:formula="of:=IF(INDEX([.$AG61:.$CR61];MATCH([.$M$3];[.$AG$3:.$CR$3];0)+[.R$1])=&quot;&quot;;&quot;&quot;;INDEX([.$AG61:.$CR61];MATCH([.$M$3];[.$AG$3:.$CR$3];0)+[.R$1]))">
            <text:p/>
          </table:table-cell>
          <table:table-cell table:style-name="ce14" table:formula="of:=IF(INDEX([.$AG61:.$CR61];MATCH([.$M$3];[.$AG$3:.$CR$3];0)+[.S$1])=&quot;&quot;;&quot;&quot;;INDEX([.$AG61:.$CR61];MATCH([.$M$3];[.$AG$3:.$CR$3];0)+[.S$1]))">
            <text:p/>
          </table:table-cell>
          <table:table-cell table:style-name="ce37" table:formula="of:=IF(INDEX([.$AG61:.$CR61];MATCH([.$M$3];[.$AG$3:.$CR$3];0)+[.T$1])=&quot;&quot;;&quot;&quot;;INDEX([.$AG61:.$CR61];MATCH([.$M$3];[.$AG$3:.$CR$3];0)+[.T$1]))">
            <text:p/>
          </table:table-cell>
          <table:table-cell table:style-name="ce24" table:formula="of:=IF(INDEX([.$AG61:.$CR61];MATCH([.$M$3];[.$AG$3:.$CR$3];0)+[.U$1])=&quot;&quot;;&quot;&quot;;INDEX([.$CU$23:.$CU$422];MATCH(INDEX([.$AG61:.$CR61];MATCH([.$M$3];[.$AG$3:.$CR$3];0)+[.U$1])&amp;IF([.X61]=&quot;&quot;;&quot;&quot;;&quot;_&quot;&amp;[.X61]);[.$CX$23:.$CX$422];0)))">
            <text:p/>
          </table:table-cell>
          <table:table-cell table:style-name="ce14" table:formula="of:=IF(INDEX([.$AG61:.$CR61];MATCH([.$M$3];[.$AG$3:.$CR$3];0)+[.V$1])=&quot;&quot;;&quot;&quot;;INDEX([.$AG61:.$CR61];MATCH([.$M$3];[.$AG$3:.$CR$3];0)+[.V$1]))">
            <text:p/>
          </table:table-cell>
          <table:table-cell table:style-name="ce14" table:formula="of:=IF(INDEX([.$AG61:.$CR61];MATCH([.$M$3];[.$AG$3:.$CR$3];0)+[.W$1])=&quot;&quot;;&quot;&quot;;INDEX([.$AG61:.$CR61];MATCH([.$M$3];[.$AG$3:.$CR$3];0)+[.W$1]))">
            <text:p/>
          </table:table-cell>
          <table:table-cell table:style-name="ce37" table:formula="of:=IF(INDEX([.$AG61:.$CR61];MATCH([.$M$3];[.$AG$3:.$CR$3];0)+[.X$1])=&quot;&quot;;&quot;&quot;;INDEX([.$AG61:.$CR61];MATCH([.$M$3];[.$AG$3:.$CR$3];0)+[.X$1]))">
            <text:p/>
          </table:table-cell>
          <table:table-cell table:style-name="ce24" table:formula="of:=IF(INDEX([.$AG61:.$CR61];MATCH([.$M$3];[.$AG$3:.$CR$3];0)+[.Y$1])=&quot;&quot;;&quot;&quot;;INDEX([.$CU$23:.$CU$422];MATCH(INDEX([.$AG61:.$CR61];MATCH([.$M$3];[.$AG$3:.$CR$3];0)+[.Y$1])&amp;IF([.AB61]=&quot;&quot;;&quot;&quot;;&quot;_&quot;&amp;[.AB61]);[.$CY$23:.$CY$422];0)))" office:value-type="float" office:value="319" calcext:value-type="float">
            <text:p>319</text:p>
          </table:table-cell>
          <table:table-cell table:style-name="ce14" table:formula="of:=IF(INDEX([.$AG61:.$CR61];MATCH([.$M$3];[.$AG$3:.$CR$3];0)+[.Z$1])=&quot;&quot;;&quot;&quot;;INDEX([.$AG61:.$CR61];MATCH([.$M$3];[.$AG$3:.$CR$3];0)+[.Z$1]))" office:value-type="string" office:string-value="b" calcext:value-type="string">
            <text:p>b</text:p>
          </table:table-cell>
          <table:table-cell table:style-name="ce14" table:formula="of:=IF(INDEX([.$AG61:.$CR61];MATCH([.$M$3];[.$AG$3:.$CR$3];0)+[.AA$1])=&quot;&quot;;&quot;&quot;;INDEX([.$AG61:.$CR61];MATCH([.$M$3];[.$AG$3:.$CR$3];0)+[.AA$1]))">
            <text:p/>
          </table:table-cell>
          <table:table-cell table:style-name="ce37" table:formula="of:=IF(INDEX([.$AG61:.$CR61];MATCH([.$M$3];[.$AG$3:.$CR$3];0)+[.AB$1])=&quot;&quot;;&quot;&quot;;INDEX([.$AG61:.$CR61];MATCH([.$M$3];[.$AG$3:.$CR$3];0)+[.AB$1]))">
            <text:p/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0" calcext:value-type="float">
            <text:p>40</text:p>
          </table:table-cell>
          <table:table-cell table:style-name="ce24" table:formula="of:=IF(INDEX([.$AG62:.$CR62];MATCH([.$M$3];[.$AG$3:.$CR$3];0)+[.$M$1])=&quot;&quot;;&quot;&quot;;INDEX([.$CU$23:.$CU$422];MATCH(INDEX([.$AG62:.$CR62];MATCH([.$M$3];[.$AG$3:.$CR$3];0)+[.$M$1])&amp;IF([.P62]=&quot;&quot;;&quot;&quot;;&quot;_&quot;&amp;[.P62]);[.$CV$23:.$CV$422];0)))">
            <text:p/>
          </table:table-cell>
          <table:table-cell table:style-name="ce14" table:formula="of:=IF(INDEX([.$AG62:.$CR62];MATCH([.$M$3];[.$AG$3:.$CR$3];0)+[.N$1])=&quot;&quot;;&quot;&quot;;INDEX([.$AG62:.$CR62];MATCH([.$M$3];[.$AG$3:.$CR$3];0)+[.N$1]))">
            <text:p/>
          </table:table-cell>
          <table:table-cell table:style-name="ce14" table:formula="of:=IF(INDEX([.$AG62:.$CR62];MATCH([.$M$3];[.$AG$3:.$CR$3];0)+[.O$1])=&quot;&quot;;&quot;&quot;;INDEX([.$AG62:.$CR62];MATCH([.$M$3];[.$AG$3:.$CR$3];0)+[.O$1]))">
            <text:p/>
          </table:table-cell>
          <table:table-cell table:style-name="ce37" table:formula="of:=IF(INDEX([.$AG62:.$CR62];MATCH([.$M$3];[.$AG$3:.$CR$3];0)+[.P$1])=&quot;&quot;;&quot;&quot;;INDEX([.$AG62:.$CR62];MATCH([.$M$3];[.$AG$3:.$CR$3];0)+[.P$1]))">
            <text:p/>
          </table:table-cell>
          <table:table-cell table:style-name="ce24" table:formula="of:=IF(INDEX([.$AG62:.$CR62];MATCH([.$M$3];[.$AG$3:.$CR$3];0)+[.Q$1])=&quot;&quot;;&quot;&quot;;INDEX([.$CU$23:.$CU$422];MATCH(INDEX([.$AG62:.$CR62];MATCH([.$M$3];[.$AG$3:.$CR$3];0)+[.Q$1])&amp;IF([.T62]=&quot;&quot;;&quot;&quot;;&quot;_&quot;&amp;[.T62]);[.$CW$23:.$CW$422];0)))">
            <text:p/>
          </table:table-cell>
          <table:table-cell table:style-name="ce14" table:formula="of:=IF(INDEX([.$AG62:.$CR62];MATCH([.$M$3];[.$AG$3:.$CR$3];0)+[.R$1])=&quot;&quot;;&quot;&quot;;INDEX([.$AG62:.$CR62];MATCH([.$M$3];[.$AG$3:.$CR$3];0)+[.R$1]))">
            <text:p/>
          </table:table-cell>
          <table:table-cell table:style-name="ce14" table:formula="of:=IF(INDEX([.$AG62:.$CR62];MATCH([.$M$3];[.$AG$3:.$CR$3];0)+[.S$1])=&quot;&quot;;&quot;&quot;;INDEX([.$AG62:.$CR62];MATCH([.$M$3];[.$AG$3:.$CR$3];0)+[.S$1]))">
            <text:p/>
          </table:table-cell>
          <table:table-cell table:style-name="ce37" table:formula="of:=IF(INDEX([.$AG62:.$CR62];MATCH([.$M$3];[.$AG$3:.$CR$3];0)+[.T$1])=&quot;&quot;;&quot;&quot;;INDEX([.$AG62:.$CR62];MATCH([.$M$3];[.$AG$3:.$CR$3];0)+[.T$1]))">
            <text:p/>
          </table:table-cell>
          <table:table-cell table:style-name="ce24" table:formula="of:=IF(INDEX([.$AG62:.$CR62];MATCH([.$M$3];[.$AG$3:.$CR$3];0)+[.U$1])=&quot;&quot;;&quot;&quot;;INDEX([.$CU$23:.$CU$422];MATCH(INDEX([.$AG62:.$CR62];MATCH([.$M$3];[.$AG$3:.$CR$3];0)+[.U$1])&amp;IF([.X62]=&quot;&quot;;&quot;&quot;;&quot;_&quot;&amp;[.X62]);[.$CX$23:.$CX$422];0)))">
            <text:p/>
          </table:table-cell>
          <table:table-cell table:style-name="ce14" table:formula="of:=IF(INDEX([.$AG62:.$CR62];MATCH([.$M$3];[.$AG$3:.$CR$3];0)+[.V$1])=&quot;&quot;;&quot;&quot;;INDEX([.$AG62:.$CR62];MATCH([.$M$3];[.$AG$3:.$CR$3];0)+[.V$1]))">
            <text:p/>
          </table:table-cell>
          <table:table-cell table:style-name="ce14" table:formula="of:=IF(INDEX([.$AG62:.$CR62];MATCH([.$M$3];[.$AG$3:.$CR$3];0)+[.W$1])=&quot;&quot;;&quot;&quot;;INDEX([.$AG62:.$CR62];MATCH([.$M$3];[.$AG$3:.$CR$3];0)+[.W$1]))">
            <text:p/>
          </table:table-cell>
          <table:table-cell table:style-name="ce37" table:formula="of:=IF(INDEX([.$AG62:.$CR62];MATCH([.$M$3];[.$AG$3:.$CR$3];0)+[.X$1])=&quot;&quot;;&quot;&quot;;INDEX([.$AG62:.$CR62];MATCH([.$M$3];[.$AG$3:.$CR$3];0)+[.X$1]))">
            <text:p/>
          </table:table-cell>
          <table:table-cell table:style-name="ce24" table:formula="of:=IF(INDEX([.$AG62:.$CR62];MATCH([.$M$3];[.$AG$3:.$CR$3];0)+[.Y$1])=&quot;&quot;;&quot;&quot;;INDEX([.$CU$23:.$CU$422];MATCH(INDEX([.$AG62:.$CR62];MATCH([.$M$3];[.$AG$3:.$CR$3];0)+[.Y$1])&amp;IF([.AB62]=&quot;&quot;;&quot;&quot;;&quot;_&quot;&amp;[.AB62]);[.$CY$23:.$CY$422];0)))" office:value-type="float" office:value="326" calcext:value-type="float">
            <text:p>326</text:p>
          </table:table-cell>
          <table:table-cell table:style-name="ce14" table:formula="of:=IF(INDEX([.$AG62:.$CR62];MATCH([.$M$3];[.$AG$3:.$CR$3];0)+[.Z$1])=&quot;&quot;;&quot;&quot;;INDEX([.$AG62:.$CR62];MATCH([.$M$3];[.$AG$3:.$CR$3];0)+[.Z$1]))" office:value-type="string" office:string-value="b" calcext:value-type="string">
            <text:p>b</text:p>
          </table:table-cell>
          <table:table-cell table:style-name="ce14" table:formula="of:=IF(INDEX([.$AG62:.$CR62];MATCH([.$M$3];[.$AG$3:.$CR$3];0)+[.AA$1])=&quot;&quot;;&quot;&quot;;INDEX([.$AG62:.$CR62];MATCH([.$M$3];[.$AG$3:.$CR$3];0)+[.AA$1]))">
            <text:p/>
          </table:table-cell>
          <table:table-cell table:style-name="ce37" table:formula="of:=IF(INDEX([.$AG62:.$CR62];MATCH([.$M$3];[.$AG$3:.$CR$3];0)+[.AB$1])=&quot;&quot;;&quot;&quot;;INDEX([.$AG62:.$CR62];MATCH([.$M$3];[.$AG$3:.$CR$3];0)+[.AB$1]))">
            <text:p/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1" calcext:value-type="float">
            <text:p>41</text:p>
          </table:table-cell>
          <table:table-cell table:style-name="ce24" table:formula="of:=IF(INDEX([.$AG63:.$CR63];MATCH([.$M$3];[.$AG$3:.$CR$3];0)+[.$M$1])=&quot;&quot;;&quot;&quot;;INDEX([.$CU$23:.$CU$422];MATCH(INDEX([.$AG63:.$CR63];MATCH([.$M$3];[.$AG$3:.$CR$3];0)+[.$M$1])&amp;IF([.P63]=&quot;&quot;;&quot;&quot;;&quot;_&quot;&amp;[.P63]);[.$CV$23:.$CV$422];0)))">
            <text:p/>
          </table:table-cell>
          <table:table-cell table:style-name="ce14" table:formula="of:=IF(INDEX([.$AG63:.$CR63];MATCH([.$M$3];[.$AG$3:.$CR$3];0)+[.N$1])=&quot;&quot;;&quot;&quot;;INDEX([.$AG63:.$CR63];MATCH([.$M$3];[.$AG$3:.$CR$3];0)+[.N$1]))">
            <text:p/>
          </table:table-cell>
          <table:table-cell table:style-name="ce14" table:formula="of:=IF(INDEX([.$AG63:.$CR63];MATCH([.$M$3];[.$AG$3:.$CR$3];0)+[.O$1])=&quot;&quot;;&quot;&quot;;INDEX([.$AG63:.$CR63];MATCH([.$M$3];[.$AG$3:.$CR$3];0)+[.O$1]))">
            <text:p/>
          </table:table-cell>
          <table:table-cell table:style-name="ce37" table:formula="of:=IF(INDEX([.$AG63:.$CR63];MATCH([.$M$3];[.$AG$3:.$CR$3];0)+[.P$1])=&quot;&quot;;&quot;&quot;;INDEX([.$AG63:.$CR63];MATCH([.$M$3];[.$AG$3:.$CR$3];0)+[.P$1]))">
            <text:p/>
          </table:table-cell>
          <table:table-cell table:style-name="ce24" table:formula="of:=IF(INDEX([.$AG63:.$CR63];MATCH([.$M$3];[.$AG$3:.$CR$3];0)+[.Q$1])=&quot;&quot;;&quot;&quot;;INDEX([.$CU$23:.$CU$422];MATCH(INDEX([.$AG63:.$CR63];MATCH([.$M$3];[.$AG$3:.$CR$3];0)+[.Q$1])&amp;IF([.T63]=&quot;&quot;;&quot;&quot;;&quot;_&quot;&amp;[.T63]);[.$CW$23:.$CW$422];0)))">
            <text:p/>
          </table:table-cell>
          <table:table-cell table:style-name="ce14" table:formula="of:=IF(INDEX([.$AG63:.$CR63];MATCH([.$M$3];[.$AG$3:.$CR$3];0)+[.R$1])=&quot;&quot;;&quot;&quot;;INDEX([.$AG63:.$CR63];MATCH([.$M$3];[.$AG$3:.$CR$3];0)+[.R$1]))">
            <text:p/>
          </table:table-cell>
          <table:table-cell table:style-name="ce14" table:formula="of:=IF(INDEX([.$AG63:.$CR63];MATCH([.$M$3];[.$AG$3:.$CR$3];0)+[.S$1])=&quot;&quot;;&quot;&quot;;INDEX([.$AG63:.$CR63];MATCH([.$M$3];[.$AG$3:.$CR$3];0)+[.S$1]))">
            <text:p/>
          </table:table-cell>
          <table:table-cell table:style-name="ce37" table:formula="of:=IF(INDEX([.$AG63:.$CR63];MATCH([.$M$3];[.$AG$3:.$CR$3];0)+[.T$1])=&quot;&quot;;&quot;&quot;;INDEX([.$AG63:.$CR63];MATCH([.$M$3];[.$AG$3:.$CR$3];0)+[.T$1]))">
            <text:p/>
          </table:table-cell>
          <table:table-cell table:style-name="ce24" table:formula="of:=IF(INDEX([.$AG63:.$CR63];MATCH([.$M$3];[.$AG$3:.$CR$3];0)+[.U$1])=&quot;&quot;;&quot;&quot;;INDEX([.$CU$23:.$CU$422];MATCH(INDEX([.$AG63:.$CR63];MATCH([.$M$3];[.$AG$3:.$CR$3];0)+[.U$1])&amp;IF([.X63]=&quot;&quot;;&quot;&quot;;&quot;_&quot;&amp;[.X63]);[.$CX$23:.$CX$422];0)))">
            <text:p/>
          </table:table-cell>
          <table:table-cell table:style-name="ce14" table:formula="of:=IF(INDEX([.$AG63:.$CR63];MATCH([.$M$3];[.$AG$3:.$CR$3];0)+[.V$1])=&quot;&quot;;&quot;&quot;;INDEX([.$AG63:.$CR63];MATCH([.$M$3];[.$AG$3:.$CR$3];0)+[.V$1]))">
            <text:p/>
          </table:table-cell>
          <table:table-cell table:style-name="ce14" table:formula="of:=IF(INDEX([.$AG63:.$CR63];MATCH([.$M$3];[.$AG$3:.$CR$3];0)+[.W$1])=&quot;&quot;;&quot;&quot;;INDEX([.$AG63:.$CR63];MATCH([.$M$3];[.$AG$3:.$CR$3];0)+[.W$1]))">
            <text:p/>
          </table:table-cell>
          <table:table-cell table:style-name="ce37" table:formula="of:=IF(INDEX([.$AG63:.$CR63];MATCH([.$M$3];[.$AG$3:.$CR$3];0)+[.X$1])=&quot;&quot;;&quot;&quot;;INDEX([.$AG63:.$CR63];MATCH([.$M$3];[.$AG$3:.$CR$3];0)+[.X$1]))">
            <text:p/>
          </table:table-cell>
          <table:table-cell table:style-name="ce24" table:formula="of:=IF(INDEX([.$AG63:.$CR63];MATCH([.$M$3];[.$AG$3:.$CR$3];0)+[.Y$1])=&quot;&quot;;&quot;&quot;;INDEX([.$CU$23:.$CU$422];MATCH(INDEX([.$AG63:.$CR63];MATCH([.$M$3];[.$AG$3:.$CR$3];0)+[.Y$1])&amp;IF([.AB63]=&quot;&quot;;&quot;&quot;;&quot;_&quot;&amp;[.AB63]);[.$CY$23:.$CY$422];0)))" office:value-type="float" office:value="333" calcext:value-type="float">
            <text:p>333</text:p>
          </table:table-cell>
          <table:table-cell table:style-name="ce14" table:formula="of:=IF(INDEX([.$AG63:.$CR63];MATCH([.$M$3];[.$AG$3:.$CR$3];0)+[.Z$1])=&quot;&quot;;&quot;&quot;;INDEX([.$AG63:.$CR63];MATCH([.$M$3];[.$AG$3:.$CR$3];0)+[.Z$1]))" office:value-type="string" office:string-value="b" calcext:value-type="string">
            <text:p>b</text:p>
          </table:table-cell>
          <table:table-cell table:style-name="ce14" table:formula="of:=IF(INDEX([.$AG63:.$CR63];MATCH([.$M$3];[.$AG$3:.$CR$3];0)+[.AA$1])=&quot;&quot;;&quot;&quot;;INDEX([.$AG63:.$CR63];MATCH([.$M$3];[.$AG$3:.$CR$3];0)+[.AA$1]))">
            <text:p/>
          </table:table-cell>
          <table:table-cell table:style-name="ce37" table:formula="of:=IF(INDEX([.$AG63:.$CR63];MATCH([.$M$3];[.$AG$3:.$CR$3];0)+[.AB$1])=&quot;&quot;;&quot;&quot;;INDEX([.$AG63:.$CR63];MATCH([.$M$3];[.$AG$3:.$CR$3];0)+[.AB$1]))">
            <text:p/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2" calcext:value-type="float">
            <text:p>42</text:p>
          </table:table-cell>
          <table:table-cell table:style-name="ce24" table:formula="of:=IF(INDEX([.$AG64:.$CR64];MATCH([.$M$3];[.$AG$3:.$CR$3];0)+[.$M$1])=&quot;&quot;;&quot;&quot;;INDEX([.$CU$23:.$CU$422];MATCH(INDEX([.$AG64:.$CR64];MATCH([.$M$3];[.$AG$3:.$CR$3];0)+[.$M$1])&amp;IF([.P64]=&quot;&quot;;&quot;&quot;;&quot;_&quot;&amp;[.P64]);[.$CV$23:.$CV$422];0)))">
            <text:p/>
          </table:table-cell>
          <table:table-cell table:style-name="ce14" table:formula="of:=IF(INDEX([.$AG64:.$CR64];MATCH([.$M$3];[.$AG$3:.$CR$3];0)+[.N$1])=&quot;&quot;;&quot;&quot;;INDEX([.$AG64:.$CR64];MATCH([.$M$3];[.$AG$3:.$CR$3];0)+[.N$1]))">
            <text:p/>
          </table:table-cell>
          <table:table-cell table:style-name="ce14" table:formula="of:=IF(INDEX([.$AG64:.$CR64];MATCH([.$M$3];[.$AG$3:.$CR$3];0)+[.O$1])=&quot;&quot;;&quot;&quot;;INDEX([.$AG64:.$CR64];MATCH([.$M$3];[.$AG$3:.$CR$3];0)+[.O$1]))">
            <text:p/>
          </table:table-cell>
          <table:table-cell table:style-name="ce37" table:formula="of:=IF(INDEX([.$AG64:.$CR64];MATCH([.$M$3];[.$AG$3:.$CR$3];0)+[.P$1])=&quot;&quot;;&quot;&quot;;INDEX([.$AG64:.$CR64];MATCH([.$M$3];[.$AG$3:.$CR$3];0)+[.P$1]))">
            <text:p/>
          </table:table-cell>
          <table:table-cell table:style-name="ce24" table:formula="of:=IF(INDEX([.$AG64:.$CR64];MATCH([.$M$3];[.$AG$3:.$CR$3];0)+[.Q$1])=&quot;&quot;;&quot;&quot;;INDEX([.$CU$23:.$CU$422];MATCH(INDEX([.$AG64:.$CR64];MATCH([.$M$3];[.$AG$3:.$CR$3];0)+[.Q$1])&amp;IF([.T64]=&quot;&quot;;&quot;&quot;;&quot;_&quot;&amp;[.T64]);[.$CW$23:.$CW$422];0)))">
            <text:p/>
          </table:table-cell>
          <table:table-cell table:style-name="ce14" table:formula="of:=IF(INDEX([.$AG64:.$CR64];MATCH([.$M$3];[.$AG$3:.$CR$3];0)+[.R$1])=&quot;&quot;;&quot;&quot;;INDEX([.$AG64:.$CR64];MATCH([.$M$3];[.$AG$3:.$CR$3];0)+[.R$1]))">
            <text:p/>
          </table:table-cell>
          <table:table-cell table:style-name="ce14" table:formula="of:=IF(INDEX([.$AG64:.$CR64];MATCH([.$M$3];[.$AG$3:.$CR$3];0)+[.S$1])=&quot;&quot;;&quot;&quot;;INDEX([.$AG64:.$CR64];MATCH([.$M$3];[.$AG$3:.$CR$3];0)+[.S$1]))">
            <text:p/>
          </table:table-cell>
          <table:table-cell table:style-name="ce37" table:formula="of:=IF(INDEX([.$AG64:.$CR64];MATCH([.$M$3];[.$AG$3:.$CR$3];0)+[.T$1])=&quot;&quot;;&quot;&quot;;INDEX([.$AG64:.$CR64];MATCH([.$M$3];[.$AG$3:.$CR$3];0)+[.T$1]))">
            <text:p/>
          </table:table-cell>
          <table:table-cell table:style-name="ce24" table:formula="of:=IF(INDEX([.$AG64:.$CR64];MATCH([.$M$3];[.$AG$3:.$CR$3];0)+[.U$1])=&quot;&quot;;&quot;&quot;;INDEX([.$CU$23:.$CU$422];MATCH(INDEX([.$AG64:.$CR64];MATCH([.$M$3];[.$AG$3:.$CR$3];0)+[.U$1])&amp;IF([.X64]=&quot;&quot;;&quot;&quot;;&quot;_&quot;&amp;[.X64]);[.$CX$23:.$CX$422];0)))">
            <text:p/>
          </table:table-cell>
          <table:table-cell table:style-name="ce14" table:formula="of:=IF(INDEX([.$AG64:.$CR64];MATCH([.$M$3];[.$AG$3:.$CR$3];0)+[.V$1])=&quot;&quot;;&quot;&quot;;INDEX([.$AG64:.$CR64];MATCH([.$M$3];[.$AG$3:.$CR$3];0)+[.V$1]))">
            <text:p/>
          </table:table-cell>
          <table:table-cell table:style-name="ce14" table:formula="of:=IF(INDEX([.$AG64:.$CR64];MATCH([.$M$3];[.$AG$3:.$CR$3];0)+[.W$1])=&quot;&quot;;&quot;&quot;;INDEX([.$AG64:.$CR64];MATCH([.$M$3];[.$AG$3:.$CR$3];0)+[.W$1]))">
            <text:p/>
          </table:table-cell>
          <table:table-cell table:style-name="ce37" table:formula="of:=IF(INDEX([.$AG64:.$CR64];MATCH([.$M$3];[.$AG$3:.$CR$3];0)+[.X$1])=&quot;&quot;;&quot;&quot;;INDEX([.$AG64:.$CR64];MATCH([.$M$3];[.$AG$3:.$CR$3];0)+[.X$1]))">
            <text:p/>
          </table:table-cell>
          <table:table-cell table:style-name="ce24" table:formula="of:=IF(INDEX([.$AG64:.$CR64];MATCH([.$M$3];[.$AG$3:.$CR$3];0)+[.Y$1])=&quot;&quot;;&quot;&quot;;INDEX([.$CU$23:.$CU$422];MATCH(INDEX([.$AG64:.$CR64];MATCH([.$M$3];[.$AG$3:.$CR$3];0)+[.Y$1])&amp;IF([.AB64]=&quot;&quot;;&quot;&quot;;&quot;_&quot;&amp;[.AB64]);[.$CY$23:.$CY$422];0)))" office:value-type="float" office:value="339" calcext:value-type="float">
            <text:p>339</text:p>
          </table:table-cell>
          <table:table-cell table:style-name="ce14" table:formula="of:=IF(INDEX([.$AG64:.$CR64];MATCH([.$M$3];[.$AG$3:.$CR$3];0)+[.Z$1])=&quot;&quot;;&quot;&quot;;INDEX([.$AG64:.$CR64];MATCH([.$M$3];[.$AG$3:.$CR$3];0)+[.Z$1]))" office:value-type="string" office:string-value="b" calcext:value-type="string">
            <text:p>b</text:p>
          </table:table-cell>
          <table:table-cell table:style-name="ce14" table:formula="of:=IF(INDEX([.$AG64:.$CR64];MATCH([.$M$3];[.$AG$3:.$CR$3];0)+[.AA$1])=&quot;&quot;;&quot;&quot;;INDEX([.$AG64:.$CR64];MATCH([.$M$3];[.$AG$3:.$CR$3];0)+[.AA$1]))">
            <text:p/>
          </table:table-cell>
          <table:table-cell table:style-name="ce37" table:formula="of:=IF(INDEX([.$AG64:.$CR64];MATCH([.$M$3];[.$AG$3:.$CR$3];0)+[.AB$1])=&quot;&quot;;&quot;&quot;;INDEX([.$AG64:.$CR64];MATCH([.$M$3];[.$AG$3:.$CR$3];0)+[.AB$1]))">
            <text:p/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3" calcext:value-type="float">
            <text:p>43</text:p>
          </table:table-cell>
          <table:table-cell table:style-name="ce24" table:formula="of:=IF(INDEX([.$AG65:.$CR65];MATCH([.$M$3];[.$AG$3:.$CR$3];0)+[.$M$1])=&quot;&quot;;&quot;&quot;;INDEX([.$CU$23:.$CU$422];MATCH(INDEX([.$AG65:.$CR65];MATCH([.$M$3];[.$AG$3:.$CR$3];0)+[.$M$1])&amp;IF([.P65]=&quot;&quot;;&quot;&quot;;&quot;_&quot;&amp;[.P65]);[.$CV$23:.$CV$422];0)))">
            <text:p/>
          </table:table-cell>
          <table:table-cell table:style-name="ce14" table:formula="of:=IF(INDEX([.$AG65:.$CR65];MATCH([.$M$3];[.$AG$3:.$CR$3];0)+[.N$1])=&quot;&quot;;&quot;&quot;;INDEX([.$AG65:.$CR65];MATCH([.$M$3];[.$AG$3:.$CR$3];0)+[.N$1]))">
            <text:p/>
          </table:table-cell>
          <table:table-cell table:style-name="ce14" table:formula="of:=IF(INDEX([.$AG65:.$CR65];MATCH([.$M$3];[.$AG$3:.$CR$3];0)+[.O$1])=&quot;&quot;;&quot;&quot;;INDEX([.$AG65:.$CR65];MATCH([.$M$3];[.$AG$3:.$CR$3];0)+[.O$1]))">
            <text:p/>
          </table:table-cell>
          <table:table-cell table:style-name="ce37" table:formula="of:=IF(INDEX([.$AG65:.$CR65];MATCH([.$M$3];[.$AG$3:.$CR$3];0)+[.P$1])=&quot;&quot;;&quot;&quot;;INDEX([.$AG65:.$CR65];MATCH([.$M$3];[.$AG$3:.$CR$3];0)+[.P$1]))">
            <text:p/>
          </table:table-cell>
          <table:table-cell table:style-name="ce24" table:formula="of:=IF(INDEX([.$AG65:.$CR65];MATCH([.$M$3];[.$AG$3:.$CR$3];0)+[.Q$1])=&quot;&quot;;&quot;&quot;;INDEX([.$CU$23:.$CU$422];MATCH(INDEX([.$AG65:.$CR65];MATCH([.$M$3];[.$AG$3:.$CR$3];0)+[.Q$1])&amp;IF([.T65]=&quot;&quot;;&quot;&quot;;&quot;_&quot;&amp;[.T65]);[.$CW$23:.$CW$422];0)))">
            <text:p/>
          </table:table-cell>
          <table:table-cell table:style-name="ce14" table:formula="of:=IF(INDEX([.$AG65:.$CR65];MATCH([.$M$3];[.$AG$3:.$CR$3];0)+[.R$1])=&quot;&quot;;&quot;&quot;;INDEX([.$AG65:.$CR65];MATCH([.$M$3];[.$AG$3:.$CR$3];0)+[.R$1]))">
            <text:p/>
          </table:table-cell>
          <table:table-cell table:style-name="ce14" table:formula="of:=IF(INDEX([.$AG65:.$CR65];MATCH([.$M$3];[.$AG$3:.$CR$3];0)+[.S$1])=&quot;&quot;;&quot;&quot;;INDEX([.$AG65:.$CR65];MATCH([.$M$3];[.$AG$3:.$CR$3];0)+[.S$1]))">
            <text:p/>
          </table:table-cell>
          <table:table-cell table:style-name="ce37" table:formula="of:=IF(INDEX([.$AG65:.$CR65];MATCH([.$M$3];[.$AG$3:.$CR$3];0)+[.T$1])=&quot;&quot;;&quot;&quot;;INDEX([.$AG65:.$CR65];MATCH([.$M$3];[.$AG$3:.$CR$3];0)+[.T$1]))">
            <text:p/>
          </table:table-cell>
          <table:table-cell table:style-name="ce24" table:formula="of:=IF(INDEX([.$AG65:.$CR65];MATCH([.$M$3];[.$AG$3:.$CR$3];0)+[.U$1])=&quot;&quot;;&quot;&quot;;INDEX([.$CU$23:.$CU$422];MATCH(INDEX([.$AG65:.$CR65];MATCH([.$M$3];[.$AG$3:.$CR$3];0)+[.U$1])&amp;IF([.X65]=&quot;&quot;;&quot;&quot;;&quot;_&quot;&amp;[.X65]);[.$CX$23:.$CX$422];0)))">
            <text:p/>
          </table:table-cell>
          <table:table-cell table:style-name="ce14" table:formula="of:=IF(INDEX([.$AG65:.$CR65];MATCH([.$M$3];[.$AG$3:.$CR$3];0)+[.V$1])=&quot;&quot;;&quot;&quot;;INDEX([.$AG65:.$CR65];MATCH([.$M$3];[.$AG$3:.$CR$3];0)+[.V$1]))">
            <text:p/>
          </table:table-cell>
          <table:table-cell table:style-name="ce14" table:formula="of:=IF(INDEX([.$AG65:.$CR65];MATCH([.$M$3];[.$AG$3:.$CR$3];0)+[.W$1])=&quot;&quot;;&quot;&quot;;INDEX([.$AG65:.$CR65];MATCH([.$M$3];[.$AG$3:.$CR$3];0)+[.W$1]))">
            <text:p/>
          </table:table-cell>
          <table:table-cell table:style-name="ce37" table:formula="of:=IF(INDEX([.$AG65:.$CR65];MATCH([.$M$3];[.$AG$3:.$CR$3];0)+[.X$1])=&quot;&quot;;&quot;&quot;;INDEX([.$AG65:.$CR65];MATCH([.$M$3];[.$AG$3:.$CR$3];0)+[.X$1]))">
            <text:p/>
          </table:table-cell>
          <table:table-cell table:style-name="ce24" table:formula="of:=IF(INDEX([.$AG65:.$CR65];MATCH([.$M$3];[.$AG$3:.$CR$3];0)+[.Y$1])=&quot;&quot;;&quot;&quot;;INDEX([.$CU$23:.$CU$422];MATCH(INDEX([.$AG65:.$CR65];MATCH([.$M$3];[.$AG$3:.$CR$3];0)+[.Y$1])&amp;IF([.AB65]=&quot;&quot;;&quot;&quot;;&quot;_&quot;&amp;[.AB65]);[.$CY$23:.$CY$422];0)))" office:value-type="float" office:value="345" calcext:value-type="float">
            <text:p>345</text:p>
          </table:table-cell>
          <table:table-cell table:style-name="ce14" table:formula="of:=IF(INDEX([.$AG65:.$CR65];MATCH([.$M$3];[.$AG$3:.$CR$3];0)+[.Z$1])=&quot;&quot;;&quot;&quot;;INDEX([.$AG65:.$CR65];MATCH([.$M$3];[.$AG$3:.$CR$3];0)+[.Z$1]))" office:value-type="string" office:string-value="b" calcext:value-type="string">
            <text:p>b</text:p>
          </table:table-cell>
          <table:table-cell table:style-name="ce14" table:formula="of:=IF(INDEX([.$AG65:.$CR65];MATCH([.$M$3];[.$AG$3:.$CR$3];0)+[.AA$1])=&quot;&quot;;&quot;&quot;;INDEX([.$AG65:.$CR65];MATCH([.$M$3];[.$AG$3:.$CR$3];0)+[.AA$1]))">
            <text:p/>
          </table:table-cell>
          <table:table-cell table:style-name="ce37" table:formula="of:=IF(INDEX([.$AG65:.$CR65];MATCH([.$M$3];[.$AG$3:.$CR$3];0)+[.AB$1])=&quot;&quot;;&quot;&quot;;INDEX([.$AG65:.$CR65];MATCH([.$M$3];[.$AG$3:.$CR$3];0)+[.AB$1]))">
            <text:p/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4" calcext:value-type="float">
            <text:p>44</text:p>
          </table:table-cell>
          <table:table-cell table:style-name="ce24" table:formula="of:=IF(INDEX([.$AG66:.$CR66];MATCH([.$M$3];[.$AG$3:.$CR$3];0)+[.$M$1])=&quot;&quot;;&quot;&quot;;INDEX([.$CU$23:.$CU$422];MATCH(INDEX([.$AG66:.$CR66];MATCH([.$M$3];[.$AG$3:.$CR$3];0)+[.$M$1])&amp;IF([.P66]=&quot;&quot;;&quot;&quot;;&quot;_&quot;&amp;[.P66]);[.$CV$23:.$CV$422];0)))">
            <text:p/>
          </table:table-cell>
          <table:table-cell table:style-name="ce14" table:formula="of:=IF(INDEX([.$AG66:.$CR66];MATCH([.$M$3];[.$AG$3:.$CR$3];0)+[.N$1])=&quot;&quot;;&quot;&quot;;INDEX([.$AG66:.$CR66];MATCH([.$M$3];[.$AG$3:.$CR$3];0)+[.N$1]))">
            <text:p/>
          </table:table-cell>
          <table:table-cell table:style-name="ce14" table:formula="of:=IF(INDEX([.$AG66:.$CR66];MATCH([.$M$3];[.$AG$3:.$CR$3];0)+[.O$1])=&quot;&quot;;&quot;&quot;;INDEX([.$AG66:.$CR66];MATCH([.$M$3];[.$AG$3:.$CR$3];0)+[.O$1]))">
            <text:p/>
          </table:table-cell>
          <table:table-cell table:style-name="ce37" table:formula="of:=IF(INDEX([.$AG66:.$CR66];MATCH([.$M$3];[.$AG$3:.$CR$3];0)+[.P$1])=&quot;&quot;;&quot;&quot;;INDEX([.$AG66:.$CR66];MATCH([.$M$3];[.$AG$3:.$CR$3];0)+[.P$1]))">
            <text:p/>
          </table:table-cell>
          <table:table-cell table:style-name="ce24" table:formula="of:=IF(INDEX([.$AG66:.$CR66];MATCH([.$M$3];[.$AG$3:.$CR$3];0)+[.Q$1])=&quot;&quot;;&quot;&quot;;INDEX([.$CU$23:.$CU$422];MATCH(INDEX([.$AG66:.$CR66];MATCH([.$M$3];[.$AG$3:.$CR$3];0)+[.Q$1])&amp;IF([.T66]=&quot;&quot;;&quot;&quot;;&quot;_&quot;&amp;[.T66]);[.$CW$23:.$CW$422];0)))">
            <text:p/>
          </table:table-cell>
          <table:table-cell table:style-name="ce14" table:formula="of:=IF(INDEX([.$AG66:.$CR66];MATCH([.$M$3];[.$AG$3:.$CR$3];0)+[.R$1])=&quot;&quot;;&quot;&quot;;INDEX([.$AG66:.$CR66];MATCH([.$M$3];[.$AG$3:.$CR$3];0)+[.R$1]))">
            <text:p/>
          </table:table-cell>
          <table:table-cell table:style-name="ce14" table:formula="of:=IF(INDEX([.$AG66:.$CR66];MATCH([.$M$3];[.$AG$3:.$CR$3];0)+[.S$1])=&quot;&quot;;&quot;&quot;;INDEX([.$AG66:.$CR66];MATCH([.$M$3];[.$AG$3:.$CR$3];0)+[.S$1]))">
            <text:p/>
          </table:table-cell>
          <table:table-cell table:style-name="ce37" table:formula="of:=IF(INDEX([.$AG66:.$CR66];MATCH([.$M$3];[.$AG$3:.$CR$3];0)+[.T$1])=&quot;&quot;;&quot;&quot;;INDEX([.$AG66:.$CR66];MATCH([.$M$3];[.$AG$3:.$CR$3];0)+[.T$1]))">
            <text:p/>
          </table:table-cell>
          <table:table-cell table:style-name="ce24" table:formula="of:=IF(INDEX([.$AG66:.$CR66];MATCH([.$M$3];[.$AG$3:.$CR$3];0)+[.U$1])=&quot;&quot;;&quot;&quot;;INDEX([.$CU$23:.$CU$422];MATCH(INDEX([.$AG66:.$CR66];MATCH([.$M$3];[.$AG$3:.$CR$3];0)+[.U$1])&amp;IF([.X66]=&quot;&quot;;&quot;&quot;;&quot;_&quot;&amp;[.X66]);[.$CX$23:.$CX$422];0)))">
            <text:p/>
          </table:table-cell>
          <table:table-cell table:style-name="ce14" table:formula="of:=IF(INDEX([.$AG66:.$CR66];MATCH([.$M$3];[.$AG$3:.$CR$3];0)+[.V$1])=&quot;&quot;;&quot;&quot;;INDEX([.$AG66:.$CR66];MATCH([.$M$3];[.$AG$3:.$CR$3];0)+[.V$1]))">
            <text:p/>
          </table:table-cell>
          <table:table-cell table:style-name="ce14" table:formula="of:=IF(INDEX([.$AG66:.$CR66];MATCH([.$M$3];[.$AG$3:.$CR$3];0)+[.W$1])=&quot;&quot;;&quot;&quot;;INDEX([.$AG66:.$CR66];MATCH([.$M$3];[.$AG$3:.$CR$3];0)+[.W$1]))">
            <text:p/>
          </table:table-cell>
          <table:table-cell table:style-name="ce37" table:formula="of:=IF(INDEX([.$AG66:.$CR66];MATCH([.$M$3];[.$AG$3:.$CR$3];0)+[.X$1])=&quot;&quot;;&quot;&quot;;INDEX([.$AG66:.$CR66];MATCH([.$M$3];[.$AG$3:.$CR$3];0)+[.X$1]))">
            <text:p/>
          </table:table-cell>
          <table:table-cell table:style-name="ce24" table:formula="of:=IF(INDEX([.$AG66:.$CR66];MATCH([.$M$3];[.$AG$3:.$CR$3];0)+[.Y$1])=&quot;&quot;;&quot;&quot;;INDEX([.$CU$23:.$CU$422];MATCH(INDEX([.$AG66:.$CR66];MATCH([.$M$3];[.$AG$3:.$CR$3];0)+[.Y$1])&amp;IF([.AB66]=&quot;&quot;;&quot;&quot;;&quot;_&quot;&amp;[.AB66]);[.$CY$23:.$CY$422];0)))" office:value-type="float" office:value="353" calcext:value-type="float">
            <text:p>353</text:p>
          </table:table-cell>
          <table:table-cell table:style-name="ce14" table:formula="of:=IF(INDEX([.$AG66:.$CR66];MATCH([.$M$3];[.$AG$3:.$CR$3];0)+[.Z$1])=&quot;&quot;;&quot;&quot;;INDEX([.$AG66:.$CR66];MATCH([.$M$3];[.$AG$3:.$CR$3];0)+[.Z$1]))" office:value-type="string" office:string-value="b" calcext:value-type="string">
            <text:p>b</text:p>
          </table:table-cell>
          <table:table-cell table:style-name="ce14" table:formula="of:=IF(INDEX([.$AG66:.$CR66];MATCH([.$M$3];[.$AG$3:.$CR$3];0)+[.AA$1])=&quot;&quot;;&quot;&quot;;INDEX([.$AG66:.$CR66];MATCH([.$M$3];[.$AG$3:.$CR$3];0)+[.AA$1]))">
            <text:p/>
          </table:table-cell>
          <table:table-cell table:style-name="ce37" table:formula="of:=IF(INDEX([.$AG66:.$CR66];MATCH([.$M$3];[.$AG$3:.$CR$3];0)+[.AB$1])=&quot;&quot;;&quot;&quot;;INDEX([.$AG66:.$CR66];MATCH([.$M$3];[.$AG$3:.$CR$3];0)+[.AB$1]))">
            <text:p/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5" calcext:value-type="float">
            <text:p>45</text:p>
          </table:table-cell>
          <table:table-cell table:style-name="ce24" table:formula="of:=IF(INDEX([.$AG67:.$CR67];MATCH([.$M$3];[.$AG$3:.$CR$3];0)+[.$M$1])=&quot;&quot;;&quot;&quot;;INDEX([.$CU$23:.$CU$422];MATCH(INDEX([.$AG67:.$CR67];MATCH([.$M$3];[.$AG$3:.$CR$3];0)+[.$M$1])&amp;IF([.P67]=&quot;&quot;;&quot;&quot;;&quot;_&quot;&amp;[.P67]);[.$CV$23:.$CV$422];0)))">
            <text:p/>
          </table:table-cell>
          <table:table-cell table:style-name="ce14" table:formula="of:=IF(INDEX([.$AG67:.$CR67];MATCH([.$M$3];[.$AG$3:.$CR$3];0)+[.N$1])=&quot;&quot;;&quot;&quot;;INDEX([.$AG67:.$CR67];MATCH([.$M$3];[.$AG$3:.$CR$3];0)+[.N$1]))">
            <text:p/>
          </table:table-cell>
          <table:table-cell table:style-name="ce14" table:formula="of:=IF(INDEX([.$AG67:.$CR67];MATCH([.$M$3];[.$AG$3:.$CR$3];0)+[.O$1])=&quot;&quot;;&quot;&quot;;INDEX([.$AG67:.$CR67];MATCH([.$M$3];[.$AG$3:.$CR$3];0)+[.O$1]))">
            <text:p/>
          </table:table-cell>
          <table:table-cell table:style-name="ce37" table:formula="of:=IF(INDEX([.$AG67:.$CR67];MATCH([.$M$3];[.$AG$3:.$CR$3];0)+[.P$1])=&quot;&quot;;&quot;&quot;;INDEX([.$AG67:.$CR67];MATCH([.$M$3];[.$AG$3:.$CR$3];0)+[.P$1]))">
            <text:p/>
          </table:table-cell>
          <table:table-cell table:style-name="ce24" table:formula="of:=IF(INDEX([.$AG67:.$CR67];MATCH([.$M$3];[.$AG$3:.$CR$3];0)+[.Q$1])=&quot;&quot;;&quot;&quot;;INDEX([.$CU$23:.$CU$422];MATCH(INDEX([.$AG67:.$CR67];MATCH([.$M$3];[.$AG$3:.$CR$3];0)+[.Q$1])&amp;IF([.T67]=&quot;&quot;;&quot;&quot;;&quot;_&quot;&amp;[.T67]);[.$CW$23:.$CW$422];0)))">
            <text:p/>
          </table:table-cell>
          <table:table-cell table:style-name="ce14" table:formula="of:=IF(INDEX([.$AG67:.$CR67];MATCH([.$M$3];[.$AG$3:.$CR$3];0)+[.R$1])=&quot;&quot;;&quot;&quot;;INDEX([.$AG67:.$CR67];MATCH([.$M$3];[.$AG$3:.$CR$3];0)+[.R$1]))">
            <text:p/>
          </table:table-cell>
          <table:table-cell table:style-name="ce14" table:formula="of:=IF(INDEX([.$AG67:.$CR67];MATCH([.$M$3];[.$AG$3:.$CR$3];0)+[.S$1])=&quot;&quot;;&quot;&quot;;INDEX([.$AG67:.$CR67];MATCH([.$M$3];[.$AG$3:.$CR$3];0)+[.S$1]))">
            <text:p/>
          </table:table-cell>
          <table:table-cell table:style-name="ce37" table:formula="of:=IF(INDEX([.$AG67:.$CR67];MATCH([.$M$3];[.$AG$3:.$CR$3];0)+[.T$1])=&quot;&quot;;&quot;&quot;;INDEX([.$AG67:.$CR67];MATCH([.$M$3];[.$AG$3:.$CR$3];0)+[.T$1]))">
            <text:p/>
          </table:table-cell>
          <table:table-cell table:style-name="ce24" table:formula="of:=IF(INDEX([.$AG67:.$CR67];MATCH([.$M$3];[.$AG$3:.$CR$3];0)+[.U$1])=&quot;&quot;;&quot;&quot;;INDEX([.$CU$23:.$CU$422];MATCH(INDEX([.$AG67:.$CR67];MATCH([.$M$3];[.$AG$3:.$CR$3];0)+[.U$1])&amp;IF([.X67]=&quot;&quot;;&quot;&quot;;&quot;_&quot;&amp;[.X67]);[.$CX$23:.$CX$422];0)))">
            <text:p/>
          </table:table-cell>
          <table:table-cell table:style-name="ce14" table:formula="of:=IF(INDEX([.$AG67:.$CR67];MATCH([.$M$3];[.$AG$3:.$CR$3];0)+[.V$1])=&quot;&quot;;&quot;&quot;;INDEX([.$AG67:.$CR67];MATCH([.$M$3];[.$AG$3:.$CR$3];0)+[.V$1]))">
            <text:p/>
          </table:table-cell>
          <table:table-cell table:style-name="ce14" table:formula="of:=IF(INDEX([.$AG67:.$CR67];MATCH([.$M$3];[.$AG$3:.$CR$3];0)+[.W$1])=&quot;&quot;;&quot;&quot;;INDEX([.$AG67:.$CR67];MATCH([.$M$3];[.$AG$3:.$CR$3];0)+[.W$1]))">
            <text:p/>
          </table:table-cell>
          <table:table-cell table:style-name="ce37" table:formula="of:=IF(INDEX([.$AG67:.$CR67];MATCH([.$M$3];[.$AG$3:.$CR$3];0)+[.X$1])=&quot;&quot;;&quot;&quot;;INDEX([.$AG67:.$CR67];MATCH([.$M$3];[.$AG$3:.$CR$3];0)+[.X$1]))">
            <text:p/>
          </table:table-cell>
          <table:table-cell table:style-name="ce24" table:formula="of:=IF(INDEX([.$AG67:.$CR67];MATCH([.$M$3];[.$AG$3:.$CR$3];0)+[.Y$1])=&quot;&quot;;&quot;&quot;;INDEX([.$CU$23:.$CU$422];MATCH(INDEX([.$AG67:.$CR67];MATCH([.$M$3];[.$AG$3:.$CR$3];0)+[.Y$1])&amp;IF([.AB67]=&quot;&quot;;&quot;&quot;;&quot;_&quot;&amp;[.AB67]);[.$CY$23:.$CY$422];0)))" office:value-type="float" office:value="362" calcext:value-type="float">
            <text:p>362</text:p>
          </table:table-cell>
          <table:table-cell table:style-name="ce14" table:formula="of:=IF(INDEX([.$AG67:.$CR67];MATCH([.$M$3];[.$AG$3:.$CR$3];0)+[.Z$1])=&quot;&quot;;&quot;&quot;;INDEX([.$AG67:.$CR67];MATCH([.$M$3];[.$AG$3:.$CR$3];0)+[.Z$1]))" office:value-type="string" office:string-value="b" calcext:value-type="string">
            <text:p>b</text:p>
          </table:table-cell>
          <table:table-cell table:style-name="ce14" table:formula="of:=IF(INDEX([.$AG67:.$CR67];MATCH([.$M$3];[.$AG$3:.$CR$3];0)+[.AA$1])=&quot;&quot;;&quot;&quot;;INDEX([.$AG67:.$CR67];MATCH([.$M$3];[.$AG$3:.$CR$3];0)+[.AA$1]))">
            <text:p/>
          </table:table-cell>
          <table:table-cell table:style-name="ce37" table:formula="of:=IF(INDEX([.$AG67:.$CR67];MATCH([.$M$3];[.$AG$3:.$CR$3];0)+[.AB$1])=&quot;&quot;;&quot;&quot;;INDEX([.$AG67:.$CR67];MATCH([.$M$3];[.$AG$3:.$CR$3];0)+[.AB$1]))">
            <text:p/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6" calcext:value-type="float">
            <text:p>46</text:p>
          </table:table-cell>
          <table:table-cell table:style-name="ce24" table:formula="of:=IF(INDEX([.$AG68:.$CR68];MATCH([.$M$3];[.$AG$3:.$CR$3];0)+[.$M$1])=&quot;&quot;;&quot;&quot;;INDEX([.$CU$23:.$CU$422];MATCH(INDEX([.$AG68:.$CR68];MATCH([.$M$3];[.$AG$3:.$CR$3];0)+[.$M$1])&amp;IF([.P68]=&quot;&quot;;&quot;&quot;;&quot;_&quot;&amp;[.P68]);[.$CV$23:.$CV$422];0)))">
            <text:p/>
          </table:table-cell>
          <table:table-cell table:style-name="ce14" table:formula="of:=IF(INDEX([.$AG68:.$CR68];MATCH([.$M$3];[.$AG$3:.$CR$3];0)+[.N$1])=&quot;&quot;;&quot;&quot;;INDEX([.$AG68:.$CR68];MATCH([.$M$3];[.$AG$3:.$CR$3];0)+[.N$1]))">
            <text:p/>
          </table:table-cell>
          <table:table-cell table:style-name="ce14" table:formula="of:=IF(INDEX([.$AG68:.$CR68];MATCH([.$M$3];[.$AG$3:.$CR$3];0)+[.O$1])=&quot;&quot;;&quot;&quot;;INDEX([.$AG68:.$CR68];MATCH([.$M$3];[.$AG$3:.$CR$3];0)+[.O$1]))">
            <text:p/>
          </table:table-cell>
          <table:table-cell table:style-name="ce37" table:formula="of:=IF(INDEX([.$AG68:.$CR68];MATCH([.$M$3];[.$AG$3:.$CR$3];0)+[.P$1])=&quot;&quot;;&quot;&quot;;INDEX([.$AG68:.$CR68];MATCH([.$M$3];[.$AG$3:.$CR$3];0)+[.P$1]))">
            <text:p/>
          </table:table-cell>
          <table:table-cell table:style-name="ce24" table:formula="of:=IF(INDEX([.$AG68:.$CR68];MATCH([.$M$3];[.$AG$3:.$CR$3];0)+[.Q$1])=&quot;&quot;;&quot;&quot;;INDEX([.$CU$23:.$CU$422];MATCH(INDEX([.$AG68:.$CR68];MATCH([.$M$3];[.$AG$3:.$CR$3];0)+[.Q$1])&amp;IF([.T68]=&quot;&quot;;&quot;&quot;;&quot;_&quot;&amp;[.T68]);[.$CW$23:.$CW$422];0)))">
            <text:p/>
          </table:table-cell>
          <table:table-cell table:style-name="ce14" table:formula="of:=IF(INDEX([.$AG68:.$CR68];MATCH([.$M$3];[.$AG$3:.$CR$3];0)+[.R$1])=&quot;&quot;;&quot;&quot;;INDEX([.$AG68:.$CR68];MATCH([.$M$3];[.$AG$3:.$CR$3];0)+[.R$1]))">
            <text:p/>
          </table:table-cell>
          <table:table-cell table:style-name="ce14" table:formula="of:=IF(INDEX([.$AG68:.$CR68];MATCH([.$M$3];[.$AG$3:.$CR$3];0)+[.S$1])=&quot;&quot;;&quot;&quot;;INDEX([.$AG68:.$CR68];MATCH([.$M$3];[.$AG$3:.$CR$3];0)+[.S$1]))">
            <text:p/>
          </table:table-cell>
          <table:table-cell table:style-name="ce37" table:formula="of:=IF(INDEX([.$AG68:.$CR68];MATCH([.$M$3];[.$AG$3:.$CR$3];0)+[.T$1])=&quot;&quot;;&quot;&quot;;INDEX([.$AG68:.$CR68];MATCH([.$M$3];[.$AG$3:.$CR$3];0)+[.T$1]))">
            <text:p/>
          </table:table-cell>
          <table:table-cell table:style-name="ce24" table:formula="of:=IF(INDEX([.$AG68:.$CR68];MATCH([.$M$3];[.$AG$3:.$CR$3];0)+[.U$1])=&quot;&quot;;&quot;&quot;;INDEX([.$CU$23:.$CU$422];MATCH(INDEX([.$AG68:.$CR68];MATCH([.$M$3];[.$AG$3:.$CR$3];0)+[.U$1])&amp;IF([.X68]=&quot;&quot;;&quot;&quot;;&quot;_&quot;&amp;[.X68]);[.$CX$23:.$CX$422];0)))">
            <text:p/>
          </table:table-cell>
          <table:table-cell table:style-name="ce14" table:formula="of:=IF(INDEX([.$AG68:.$CR68];MATCH([.$M$3];[.$AG$3:.$CR$3];0)+[.V$1])=&quot;&quot;;&quot;&quot;;INDEX([.$AG68:.$CR68];MATCH([.$M$3];[.$AG$3:.$CR$3];0)+[.V$1]))">
            <text:p/>
          </table:table-cell>
          <table:table-cell table:style-name="ce14" table:formula="of:=IF(INDEX([.$AG68:.$CR68];MATCH([.$M$3];[.$AG$3:.$CR$3];0)+[.W$1])=&quot;&quot;;&quot;&quot;;INDEX([.$AG68:.$CR68];MATCH([.$M$3];[.$AG$3:.$CR$3];0)+[.W$1]))">
            <text:p/>
          </table:table-cell>
          <table:table-cell table:style-name="ce37" table:formula="of:=IF(INDEX([.$AG68:.$CR68];MATCH([.$M$3];[.$AG$3:.$CR$3];0)+[.X$1])=&quot;&quot;;&quot;&quot;;INDEX([.$AG68:.$CR68];MATCH([.$M$3];[.$AG$3:.$CR$3];0)+[.X$1]))">
            <text:p/>
          </table:table-cell>
          <table:table-cell table:style-name="ce24" table:formula="of:=IF(INDEX([.$AG68:.$CR68];MATCH([.$M$3];[.$AG$3:.$CR$3];0)+[.Y$1])=&quot;&quot;;&quot;&quot;;INDEX([.$CU$23:.$CU$422];MATCH(INDEX([.$AG68:.$CR68];MATCH([.$M$3];[.$AG$3:.$CR$3];0)+[.Y$1])&amp;IF([.AB68]=&quot;&quot;;&quot;&quot;;&quot;_&quot;&amp;[.AB68]);[.$CY$23:.$CY$422];0)))" office:value-type="float" office:value="368" calcext:value-type="float">
            <text:p>368</text:p>
          </table:table-cell>
          <table:table-cell table:style-name="ce14" table:formula="of:=IF(INDEX([.$AG68:.$CR68];MATCH([.$M$3];[.$AG$3:.$CR$3];0)+[.Z$1])=&quot;&quot;;&quot;&quot;;INDEX([.$AG68:.$CR68];MATCH([.$M$3];[.$AG$3:.$CR$3];0)+[.Z$1]))" office:value-type="string" office:string-value="b" calcext:value-type="string">
            <text:p>b</text:p>
          </table:table-cell>
          <table:table-cell table:style-name="ce14" table:formula="of:=IF(INDEX([.$AG68:.$CR68];MATCH([.$M$3];[.$AG$3:.$CR$3];0)+[.AA$1])=&quot;&quot;;&quot;&quot;;INDEX([.$AG68:.$CR68];MATCH([.$M$3];[.$AG$3:.$CR$3];0)+[.AA$1]))">
            <text:p/>
          </table:table-cell>
          <table:table-cell table:style-name="ce37" table:formula="of:=IF(INDEX([.$AG68:.$CR68];MATCH([.$M$3];[.$AG$3:.$CR$3];0)+[.AB$1])=&quot;&quot;;&quot;&quot;;INDEX([.$AG68:.$CR68];MATCH([.$M$3];[.$AG$3:.$CR$3];0)+[.AB$1]))">
            <text:p/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7" calcext:value-type="float">
            <text:p>47</text:p>
          </table:table-cell>
          <table:table-cell table:style-name="ce24" table:formula="of:=IF(INDEX([.$AG69:.$CR69];MATCH([.$M$3];[.$AG$3:.$CR$3];0)+[.$M$1])=&quot;&quot;;&quot;&quot;;INDEX([.$CU$23:.$CU$422];MATCH(INDEX([.$AG69:.$CR69];MATCH([.$M$3];[.$AG$3:.$CR$3];0)+[.$M$1])&amp;IF([.P69]=&quot;&quot;;&quot;&quot;;&quot;_&quot;&amp;[.P69]);[.$CV$23:.$CV$422];0)))">
            <text:p/>
          </table:table-cell>
          <table:table-cell table:style-name="ce14" table:formula="of:=IF(INDEX([.$AG69:.$CR69];MATCH([.$M$3];[.$AG$3:.$CR$3];0)+[.N$1])=&quot;&quot;;&quot;&quot;;INDEX([.$AG69:.$CR69];MATCH([.$M$3];[.$AG$3:.$CR$3];0)+[.N$1]))">
            <text:p/>
          </table:table-cell>
          <table:table-cell table:style-name="ce14" table:formula="of:=IF(INDEX([.$AG69:.$CR69];MATCH([.$M$3];[.$AG$3:.$CR$3];0)+[.O$1])=&quot;&quot;;&quot;&quot;;INDEX([.$AG69:.$CR69];MATCH([.$M$3];[.$AG$3:.$CR$3];0)+[.O$1]))">
            <text:p/>
          </table:table-cell>
          <table:table-cell table:style-name="ce37" table:formula="of:=IF(INDEX([.$AG69:.$CR69];MATCH([.$M$3];[.$AG$3:.$CR$3];0)+[.P$1])=&quot;&quot;;&quot;&quot;;INDEX([.$AG69:.$CR69];MATCH([.$M$3];[.$AG$3:.$CR$3];0)+[.P$1]))">
            <text:p/>
          </table:table-cell>
          <table:table-cell table:style-name="ce24" table:formula="of:=IF(INDEX([.$AG69:.$CR69];MATCH([.$M$3];[.$AG$3:.$CR$3];0)+[.Q$1])=&quot;&quot;;&quot;&quot;;INDEX([.$CU$23:.$CU$422];MATCH(INDEX([.$AG69:.$CR69];MATCH([.$M$3];[.$AG$3:.$CR$3];0)+[.Q$1])&amp;IF([.T69]=&quot;&quot;;&quot;&quot;;&quot;_&quot;&amp;[.T69]);[.$CW$23:.$CW$422];0)))">
            <text:p/>
          </table:table-cell>
          <table:table-cell table:style-name="ce14" table:formula="of:=IF(INDEX([.$AG69:.$CR69];MATCH([.$M$3];[.$AG$3:.$CR$3];0)+[.R$1])=&quot;&quot;;&quot;&quot;;INDEX([.$AG69:.$CR69];MATCH([.$M$3];[.$AG$3:.$CR$3];0)+[.R$1]))">
            <text:p/>
          </table:table-cell>
          <table:table-cell table:style-name="ce14" table:formula="of:=IF(INDEX([.$AG69:.$CR69];MATCH([.$M$3];[.$AG$3:.$CR$3];0)+[.S$1])=&quot;&quot;;&quot;&quot;;INDEX([.$AG69:.$CR69];MATCH([.$M$3];[.$AG$3:.$CR$3];0)+[.S$1]))">
            <text:p/>
          </table:table-cell>
          <table:table-cell table:style-name="ce37" table:formula="of:=IF(INDEX([.$AG69:.$CR69];MATCH([.$M$3];[.$AG$3:.$CR$3];0)+[.T$1])=&quot;&quot;;&quot;&quot;;INDEX([.$AG69:.$CR69];MATCH([.$M$3];[.$AG$3:.$CR$3];0)+[.T$1]))">
            <text:p/>
          </table:table-cell>
          <table:table-cell table:style-name="ce24" table:formula="of:=IF(INDEX([.$AG69:.$CR69];MATCH([.$M$3];[.$AG$3:.$CR$3];0)+[.U$1])=&quot;&quot;;&quot;&quot;;INDEX([.$CU$23:.$CU$422];MATCH(INDEX([.$AG69:.$CR69];MATCH([.$M$3];[.$AG$3:.$CR$3];0)+[.U$1])&amp;IF([.X69]=&quot;&quot;;&quot;&quot;;&quot;_&quot;&amp;[.X69]);[.$CX$23:.$CX$422];0)))">
            <text:p/>
          </table:table-cell>
          <table:table-cell table:style-name="ce14" table:formula="of:=IF(INDEX([.$AG69:.$CR69];MATCH([.$M$3];[.$AG$3:.$CR$3];0)+[.V$1])=&quot;&quot;;&quot;&quot;;INDEX([.$AG69:.$CR69];MATCH([.$M$3];[.$AG$3:.$CR$3];0)+[.V$1]))">
            <text:p/>
          </table:table-cell>
          <table:table-cell table:style-name="ce14" table:formula="of:=IF(INDEX([.$AG69:.$CR69];MATCH([.$M$3];[.$AG$3:.$CR$3];0)+[.W$1])=&quot;&quot;;&quot;&quot;;INDEX([.$AG69:.$CR69];MATCH([.$M$3];[.$AG$3:.$CR$3];0)+[.W$1]))">
            <text:p/>
          </table:table-cell>
          <table:table-cell table:style-name="ce37" table:formula="of:=IF(INDEX([.$AG69:.$CR69];MATCH([.$M$3];[.$AG$3:.$CR$3];0)+[.X$1])=&quot;&quot;;&quot;&quot;;INDEX([.$AG69:.$CR69];MATCH([.$M$3];[.$AG$3:.$CR$3];0)+[.X$1]))">
            <text:p/>
          </table:table-cell>
          <table:table-cell table:style-name="ce24" table:formula="of:=IF(INDEX([.$AG69:.$CR69];MATCH([.$M$3];[.$AG$3:.$CR$3];0)+[.Y$1])=&quot;&quot;;&quot;&quot;;INDEX([.$CU$23:.$CU$422];MATCH(INDEX([.$AG69:.$CR69];MATCH([.$M$3];[.$AG$3:.$CR$3];0)+[.Y$1])&amp;IF([.AB69]=&quot;&quot;;&quot;&quot;;&quot;_&quot;&amp;[.AB69]);[.$CY$23:.$CY$422];0)))" office:value-type="float" office:value="375" calcext:value-type="float">
            <text:p>375</text:p>
          </table:table-cell>
          <table:table-cell table:style-name="ce14" table:formula="of:=IF(INDEX([.$AG69:.$CR69];MATCH([.$M$3];[.$AG$3:.$CR$3];0)+[.Z$1])=&quot;&quot;;&quot;&quot;;INDEX([.$AG69:.$CR69];MATCH([.$M$3];[.$AG$3:.$CR$3];0)+[.Z$1]))" office:value-type="string" office:string-value="b" calcext:value-type="string">
            <text:p>b</text:p>
          </table:table-cell>
          <table:table-cell table:style-name="ce14" table:formula="of:=IF(INDEX([.$AG69:.$CR69];MATCH([.$M$3];[.$AG$3:.$CR$3];0)+[.AA$1])=&quot;&quot;;&quot;&quot;;INDEX([.$AG69:.$CR69];MATCH([.$M$3];[.$AG$3:.$CR$3];0)+[.AA$1]))">
            <text:p/>
          </table:table-cell>
          <table:table-cell table:style-name="ce37" table:formula="of:=IF(INDEX([.$AG69:.$CR69];MATCH([.$M$3];[.$AG$3:.$CR$3];0)+[.AB$1])=&quot;&quot;;&quot;&quot;;INDEX([.$AG69:.$CR69];MATCH([.$M$3];[.$AG$3:.$CR$3];0)+[.AB$1]))">
            <text:p/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8" calcext:value-type="float">
            <text:p>48</text:p>
          </table:table-cell>
          <table:table-cell table:style-name="ce24" table:formula="of:=IF(INDEX([.$AG70:.$CR70];MATCH([.$M$3];[.$AG$3:.$CR$3];0)+[.$M$1])=&quot;&quot;;&quot;&quot;;INDEX([.$CU$23:.$CU$422];MATCH(INDEX([.$AG70:.$CR70];MATCH([.$M$3];[.$AG$3:.$CR$3];0)+[.$M$1])&amp;IF([.P70]=&quot;&quot;;&quot;&quot;;&quot;_&quot;&amp;[.P70]);[.$CV$23:.$CV$422];0)))">
            <text:p/>
          </table:table-cell>
          <table:table-cell table:style-name="ce14" table:formula="of:=IF(INDEX([.$AG70:.$CR70];MATCH([.$M$3];[.$AG$3:.$CR$3];0)+[.N$1])=&quot;&quot;;&quot;&quot;;INDEX([.$AG70:.$CR70];MATCH([.$M$3];[.$AG$3:.$CR$3];0)+[.N$1]))">
            <text:p/>
          </table:table-cell>
          <table:table-cell table:style-name="ce14" table:formula="of:=IF(INDEX([.$AG70:.$CR70];MATCH([.$M$3];[.$AG$3:.$CR$3];0)+[.O$1])=&quot;&quot;;&quot;&quot;;INDEX([.$AG70:.$CR70];MATCH([.$M$3];[.$AG$3:.$CR$3];0)+[.O$1]))">
            <text:p/>
          </table:table-cell>
          <table:table-cell table:style-name="ce37" table:formula="of:=IF(INDEX([.$AG70:.$CR70];MATCH([.$M$3];[.$AG$3:.$CR$3];0)+[.P$1])=&quot;&quot;;&quot;&quot;;INDEX([.$AG70:.$CR70];MATCH([.$M$3];[.$AG$3:.$CR$3];0)+[.P$1]))">
            <text:p/>
          </table:table-cell>
          <table:table-cell table:style-name="ce24" table:formula="of:=IF(INDEX([.$AG70:.$CR70];MATCH([.$M$3];[.$AG$3:.$CR$3];0)+[.Q$1])=&quot;&quot;;&quot;&quot;;INDEX([.$CU$23:.$CU$422];MATCH(INDEX([.$AG70:.$CR70];MATCH([.$M$3];[.$AG$3:.$CR$3];0)+[.Q$1])&amp;IF([.T70]=&quot;&quot;;&quot;&quot;;&quot;_&quot;&amp;[.T70]);[.$CW$23:.$CW$422];0)))">
            <text:p/>
          </table:table-cell>
          <table:table-cell table:style-name="ce14" table:formula="of:=IF(INDEX([.$AG70:.$CR70];MATCH([.$M$3];[.$AG$3:.$CR$3];0)+[.R$1])=&quot;&quot;;&quot;&quot;;INDEX([.$AG70:.$CR70];MATCH([.$M$3];[.$AG$3:.$CR$3];0)+[.R$1]))">
            <text:p/>
          </table:table-cell>
          <table:table-cell table:style-name="ce14" table:formula="of:=IF(INDEX([.$AG70:.$CR70];MATCH([.$M$3];[.$AG$3:.$CR$3];0)+[.S$1])=&quot;&quot;;&quot;&quot;;INDEX([.$AG70:.$CR70];MATCH([.$M$3];[.$AG$3:.$CR$3];0)+[.S$1]))">
            <text:p/>
          </table:table-cell>
          <table:table-cell table:style-name="ce37" table:formula="of:=IF(INDEX([.$AG70:.$CR70];MATCH([.$M$3];[.$AG$3:.$CR$3];0)+[.T$1])=&quot;&quot;;&quot;&quot;;INDEX([.$AG70:.$CR70];MATCH([.$M$3];[.$AG$3:.$CR$3];0)+[.T$1]))">
            <text:p/>
          </table:table-cell>
          <table:table-cell table:style-name="ce24" table:formula="of:=IF(INDEX([.$AG70:.$CR70];MATCH([.$M$3];[.$AG$3:.$CR$3];0)+[.U$1])=&quot;&quot;;&quot;&quot;;INDEX([.$CU$23:.$CU$422];MATCH(INDEX([.$AG70:.$CR70];MATCH([.$M$3];[.$AG$3:.$CR$3];0)+[.U$1])&amp;IF([.X70]=&quot;&quot;;&quot;&quot;;&quot;_&quot;&amp;[.X70]);[.$CX$23:.$CX$422];0)))">
            <text:p/>
          </table:table-cell>
          <table:table-cell table:style-name="ce14" table:formula="of:=IF(INDEX([.$AG70:.$CR70];MATCH([.$M$3];[.$AG$3:.$CR$3];0)+[.V$1])=&quot;&quot;;&quot;&quot;;INDEX([.$AG70:.$CR70];MATCH([.$M$3];[.$AG$3:.$CR$3];0)+[.V$1]))">
            <text:p/>
          </table:table-cell>
          <table:table-cell table:style-name="ce14" table:formula="of:=IF(INDEX([.$AG70:.$CR70];MATCH([.$M$3];[.$AG$3:.$CR$3];0)+[.W$1])=&quot;&quot;;&quot;&quot;;INDEX([.$AG70:.$CR70];MATCH([.$M$3];[.$AG$3:.$CR$3];0)+[.W$1]))">
            <text:p/>
          </table:table-cell>
          <table:table-cell table:style-name="ce37" table:formula="of:=IF(INDEX([.$AG70:.$CR70];MATCH([.$M$3];[.$AG$3:.$CR$3];0)+[.X$1])=&quot;&quot;;&quot;&quot;;INDEX([.$AG70:.$CR70];MATCH([.$M$3];[.$AG$3:.$CR$3];0)+[.X$1]))">
            <text:p/>
          </table:table-cell>
          <table:table-cell table:style-name="ce24" table:formula="of:=IF(INDEX([.$AG70:.$CR70];MATCH([.$M$3];[.$AG$3:.$CR$3];0)+[.Y$1])=&quot;&quot;;&quot;&quot;;INDEX([.$CU$23:.$CU$422];MATCH(INDEX([.$AG70:.$CR70];MATCH([.$M$3];[.$AG$3:.$CR$3];0)+[.Y$1])&amp;IF([.AB70]=&quot;&quot;;&quot;&quot;;&quot;_&quot;&amp;[.AB70]);[.$CY$23:.$CY$422];0)))">
            <text:p/>
          </table:table-cell>
          <table:table-cell table:style-name="ce14" table:formula="of:=IF(INDEX([.$AG70:.$CR70];MATCH([.$M$3];[.$AG$3:.$CR$3];0)+[.Z$1])=&quot;&quot;;&quot;&quot;;INDEX([.$AG70:.$CR70];MATCH([.$M$3];[.$AG$3:.$CR$3];0)+[.Z$1]))">
            <text:p/>
          </table:table-cell>
          <table:table-cell table:style-name="ce14" table:formula="of:=IF(INDEX([.$AG70:.$CR70];MATCH([.$M$3];[.$AG$3:.$CR$3];0)+[.AA$1])=&quot;&quot;;&quot;&quot;;INDEX([.$AG70:.$CR70];MATCH([.$M$3];[.$AG$3:.$CR$3];0)+[.AA$1]))">
            <text:p/>
          </table:table-cell>
          <table:table-cell table:style-name="ce37" table:formula="of:=IF(INDEX([.$AG70:.$CR70];MATCH([.$M$3];[.$AG$3:.$CR$3];0)+[.AB$1])=&quot;&quot;;&quot;&quot;;INDEX([.$AG70:.$CR70];MATCH([.$M$3];[.$AG$3:.$CR$3];0)+[.AB$1]))">
            <text:p/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9" calcext:value-type="float">
            <text:p>49</text:p>
          </table:table-cell>
          <table:table-cell table:style-name="ce24" table:formula="of:=IF(INDEX([.$AG71:.$CR71];MATCH([.$M$3];[.$AG$3:.$CR$3];0)+[.$M$1])=&quot;&quot;;&quot;&quot;;INDEX([.$CU$23:.$CU$422];MATCH(INDEX([.$AG71:.$CR71];MATCH([.$M$3];[.$AG$3:.$CR$3];0)+[.$M$1])&amp;IF([.P71]=&quot;&quot;;&quot;&quot;;&quot;_&quot;&amp;[.P71]);[.$CV$23:.$CV$422];0)))">
            <text:p/>
          </table:table-cell>
          <table:table-cell table:style-name="ce14" table:formula="of:=IF(INDEX([.$AG71:.$CR71];MATCH([.$M$3];[.$AG$3:.$CR$3];0)+[.N$1])=&quot;&quot;;&quot;&quot;;INDEX([.$AG71:.$CR71];MATCH([.$M$3];[.$AG$3:.$CR$3];0)+[.N$1]))">
            <text:p/>
          </table:table-cell>
          <table:table-cell table:style-name="ce14" table:formula="of:=IF(INDEX([.$AG71:.$CR71];MATCH([.$M$3];[.$AG$3:.$CR$3];0)+[.O$1])=&quot;&quot;;&quot;&quot;;INDEX([.$AG71:.$CR71];MATCH([.$M$3];[.$AG$3:.$CR$3];0)+[.O$1]))">
            <text:p/>
          </table:table-cell>
          <table:table-cell table:style-name="ce37" table:formula="of:=IF(INDEX([.$AG71:.$CR71];MATCH([.$M$3];[.$AG$3:.$CR$3];0)+[.P$1])=&quot;&quot;;&quot;&quot;;INDEX([.$AG71:.$CR71];MATCH([.$M$3];[.$AG$3:.$CR$3];0)+[.P$1]))">
            <text:p/>
          </table:table-cell>
          <table:table-cell table:style-name="ce24" table:formula="of:=IF(INDEX([.$AG71:.$CR71];MATCH([.$M$3];[.$AG$3:.$CR$3];0)+[.Q$1])=&quot;&quot;;&quot;&quot;;INDEX([.$CU$23:.$CU$422];MATCH(INDEX([.$AG71:.$CR71];MATCH([.$M$3];[.$AG$3:.$CR$3];0)+[.Q$1])&amp;IF([.T71]=&quot;&quot;;&quot;&quot;;&quot;_&quot;&amp;[.T71]);[.$CW$23:.$CW$422];0)))">
            <text:p/>
          </table:table-cell>
          <table:table-cell table:style-name="ce14" table:formula="of:=IF(INDEX([.$AG71:.$CR71];MATCH([.$M$3];[.$AG$3:.$CR$3];0)+[.R$1])=&quot;&quot;;&quot;&quot;;INDEX([.$AG71:.$CR71];MATCH([.$M$3];[.$AG$3:.$CR$3];0)+[.R$1]))">
            <text:p/>
          </table:table-cell>
          <table:table-cell table:style-name="ce14" table:formula="of:=IF(INDEX([.$AG71:.$CR71];MATCH([.$M$3];[.$AG$3:.$CR$3];0)+[.S$1])=&quot;&quot;;&quot;&quot;;INDEX([.$AG71:.$CR71];MATCH([.$M$3];[.$AG$3:.$CR$3];0)+[.S$1]))">
            <text:p/>
          </table:table-cell>
          <table:table-cell table:style-name="ce37" table:formula="of:=IF(INDEX([.$AG71:.$CR71];MATCH([.$M$3];[.$AG$3:.$CR$3];0)+[.T$1])=&quot;&quot;;&quot;&quot;;INDEX([.$AG71:.$CR71];MATCH([.$M$3];[.$AG$3:.$CR$3];0)+[.T$1]))">
            <text:p/>
          </table:table-cell>
          <table:table-cell table:style-name="ce24" table:formula="of:=IF(INDEX([.$AG71:.$CR71];MATCH([.$M$3];[.$AG$3:.$CR$3];0)+[.U$1])=&quot;&quot;;&quot;&quot;;INDEX([.$CU$23:.$CU$422];MATCH(INDEX([.$AG71:.$CR71];MATCH([.$M$3];[.$AG$3:.$CR$3];0)+[.U$1])&amp;IF([.X71]=&quot;&quot;;&quot;&quot;;&quot;_&quot;&amp;[.X71]);[.$CX$23:.$CX$422];0)))">
            <text:p/>
          </table:table-cell>
          <table:table-cell table:style-name="ce14" table:formula="of:=IF(INDEX([.$AG71:.$CR71];MATCH([.$M$3];[.$AG$3:.$CR$3];0)+[.V$1])=&quot;&quot;;&quot;&quot;;INDEX([.$AG71:.$CR71];MATCH([.$M$3];[.$AG$3:.$CR$3];0)+[.V$1]))">
            <text:p/>
          </table:table-cell>
          <table:table-cell table:style-name="ce14" table:formula="of:=IF(INDEX([.$AG71:.$CR71];MATCH([.$M$3];[.$AG$3:.$CR$3];0)+[.W$1])=&quot;&quot;;&quot;&quot;;INDEX([.$AG71:.$CR71];MATCH([.$M$3];[.$AG$3:.$CR$3];0)+[.W$1]))">
            <text:p/>
          </table:table-cell>
          <table:table-cell table:style-name="ce37" table:formula="of:=IF(INDEX([.$AG71:.$CR71];MATCH([.$M$3];[.$AG$3:.$CR$3];0)+[.X$1])=&quot;&quot;;&quot;&quot;;INDEX([.$AG71:.$CR71];MATCH([.$M$3];[.$AG$3:.$CR$3];0)+[.X$1]))">
            <text:p/>
          </table:table-cell>
          <table:table-cell table:style-name="ce24" table:formula="of:=IF(INDEX([.$AG71:.$CR71];MATCH([.$M$3];[.$AG$3:.$CR$3];0)+[.Y$1])=&quot;&quot;;&quot;&quot;;INDEX([.$CU$23:.$CU$422];MATCH(INDEX([.$AG71:.$CR71];MATCH([.$M$3];[.$AG$3:.$CR$3];0)+[.Y$1])&amp;IF([.AB71]=&quot;&quot;;&quot;&quot;;&quot;_&quot;&amp;[.AB71]);[.$CY$23:.$CY$422];0)))">
            <text:p/>
          </table:table-cell>
          <table:table-cell table:style-name="ce14" table:formula="of:=IF(INDEX([.$AG71:.$CR71];MATCH([.$M$3];[.$AG$3:.$CR$3];0)+[.Z$1])=&quot;&quot;;&quot;&quot;;INDEX([.$AG71:.$CR71];MATCH([.$M$3];[.$AG$3:.$CR$3];0)+[.Z$1]))">
            <text:p/>
          </table:table-cell>
          <table:table-cell table:style-name="ce14" table:formula="of:=IF(INDEX([.$AG71:.$CR71];MATCH([.$M$3];[.$AG$3:.$CR$3];0)+[.AA$1])=&quot;&quot;;&quot;&quot;;INDEX([.$AG71:.$CR71];MATCH([.$M$3];[.$AG$3:.$CR$3];0)+[.AA$1]))">
            <text:p/>
          </table:table-cell>
          <table:table-cell table:style-name="ce37" table:formula="of:=IF(INDEX([.$AG71:.$CR71];MATCH([.$M$3];[.$AG$3:.$CR$3];0)+[.AB$1])=&quot;&quot;;&quot;&quot;;INDEX([.$AG71:.$CR71];MATCH([.$M$3];[.$AG$3:.$CR$3];0)+[.AB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0" calcext:value-type="float">
            <text:p>50</text:p>
          </table:table-cell>
          <table:table-cell table:style-name="ce24" table:formula="of:=IF(INDEX([.$AG72:.$CR72];MATCH([.$M$3];[.$AG$3:.$CR$3];0)+[.$M$1])=&quot;&quot;;&quot;&quot;;INDEX([.$CU$23:.$CU$422];MATCH(INDEX([.$AG72:.$CR72];MATCH([.$M$3];[.$AG$3:.$CR$3];0)+[.$M$1])&amp;IF([.P72]=&quot;&quot;;&quot;&quot;;&quot;_&quot;&amp;[.P72]);[.$CV$23:.$CV$422];0)))">
            <text:p/>
          </table:table-cell>
          <table:table-cell table:style-name="ce14" table:formula="of:=IF(INDEX([.$AG72:.$CR72];MATCH([.$M$3];[.$AG$3:.$CR$3];0)+[.N$1])=&quot;&quot;;&quot;&quot;;INDEX([.$AG72:.$CR72];MATCH([.$M$3];[.$AG$3:.$CR$3];0)+[.N$1]))">
            <text:p/>
          </table:table-cell>
          <table:table-cell table:style-name="ce14" table:formula="of:=IF(INDEX([.$AG72:.$CR72];MATCH([.$M$3];[.$AG$3:.$CR$3];0)+[.O$1])=&quot;&quot;;&quot;&quot;;INDEX([.$AG72:.$CR72];MATCH([.$M$3];[.$AG$3:.$CR$3];0)+[.O$1]))">
            <text:p/>
          </table:table-cell>
          <table:table-cell table:style-name="ce37" table:formula="of:=IF(INDEX([.$AG72:.$CR72];MATCH([.$M$3];[.$AG$3:.$CR$3];0)+[.P$1])=&quot;&quot;;&quot;&quot;;INDEX([.$AG72:.$CR72];MATCH([.$M$3];[.$AG$3:.$CR$3];0)+[.P$1]))">
            <text:p/>
          </table:table-cell>
          <table:table-cell table:style-name="ce24" table:formula="of:=IF(INDEX([.$AG72:.$CR72];MATCH([.$M$3];[.$AG$3:.$CR$3];0)+[.Q$1])=&quot;&quot;;&quot;&quot;;INDEX([.$CU$23:.$CU$422];MATCH(INDEX([.$AG72:.$CR72];MATCH([.$M$3];[.$AG$3:.$CR$3];0)+[.Q$1])&amp;IF([.T72]=&quot;&quot;;&quot;&quot;;&quot;_&quot;&amp;[.T72]);[.$CW$23:.$CW$422];0)))">
            <text:p/>
          </table:table-cell>
          <table:table-cell table:style-name="ce14" table:formula="of:=IF(INDEX([.$AG72:.$CR72];MATCH([.$M$3];[.$AG$3:.$CR$3];0)+[.R$1])=&quot;&quot;;&quot;&quot;;INDEX([.$AG72:.$CR72];MATCH([.$M$3];[.$AG$3:.$CR$3];0)+[.R$1]))">
            <text:p/>
          </table:table-cell>
          <table:table-cell table:style-name="ce14" table:formula="of:=IF(INDEX([.$AG72:.$CR72];MATCH([.$M$3];[.$AG$3:.$CR$3];0)+[.S$1])=&quot;&quot;;&quot;&quot;;INDEX([.$AG72:.$CR72];MATCH([.$M$3];[.$AG$3:.$CR$3];0)+[.S$1]))">
            <text:p/>
          </table:table-cell>
          <table:table-cell table:style-name="ce37" table:formula="of:=IF(INDEX([.$AG72:.$CR72];MATCH([.$M$3];[.$AG$3:.$CR$3];0)+[.T$1])=&quot;&quot;;&quot;&quot;;INDEX([.$AG72:.$CR72];MATCH([.$M$3];[.$AG$3:.$CR$3];0)+[.T$1]))">
            <text:p/>
          </table:table-cell>
          <table:table-cell table:style-name="ce24" table:formula="of:=IF(INDEX([.$AG72:.$CR72];MATCH([.$M$3];[.$AG$3:.$CR$3];0)+[.U$1])=&quot;&quot;;&quot;&quot;;INDEX([.$CU$23:.$CU$422];MATCH(INDEX([.$AG72:.$CR72];MATCH([.$M$3];[.$AG$3:.$CR$3];0)+[.U$1])&amp;IF([.X72]=&quot;&quot;;&quot;&quot;;&quot;_&quot;&amp;[.X72]);[.$CX$23:.$CX$422];0)))">
            <text:p/>
          </table:table-cell>
          <table:table-cell table:style-name="ce14" table:formula="of:=IF(INDEX([.$AG72:.$CR72];MATCH([.$M$3];[.$AG$3:.$CR$3];0)+[.V$1])=&quot;&quot;;&quot;&quot;;INDEX([.$AG72:.$CR72];MATCH([.$M$3];[.$AG$3:.$CR$3];0)+[.V$1]))">
            <text:p/>
          </table:table-cell>
          <table:table-cell table:style-name="ce14" table:formula="of:=IF(INDEX([.$AG72:.$CR72];MATCH([.$M$3];[.$AG$3:.$CR$3];0)+[.W$1])=&quot;&quot;;&quot;&quot;;INDEX([.$AG72:.$CR72];MATCH([.$M$3];[.$AG$3:.$CR$3];0)+[.W$1]))">
            <text:p/>
          </table:table-cell>
          <table:table-cell table:style-name="ce37" table:formula="of:=IF(INDEX([.$AG72:.$CR72];MATCH([.$M$3];[.$AG$3:.$CR$3];0)+[.X$1])=&quot;&quot;;&quot;&quot;;INDEX([.$AG72:.$CR72];MATCH([.$M$3];[.$AG$3:.$CR$3];0)+[.X$1]))">
            <text:p/>
          </table:table-cell>
          <table:table-cell table:style-name="ce24" table:formula="of:=IF(INDEX([.$AG72:.$CR72];MATCH([.$M$3];[.$AG$3:.$CR$3];0)+[.Y$1])=&quot;&quot;;&quot;&quot;;INDEX([.$CU$23:.$CU$422];MATCH(INDEX([.$AG72:.$CR72];MATCH([.$M$3];[.$AG$3:.$CR$3];0)+[.Y$1])&amp;IF([.AB72]=&quot;&quot;;&quot;&quot;;&quot;_&quot;&amp;[.AB72]);[.$CY$23:.$CY$422];0)))">
            <text:p/>
          </table:table-cell>
          <table:table-cell table:style-name="ce14" table:formula="of:=IF(INDEX([.$AG72:.$CR72];MATCH([.$M$3];[.$AG$3:.$CR$3];0)+[.Z$1])=&quot;&quot;;&quot;&quot;;INDEX([.$AG72:.$CR72];MATCH([.$M$3];[.$AG$3:.$CR$3];0)+[.Z$1]))">
            <text:p/>
          </table:table-cell>
          <table:table-cell table:style-name="ce14" table:formula="of:=IF(INDEX([.$AG72:.$CR72];MATCH([.$M$3];[.$AG$3:.$CR$3];0)+[.AA$1])=&quot;&quot;;&quot;&quot;;INDEX([.$AG72:.$CR72];MATCH([.$M$3];[.$AG$3:.$CR$3];0)+[.AA$1]))">
            <text:p/>
          </table:table-cell>
          <table:table-cell table:style-name="ce37" table:formula="of:=IF(INDEX([.$AG72:.$CR72];MATCH([.$M$3];[.$AG$3:.$CR$3];0)+[.AB$1])=&quot;&quot;;&quot;&quot;;INDEX([.$AG72:.$CR72];MATCH([.$M$3];[.$AG$3:.$CR$3];0)+[.AB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1" calcext:value-type="float">
            <text:p>51</text:p>
          </table:table-cell>
          <table:table-cell table:style-name="ce24" table:formula="of:=IF(INDEX([.$AG73:.$CR73];MATCH([.$M$3];[.$AG$3:.$CR$3];0)+[.$M$1])=&quot;&quot;;&quot;&quot;;INDEX([.$CU$23:.$CU$422];MATCH(INDEX([.$AG73:.$CR73];MATCH([.$M$3];[.$AG$3:.$CR$3];0)+[.$M$1])&amp;IF([.P73]=&quot;&quot;;&quot;&quot;;&quot;_&quot;&amp;[.P73]);[.$CV$23:.$CV$422];0)))">
            <text:p/>
          </table:table-cell>
          <table:table-cell table:style-name="ce14" table:formula="of:=IF(INDEX([.$AG73:.$CR73];MATCH([.$M$3];[.$AG$3:.$CR$3];0)+[.N$1])=&quot;&quot;;&quot;&quot;;INDEX([.$AG73:.$CR73];MATCH([.$M$3];[.$AG$3:.$CR$3];0)+[.N$1]))">
            <text:p/>
          </table:table-cell>
          <table:table-cell table:style-name="ce14" table:formula="of:=IF(INDEX([.$AG73:.$CR73];MATCH([.$M$3];[.$AG$3:.$CR$3];0)+[.O$1])=&quot;&quot;;&quot;&quot;;INDEX([.$AG73:.$CR73];MATCH([.$M$3];[.$AG$3:.$CR$3];0)+[.O$1]))">
            <text:p/>
          </table:table-cell>
          <table:table-cell table:style-name="ce37" table:formula="of:=IF(INDEX([.$AG73:.$CR73];MATCH([.$M$3];[.$AG$3:.$CR$3];0)+[.P$1])=&quot;&quot;;&quot;&quot;;INDEX([.$AG73:.$CR73];MATCH([.$M$3];[.$AG$3:.$CR$3];0)+[.P$1]))">
            <text:p/>
          </table:table-cell>
          <table:table-cell table:style-name="ce24" table:formula="of:=IF(INDEX([.$AG73:.$CR73];MATCH([.$M$3];[.$AG$3:.$CR$3];0)+[.Q$1])=&quot;&quot;;&quot;&quot;;INDEX([.$CU$23:.$CU$422];MATCH(INDEX([.$AG73:.$CR73];MATCH([.$M$3];[.$AG$3:.$CR$3];0)+[.Q$1])&amp;IF([.T73]=&quot;&quot;;&quot;&quot;;&quot;_&quot;&amp;[.T73]);[.$CW$23:.$CW$422];0)))">
            <text:p/>
          </table:table-cell>
          <table:table-cell table:style-name="ce14" table:formula="of:=IF(INDEX([.$AG73:.$CR73];MATCH([.$M$3];[.$AG$3:.$CR$3];0)+[.R$1])=&quot;&quot;;&quot;&quot;;INDEX([.$AG73:.$CR73];MATCH([.$M$3];[.$AG$3:.$CR$3];0)+[.R$1]))">
            <text:p/>
          </table:table-cell>
          <table:table-cell table:style-name="ce14" table:formula="of:=IF(INDEX([.$AG73:.$CR73];MATCH([.$M$3];[.$AG$3:.$CR$3];0)+[.S$1])=&quot;&quot;;&quot;&quot;;INDEX([.$AG73:.$CR73];MATCH([.$M$3];[.$AG$3:.$CR$3];0)+[.S$1]))">
            <text:p/>
          </table:table-cell>
          <table:table-cell table:style-name="ce37" table:formula="of:=IF(INDEX([.$AG73:.$CR73];MATCH([.$M$3];[.$AG$3:.$CR$3];0)+[.T$1])=&quot;&quot;;&quot;&quot;;INDEX([.$AG73:.$CR73];MATCH([.$M$3];[.$AG$3:.$CR$3];0)+[.T$1]))">
            <text:p/>
          </table:table-cell>
          <table:table-cell table:style-name="ce24" table:formula="of:=IF(INDEX([.$AG73:.$CR73];MATCH([.$M$3];[.$AG$3:.$CR$3];0)+[.U$1])=&quot;&quot;;&quot;&quot;;INDEX([.$CU$23:.$CU$422];MATCH(INDEX([.$AG73:.$CR73];MATCH([.$M$3];[.$AG$3:.$CR$3];0)+[.U$1])&amp;IF([.X73]=&quot;&quot;;&quot;&quot;;&quot;_&quot;&amp;[.X73]);[.$CX$23:.$CX$422];0)))">
            <text:p/>
          </table:table-cell>
          <table:table-cell table:style-name="ce14" table:formula="of:=IF(INDEX([.$AG73:.$CR73];MATCH([.$M$3];[.$AG$3:.$CR$3];0)+[.V$1])=&quot;&quot;;&quot;&quot;;INDEX([.$AG73:.$CR73];MATCH([.$M$3];[.$AG$3:.$CR$3];0)+[.V$1]))">
            <text:p/>
          </table:table-cell>
          <table:table-cell table:style-name="ce14" table:formula="of:=IF(INDEX([.$AG73:.$CR73];MATCH([.$M$3];[.$AG$3:.$CR$3];0)+[.W$1])=&quot;&quot;;&quot;&quot;;INDEX([.$AG73:.$CR73];MATCH([.$M$3];[.$AG$3:.$CR$3];0)+[.W$1]))">
            <text:p/>
          </table:table-cell>
          <table:table-cell table:style-name="ce37" table:formula="of:=IF(INDEX([.$AG73:.$CR73];MATCH([.$M$3];[.$AG$3:.$CR$3];0)+[.X$1])=&quot;&quot;;&quot;&quot;;INDEX([.$AG73:.$CR73];MATCH([.$M$3];[.$AG$3:.$CR$3];0)+[.X$1]))">
            <text:p/>
          </table:table-cell>
          <table:table-cell table:style-name="ce24" table:formula="of:=IF(INDEX([.$AG73:.$CR73];MATCH([.$M$3];[.$AG$3:.$CR$3];0)+[.Y$1])=&quot;&quot;;&quot;&quot;;INDEX([.$CU$23:.$CU$422];MATCH(INDEX([.$AG73:.$CR73];MATCH([.$M$3];[.$AG$3:.$CR$3];0)+[.Y$1])&amp;IF([.AB73]=&quot;&quot;;&quot;&quot;;&quot;_&quot;&amp;[.AB73]);[.$CY$23:.$CY$422];0)))">
            <text:p/>
          </table:table-cell>
          <table:table-cell table:style-name="ce14" table:formula="of:=IF(INDEX([.$AG73:.$CR73];MATCH([.$M$3];[.$AG$3:.$CR$3];0)+[.Z$1])=&quot;&quot;;&quot;&quot;;INDEX([.$AG73:.$CR73];MATCH([.$M$3];[.$AG$3:.$CR$3];0)+[.Z$1]))">
            <text:p/>
          </table:table-cell>
          <table:table-cell table:style-name="ce14" table:formula="of:=IF(INDEX([.$AG73:.$CR73];MATCH([.$M$3];[.$AG$3:.$CR$3];0)+[.AA$1])=&quot;&quot;;&quot;&quot;;INDEX([.$AG73:.$CR73];MATCH([.$M$3];[.$AG$3:.$CR$3];0)+[.AA$1]))">
            <text:p/>
          </table:table-cell>
          <table:table-cell table:style-name="ce37" table:formula="of:=IF(INDEX([.$AG73:.$CR73];MATCH([.$M$3];[.$AG$3:.$CR$3];0)+[.AB$1])=&quot;&quot;;&quot;&quot;;INDEX([.$AG73:.$CR73];MATCH([.$M$3];[.$AG$3:.$CR$3];0)+[.AB$1]))">
            <text:p/>
          </table:table-cell>
          <table:table-cell table:number-columns-repeated="70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2" calcext:value-type="float">
            <text:p>52</text:p>
          </table:table-cell>
          <table:table-cell table:style-name="ce24" table:formula="of:=IF(INDEX([.$AG74:.$CR74];MATCH([.$M$3];[.$AG$3:.$CR$3];0)+[.$M$1])=&quot;&quot;;&quot;&quot;;INDEX([.$CU$23:.$CU$422];MATCH(INDEX([.$AG74:.$CR74];MATCH([.$M$3];[.$AG$3:.$CR$3];0)+[.$M$1])&amp;IF([.P74]=&quot;&quot;;&quot;&quot;;&quot;_&quot;&amp;[.P74]);[.$CV$23:.$CV$422];0)))">
            <text:p/>
          </table:table-cell>
          <table:table-cell table:style-name="ce14" table:formula="of:=IF(INDEX([.$AG74:.$CR74];MATCH([.$M$3];[.$AG$3:.$CR$3];0)+[.N$1])=&quot;&quot;;&quot;&quot;;INDEX([.$AG74:.$CR74];MATCH([.$M$3];[.$AG$3:.$CR$3];0)+[.N$1]))">
            <text:p/>
          </table:table-cell>
          <table:table-cell table:style-name="ce14" table:formula="of:=IF(INDEX([.$AG74:.$CR74];MATCH([.$M$3];[.$AG$3:.$CR$3];0)+[.O$1])=&quot;&quot;;&quot;&quot;;INDEX([.$AG74:.$CR74];MATCH([.$M$3];[.$AG$3:.$CR$3];0)+[.O$1]))">
            <text:p/>
          </table:table-cell>
          <table:table-cell table:style-name="ce37" table:formula="of:=IF(INDEX([.$AG74:.$CR74];MATCH([.$M$3];[.$AG$3:.$CR$3];0)+[.P$1])=&quot;&quot;;&quot;&quot;;INDEX([.$AG74:.$CR74];MATCH([.$M$3];[.$AG$3:.$CR$3];0)+[.P$1]))">
            <text:p/>
          </table:table-cell>
          <table:table-cell table:style-name="ce24" table:formula="of:=IF(INDEX([.$AG74:.$CR74];MATCH([.$M$3];[.$AG$3:.$CR$3];0)+[.Q$1])=&quot;&quot;;&quot;&quot;;INDEX([.$CU$23:.$CU$422];MATCH(INDEX([.$AG74:.$CR74];MATCH([.$M$3];[.$AG$3:.$CR$3];0)+[.Q$1])&amp;IF([.T74]=&quot;&quot;;&quot;&quot;;&quot;_&quot;&amp;[.T74]);[.$CW$23:.$CW$422];0)))">
            <text:p/>
          </table:table-cell>
          <table:table-cell table:style-name="ce14" table:formula="of:=IF(INDEX([.$AG74:.$CR74];MATCH([.$M$3];[.$AG$3:.$CR$3];0)+[.R$1])=&quot;&quot;;&quot;&quot;;INDEX([.$AG74:.$CR74];MATCH([.$M$3];[.$AG$3:.$CR$3];0)+[.R$1]))">
            <text:p/>
          </table:table-cell>
          <table:table-cell table:style-name="ce14" table:formula="of:=IF(INDEX([.$AG74:.$CR74];MATCH([.$M$3];[.$AG$3:.$CR$3];0)+[.S$1])=&quot;&quot;;&quot;&quot;;INDEX([.$AG74:.$CR74];MATCH([.$M$3];[.$AG$3:.$CR$3];0)+[.S$1]))">
            <text:p/>
          </table:table-cell>
          <table:table-cell table:style-name="ce37" table:formula="of:=IF(INDEX([.$AG74:.$CR74];MATCH([.$M$3];[.$AG$3:.$CR$3];0)+[.T$1])=&quot;&quot;;&quot;&quot;;INDEX([.$AG74:.$CR74];MATCH([.$M$3];[.$AG$3:.$CR$3];0)+[.T$1]))">
            <text:p/>
          </table:table-cell>
          <table:table-cell table:style-name="ce24" table:formula="of:=IF(INDEX([.$AG74:.$CR74];MATCH([.$M$3];[.$AG$3:.$CR$3];0)+[.U$1])=&quot;&quot;;&quot;&quot;;INDEX([.$CU$23:.$CU$422];MATCH(INDEX([.$AG74:.$CR74];MATCH([.$M$3];[.$AG$3:.$CR$3];0)+[.U$1])&amp;IF([.X74]=&quot;&quot;;&quot;&quot;;&quot;_&quot;&amp;[.X74]);[.$CX$23:.$CX$422];0)))">
            <text:p/>
          </table:table-cell>
          <table:table-cell table:style-name="ce14" table:formula="of:=IF(INDEX([.$AG74:.$CR74];MATCH([.$M$3];[.$AG$3:.$CR$3];0)+[.V$1])=&quot;&quot;;&quot;&quot;;INDEX([.$AG74:.$CR74];MATCH([.$M$3];[.$AG$3:.$CR$3];0)+[.V$1]))">
            <text:p/>
          </table:table-cell>
          <table:table-cell table:style-name="ce14" table:formula="of:=IF(INDEX([.$AG74:.$CR74];MATCH([.$M$3];[.$AG$3:.$CR$3];0)+[.W$1])=&quot;&quot;;&quot;&quot;;INDEX([.$AG74:.$CR74];MATCH([.$M$3];[.$AG$3:.$CR$3];0)+[.W$1]))">
            <text:p/>
          </table:table-cell>
          <table:table-cell table:style-name="ce37" table:formula="of:=IF(INDEX([.$AG74:.$CR74];MATCH([.$M$3];[.$AG$3:.$CR$3];0)+[.X$1])=&quot;&quot;;&quot;&quot;;INDEX([.$AG74:.$CR74];MATCH([.$M$3];[.$AG$3:.$CR$3];0)+[.X$1]))">
            <text:p/>
          </table:table-cell>
          <table:table-cell table:style-name="ce24" table:formula="of:=IF(INDEX([.$AG74:.$CR74];MATCH([.$M$3];[.$AG$3:.$CR$3];0)+[.Y$1])=&quot;&quot;;&quot;&quot;;INDEX([.$CU$23:.$CU$422];MATCH(INDEX([.$AG74:.$CR74];MATCH([.$M$3];[.$AG$3:.$CR$3];0)+[.Y$1])&amp;IF([.AB74]=&quot;&quot;;&quot;&quot;;&quot;_&quot;&amp;[.AB74]);[.$CY$23:.$CY$422];0)))">
            <text:p/>
          </table:table-cell>
          <table:table-cell table:style-name="ce14" table:formula="of:=IF(INDEX([.$AG74:.$CR74];MATCH([.$M$3];[.$AG$3:.$CR$3];0)+[.Z$1])=&quot;&quot;;&quot;&quot;;INDEX([.$AG74:.$CR74];MATCH([.$M$3];[.$AG$3:.$CR$3];0)+[.Z$1]))">
            <text:p/>
          </table:table-cell>
          <table:table-cell table:style-name="ce14" table:formula="of:=IF(INDEX([.$AG74:.$CR74];MATCH([.$M$3];[.$AG$3:.$CR$3];0)+[.AA$1])=&quot;&quot;;&quot;&quot;;INDEX([.$AG74:.$CR74];MATCH([.$M$3];[.$AG$3:.$CR$3];0)+[.AA$1]))">
            <text:p/>
          </table:table-cell>
          <table:table-cell table:style-name="ce37" table:formula="of:=IF(INDEX([.$AG74:.$CR74];MATCH([.$M$3];[.$AG$3:.$CR$3];0)+[.AB$1])=&quot;&quot;;&quot;&quot;;INDEX([.$AG74:.$CR74];MATCH([.$M$3];[.$AG$3:.$CR$3];0)+[.AB$1]))">
            <text:p/>
          </table:table-cell>
          <table:table-cell table:number-columns-repeated="70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3" calcext:value-type="float">
            <text:p>53</text:p>
          </table:table-cell>
          <table:table-cell table:style-name="ce24" table:formula="of:=IF(INDEX([.$AG75:.$CR75];MATCH([.$M$3];[.$AG$3:.$CR$3];0)+[.$M$1])=&quot;&quot;;&quot;&quot;;INDEX([.$CU$23:.$CU$422];MATCH(INDEX([.$AG75:.$CR75];MATCH([.$M$3];[.$AG$3:.$CR$3];0)+[.$M$1])&amp;IF([.P75]=&quot;&quot;;&quot;&quot;;&quot;_&quot;&amp;[.P75]);[.$CV$23:.$CV$422];0)))">
            <text:p/>
          </table:table-cell>
          <table:table-cell table:style-name="ce14" table:formula="of:=IF(INDEX([.$AG75:.$CR75];MATCH([.$M$3];[.$AG$3:.$CR$3];0)+[.N$1])=&quot;&quot;;&quot;&quot;;INDEX([.$AG75:.$CR75];MATCH([.$M$3];[.$AG$3:.$CR$3];0)+[.N$1]))">
            <text:p/>
          </table:table-cell>
          <table:table-cell table:style-name="ce14" table:formula="of:=IF(INDEX([.$AG75:.$CR75];MATCH([.$M$3];[.$AG$3:.$CR$3];0)+[.O$1])=&quot;&quot;;&quot;&quot;;INDEX([.$AG75:.$CR75];MATCH([.$M$3];[.$AG$3:.$CR$3];0)+[.O$1]))">
            <text:p/>
          </table:table-cell>
          <table:table-cell table:style-name="ce37" table:formula="of:=IF(INDEX([.$AG75:.$CR75];MATCH([.$M$3];[.$AG$3:.$CR$3];0)+[.P$1])=&quot;&quot;;&quot;&quot;;INDEX([.$AG75:.$CR75];MATCH([.$M$3];[.$AG$3:.$CR$3];0)+[.P$1]))">
            <text:p/>
          </table:table-cell>
          <table:table-cell table:style-name="ce24" table:formula="of:=IF(INDEX([.$AG75:.$CR75];MATCH([.$M$3];[.$AG$3:.$CR$3];0)+[.Q$1])=&quot;&quot;;&quot;&quot;;INDEX([.$CU$23:.$CU$422];MATCH(INDEX([.$AG75:.$CR75];MATCH([.$M$3];[.$AG$3:.$CR$3];0)+[.Q$1])&amp;IF([.T75]=&quot;&quot;;&quot;&quot;;&quot;_&quot;&amp;[.T75]);[.$CW$23:.$CW$422];0)))">
            <text:p/>
          </table:table-cell>
          <table:table-cell table:style-name="ce14" table:formula="of:=IF(INDEX([.$AG75:.$CR75];MATCH([.$M$3];[.$AG$3:.$CR$3];0)+[.R$1])=&quot;&quot;;&quot;&quot;;INDEX([.$AG75:.$CR75];MATCH([.$M$3];[.$AG$3:.$CR$3];0)+[.R$1]))">
            <text:p/>
          </table:table-cell>
          <table:table-cell table:style-name="ce14" table:formula="of:=IF(INDEX([.$AG75:.$CR75];MATCH([.$M$3];[.$AG$3:.$CR$3];0)+[.S$1])=&quot;&quot;;&quot;&quot;;INDEX([.$AG75:.$CR75];MATCH([.$M$3];[.$AG$3:.$CR$3];0)+[.S$1]))">
            <text:p/>
          </table:table-cell>
          <table:table-cell table:style-name="ce37" table:formula="of:=IF(INDEX([.$AG75:.$CR75];MATCH([.$M$3];[.$AG$3:.$CR$3];0)+[.T$1])=&quot;&quot;;&quot;&quot;;INDEX([.$AG75:.$CR75];MATCH([.$M$3];[.$AG$3:.$CR$3];0)+[.T$1]))">
            <text:p/>
          </table:table-cell>
          <table:table-cell table:style-name="ce24" table:formula="of:=IF(INDEX([.$AG75:.$CR75];MATCH([.$M$3];[.$AG$3:.$CR$3];0)+[.U$1])=&quot;&quot;;&quot;&quot;;INDEX([.$CU$23:.$CU$422];MATCH(INDEX([.$AG75:.$CR75];MATCH([.$M$3];[.$AG$3:.$CR$3];0)+[.U$1])&amp;IF([.X75]=&quot;&quot;;&quot;&quot;;&quot;_&quot;&amp;[.X75]);[.$CX$23:.$CX$422];0)))">
            <text:p/>
          </table:table-cell>
          <table:table-cell table:style-name="ce14" table:formula="of:=IF(INDEX([.$AG75:.$CR75];MATCH([.$M$3];[.$AG$3:.$CR$3];0)+[.V$1])=&quot;&quot;;&quot;&quot;;INDEX([.$AG75:.$CR75];MATCH([.$M$3];[.$AG$3:.$CR$3];0)+[.V$1]))">
            <text:p/>
          </table:table-cell>
          <table:table-cell table:style-name="ce14" table:formula="of:=IF(INDEX([.$AG75:.$CR75];MATCH([.$M$3];[.$AG$3:.$CR$3];0)+[.W$1])=&quot;&quot;;&quot;&quot;;INDEX([.$AG75:.$CR75];MATCH([.$M$3];[.$AG$3:.$CR$3];0)+[.W$1]))">
            <text:p/>
          </table:table-cell>
          <table:table-cell table:style-name="ce37" table:formula="of:=IF(INDEX([.$AG75:.$CR75];MATCH([.$M$3];[.$AG$3:.$CR$3];0)+[.X$1])=&quot;&quot;;&quot;&quot;;INDEX([.$AG75:.$CR75];MATCH([.$M$3];[.$AG$3:.$CR$3];0)+[.X$1]))">
            <text:p/>
          </table:table-cell>
          <table:table-cell table:style-name="ce24" table:formula="of:=IF(INDEX([.$AG75:.$CR75];MATCH([.$M$3];[.$AG$3:.$CR$3];0)+[.Y$1])=&quot;&quot;;&quot;&quot;;INDEX([.$CU$23:.$CU$422];MATCH(INDEX([.$AG75:.$CR75];MATCH([.$M$3];[.$AG$3:.$CR$3];0)+[.Y$1])&amp;IF([.AB75]=&quot;&quot;;&quot;&quot;;&quot;_&quot;&amp;[.AB75]);[.$CY$23:.$CY$422];0)))">
            <text:p/>
          </table:table-cell>
          <table:table-cell table:style-name="ce14" table:formula="of:=IF(INDEX([.$AG75:.$CR75];MATCH([.$M$3];[.$AG$3:.$CR$3];0)+[.Z$1])=&quot;&quot;;&quot;&quot;;INDEX([.$AG75:.$CR75];MATCH([.$M$3];[.$AG$3:.$CR$3];0)+[.Z$1]))">
            <text:p/>
          </table:table-cell>
          <table:table-cell table:style-name="ce14" table:formula="of:=IF(INDEX([.$AG75:.$CR75];MATCH([.$M$3];[.$AG$3:.$CR$3];0)+[.AA$1])=&quot;&quot;;&quot;&quot;;INDEX([.$AG75:.$CR75];MATCH([.$M$3];[.$AG$3:.$CR$3];0)+[.AA$1]))">
            <text:p/>
          </table:table-cell>
          <table:table-cell table:style-name="ce37" table:formula="of:=IF(INDEX([.$AG75:.$CR75];MATCH([.$M$3];[.$AG$3:.$CR$3];0)+[.AB$1])=&quot;&quot;;&quot;&quot;;INDEX([.$AG75:.$CR75];MATCH([.$M$3];[.$AG$3:.$CR$3];0)+[.AB$1]))">
            <text:p/>
          </table:table-cell>
          <table:table-cell table:number-columns-repeated="70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4" calcext:value-type="float">
            <text:p>54</text:p>
          </table:table-cell>
          <table:table-cell table:style-name="ce24" table:formula="of:=IF(INDEX([.$AG76:.$CR76];MATCH([.$M$3];[.$AG$3:.$CR$3];0)+[.$M$1])=&quot;&quot;;&quot;&quot;;INDEX([.$CU$23:.$CU$422];MATCH(INDEX([.$AG76:.$CR76];MATCH([.$M$3];[.$AG$3:.$CR$3];0)+[.$M$1])&amp;IF([.P76]=&quot;&quot;;&quot;&quot;;&quot;_&quot;&amp;[.P76]);[.$CV$23:.$CV$422];0)))">
            <text:p/>
          </table:table-cell>
          <table:table-cell table:style-name="ce14" table:formula="of:=IF(INDEX([.$AG76:.$CR76];MATCH([.$M$3];[.$AG$3:.$CR$3];0)+[.N$1])=&quot;&quot;;&quot;&quot;;INDEX([.$AG76:.$CR76];MATCH([.$M$3];[.$AG$3:.$CR$3];0)+[.N$1]))">
            <text:p/>
          </table:table-cell>
          <table:table-cell table:style-name="ce14" table:formula="of:=IF(INDEX([.$AG76:.$CR76];MATCH([.$M$3];[.$AG$3:.$CR$3];0)+[.O$1])=&quot;&quot;;&quot;&quot;;INDEX([.$AG76:.$CR76];MATCH([.$M$3];[.$AG$3:.$CR$3];0)+[.O$1]))">
            <text:p/>
          </table:table-cell>
          <table:table-cell table:style-name="ce37" table:formula="of:=IF(INDEX([.$AG76:.$CR76];MATCH([.$M$3];[.$AG$3:.$CR$3];0)+[.P$1])=&quot;&quot;;&quot;&quot;;INDEX([.$AG76:.$CR76];MATCH([.$M$3];[.$AG$3:.$CR$3];0)+[.P$1]))">
            <text:p/>
          </table:table-cell>
          <table:table-cell table:style-name="ce24" table:formula="of:=IF(INDEX([.$AG76:.$CR76];MATCH([.$M$3];[.$AG$3:.$CR$3];0)+[.Q$1])=&quot;&quot;;&quot;&quot;;INDEX([.$CU$23:.$CU$422];MATCH(INDEX([.$AG76:.$CR76];MATCH([.$M$3];[.$AG$3:.$CR$3];0)+[.Q$1])&amp;IF([.T76]=&quot;&quot;;&quot;&quot;;&quot;_&quot;&amp;[.T76]);[.$CW$23:.$CW$422];0)))">
            <text:p/>
          </table:table-cell>
          <table:table-cell table:style-name="ce14" table:formula="of:=IF(INDEX([.$AG76:.$CR76];MATCH([.$M$3];[.$AG$3:.$CR$3];0)+[.R$1])=&quot;&quot;;&quot;&quot;;INDEX([.$AG76:.$CR76];MATCH([.$M$3];[.$AG$3:.$CR$3];0)+[.R$1]))">
            <text:p/>
          </table:table-cell>
          <table:table-cell table:style-name="ce14" table:formula="of:=IF(INDEX([.$AG76:.$CR76];MATCH([.$M$3];[.$AG$3:.$CR$3];0)+[.S$1])=&quot;&quot;;&quot;&quot;;INDEX([.$AG76:.$CR76];MATCH([.$M$3];[.$AG$3:.$CR$3];0)+[.S$1]))">
            <text:p/>
          </table:table-cell>
          <table:table-cell table:style-name="ce37" table:formula="of:=IF(INDEX([.$AG76:.$CR76];MATCH([.$M$3];[.$AG$3:.$CR$3];0)+[.T$1])=&quot;&quot;;&quot;&quot;;INDEX([.$AG76:.$CR76];MATCH([.$M$3];[.$AG$3:.$CR$3];0)+[.T$1]))">
            <text:p/>
          </table:table-cell>
          <table:table-cell table:style-name="ce24" table:formula="of:=IF(INDEX([.$AG76:.$CR76];MATCH([.$M$3];[.$AG$3:.$CR$3];0)+[.U$1])=&quot;&quot;;&quot;&quot;;INDEX([.$CU$23:.$CU$422];MATCH(INDEX([.$AG76:.$CR76];MATCH([.$M$3];[.$AG$3:.$CR$3];0)+[.U$1])&amp;IF([.X76]=&quot;&quot;;&quot;&quot;;&quot;_&quot;&amp;[.X76]);[.$CX$23:.$CX$422];0)))">
            <text:p/>
          </table:table-cell>
          <table:table-cell table:style-name="ce14" table:formula="of:=IF(INDEX([.$AG76:.$CR76];MATCH([.$M$3];[.$AG$3:.$CR$3];0)+[.V$1])=&quot;&quot;;&quot;&quot;;INDEX([.$AG76:.$CR76];MATCH([.$M$3];[.$AG$3:.$CR$3];0)+[.V$1]))">
            <text:p/>
          </table:table-cell>
          <table:table-cell table:style-name="ce14" table:formula="of:=IF(INDEX([.$AG76:.$CR76];MATCH([.$M$3];[.$AG$3:.$CR$3];0)+[.W$1])=&quot;&quot;;&quot;&quot;;INDEX([.$AG76:.$CR76];MATCH([.$M$3];[.$AG$3:.$CR$3];0)+[.W$1]))">
            <text:p/>
          </table:table-cell>
          <table:table-cell table:style-name="ce37" table:formula="of:=IF(INDEX([.$AG76:.$CR76];MATCH([.$M$3];[.$AG$3:.$CR$3];0)+[.X$1])=&quot;&quot;;&quot;&quot;;INDEX([.$AG76:.$CR76];MATCH([.$M$3];[.$AG$3:.$CR$3];0)+[.X$1]))">
            <text:p/>
          </table:table-cell>
          <table:table-cell table:style-name="ce24" table:formula="of:=IF(INDEX([.$AG76:.$CR76];MATCH([.$M$3];[.$AG$3:.$CR$3];0)+[.Y$1])=&quot;&quot;;&quot;&quot;;INDEX([.$CU$23:.$CU$422];MATCH(INDEX([.$AG76:.$CR76];MATCH([.$M$3];[.$AG$3:.$CR$3];0)+[.Y$1])&amp;IF([.AB76]=&quot;&quot;;&quot;&quot;;&quot;_&quot;&amp;[.AB76]);[.$CY$23:.$CY$422];0)))">
            <text:p/>
          </table:table-cell>
          <table:table-cell table:style-name="ce14" table:formula="of:=IF(INDEX([.$AG76:.$CR76];MATCH([.$M$3];[.$AG$3:.$CR$3];0)+[.Z$1])=&quot;&quot;;&quot;&quot;;INDEX([.$AG76:.$CR76];MATCH([.$M$3];[.$AG$3:.$CR$3];0)+[.Z$1]))">
            <text:p/>
          </table:table-cell>
          <table:table-cell table:style-name="ce14" table:formula="of:=IF(INDEX([.$AG76:.$CR76];MATCH([.$M$3];[.$AG$3:.$CR$3];0)+[.AA$1])=&quot;&quot;;&quot;&quot;;INDEX([.$AG76:.$CR76];MATCH([.$M$3];[.$AG$3:.$CR$3];0)+[.AA$1]))">
            <text:p/>
          </table:table-cell>
          <table:table-cell table:style-name="ce37" table:formula="of:=IF(INDEX([.$AG76:.$CR76];MATCH([.$M$3];[.$AG$3:.$CR$3];0)+[.AB$1])=&quot;&quot;;&quot;&quot;;INDEX([.$AG76:.$CR76];MATCH([.$M$3];[.$AG$3:.$CR$3];0)+[.AB$1]))">
            <text:p/>
          </table:table-cell>
          <table:table-cell table:number-columns-repeated="70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5" calcext:value-type="float">
            <text:p>55</text:p>
          </table:table-cell>
          <table:table-cell table:style-name="ce24" table:formula="of:=IF(INDEX([.$AG77:.$CR77];MATCH([.$M$3];[.$AG$3:.$CR$3];0)+[.$M$1])=&quot;&quot;;&quot;&quot;;INDEX([.$CU$23:.$CU$422];MATCH(INDEX([.$AG77:.$CR77];MATCH([.$M$3];[.$AG$3:.$CR$3];0)+[.$M$1])&amp;IF([.P77]=&quot;&quot;;&quot;&quot;;&quot;_&quot;&amp;[.P77]);[.$CV$23:.$CV$422];0)))">
            <text:p/>
          </table:table-cell>
          <table:table-cell table:style-name="ce14" table:formula="of:=IF(INDEX([.$AG77:.$CR77];MATCH([.$M$3];[.$AG$3:.$CR$3];0)+[.N$1])=&quot;&quot;;&quot;&quot;;INDEX([.$AG77:.$CR77];MATCH([.$M$3];[.$AG$3:.$CR$3];0)+[.N$1]))">
            <text:p/>
          </table:table-cell>
          <table:table-cell table:style-name="ce14" table:formula="of:=IF(INDEX([.$AG77:.$CR77];MATCH([.$M$3];[.$AG$3:.$CR$3];0)+[.O$1])=&quot;&quot;;&quot;&quot;;INDEX([.$AG77:.$CR77];MATCH([.$M$3];[.$AG$3:.$CR$3];0)+[.O$1]))">
            <text:p/>
          </table:table-cell>
          <table:table-cell table:style-name="ce37" table:formula="of:=IF(INDEX([.$AG77:.$CR77];MATCH([.$M$3];[.$AG$3:.$CR$3];0)+[.P$1])=&quot;&quot;;&quot;&quot;;INDEX([.$AG77:.$CR77];MATCH([.$M$3];[.$AG$3:.$CR$3];0)+[.P$1]))">
            <text:p/>
          </table:table-cell>
          <table:table-cell table:style-name="ce24" table:formula="of:=IF(INDEX([.$AG77:.$CR77];MATCH([.$M$3];[.$AG$3:.$CR$3];0)+[.Q$1])=&quot;&quot;;&quot;&quot;;INDEX([.$CU$23:.$CU$422];MATCH(INDEX([.$AG77:.$CR77];MATCH([.$M$3];[.$AG$3:.$CR$3];0)+[.Q$1])&amp;IF([.T77]=&quot;&quot;;&quot;&quot;;&quot;_&quot;&amp;[.T77]);[.$CW$23:.$CW$422];0)))">
            <text:p/>
          </table:table-cell>
          <table:table-cell table:style-name="ce14" table:formula="of:=IF(INDEX([.$AG77:.$CR77];MATCH([.$M$3];[.$AG$3:.$CR$3];0)+[.R$1])=&quot;&quot;;&quot;&quot;;INDEX([.$AG77:.$CR77];MATCH([.$M$3];[.$AG$3:.$CR$3];0)+[.R$1]))">
            <text:p/>
          </table:table-cell>
          <table:table-cell table:style-name="ce14" table:formula="of:=IF(INDEX([.$AG77:.$CR77];MATCH([.$M$3];[.$AG$3:.$CR$3];0)+[.S$1])=&quot;&quot;;&quot;&quot;;INDEX([.$AG77:.$CR77];MATCH([.$M$3];[.$AG$3:.$CR$3];0)+[.S$1]))">
            <text:p/>
          </table:table-cell>
          <table:table-cell table:style-name="ce37" table:formula="of:=IF(INDEX([.$AG77:.$CR77];MATCH([.$M$3];[.$AG$3:.$CR$3];0)+[.T$1])=&quot;&quot;;&quot;&quot;;INDEX([.$AG77:.$CR77];MATCH([.$M$3];[.$AG$3:.$CR$3];0)+[.T$1]))">
            <text:p/>
          </table:table-cell>
          <table:table-cell table:style-name="ce24" table:formula="of:=IF(INDEX([.$AG77:.$CR77];MATCH([.$M$3];[.$AG$3:.$CR$3];0)+[.U$1])=&quot;&quot;;&quot;&quot;;INDEX([.$CU$23:.$CU$422];MATCH(INDEX([.$AG77:.$CR77];MATCH([.$M$3];[.$AG$3:.$CR$3];0)+[.U$1])&amp;IF([.X77]=&quot;&quot;;&quot;&quot;;&quot;_&quot;&amp;[.X77]);[.$CX$23:.$CX$422];0)))">
            <text:p/>
          </table:table-cell>
          <table:table-cell table:style-name="ce14" table:formula="of:=IF(INDEX([.$AG77:.$CR77];MATCH([.$M$3];[.$AG$3:.$CR$3];0)+[.V$1])=&quot;&quot;;&quot;&quot;;INDEX([.$AG77:.$CR77];MATCH([.$M$3];[.$AG$3:.$CR$3];0)+[.V$1]))">
            <text:p/>
          </table:table-cell>
          <table:table-cell table:style-name="ce14" table:formula="of:=IF(INDEX([.$AG77:.$CR77];MATCH([.$M$3];[.$AG$3:.$CR$3];0)+[.W$1])=&quot;&quot;;&quot;&quot;;INDEX([.$AG77:.$CR77];MATCH([.$M$3];[.$AG$3:.$CR$3];0)+[.W$1]))">
            <text:p/>
          </table:table-cell>
          <table:table-cell table:style-name="ce37" table:formula="of:=IF(INDEX([.$AG77:.$CR77];MATCH([.$M$3];[.$AG$3:.$CR$3];0)+[.X$1])=&quot;&quot;;&quot;&quot;;INDEX([.$AG77:.$CR77];MATCH([.$M$3];[.$AG$3:.$CR$3];0)+[.X$1]))">
            <text:p/>
          </table:table-cell>
          <table:table-cell table:style-name="ce24" table:formula="of:=IF(INDEX([.$AG77:.$CR77];MATCH([.$M$3];[.$AG$3:.$CR$3];0)+[.Y$1])=&quot;&quot;;&quot;&quot;;INDEX([.$CU$23:.$CU$422];MATCH(INDEX([.$AG77:.$CR77];MATCH([.$M$3];[.$AG$3:.$CR$3];0)+[.Y$1])&amp;IF([.AB77]=&quot;&quot;;&quot;&quot;;&quot;_&quot;&amp;[.AB77]);[.$CY$23:.$CY$422];0)))">
            <text:p/>
          </table:table-cell>
          <table:table-cell table:style-name="ce14" table:formula="of:=IF(INDEX([.$AG77:.$CR77];MATCH([.$M$3];[.$AG$3:.$CR$3];0)+[.Z$1])=&quot;&quot;;&quot;&quot;;INDEX([.$AG77:.$CR77];MATCH([.$M$3];[.$AG$3:.$CR$3];0)+[.Z$1]))">
            <text:p/>
          </table:table-cell>
          <table:table-cell table:style-name="ce14" table:formula="of:=IF(INDEX([.$AG77:.$CR77];MATCH([.$M$3];[.$AG$3:.$CR$3];0)+[.AA$1])=&quot;&quot;;&quot;&quot;;INDEX([.$AG77:.$CR77];MATCH([.$M$3];[.$AG$3:.$CR$3];0)+[.AA$1]))">
            <text:p/>
          </table:table-cell>
          <table:table-cell table:style-name="ce37" table:formula="of:=IF(INDEX([.$AG77:.$CR77];MATCH([.$M$3];[.$AG$3:.$CR$3];0)+[.AB$1])=&quot;&quot;;&quot;&quot;;INDEX([.$AG77:.$CR77];MATCH([.$M$3];[.$AG$3:.$CR$3];0)+[.AB$1]))">
            <text:p/>
          </table:table-cell>
          <table:table-cell table:number-columns-repeated="70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6" calcext:value-type="float">
            <text:p>56</text:p>
          </table:table-cell>
          <table:table-cell table:style-name="ce24" table:formula="of:=IF(INDEX([.$AG78:.$CR78];MATCH([.$M$3];[.$AG$3:.$CR$3];0)+[.$M$1])=&quot;&quot;;&quot;&quot;;INDEX([.$CU$23:.$CU$422];MATCH(INDEX([.$AG78:.$CR78];MATCH([.$M$3];[.$AG$3:.$CR$3];0)+[.$M$1])&amp;IF([.P78]=&quot;&quot;;&quot;&quot;;&quot;_&quot;&amp;[.P78]);[.$CV$23:.$CV$422];0)))">
            <text:p/>
          </table:table-cell>
          <table:table-cell table:style-name="ce14" table:formula="of:=IF(INDEX([.$AG78:.$CR78];MATCH([.$M$3];[.$AG$3:.$CR$3];0)+[.N$1])=&quot;&quot;;&quot;&quot;;INDEX([.$AG78:.$CR78];MATCH([.$M$3];[.$AG$3:.$CR$3];0)+[.N$1]))">
            <text:p/>
          </table:table-cell>
          <table:table-cell table:style-name="ce14" table:formula="of:=IF(INDEX([.$AG78:.$CR78];MATCH([.$M$3];[.$AG$3:.$CR$3];0)+[.O$1])=&quot;&quot;;&quot;&quot;;INDEX([.$AG78:.$CR78];MATCH([.$M$3];[.$AG$3:.$CR$3];0)+[.O$1]))">
            <text:p/>
          </table:table-cell>
          <table:table-cell table:style-name="ce37" table:formula="of:=IF(INDEX([.$AG78:.$CR78];MATCH([.$M$3];[.$AG$3:.$CR$3];0)+[.P$1])=&quot;&quot;;&quot;&quot;;INDEX([.$AG78:.$CR78];MATCH([.$M$3];[.$AG$3:.$CR$3];0)+[.P$1]))">
            <text:p/>
          </table:table-cell>
          <table:table-cell table:style-name="ce24" table:formula="of:=IF(INDEX([.$AG78:.$CR78];MATCH([.$M$3];[.$AG$3:.$CR$3];0)+[.Q$1])=&quot;&quot;;&quot;&quot;;INDEX([.$CU$23:.$CU$422];MATCH(INDEX([.$AG78:.$CR78];MATCH([.$M$3];[.$AG$3:.$CR$3];0)+[.Q$1])&amp;IF([.T78]=&quot;&quot;;&quot;&quot;;&quot;_&quot;&amp;[.T78]);[.$CW$23:.$CW$422];0)))">
            <text:p/>
          </table:table-cell>
          <table:table-cell table:style-name="ce14" table:formula="of:=IF(INDEX([.$AG78:.$CR78];MATCH([.$M$3];[.$AG$3:.$CR$3];0)+[.R$1])=&quot;&quot;;&quot;&quot;;INDEX([.$AG78:.$CR78];MATCH([.$M$3];[.$AG$3:.$CR$3];0)+[.R$1]))">
            <text:p/>
          </table:table-cell>
          <table:table-cell table:style-name="ce14" table:formula="of:=IF(INDEX([.$AG78:.$CR78];MATCH([.$M$3];[.$AG$3:.$CR$3];0)+[.S$1])=&quot;&quot;;&quot;&quot;;INDEX([.$AG78:.$CR78];MATCH([.$M$3];[.$AG$3:.$CR$3];0)+[.S$1]))">
            <text:p/>
          </table:table-cell>
          <table:table-cell table:style-name="ce37" table:formula="of:=IF(INDEX([.$AG78:.$CR78];MATCH([.$M$3];[.$AG$3:.$CR$3];0)+[.T$1])=&quot;&quot;;&quot;&quot;;INDEX([.$AG78:.$CR78];MATCH([.$M$3];[.$AG$3:.$CR$3];0)+[.T$1]))">
            <text:p/>
          </table:table-cell>
          <table:table-cell table:style-name="ce24" table:formula="of:=IF(INDEX([.$AG78:.$CR78];MATCH([.$M$3];[.$AG$3:.$CR$3];0)+[.U$1])=&quot;&quot;;&quot;&quot;;INDEX([.$CU$23:.$CU$422];MATCH(INDEX([.$AG78:.$CR78];MATCH([.$M$3];[.$AG$3:.$CR$3];0)+[.U$1])&amp;IF([.X78]=&quot;&quot;;&quot;&quot;;&quot;_&quot;&amp;[.X78]);[.$CX$23:.$CX$422];0)))">
            <text:p/>
          </table:table-cell>
          <table:table-cell table:style-name="ce14" table:formula="of:=IF(INDEX([.$AG78:.$CR78];MATCH([.$M$3];[.$AG$3:.$CR$3];0)+[.V$1])=&quot;&quot;;&quot;&quot;;INDEX([.$AG78:.$CR78];MATCH([.$M$3];[.$AG$3:.$CR$3];0)+[.V$1]))">
            <text:p/>
          </table:table-cell>
          <table:table-cell table:style-name="ce14" table:formula="of:=IF(INDEX([.$AG78:.$CR78];MATCH([.$M$3];[.$AG$3:.$CR$3];0)+[.W$1])=&quot;&quot;;&quot;&quot;;INDEX([.$AG78:.$CR78];MATCH([.$M$3];[.$AG$3:.$CR$3];0)+[.W$1]))">
            <text:p/>
          </table:table-cell>
          <table:table-cell table:style-name="ce37" table:formula="of:=IF(INDEX([.$AG78:.$CR78];MATCH([.$M$3];[.$AG$3:.$CR$3];0)+[.X$1])=&quot;&quot;;&quot;&quot;;INDEX([.$AG78:.$CR78];MATCH([.$M$3];[.$AG$3:.$CR$3];0)+[.X$1]))">
            <text:p/>
          </table:table-cell>
          <table:table-cell table:style-name="ce24" table:formula="of:=IF(INDEX([.$AG78:.$CR78];MATCH([.$M$3];[.$AG$3:.$CR$3];0)+[.Y$1])=&quot;&quot;;&quot;&quot;;INDEX([.$CU$23:.$CU$422];MATCH(INDEX([.$AG78:.$CR78];MATCH([.$M$3];[.$AG$3:.$CR$3];0)+[.Y$1])&amp;IF([.AB78]=&quot;&quot;;&quot;&quot;;&quot;_&quot;&amp;[.AB78]);[.$CY$23:.$CY$422];0)))">
            <text:p/>
          </table:table-cell>
          <table:table-cell table:style-name="ce14" table:formula="of:=IF(INDEX([.$AG78:.$CR78];MATCH([.$M$3];[.$AG$3:.$CR$3];0)+[.Z$1])=&quot;&quot;;&quot;&quot;;INDEX([.$AG78:.$CR78];MATCH([.$M$3];[.$AG$3:.$CR$3];0)+[.Z$1]))">
            <text:p/>
          </table:table-cell>
          <table:table-cell table:style-name="ce14" table:formula="of:=IF(INDEX([.$AG78:.$CR78];MATCH([.$M$3];[.$AG$3:.$CR$3];0)+[.AA$1])=&quot;&quot;;&quot;&quot;;INDEX([.$AG78:.$CR78];MATCH([.$M$3];[.$AG$3:.$CR$3];0)+[.AA$1]))">
            <text:p/>
          </table:table-cell>
          <table:table-cell table:style-name="ce37" table:formula="of:=IF(INDEX([.$AG78:.$CR78];MATCH([.$M$3];[.$AG$3:.$CR$3];0)+[.AB$1])=&quot;&quot;;&quot;&quot;;INDEX([.$AG78:.$CR78];MATCH([.$M$3];[.$AG$3:.$CR$3];0)+[.AB$1]))">
            <text:p/>
          </table:table-cell>
          <table:table-cell table:number-columns-repeated="70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7" calcext:value-type="float">
            <text:p>57</text:p>
          </table:table-cell>
          <table:table-cell table:style-name="ce25" table:formula="of:=IF(INDEX([.$AG79:.$CR79];MATCH([.$M$3];[.$AG$3:.$CR$3];0)+[.$M$1])=&quot;&quot;;&quot;&quot;;INDEX([.$CU$23:.$CU$422];MATCH(INDEX([.$AG79:.$CR79];MATCH([.$M$3];[.$AG$3:.$CR$3];0)+[.$M$1])&amp;IF([.P79]=&quot;&quot;;&quot;&quot;;&quot;_&quot;&amp;[.P79]);[.$CV$23:.$CV$422];0)))">
            <text:p/>
          </table:table-cell>
          <table:table-cell table:style-name="ce55" table:formula="of:=IF(INDEX([.$AG79:.$CR79];MATCH([.$M$3];[.$AG$3:.$CR$3];0)+[.N$1])=&quot;&quot;;&quot;&quot;;INDEX([.$AG79:.$CR79];MATCH([.$M$3];[.$AG$3:.$CR$3];0)+[.N$1]))">
            <text:p/>
          </table:table-cell>
          <table:table-cell table:style-name="ce55" table:formula="of:=IF(INDEX([.$AG79:.$CR79];MATCH([.$M$3];[.$AG$3:.$CR$3];0)+[.O$1])=&quot;&quot;;&quot;&quot;;INDEX([.$AG79:.$CR79];MATCH([.$M$3];[.$AG$3:.$CR$3];0)+[.O$1]))">
            <text:p/>
          </table:table-cell>
          <table:table-cell table:style-name="ce38" table:formula="of:=IF(INDEX([.$AG79:.$CR79];MATCH([.$M$3];[.$AG$3:.$CR$3];0)+[.P$1])=&quot;&quot;;&quot;&quot;;INDEX([.$AG79:.$CR79];MATCH([.$M$3];[.$AG$3:.$CR$3];0)+[.P$1]))">
            <text:p/>
          </table:table-cell>
          <table:table-cell table:style-name="ce25" table:formula="of:=IF(INDEX([.$AG79:.$CR79];MATCH([.$M$3];[.$AG$3:.$CR$3];0)+[.Q$1])=&quot;&quot;;&quot;&quot;;INDEX([.$CU$23:.$CU$422];MATCH(INDEX([.$AG79:.$CR79];MATCH([.$M$3];[.$AG$3:.$CR$3];0)+[.Q$1])&amp;IF([.T79]=&quot;&quot;;&quot;&quot;;&quot;_&quot;&amp;[.T79]);[.$CW$23:.$CW$422];0)))">
            <text:p/>
          </table:table-cell>
          <table:table-cell table:style-name="ce55" table:formula="of:=IF(INDEX([.$AG79:.$CR79];MATCH([.$M$3];[.$AG$3:.$CR$3];0)+[.R$1])=&quot;&quot;;&quot;&quot;;INDEX([.$AG79:.$CR79];MATCH([.$M$3];[.$AG$3:.$CR$3];0)+[.R$1]))">
            <text:p/>
          </table:table-cell>
          <table:table-cell table:style-name="ce55" table:formula="of:=IF(INDEX([.$AG79:.$CR79];MATCH([.$M$3];[.$AG$3:.$CR$3];0)+[.S$1])=&quot;&quot;;&quot;&quot;;INDEX([.$AG79:.$CR79];MATCH([.$M$3];[.$AG$3:.$CR$3];0)+[.S$1]))">
            <text:p/>
          </table:table-cell>
          <table:table-cell table:style-name="ce38" table:formula="of:=IF(INDEX([.$AG79:.$CR79];MATCH([.$M$3];[.$AG$3:.$CR$3];0)+[.T$1])=&quot;&quot;;&quot;&quot;;INDEX([.$AG79:.$CR79];MATCH([.$M$3];[.$AG$3:.$CR$3];0)+[.T$1]))">
            <text:p/>
          </table:table-cell>
          <table:table-cell table:style-name="ce25" table:formula="of:=IF(INDEX([.$AG79:.$CR79];MATCH([.$M$3];[.$AG$3:.$CR$3];0)+[.U$1])=&quot;&quot;;&quot;&quot;;INDEX([.$CU$23:.$CU$422];MATCH(INDEX([.$AG79:.$CR79];MATCH([.$M$3];[.$AG$3:.$CR$3];0)+[.U$1])&amp;IF([.X79]=&quot;&quot;;&quot;&quot;;&quot;_&quot;&amp;[.X79]);[.$CX$23:.$CX$422];0)))">
            <text:p/>
          </table:table-cell>
          <table:table-cell table:style-name="ce55" table:formula="of:=IF(INDEX([.$AG79:.$CR79];MATCH([.$M$3];[.$AG$3:.$CR$3];0)+[.V$1])=&quot;&quot;;&quot;&quot;;INDEX([.$AG79:.$CR79];MATCH([.$M$3];[.$AG$3:.$CR$3];0)+[.V$1]))">
            <text:p/>
          </table:table-cell>
          <table:table-cell table:style-name="ce55" table:formula="of:=IF(INDEX([.$AG79:.$CR79];MATCH([.$M$3];[.$AG$3:.$CR$3];0)+[.W$1])=&quot;&quot;;&quot;&quot;;INDEX([.$AG79:.$CR79];MATCH([.$M$3];[.$AG$3:.$CR$3];0)+[.W$1]))">
            <text:p/>
          </table:table-cell>
          <table:table-cell table:style-name="ce38" table:formula="of:=IF(INDEX([.$AG79:.$CR79];MATCH([.$M$3];[.$AG$3:.$CR$3];0)+[.X$1])=&quot;&quot;;&quot;&quot;;INDEX([.$AG79:.$CR79];MATCH([.$M$3];[.$AG$3:.$CR$3];0)+[.X$1]))">
            <text:p/>
          </table:table-cell>
          <table:table-cell table:style-name="ce25" table:formula="of:=IF(INDEX([.$AG79:.$CR79];MATCH([.$M$3];[.$AG$3:.$CR$3];0)+[.Y$1])=&quot;&quot;;&quot;&quot;;INDEX([.$CU$23:.$CU$422];MATCH(INDEX([.$AG79:.$CR79];MATCH([.$M$3];[.$AG$3:.$CR$3];0)+[.Y$1])&amp;IF([.AB79]=&quot;&quot;;&quot;&quot;;&quot;_&quot;&amp;[.AB79]);[.$CY$23:.$CY$422];0)))">
            <text:p/>
          </table:table-cell>
          <table:table-cell table:style-name="ce55" table:formula="of:=IF(INDEX([.$AG79:.$CR79];MATCH([.$M$3];[.$AG$3:.$CR$3];0)+[.Z$1])=&quot;&quot;;&quot;&quot;;INDEX([.$AG79:.$CR79];MATCH([.$M$3];[.$AG$3:.$CR$3];0)+[.Z$1]))">
            <text:p/>
          </table:table-cell>
          <table:table-cell table:style-name="ce55" table:formula="of:=IF(INDEX([.$AG79:.$CR79];MATCH([.$M$3];[.$AG$3:.$CR$3];0)+[.AA$1])=&quot;&quot;;&quot;&quot;;INDEX([.$AG79:.$CR79];MATCH([.$M$3];[.$AG$3:.$CR$3];0)+[.AA$1]))">
            <text:p/>
          </table:table-cell>
          <table:table-cell table:style-name="ce38" table:formula="of:=IF(INDEX([.$AG79:.$CR79];MATCH([.$M$3];[.$AG$3:.$CR$3];0)+[.AB$1])=&quot;&quot;;&quot;&quot;;INDEX([.$AG79:.$CR79];MATCH([.$M$3];[.$AG$3:.$CR$3];0)+[.AB$1]))">
            <text:p/>
          </table:table-cell>
          <table:table-cell table:number-columns-repeated="70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89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ViolinIMvtII = {" calcext:value-type="string">
            <text:p>formatViolinIMvtII = {</text:p>
          </table:table-cell>
          <table:table-cell table:number-columns-repeated="89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Q$4:.$Q$79];[.A84]));&quot;&quot;;SMALL([.$Q$4:.$Q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89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Q$4:.$Q$79];[.A85]));&quot;&quot;;SMALL([.$Q$4:.$Q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Q$4:.$Q$11];0));&quot;&quot;;INDEX([.$R$23:.$R$79];MATCH([.B85];[.$Q$23:.$Q$79];0))))">
            <text:p/>
          </table:table-cell>
          <table:table-cell table:formula="of:=IF([.B85]=&quot;&quot;;&quot;&quot;;IF([.B84]&lt;[.$Q$4];INDEX([.$R$4:.$R$11];MATCH([.B84];[.$Q$4:.$Q$11];-1));INDEX([.$R$4:.$R$11];MATCH([.B84];[.$Q$4:.$Q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89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Q$4:.$Q$79];[.A86]));&quot;&quot;;SMALL([.$Q$4:.$Q$79];[.A86]))" office:value-type="float" office:value="8" calcext:value-type="float">
            <text:p>8</text:p>
          </table:table-cell>
          <table:table-cell table:formula="of:=IF([.B86]=&quot;&quot;;&quot;&quot;;IF(OR([.D85]=&quot;pb&quot;;[.D85]=&quot;b&quot;;[.D85]=&quot;&quot;);[.B86]-[.B85];[.B86]-[.B85]-1))" office:value-type="float" office:value="7" calcext:value-type="float">
            <text:p>7</text:p>
          </table:table-cell>
          <table:table-cell table:formula="of:=IF([.B86]=&quot;&quot;;&quot;&quot;;IF(ISNUMBER(MATCH([.B86];[.$Q$4:.$Q$11];0));&quot;&quot;;INDEX([.$R$23:.$R$79];MATCH([.B86];[.$Q$23:.$Q$79];0))))" office:value-type="string" office:string-value="b" calcext:value-type="string">
            <text:p>b</text:p>
          </table:table-cell>
          <table:table-cell table:formula="of:=IF([.B86]=&quot;&quot;;&quot;&quot;;IF([.B85]&lt;[.$Q$4];INDEX([.$R$4:.$R$11];MATCH([.B85];[.$Q$4:.$Q$11];-1));INDEX([.$R$4:.$R$11];MATCH([.B85];[.$Q$4:.$Q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Q$24:.$Q$79];0));&quot;&quot;;IF(INDEX([.$S$24:.$S$79];MATCH([.B86];[.$Q$24:.$Q$79];0))=&quot;&quot;;&quot;&quot;;&quot;\grace {&quot;&amp;INDEX([.$S$24:.$S$79];MATCH([.B86];[.$Q$24:.$Q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S23];&quot;s&quot;;&quot;&quot;)&amp;&quot; &quot;&amp;[.S23]&amp;&quot; &quot;;&quot;&quot;)&amp;IF([.C86]=0;&quot; &quot;&amp;[.F86];[.E86]&amp;&quot;*&quot;&amp;[.C86]&amp;&quot; &quot;&amp;[.F86]&amp;&quot; &quot;&amp;[.G86]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Q$4:.$Q$79];[.A87]));&quot;&quot;;SMALL([.$Q$4:.$Q$79];[.A87]))" office:value-type="float" office:value="14" calcext:value-type="float">
            <text:p>14</text:p>
          </table:table-cell>
          <table:table-cell table:formula="of:=IF([.B87]=&quot;&quot;;&quot;&quot;;IF(OR([.D86]=&quot;pb&quot;;[.D86]=&quot;b&quot;;[.D86]=&quot;&quot;);[.B87]-[.B86];[.B87]-[.B86]-1))" office:value-type="float" office:value="6" calcext:value-type="float">
            <text:p>6</text:p>
          </table:table-cell>
          <table:table-cell table:formula="of:=IF([.B87]=&quot;&quot;;&quot;&quot;;IF(ISNUMBER(MATCH([.B87];[.$Q$4:.$Q$11];0));&quot;&quot;;INDEX([.$R$23:.$R$79];MATCH([.B87];[.$Q$23:.$Q$79];0))))" office:value-type="string" office:string-value="pb" calcext:value-type="string">
            <text:p>pb</text:p>
          </table:table-cell>
          <table:table-cell table:formula="of:=IF([.B87]=&quot;&quot;;&quot;&quot;;IF([.B86]&lt;[.$Q$4];INDEX([.$R$4:.$R$11];MATCH([.B86];[.$Q$4:.$Q$11];-1));INDEX([.$R$4:.$R$11];MATCH([.B86];[.$Q$4:.$Q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7];[.$Q$24:.$Q$79];0));&quot;&quot;;IF(INDEX([.$S$24:.$S$79];MATCH([.B87];[.$Q$24:.$Q$79];0))=&quot;&quot;;&quot;&quot;;&quot;\grace {&quot;&amp;INDEX([.$S$24:.$S$79];MATCH([.B87];[.$Q$24:.$Q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6 \pageBreak " calcext:value-type="string">
            <text:p>s2.*6 \pageBreak </text:p>
          </table:table-cell>
          <table:table-cell table:number-columns-repeated="89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Q$4:.$Q$79];[.A88]));&quot;&quot;;SMALL([.$Q$4:.$Q$79];[.A88]))" office:value-type="float" office:value="19" calcext:value-type="float">
            <text:p>19</text:p>
          </table:table-cell>
          <table:table-cell table:formula="of:=IF([.B88]=&quot;&quot;;&quot;&quot;;IF(OR([.D87]=&quot;pb&quot;;[.D87]=&quot;b&quot;;[.D87]=&quot;&quot;);[.B88]-[.B87];[.B88]-[.B87]-1))" office:value-type="float" office:value="5" calcext:value-type="float">
            <text:p>5</text:p>
          </table:table-cell>
          <table:table-cell table:formula="of:=IF([.B88]=&quot;&quot;;&quot;&quot;;IF(ISNUMBER(MATCH([.B88];[.$Q$4:.$Q$11];0));&quot;&quot;;INDEX([.$R$23:.$R$79];MATCH([.B88];[.$Q$23:.$Q$79];0))))" office:value-type="string" office:string-value="b" calcext:value-type="string">
            <text:p>b</text:p>
          </table:table-cell>
          <table:table-cell table:formula="of:=IF([.B88]=&quot;&quot;;&quot;&quot;;IF([.B87]&lt;[.$Q$4];INDEX([.$R$4:.$R$11];MATCH([.B87];[.$Q$4:.$Q$11];-1));INDEX([.$R$4:.$R$11];MATCH([.B87];[.$Q$4:.$Q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break" calcext:value-type="string">
            <text:p>\break</text:p>
          </table:table-cell>
          <table:table-cell table:formula="of:=IF(ISERROR(MATCH([.B88];[.$Q$24:.$Q$79];0));&quot;&quot;;IF(INDEX([.$S$24:.$S$79];MATCH([.B88];[.$Q$24:.$Q$79];0))=&quot;&quot;;&quot;&quot;;&quot;\grace {&quot;&amp;INDEX([.$S$24:.$S$79];MATCH([.B88];[.$Q$24:.$Q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number-columns-repeated="89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Q$4:.$Q$79];[.A89]));&quot;&quot;;SMALL([.$Q$4:.$Q$79];[.A89]))" office:value-type="float" office:value="25" calcext:value-type="float">
            <text:p>25</text:p>
          </table:table-cell>
          <table:table-cell table:formula="of:=IF([.B89]=&quot;&quot;;&quot;&quot;;IF(OR([.D88]=&quot;pb&quot;;[.D88]=&quot;b&quot;;[.D88]=&quot;&quot;);[.B89]-[.B88];[.B89]-[.B88]-1))" office:value-type="float" office:value="6" calcext:value-type="float">
            <text:p>6</text:p>
          </table:table-cell>
          <table:table-cell table:formula="of:=IF([.B89]=&quot;&quot;;&quot;&quot;;IF(ISNUMBER(MATCH([.B89];[.$Q$4:.$Q$11];0));&quot;&quot;;INDEX([.$R$23:.$R$79];MATCH([.B89];[.$Q$23:.$Q$79];0))))" office:value-type="string" office:string-value="b" calcext:value-type="string">
            <text:p>b</text:p>
          </table:table-cell>
          <table:table-cell table:formula="of:=IF([.B89]=&quot;&quot;;&quot;&quot;;IF([.B88]&lt;[.$Q$4];INDEX([.$R$4:.$R$11];MATCH([.B88];[.$Q$4:.$Q$11];-1));INDEX([.$R$4:.$R$11];MATCH([.B88];[.$Q$4:.$Q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break" calcext:value-type="string">
            <text:p>\break</text:p>
          </table:table-cell>
          <table:table-cell table:formula="of:=IF(ISERROR(MATCH([.B89];[.$Q$24:.$Q$79];0));&quot;&quot;;IF(INDEX([.$S$24:.$S$79];MATCH([.B89];[.$Q$24:.$Q$79];0))=&quot;&quot;;&quot;&quot;;&quot;\grace {&quot;&amp;INDEX([.$S$24:.$S$79];MATCH([.B89];[.$Q$24:.$Q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number-columns-repeated="89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Q$4:.$Q$79];[.A90]));&quot;&quot;;SMALL([.$Q$4:.$Q$79];[.A90]))" office:value-type="float" office:value="32" calcext:value-type="float">
            <text:p>32</text:p>
          </table:table-cell>
          <table:table-cell table:formula="of:=IF([.B90]=&quot;&quot;;&quot;&quot;;IF(OR([.D89]=&quot;pb&quot;;[.D89]=&quot;b&quot;;[.D89]=&quot;&quot;);[.B90]-[.B89];[.B90]-[.B89]-1))" office:value-type="float" office:value="7" calcext:value-type="float">
            <text:p>7</text:p>
          </table:table-cell>
          <table:table-cell table:formula="of:=IF([.B90]=&quot;&quot;;&quot;&quot;;IF(ISNUMBER(MATCH([.B90];[.$Q$4:.$Q$11];0));&quot;&quot;;INDEX([.$R$23:.$R$79];MATCH([.B90];[.$Q$23:.$Q$79];0))))" office:value-type="string" office:string-value="b" calcext:value-type="string">
            <text:p>b</text:p>
          </table:table-cell>
          <table:table-cell table:formula="of:=IF([.B90]=&quot;&quot;;&quot;&quot;;IF([.B89]&lt;[.$Q$4];INDEX([.$R$4:.$R$11];MATCH([.B89];[.$Q$4:.$Q$11];-1));INDEX([.$R$4:.$R$11];MATCH([.B89];[.$Q$4:.$Q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Q$24:.$Q$79];0));&quot;&quot;;IF(INDEX([.$S$24:.$S$79];MATCH([.B90];[.$Q$24:.$Q$79];0))=&quot;&quot;;&quot;&quot;;&quot;\grace {&quot;&amp;INDEX([.$S$24:.$S$79];MATCH([.B90];[.$Q$24:.$Q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Q$4:.$Q$79];[.A91]));&quot;&quot;;SMALL([.$Q$4:.$Q$79];[.A91]))" office:value-type="float" office:value="39" calcext:value-type="float">
            <text:p>39</text:p>
          </table:table-cell>
          <table:table-cell table:formula="of:=IF([.B91]=&quot;&quot;;&quot;&quot;;IF(OR([.D90]=&quot;pb&quot;;[.D90]=&quot;b&quot;;[.D90]=&quot;&quot;);[.B91]-[.B90];[.B91]-[.B90]-1))" office:value-type="float" office:value="7" calcext:value-type="float">
            <text:p>7</text:p>
          </table:table-cell>
          <table:table-cell table:formula="of:=IF([.B91]=&quot;&quot;;&quot;&quot;;IF(ISNUMBER(MATCH([.B91];[.$Q$4:.$Q$11];0));&quot;&quot;;INDEX([.$R$23:.$R$79];MATCH([.B91];[.$Q$23:.$Q$79];0))))" office:value-type="string" office:string-value="b" calcext:value-type="string">
            <text:p>b</text:p>
          </table:table-cell>
          <table:table-cell table:formula="of:=IF([.B91]=&quot;&quot;;&quot;&quot;;IF([.B90]&lt;[.$Q$4];INDEX([.$R$4:.$R$11];MATCH([.B90];[.$Q$4:.$Q$11];-1));INDEX([.$R$4:.$R$11];MATCH([.B90];[.$Q$4:.$Q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Q$24:.$Q$79];0));&quot;&quot;;IF(INDEX([.$S$24:.$S$79];MATCH([.B91];[.$Q$24:.$Q$79];0))=&quot;&quot;;&quot;&quot;;&quot;\grace {&quot;&amp;INDEX([.$S$24:.$S$79];MATCH([.B91];[.$Q$24:.$Q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Q$4:.$Q$79];[.A92]));&quot;&quot;;SMALL([.$Q$4:.$Q$79];[.A92]))" office:value-type="float" office:value="46" calcext:value-type="float">
            <text:p>46</text:p>
          </table:table-cell>
          <table:table-cell table:formula="of:=IF([.B92]=&quot;&quot;;&quot;&quot;;IF(OR([.D91]=&quot;pb&quot;;[.D91]=&quot;b&quot;;[.D91]=&quot;&quot;);[.B92]-[.B91];[.B92]-[.B91]-1))" office:value-type="float" office:value="7" calcext:value-type="float">
            <text:p>7</text:p>
          </table:table-cell>
          <table:table-cell table:formula="of:=IF([.B92]=&quot;&quot;;&quot;&quot;;IF(ISNUMBER(MATCH([.B92];[.$Q$4:.$Q$11];0));&quot;&quot;;INDEX([.$R$23:.$R$79];MATCH([.B92];[.$Q$23:.$Q$79];0))))" office:value-type="string" office:string-value="b" calcext:value-type="string">
            <text:p>b</text:p>
          </table:table-cell>
          <table:table-cell table:formula="of:=IF([.B92]=&quot;&quot;;&quot;&quot;;IF([.B91]&lt;[.$Q$4];INDEX([.$R$4:.$R$11];MATCH([.B91];[.$Q$4:.$Q$11];-1));INDEX([.$R$4:.$R$11];MATCH([.B91];[.$Q$4:.$Q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Q$24:.$Q$79];0));&quot;&quot;;IF(INDEX([.$S$24:.$S$79];MATCH([.B92];[.$Q$24:.$Q$79];0))=&quot;&quot;;&quot;&quot;;&quot;\grace {&quot;&amp;INDEX([.$S$24:.$S$79];MATCH([.B92];[.$Q$24:.$Q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Q$4:.$Q$79];[.A93]));&quot;&quot;;SMALL([.$Q$4:.$Q$79];[.A93]))" office:value-type="float" office:value="53" calcext:value-type="float">
            <text:p>53</text:p>
          </table:table-cell>
          <table:table-cell table:formula="of:=IF([.B93]=&quot;&quot;;&quot;&quot;;IF(OR([.D92]=&quot;pb&quot;;[.D92]=&quot;b&quot;;[.D92]=&quot;&quot;);[.B93]-[.B92];[.B93]-[.B92]-1))" office:value-type="float" office:value="7" calcext:value-type="float">
            <text:p>7</text:p>
          </table:table-cell>
          <table:table-cell table:formula="of:=IF([.B93]=&quot;&quot;;&quot;&quot;;IF(ISNUMBER(MATCH([.B93];[.$Q$4:.$Q$11];0));&quot;&quot;;INDEX([.$R$23:.$R$79];MATCH([.B93];[.$Q$23:.$Q$79];0))))" office:value-type="string" office:string-value="b" calcext:value-type="string">
            <text:p>b</text:p>
          </table:table-cell>
          <table:table-cell table:formula="of:=IF([.B93]=&quot;&quot;;&quot;&quot;;IF([.B92]&lt;[.$Q$4];INDEX([.$R$4:.$R$11];MATCH([.B92];[.$Q$4:.$Q$11];-1));INDEX([.$R$4:.$R$11];MATCH([.B92];[.$Q$4:.$Q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Q$24:.$Q$79];0));&quot;&quot;;IF(INDEX([.$S$24:.$S$79];MATCH([.B93];[.$Q$24:.$Q$79];0))=&quot;&quot;;&quot;&quot;;&quot;\grace {&quot;&amp;INDEX([.$S$24:.$S$79];MATCH([.B93];[.$Q$24:.$Q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Q$4:.$Q$79];[.A94]));&quot;&quot;;SMALL([.$Q$4:.$Q$79];[.A94]))" office:value-type="float" office:value="60" calcext:value-type="float">
            <text:p>60</text:p>
          </table:table-cell>
          <table:table-cell table:formula="of:=IF([.B94]=&quot;&quot;;&quot;&quot;;IF(OR([.D93]=&quot;pb&quot;;[.D93]=&quot;b&quot;;[.D93]=&quot;&quot;);[.B94]-[.B93];[.B94]-[.B93]-1))" office:value-type="float" office:value="7" calcext:value-type="float">
            <text:p>7</text:p>
          </table:table-cell>
          <table:table-cell table:formula="of:=IF([.B94]=&quot;&quot;;&quot;&quot;;IF(ISNUMBER(MATCH([.B94];[.$Q$4:.$Q$11];0));&quot;&quot;;INDEX([.$R$23:.$R$79];MATCH([.B94];[.$Q$23:.$Q$79];0))))" office:value-type="string" office:string-value="b" calcext:value-type="string">
            <text:p>b</text:p>
          </table:table-cell>
          <table:table-cell table:formula="of:=IF([.B94]=&quot;&quot;;&quot;&quot;;IF([.B93]&lt;[.$Q$4];INDEX([.$R$4:.$R$11];MATCH([.B93];[.$Q$4:.$Q$11];-1));INDEX([.$R$4:.$R$11];MATCH([.B93];[.$Q$4:.$Q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Q$24:.$Q$79];0));&quot;&quot;;IF(INDEX([.$S$24:.$S$79];MATCH([.B94];[.$Q$24:.$Q$79];0))=&quot;&quot;;&quot;&quot;;&quot;\grace {&quot;&amp;INDEX([.$S$24:.$S$79];MATCH([.B94];[.$Q$24:.$Q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Q$4:.$Q$79];[.A95]));&quot;&quot;;SMALL([.$Q$4:.$Q$79];[.A95]))" office:value-type="float" office:value="67" calcext:value-type="float">
            <text:p>67</text:p>
          </table:table-cell>
          <table:table-cell table:formula="of:=IF([.B95]=&quot;&quot;;&quot;&quot;;IF(OR([.D94]=&quot;pb&quot;;[.D94]=&quot;b&quot;;[.D94]=&quot;&quot;);[.B95]-[.B94];[.B95]-[.B94]-1))" office:value-type="float" office:value="7" calcext:value-type="float">
            <text:p>7</text:p>
          </table:table-cell>
          <table:table-cell table:formula="of:=IF([.B95]=&quot;&quot;;&quot;&quot;;IF(ISNUMBER(MATCH([.B95];[.$Q$4:.$Q$11];0));&quot;&quot;;INDEX([.$R$23:.$R$79];MATCH([.B95];[.$Q$23:.$Q$79];0))))" office:value-type="string" office:string-value="b" calcext:value-type="string">
            <text:p>b</text:p>
          </table:table-cell>
          <table:table-cell table:formula="of:=IF([.B95]=&quot;&quot;;&quot;&quot;;IF([.B94]&lt;[.$Q$4];INDEX([.$R$4:.$R$11];MATCH([.B94];[.$Q$4:.$Q$11];-1));INDEX([.$R$4:.$R$11];MATCH([.B94];[.$Q$4:.$Q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Q$24:.$Q$79];0));&quot;&quot;;IF(INDEX([.$S$24:.$S$79];MATCH([.B95];[.$Q$24:.$Q$79];0))=&quot;&quot;;&quot;&quot;;&quot;\grace {&quot;&amp;INDEX([.$S$24:.$S$79];MATCH([.B95];[.$Q$24:.$Q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Q$4:.$Q$79];[.A96]));&quot;&quot;;SMALL([.$Q$4:.$Q$79];[.A96]))" office:value-type="float" office:value="74" calcext:value-type="float">
            <text:p>74</text:p>
          </table:table-cell>
          <table:table-cell table:formula="of:=IF([.B96]=&quot;&quot;;&quot;&quot;;IF(OR([.D95]=&quot;pb&quot;;[.D95]=&quot;b&quot;;[.D95]=&quot;&quot;);[.B96]-[.B95];[.B96]-[.B95]-1))" office:value-type="float" office:value="7" calcext:value-type="float">
            <text:p>7</text:p>
          </table:table-cell>
          <table:table-cell table:formula="of:=IF([.B96]=&quot;&quot;;&quot;&quot;;IF(ISNUMBER(MATCH([.B96];[.$Q$4:.$Q$11];0));&quot;&quot;;INDEX([.$R$23:.$R$79];MATCH([.B96];[.$Q$23:.$Q$79];0))))" office:value-type="string" office:string-value="b" calcext:value-type="string">
            <text:p>b</text:p>
          </table:table-cell>
          <table:table-cell table:formula="of:=IF([.B96]=&quot;&quot;;&quot;&quot;;IF([.B95]&lt;[.$Q$4];INDEX([.$R$4:.$R$11];MATCH([.B95];[.$Q$4:.$Q$11];-1));INDEX([.$R$4:.$R$11];MATCH([.B95];[.$Q$4:.$Q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Q$24:.$Q$79];0));&quot;&quot;;IF(INDEX([.$S$24:.$S$79];MATCH([.B96];[.$Q$24:.$Q$79];0))=&quot;&quot;;&quot;&quot;;&quot;\grace {&quot;&amp;INDEX([.$S$24:.$S$79];MATCH([.B96];[.$Q$24:.$Q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Q$4:.$Q$79];[.A97]));&quot;&quot;;SMALL([.$Q$4:.$Q$79];[.A97]))" office:value-type="float" office:value="82" calcext:value-type="float">
            <text:p>82</text:p>
          </table:table-cell>
          <table:table-cell table:formula="of:=IF([.B97]=&quot;&quot;;&quot;&quot;;IF(OR([.D96]=&quot;pb&quot;;[.D96]=&quot;b&quot;;[.D96]=&quot;&quot;);[.B97]-[.B96];[.B97]-[.B96]-1))" office:value-type="float" office:value="8" calcext:value-type="float">
            <text:p>8</text:p>
          </table:table-cell>
          <table:table-cell table:formula="of:=IF([.B97]=&quot;&quot;;&quot;&quot;;IF(ISNUMBER(MATCH([.B97];[.$Q$4:.$Q$11];0));&quot;&quot;;INDEX([.$R$23:.$R$79];MATCH([.B97];[.$Q$23:.$Q$79];0))))" office:value-type="string" office:string-value="b" calcext:value-type="string">
            <text:p>b</text:p>
          </table:table-cell>
          <table:table-cell table:formula="of:=IF([.B97]=&quot;&quot;;&quot;&quot;;IF([.B96]&lt;[.$Q$4];INDEX([.$R$4:.$R$11];MATCH([.B96];[.$Q$4:.$Q$11];-1));INDEX([.$R$4:.$R$11];MATCH([.B96];[.$Q$4:.$Q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Q$24:.$Q$79];0));&quot;&quot;;IF(INDEX([.$S$24:.$S$79];MATCH([.B97];[.$Q$24:.$Q$79];0))=&quot;&quot;;&quot;&quot;;&quot;\grace {&quot;&amp;INDEX([.$S$24:.$S$79];MATCH([.B97];[.$Q$24:.$Q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number-columns-repeated="89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Q$4:.$Q$79];[.A98]));&quot;&quot;;SMALL([.$Q$4:.$Q$79];[.A98]))" office:value-type="float" office:value="90" calcext:value-type="float">
            <text:p>90</text:p>
          </table:table-cell>
          <table:table-cell table:formula="of:=IF([.B98]=&quot;&quot;;&quot;&quot;;IF(OR([.D97]=&quot;pb&quot;;[.D97]=&quot;b&quot;;[.D97]=&quot;&quot;);[.B98]-[.B97];[.B98]-[.B97]-1))" office:value-type="float" office:value="8" calcext:value-type="float">
            <text:p>8</text:p>
          </table:table-cell>
          <table:table-cell table:formula="of:=IF([.B98]=&quot;&quot;;&quot;&quot;;IF(ISNUMBER(MATCH([.B98];[.$Q$4:.$Q$11];0));&quot;&quot;;INDEX([.$R$23:.$R$79];MATCH([.B98];[.$Q$23:.$Q$79];0))))" office:value-type="string" office:string-value="b" calcext:value-type="string">
            <text:p>b</text:p>
          </table:table-cell>
          <table:table-cell table:formula="of:=IF([.B98]=&quot;&quot;;&quot;&quot;;IF([.B97]&lt;[.$Q$4];INDEX([.$R$4:.$R$11];MATCH([.B97];[.$Q$4:.$Q$11];-1));INDEX([.$R$4:.$R$11];MATCH([.B97];[.$Q$4:.$Q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Q$24:.$Q$79];0));&quot;&quot;;IF(INDEX([.$S$24:.$S$79];MATCH([.B98];[.$Q$24:.$Q$79];0))=&quot;&quot;;&quot;&quot;;&quot;\grace {&quot;&amp;INDEX([.$S$24:.$S$79];MATCH([.B98];[.$Q$24:.$Q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number-columns-repeated="89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Q$4:.$Q$79];[.A99]));&quot;&quot;;SMALL([.$Q$4:.$Q$79];[.A99]))" office:value-type="float" office:value="98" calcext:value-type="float">
            <text:p>98</text:p>
          </table:table-cell>
          <table:table-cell table:formula="of:=IF([.B99]=&quot;&quot;;&quot;&quot;;IF(OR([.D98]=&quot;pb&quot;;[.D98]=&quot;b&quot;;[.D98]=&quot;&quot;);[.B99]-[.B98];[.B99]-[.B98]-1))" office:value-type="float" office:value="8" calcext:value-type="float">
            <text:p>8</text:p>
          </table:table-cell>
          <table:table-cell table:formula="of:=IF([.B99]=&quot;&quot;;&quot;&quot;;IF(ISNUMBER(MATCH([.B99];[.$Q$4:.$Q$11];0));&quot;&quot;;INDEX([.$R$23:.$R$79];MATCH([.B99];[.$Q$23:.$Q$79];0))))">
            <text:p/>
          </table:table-cell>
          <table:table-cell table:formula="of:=IF([.B99]=&quot;&quot;;&quot;&quot;;IF([.B98]&lt;[.$Q$4];INDEX([.$R$4:.$R$11];MATCH([.B98];[.$Q$4:.$Q$11];-1));INDEX([.$R$4:.$R$11];MATCH([.B98];[.$Q$4:.$Q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>
            <text:p/>
          </table:table-cell>
          <table:table-cell table:formula="of:=IF(ISERROR(MATCH([.B99];[.$Q$24:.$Q$79];0));&quot;&quot;;IF(INDEX([.$S$24:.$S$79];MATCH([.B99];[.$Q$24:.$Q$79];0))=&quot;&quot;;&quot;&quot;;&quot;\grace {&quot;&amp;INDEX([.$S$24:.$S$79];MATCH([.B99];[.$Q$24:.$Q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8 " calcext:value-type="string">
            <text:p>s2.*8 </text:p>
          </table:table-cell>
          <table:table-cell table:number-columns-repeated="89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OR(SMALL([.$Q$4:.$Q$79];[.A100]));&quot;&quot;;SMALL([.$Q$4:.$Q$79];[.A100]))">
            <text:p/>
          </table:table-cell>
          <table:table-cell table:formula="of:=IF([.B100]=&quot;&quot;;&quot;&quot;;IF(OR([.D99]=&quot;pb&quot;;[.D99]=&quot;b&quot;;[.D99]=&quot;&quot;);[.B100]-[.B99];[.B100]-[.B99]-1))">
            <text:p/>
          </table:table-cell>
          <table:table-cell table:formula="of:=IF([.B100]=&quot;&quot;;&quot;&quot;;IF(ISNUMBER(MATCH([.B100];[.$Q$4:.$Q$11];0));&quot;&quot;;INDEX([.$R$23:.$R$79];MATCH([.B100];[.$Q$23:.$Q$79];0))))">
            <text:p/>
          </table:table-cell>
          <table:table-cell table:formula="of:=IF([.B100]=&quot;&quot;;&quot;&quot;;IF([.B99]&lt;[.$Q$4];INDEX([.$R$4:.$R$11];MATCH([.B99];[.$Q$4:.$Q$11];-1));INDEX([.$R$4:.$R$11];MATCH([.B99];[.$Q$4:.$Q$11];1))))">
            <text:p/>
          </table:table-cell>
          <table:table-cell table:formula="of:=IF([.D100]=&quot;b&quot;;&quot;\break&quot;;IF([.D100]=&quot;pb&quot;;&quot;\pageBreak&quot;;&quot;&quot;))">
            <text:p/>
          </table:table-cell>
          <table:table-cell table:formula="of:=IF(ISERROR(MATCH([.B100];[.$Q$24:.$Q$79];0));&quot;&quot;;IF(INDEX([.$S$24:.$S$79];MATCH([.B100];[.$Q$24:.$Q$79];0))=&quot;&quot;;&quot;&quot;;&quot;\grace {&quot;&amp;INDEX([.$S$24:.$S$79];MATCH([.B100];[.$Q$24:.$Q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OR(SMALL([.$Q$4:.$Q$79];[.A101]));&quot;&quot;;SMALL([.$Q$4:.$Q$79];[.A101]))">
            <text:p/>
          </table:table-cell>
          <table:table-cell table:formula="of:=IF([.B101]=&quot;&quot;;&quot;&quot;;IF(OR([.D100]=&quot;pb&quot;;[.D100]=&quot;b&quot;;[.D100]=&quot;&quot;);[.B101]-[.B100];[.B101]-[.B100]-1))">
            <text:p/>
          </table:table-cell>
          <table:table-cell table:formula="of:=IF([.B101]=&quot;&quot;;&quot;&quot;;IF(ISNUMBER(MATCH([.B101];[.$Q$4:.$Q$11];0));&quot;&quot;;INDEX([.$R$23:.$R$79];MATCH([.B101];[.$Q$23:.$Q$79];0))))">
            <text:p/>
          </table:table-cell>
          <table:table-cell table:formula="of:=IF([.B101]=&quot;&quot;;&quot;&quot;;IF([.B100]&lt;[.$Q$4];INDEX([.$R$4:.$R$11];MATCH([.B100];[.$Q$4:.$Q$11];-1));INDEX([.$R$4:.$R$11];MATCH([.B100];[.$Q$4:.$Q$11];1))))">
            <text:p/>
          </table:table-cell>
          <table:table-cell table:formula="of:=IF([.D101]=&quot;b&quot;;&quot;\break&quot;;IF([.D101]=&quot;pb&quot;;&quot;\pageBreak&quot;;&quot;&quot;))">
            <text:p/>
          </table:table-cell>
          <table:table-cell table:formula="of:=IF(ISERROR(MATCH([.B101];[.$Q$24:.$Q$79];0));&quot;&quot;;IF(INDEX([.$S$24:.$S$79];MATCH([.B101];[.$Q$24:.$Q$79];0))=&quot;&quot;;&quot;&quot;;&quot;\grace {&quot;&amp;INDEX([.$S$24:.$S$79];MATCH([.B101];[.$Q$24:.$Q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OR(SMALL([.$Q$4:.$Q$79];[.A102]));&quot;&quot;;SMALL([.$Q$4:.$Q$79];[.A102]))">
            <text:p/>
          </table:table-cell>
          <table:table-cell table:formula="of:=IF([.B102]=&quot;&quot;;&quot;&quot;;IF(OR([.D101]=&quot;pb&quot;;[.D101]=&quot;b&quot;;[.D101]=&quot;&quot;);[.B102]-[.B101];[.B102]-[.B101]-1))">
            <text:p/>
          </table:table-cell>
          <table:table-cell table:formula="of:=IF([.B102]=&quot;&quot;;&quot;&quot;;IF(ISNUMBER(MATCH([.B102];[.$Q$4:.$Q$11];0));&quot;&quot;;INDEX([.$R$23:.$R$79];MATCH([.B102];[.$Q$23:.$Q$79];0))))">
            <text:p/>
          </table:table-cell>
          <table:table-cell table:formula="of:=IF([.B102]=&quot;&quot;;&quot;&quot;;IF([.B101]&lt;[.$Q$4];INDEX([.$R$4:.$R$11];MATCH([.B101];[.$Q$4:.$Q$11];-1));INDEX([.$R$4:.$R$11];MATCH([.B101];[.$Q$4:.$Q$11];1))))">
            <text:p/>
          </table:table-cell>
          <table:table-cell table:formula="of:=IF([.D102]=&quot;b&quot;;&quot;\break&quot;;IF([.D102]=&quot;pb&quot;;&quot;\pageBreak&quot;;&quot;&quot;))">
            <text:p/>
          </table:table-cell>
          <table:table-cell table:formula="of:=IF(ISERROR(MATCH([.B102];[.$Q$24:.$Q$79];0));&quot;&quot;;IF(INDEX([.$S$24:.$S$79];MATCH([.B102];[.$Q$24:.$Q$79];0))=&quot;&quot;;&quot;&quot;;&quot;\grace {&quot;&amp;INDEX([.$S$24:.$S$79];MATCH([.B102];[.$Q$24:.$Q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OR(SMALL([.$Q$4:.$Q$79];[.A103]));&quot;&quot;;SMALL([.$Q$4:.$Q$79];[.A103]))">
            <text:p/>
          </table:table-cell>
          <table:table-cell table:formula="of:=IF([.B103]=&quot;&quot;;&quot;&quot;;IF(OR([.D102]=&quot;pb&quot;;[.D102]=&quot;b&quot;;[.D102]=&quot;&quot;);[.B103]-[.B102];[.B103]-[.B102]-1))">
            <text:p/>
          </table:table-cell>
          <table:table-cell table:formula="of:=IF([.B103]=&quot;&quot;;&quot;&quot;;IF(ISNUMBER(MATCH([.B103];[.$Q$4:.$Q$11];0));&quot;&quot;;INDEX([.$R$23:.$R$79];MATCH([.B103];[.$Q$23:.$Q$79];0))))">
            <text:p/>
          </table:table-cell>
          <table:table-cell table:formula="of:=IF([.B103]=&quot;&quot;;&quot;&quot;;IF([.B102]&lt;[.$Q$4];INDEX([.$R$4:.$R$11];MATCH([.B102];[.$Q$4:.$Q$11];-1));INDEX([.$R$4:.$R$11];MATCH([.B102];[.$Q$4:.$Q$11];1))))">
            <text:p/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Q$24:.$Q$79];0));&quot;&quot;;IF(INDEX([.$S$24:.$S$79];MATCH([.B103];[.$Q$24:.$Q$79];0))=&quot;&quot;;&quot;&quot;;&quot;\grace {&quot;&amp;INDEX([.$S$24:.$S$79];MATCH([.B103];[.$Q$24:.$Q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OR(SMALL([.$Q$4:.$Q$79];[.A104]));&quot;&quot;;SMALL([.$Q$4:.$Q$79];[.A104]))">
            <text:p/>
          </table:table-cell>
          <table:table-cell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Q$4:.$Q$11];0));&quot;&quot;;INDEX([.$R$23:.$R$79];MATCH([.B104];[.$Q$23:.$Q$79];0))))">
            <text:p/>
          </table:table-cell>
          <table:table-cell table:formula="of:=IF([.B104]=&quot;&quot;;&quot;&quot;;IF([.B103]&lt;[.$Q$4];INDEX([.$R$4:.$R$11];MATCH([.B103];[.$Q$4:.$Q$11];-1));INDEX([.$R$4:.$R$11];MATCH([.B103];[.$Q$4:.$Q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Q$24:.$Q$79];0));&quot;&quot;;IF(INDEX([.$S$24:.$S$79];MATCH([.B104];[.$Q$24:.$Q$79];0))=&quot;&quot;;&quot;&quot;;&quot;\grace {&quot;&amp;INDEX([.$S$24:.$S$79];MATCH([.B104];[.$Q$24:.$Q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OR(SMALL([.$Q$4:.$Q$79];[.A105]));&quot;&quot;;SMALL([.$Q$4:.$Q$79];[.A105]))">
            <text:p/>
          </table:table-cell>
          <table:table-cell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Q$4:.$Q$11];0));&quot;&quot;;INDEX([.$R$23:.$R$79];MATCH([.B105];[.$Q$23:.$Q$79];0))))">
            <text:p/>
          </table:table-cell>
          <table:table-cell table:formula="of:=IF([.B105]=&quot;&quot;;&quot;&quot;;IF([.B104]&lt;[.$Q$4];INDEX([.$R$4:.$R$11];MATCH([.B104];[.$Q$4:.$Q$11];-1));INDEX([.$R$4:.$R$11];MATCH([.B104];[.$Q$4:.$Q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Q$24:.$Q$79];0));&quot;&quot;;IF(INDEX([.$S$24:.$S$79];MATCH([.B105];[.$Q$24:.$Q$79];0))=&quot;&quot;;&quot;&quot;;&quot;\grace {&quot;&amp;INDEX([.$S$24:.$S$79];MATCH([.B105];[.$Q$24:.$Q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OR(SMALL([.$Q$4:.$Q$79];[.A106]));&quot;&quot;;SMALL([.$Q$4:.$Q$79];[.A106]))">
            <text:p/>
          </table:table-cell>
          <table:table-cell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Q$4:.$Q$11];0));&quot;&quot;;INDEX([.$R$23:.$R$79];MATCH([.B106];[.$Q$23:.$Q$79];0))))">
            <text:p/>
          </table:table-cell>
          <table:table-cell table:formula="of:=IF([.B106]=&quot;&quot;;&quot;&quot;;IF([.B105]&lt;[.$Q$4];INDEX([.$R$4:.$R$11];MATCH([.B105];[.$Q$4:.$Q$11];-1));INDEX([.$R$4:.$R$11];MATCH([.B105];[.$Q$4:.$Q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Q$24:.$Q$79];0));&quot;&quot;;IF(INDEX([.$S$24:.$S$79];MATCH([.B106];[.$Q$24:.$Q$79];0))=&quot;&quot;;&quot;&quot;;&quot;\grace {&quot;&amp;INDEX([.$S$24:.$S$79];MATCH([.B106];[.$Q$24:.$Q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Q$4:.$Q$79];[.A107]));&quot;&quot;;SMALL([.$Q$4:.$Q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Q$4:.$Q$11];0));&quot;&quot;;INDEX([.$R$23:.$R$79];MATCH([.B107];[.$Q$23:.$Q$79];0))))">
            <text:p/>
          </table:table-cell>
          <table:table-cell table:formula="of:=IF([.B107]=&quot;&quot;;&quot;&quot;;IF([.B106]&lt;[.$Q$4];INDEX([.$R$4:.$R$11];MATCH([.B106];[.$Q$4:.$Q$11];-1));INDEX([.$R$4:.$R$11];MATCH([.B106];[.$Q$4:.$Q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Q$24:.$Q$79];0));&quot;&quot;;IF(INDEX([.$S$24:.$S$79];MATCH([.B107];[.$Q$24:.$Q$79];0))=&quot;&quot;;&quot;&quot;;&quot;\grace {&quot;&amp;INDEX([.$S$24:.$S$79];MATCH([.B107];[.$Q$24:.$Q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Q$4:.$Q$79];[.A108]));&quot;&quot;;SMALL([.$Q$4:.$Q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Q$4:.$Q$11];0));&quot;&quot;;INDEX([.$R$23:.$R$79];MATCH([.B108];[.$Q$23:.$Q$79];0))))">
            <text:p/>
          </table:table-cell>
          <table:table-cell table:formula="of:=IF([.B108]=&quot;&quot;;&quot;&quot;;IF([.B107]&lt;[.$Q$4];INDEX([.$R$4:.$R$11];MATCH([.B107];[.$Q$4:.$Q$11];-1));INDEX([.$R$4:.$R$11];MATCH([.B107];[.$Q$4:.$Q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Q$24:.$Q$79];0));&quot;&quot;;IF(INDEX([.$S$24:.$S$79];MATCH([.B108];[.$Q$24:.$Q$79];0))=&quot;&quot;;&quot;&quot;;&quot;\grace {&quot;&amp;INDEX([.$S$24:.$S$79];MATCH([.B108];[.$Q$24:.$Q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Q$4:.$Q$79];[.A109]));&quot;&quot;;SMALL([.$Q$4:.$Q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Q$4:.$Q$11];0));&quot;&quot;;INDEX([.$R$23:.$R$79];MATCH([.B109];[.$Q$23:.$Q$79];0))))">
            <text:p/>
          </table:table-cell>
          <table:table-cell table:formula="of:=IF([.B109]=&quot;&quot;;&quot;&quot;;IF([.B108]&lt;[.$Q$4];INDEX([.$R$4:.$R$11];MATCH([.B108];[.$Q$4:.$Q$11];-1));INDEX([.$R$4:.$R$11];MATCH([.B108];[.$Q$4:.$Q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Q$24:.$Q$79];0));&quot;&quot;;IF(INDEX([.$S$24:.$S$79];MATCH([.B109];[.$Q$24:.$Q$79];0))=&quot;&quot;;&quot;&quot;;&quot;\grace {&quot;&amp;INDEX([.$S$24:.$S$79];MATCH([.B109];[.$Q$24:.$Q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Q$4:.$Q$79];[.A110]));&quot;&quot;;SMALL([.$Q$4:.$Q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Q$4:.$Q$11];0));&quot;&quot;;INDEX([.$R$23:.$R$79];MATCH([.B110];[.$Q$23:.$Q$79];0))))">
            <text:p/>
          </table:table-cell>
          <table:table-cell table:formula="of:=IF([.B110]=&quot;&quot;;&quot;&quot;;IF([.B109]&lt;[.$Q$4];INDEX([.$R$4:.$R$11];MATCH([.B109];[.$Q$4:.$Q$11];-1));INDEX([.$R$4:.$R$11];MATCH([.B109];[.$Q$4:.$Q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Q$24:.$Q$79];0));&quot;&quot;;IF(INDEX([.$S$24:.$S$79];MATCH([.B110];[.$Q$24:.$Q$79];0))=&quot;&quot;;&quot;&quot;;&quot;\grace {&quot;&amp;INDEX([.$S$24:.$S$79];MATCH([.B110];[.$Q$24:.$Q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Q$4:.$Q$79];[.A111]));&quot;&quot;;SMALL([.$Q$4:.$Q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Q$4:.$Q$11];0));&quot;&quot;;INDEX([.$R$23:.$R$79];MATCH([.B111];[.$Q$23:.$Q$79];0))))">
            <text:p/>
          </table:table-cell>
          <table:table-cell table:formula="of:=IF([.B111]=&quot;&quot;;&quot;&quot;;IF([.B110]&lt;[.$Q$4];INDEX([.$R$4:.$R$11];MATCH([.B110];[.$Q$4:.$Q$11];-1));INDEX([.$R$4:.$R$11];MATCH([.B110];[.$Q$4:.$Q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Q$24:.$Q$79];0));&quot;&quot;;IF(INDEX([.$S$24:.$S$79];MATCH([.B111];[.$Q$24:.$Q$79];0))=&quot;&quot;;&quot;&quot;;&quot;\grace {&quot;&amp;INDEX([.$S$24:.$S$79];MATCH([.B111];[.$Q$24:.$Q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Q$4:.$Q$79];[.A112]));&quot;&quot;;SMALL([.$Q$4:.$Q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Q$4:.$Q$11];0));&quot;&quot;;INDEX([.$R$23:.$R$79];MATCH([.B112];[.$Q$23:.$Q$79];0))))">
            <text:p/>
          </table:table-cell>
          <table:table-cell table:formula="of:=IF([.B112]=&quot;&quot;;&quot;&quot;;IF([.B111]&lt;[.$Q$4];INDEX([.$R$4:.$R$11];MATCH([.B111];[.$Q$4:.$Q$11];-1));INDEX([.$R$4:.$R$11];MATCH([.B111];[.$Q$4:.$Q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Q$24:.$Q$79];0));&quot;&quot;;IF(INDEX([.$S$24:.$S$79];MATCH([.B112];[.$Q$24:.$Q$79];0))=&quot;&quot;;&quot;&quot;;&quot;\grace {&quot;&amp;INDEX([.$S$24:.$S$79];MATCH([.B112];[.$Q$24:.$Q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Q$4:.$Q$79];[.A113]));&quot;&quot;;SMALL([.$Q$4:.$Q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Q$4:.$Q$11];0));&quot;&quot;;INDEX([.$R$23:.$R$79];MATCH([.B113];[.$Q$23:.$Q$79];0))))">
            <text:p/>
          </table:table-cell>
          <table:table-cell table:formula="of:=IF([.B113]=&quot;&quot;;&quot;&quot;;IF([.B112]&lt;[.$Q$4];INDEX([.$R$4:.$R$11];MATCH([.B112];[.$Q$4:.$Q$11];-1));INDEX([.$R$4:.$R$11];MATCH([.B112];[.$Q$4:.$Q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Q$24:.$Q$79];0));&quot;&quot;;IF(INDEX([.$S$24:.$S$79];MATCH([.B113];[.$Q$24:.$Q$79];0))=&quot;&quot;;&quot;&quot;;&quot;\grace {&quot;&amp;INDEX([.$S$24:.$S$79];MATCH([.B113];[.$Q$24:.$Q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Q$4:.$Q$79];[.A114]));&quot;&quot;;SMALL([.$Q$4:.$Q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Q$4:.$Q$11];0));&quot;&quot;;INDEX([.$R$23:.$R$79];MATCH([.B114];[.$Q$23:.$Q$79];0))))">
            <text:p/>
          </table:table-cell>
          <table:table-cell table:formula="of:=IF([.B114]=&quot;&quot;;&quot;&quot;;IF([.B113]&lt;[.$Q$4];INDEX([.$R$4:.$R$11];MATCH([.B113];[.$Q$4:.$Q$11];-1));INDEX([.$R$4:.$R$11];MATCH([.B113];[.$Q$4:.$Q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Q$24:.$Q$79];0));&quot;&quot;;IF(INDEX([.$S$24:.$S$79];MATCH([.B114];[.$Q$24:.$Q$79];0))=&quot;&quot;;&quot;&quot;;&quot;\grace {&quot;&amp;INDEX([.$S$24:.$S$79];MATCH([.B114];[.$Q$24:.$Q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Q$4:.$Q$79];[.A115]));&quot;&quot;;SMALL([.$Q$4:.$Q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Q$4:.$Q$11];0));&quot;&quot;;INDEX([.$R$23:.$R$79];MATCH([.B115];[.$Q$23:.$Q$79];0))))">
            <text:p/>
          </table:table-cell>
          <table:table-cell table:formula="of:=IF([.B115]=&quot;&quot;;&quot;&quot;;IF([.B114]&lt;[.$Q$4];INDEX([.$R$4:.$R$11];MATCH([.B114];[.$Q$4:.$Q$11];-1));INDEX([.$R$4:.$R$11];MATCH([.B114];[.$Q$4:.$Q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Q$24:.$Q$79];0));&quot;&quot;;IF(INDEX([.$S$24:.$S$79];MATCH([.B115];[.$Q$24:.$Q$79];0))=&quot;&quot;;&quot;&quot;;&quot;\grace {&quot;&amp;INDEX([.$S$24:.$S$79];MATCH([.B115];[.$Q$24:.$Q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Q$4:.$Q$79];[.A116]));&quot;&quot;;SMALL([.$Q$4:.$Q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Q$4:.$Q$11];0));&quot;&quot;;INDEX([.$R$23:.$R$79];MATCH([.B116];[.$Q$23:.$Q$79];0))))">
            <text:p/>
          </table:table-cell>
          <table:table-cell table:formula="of:=IF([.B116]=&quot;&quot;;&quot;&quot;;IF([.B115]&lt;[.$Q$4];INDEX([.$R$4:.$R$11];MATCH([.B115];[.$Q$4:.$Q$11];-1));INDEX([.$R$4:.$R$11];MATCH([.B115];[.$Q$4:.$Q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Q$24:.$Q$79];0));&quot;&quot;;IF(INDEX([.$S$24:.$S$79];MATCH([.B116];[.$Q$24:.$Q$79];0))=&quot;&quot;;&quot;&quot;;&quot;\grace {&quot;&amp;INDEX([.$S$24:.$S$79];MATCH([.B116];[.$Q$24:.$Q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Q$4:.$Q$79];[.A117]));&quot;&quot;;SMALL([.$Q$4:.$Q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Q$4:.$Q$11];0));&quot;&quot;;INDEX([.$R$23:.$R$79];MATCH([.B117];[.$Q$23:.$Q$79];0))))">
            <text:p/>
          </table:table-cell>
          <table:table-cell table:formula="of:=IF([.B117]=&quot;&quot;;&quot;&quot;;IF([.B116]&lt;[.$Q$4];INDEX([.$R$4:.$R$11];MATCH([.B116];[.$Q$4:.$Q$11];-1));INDEX([.$R$4:.$R$11];MATCH([.B116];[.$Q$4:.$Q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Q$24:.$Q$79];0));&quot;&quot;;IF(INDEX([.$S$24:.$S$79];MATCH([.B117];[.$Q$24:.$Q$79];0))=&quot;&quot;;&quot;&quot;;&quot;\grace {&quot;&amp;INDEX([.$S$24:.$S$79];MATCH([.B117];[.$Q$24:.$Q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Q$4:.$Q$79];[.A118]));&quot;&quot;;SMALL([.$Q$4:.$Q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Q$4:.$Q$11];0));&quot;&quot;;INDEX([.$R$23:.$R$79];MATCH([.B118];[.$Q$23:.$Q$79];0))))">
            <text:p/>
          </table:table-cell>
          <table:table-cell table:formula="of:=IF([.B118]=&quot;&quot;;&quot;&quot;;IF([.B117]&lt;[.$Q$4];INDEX([.$R$4:.$R$11];MATCH([.B117];[.$Q$4:.$Q$11];-1));INDEX([.$R$4:.$R$11];MATCH([.B117];[.$Q$4:.$Q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Q$24:.$Q$79];0));&quot;&quot;;IF(INDEX([.$S$24:.$S$79];MATCH([.B118];[.$Q$24:.$Q$79];0))=&quot;&quot;;&quot;&quot;;&quot;\grace {&quot;&amp;INDEX([.$S$24:.$S$79];MATCH([.B118];[.$Q$24:.$Q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Q$4:.$Q$79];[.A119]));&quot;&quot;;SMALL([.$Q$4:.$Q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Q$4:.$Q$11];0));&quot;&quot;;INDEX([.$R$23:.$R$79];MATCH([.B119];[.$Q$23:.$Q$79];0))))">
            <text:p/>
          </table:table-cell>
          <table:table-cell table:formula="of:=IF([.B119]=&quot;&quot;;&quot;&quot;;IF([.B118]&lt;[.$Q$4];INDEX([.$R$4:.$R$11];MATCH([.B118];[.$Q$4:.$Q$11];-1));INDEX([.$R$4:.$R$11];MATCH([.B118];[.$Q$4:.$Q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Q$24:.$Q$79];0));&quot;&quot;;IF(INDEX([.$S$24:.$S$79];MATCH([.B119];[.$Q$24:.$Q$79];0))=&quot;&quot;;&quot;&quot;;&quot;\grace {&quot;&amp;INDEX([.$S$24:.$S$79];MATCH([.B119];[.$Q$24:.$Q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Q$4:.$Q$79];[.A120]));&quot;&quot;;SMALL([.$Q$4:.$Q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Q$4:.$Q$11];0));&quot;&quot;;INDEX([.$R$23:.$R$79];MATCH([.B120];[.$Q$23:.$Q$79];0))))">
            <text:p/>
          </table:table-cell>
          <table:table-cell table:formula="of:=IF([.B120]=&quot;&quot;;&quot;&quot;;IF([.B119]&lt;[.$Q$4];INDEX([.$R$4:.$R$11];MATCH([.B119];[.$Q$4:.$Q$11];-1));INDEX([.$R$4:.$R$11];MATCH([.B119];[.$Q$4:.$Q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Q$24:.$Q$79];0));&quot;&quot;;IF(INDEX([.$S$24:.$S$79];MATCH([.B120];[.$Q$24:.$Q$79];0))=&quot;&quot;;&quot;&quot;;&quot;\grace {&quot;&amp;INDEX([.$S$24:.$S$79];MATCH([.B120];[.$Q$24:.$Q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Q$4:.$Q$79];[.A121]));&quot;&quot;;SMALL([.$Q$4:.$Q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Q$4:.$Q$11];0));&quot;&quot;;INDEX([.$R$23:.$R$79];MATCH([.B121];[.$Q$23:.$Q$79];0))))">
            <text:p/>
          </table:table-cell>
          <table:table-cell table:formula="of:=IF([.B121]=&quot;&quot;;&quot;&quot;;IF([.B120]&lt;[.$Q$4];INDEX([.$R$4:.$R$11];MATCH([.B120];[.$Q$4:.$Q$11];-1));INDEX([.$R$4:.$R$11];MATCH([.B120];[.$Q$4:.$Q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Q$24:.$Q$79];0));&quot;&quot;;IF(INDEX([.$S$24:.$S$79];MATCH([.B121];[.$Q$24:.$Q$79];0))=&quot;&quot;;&quot;&quot;;&quot;\grace {&quot;&amp;INDEX([.$S$24:.$S$79];MATCH([.B121];[.$Q$24:.$Q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Q$4:.$Q$79];[.A122]));&quot;&quot;;SMALL([.$Q$4:.$Q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Q$4:.$Q$11];0));&quot;&quot;;INDEX([.$R$23:.$R$79];MATCH([.B122];[.$Q$23:.$Q$79];0))))">
            <text:p/>
          </table:table-cell>
          <table:table-cell table:formula="of:=IF([.B122]=&quot;&quot;;&quot;&quot;;IF([.B121]&lt;[.$Q$4];INDEX([.$R$4:.$R$11];MATCH([.B121];[.$Q$4:.$Q$11];-1));INDEX([.$R$4:.$R$11];MATCH([.B121];[.$Q$4:.$Q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Q$24:.$Q$79];0));&quot;&quot;;IF(INDEX([.$S$24:.$S$79];MATCH([.B122];[.$Q$24:.$Q$79];0))=&quot;&quot;;&quot;&quot;;&quot;\grace {&quot;&amp;INDEX([.$S$24:.$S$79];MATCH([.B122];[.$Q$24:.$Q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Q$4:.$Q$79];[.A123]));&quot;&quot;;SMALL([.$Q$4:.$Q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Q$4:.$Q$11];0));&quot;&quot;;INDEX([.$R$23:.$R$79];MATCH([.B123];[.$Q$23:.$Q$79];0))))">
            <text:p/>
          </table:table-cell>
          <table:table-cell table:formula="of:=IF([.B123]=&quot;&quot;;&quot;&quot;;IF([.B122]&lt;[.$Q$4];INDEX([.$R$4:.$R$11];MATCH([.B122];[.$Q$4:.$Q$11];-1));INDEX([.$R$4:.$R$11];MATCH([.B122];[.$Q$4:.$Q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Q$24:.$Q$79];0));&quot;&quot;;IF(INDEX([.$S$24:.$S$79];MATCH([.B123];[.$Q$24:.$Q$79];0))=&quot;&quot;;&quot;&quot;;&quot;\grace {&quot;&amp;INDEX([.$S$24:.$S$79];MATCH([.B123];[.$Q$24:.$Q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Q$4:.$Q$79];[.A124]));&quot;&quot;;SMALL([.$Q$4:.$Q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Q$4:.$Q$11];0));&quot;&quot;;INDEX([.$R$23:.$R$79];MATCH([.B124];[.$Q$23:.$Q$79];0))))">
            <text:p/>
          </table:table-cell>
          <table:table-cell table:formula="of:=IF([.B124]=&quot;&quot;;&quot;&quot;;IF([.B123]&lt;[.$Q$4];INDEX([.$R$4:.$R$11];MATCH([.B123];[.$Q$4:.$Q$11];-1));INDEX([.$R$4:.$R$11];MATCH([.B123];[.$Q$4:.$Q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Q$24:.$Q$79];0));&quot;&quot;;IF(INDEX([.$S$24:.$S$79];MATCH([.B124];[.$Q$24:.$Q$79];0))=&quot;&quot;;&quot;&quot;;&quot;\grace {&quot;&amp;INDEX([.$S$24:.$S$79];MATCH([.B124];[.$Q$24:.$Q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Q$4:.$Q$79];[.A125]));&quot;&quot;;SMALL([.$Q$4:.$Q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Q$4:.$Q$11];0));&quot;&quot;;INDEX([.$R$23:.$R$79];MATCH([.B125];[.$Q$23:.$Q$79];0))))">
            <text:p/>
          </table:table-cell>
          <table:table-cell table:formula="of:=IF([.B125]=&quot;&quot;;&quot;&quot;;IF([.B124]&lt;[.$Q$4];INDEX([.$R$4:.$R$11];MATCH([.B124];[.$Q$4:.$Q$11];-1));INDEX([.$R$4:.$R$11];MATCH([.B124];[.$Q$4:.$Q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Q$24:.$Q$79];0));&quot;&quot;;IF(INDEX([.$S$24:.$S$79];MATCH([.B125];[.$Q$24:.$Q$79];0))=&quot;&quot;;&quot;&quot;;&quot;\grace {&quot;&amp;INDEX([.$S$24:.$S$79];MATCH([.B125];[.$Q$24:.$Q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Q$4:.$Q$79];[.A126]));&quot;&quot;;SMALL([.$Q$4:.$Q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Q$4:.$Q$11];0));&quot;&quot;;INDEX([.$R$23:.$R$79];MATCH([.B126];[.$Q$23:.$Q$79];0))))">
            <text:p/>
          </table:table-cell>
          <table:table-cell table:formula="of:=IF([.B126]=&quot;&quot;;&quot;&quot;;IF([.B125]&lt;[.$Q$4];INDEX([.$R$4:.$R$11];MATCH([.B125];[.$Q$4:.$Q$11];-1));INDEX([.$R$4:.$R$11];MATCH([.B125];[.$Q$4:.$Q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Q$24:.$Q$79];0));&quot;&quot;;IF(INDEX([.$S$24:.$S$79];MATCH([.B126];[.$Q$24:.$Q$79];0))=&quot;&quot;;&quot;&quot;;&quot;\grace {&quot;&amp;INDEX([.$S$24:.$S$79];MATCH([.B126];[.$Q$24:.$Q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Q$4:.$Q$79];[.A127]));&quot;&quot;;SMALL([.$Q$4:.$Q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Q$4:.$Q$11];0));&quot;&quot;;INDEX([.$R$23:.$R$79];MATCH([.B127];[.$Q$23:.$Q$79];0))))">
            <text:p/>
          </table:table-cell>
          <table:table-cell table:formula="of:=IF([.B127]=&quot;&quot;;&quot;&quot;;IF([.B126]&lt;[.$Q$4];INDEX([.$R$4:.$R$11];MATCH([.B126];[.$Q$4:.$Q$11];-1));INDEX([.$R$4:.$R$11];MATCH([.B126];[.$Q$4:.$Q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Q$24:.$Q$79];0));&quot;&quot;;IF(INDEX([.$S$24:.$S$79];MATCH([.B127];[.$Q$24:.$Q$79];0))=&quot;&quot;;&quot;&quot;;&quot;\grace {&quot;&amp;INDEX([.$S$24:.$S$79];MATCH([.B127];[.$Q$24:.$Q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Q$4:.$Q$79];[.A128]));&quot;&quot;;SMALL([.$Q$4:.$Q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Q$4:.$Q$11];0));&quot;&quot;;INDEX([.$R$23:.$R$79];MATCH([.B128];[.$Q$23:.$Q$79];0))))">
            <text:p/>
          </table:table-cell>
          <table:table-cell table:formula="of:=IF([.B128]=&quot;&quot;;&quot;&quot;;IF([.B127]&lt;[.$Q$4];INDEX([.$R$4:.$R$11];MATCH([.B127];[.$Q$4:.$Q$11];-1));INDEX([.$R$4:.$R$11];MATCH([.B127];[.$Q$4:.$Q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Q$24:.$Q$79];0));&quot;&quot;;IF(INDEX([.$S$24:.$S$79];MATCH([.B128];[.$Q$24:.$Q$79];0))=&quot;&quot;;&quot;&quot;;&quot;\grace {&quot;&amp;INDEX([.$S$24:.$S$79];MATCH([.B128];[.$Q$24:.$Q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Q$4:.$Q$79];[.A129]));&quot;&quot;;SMALL([.$Q$4:.$Q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Q$4:.$Q$11];0));&quot;&quot;;INDEX([.$R$23:.$R$79];MATCH([.B129];[.$Q$23:.$Q$79];0))))">
            <text:p/>
          </table:table-cell>
          <table:table-cell table:formula="of:=IF([.B129]=&quot;&quot;;&quot;&quot;;IF([.B128]&lt;[.$Q$4];INDEX([.$R$4:.$R$11];MATCH([.B128];[.$Q$4:.$Q$11];-1));INDEX([.$R$4:.$R$11];MATCH([.B128];[.$Q$4:.$Q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Q$24:.$Q$79];0));&quot;&quot;;IF(INDEX([.$S$24:.$S$79];MATCH([.B129];[.$Q$24:.$Q$79];0))=&quot;&quot;;&quot;&quot;;&quot;\grace {&quot;&amp;INDEX([.$S$24:.$S$79];MATCH([.B129];[.$Q$24:.$Q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Q$4:.$Q$79];[.A130]));&quot;&quot;;SMALL([.$Q$4:.$Q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Q$4:.$Q$11];0));&quot;&quot;;INDEX([.$R$23:.$R$79];MATCH([.B130];[.$Q$23:.$Q$79];0))))">
            <text:p/>
          </table:table-cell>
          <table:table-cell table:formula="of:=IF([.B130]=&quot;&quot;;&quot;&quot;;IF([.B129]&lt;[.$Q$4];INDEX([.$R$4:.$R$11];MATCH([.B129];[.$Q$4:.$Q$11];-1));INDEX([.$R$4:.$R$11];MATCH([.B129];[.$Q$4:.$Q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Q$24:.$Q$79];0));&quot;&quot;;IF(INDEX([.$S$24:.$S$79];MATCH([.B130];[.$Q$24:.$Q$79];0))=&quot;&quot;;&quot;&quot;;&quot;\grace {&quot;&amp;INDEX([.$S$24:.$S$79];MATCH([.B130];[.$Q$24:.$Q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Q$4:.$Q$79];[.A131]));&quot;&quot;;SMALL([.$Q$4:.$Q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Q$4:.$Q$11];0));&quot;&quot;;INDEX([.$R$23:.$R$79];MATCH([.B131];[.$Q$23:.$Q$79];0))))">
            <text:p/>
          </table:table-cell>
          <table:table-cell table:formula="of:=IF([.B131]=&quot;&quot;;&quot;&quot;;IF([.B130]&lt;[.$Q$4];INDEX([.$R$4:.$R$11];MATCH([.B130];[.$Q$4:.$Q$11];-1));INDEX([.$R$4:.$R$11];MATCH([.B130];[.$Q$4:.$Q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Q$24:.$Q$79];0));&quot;&quot;;IF(INDEX([.$S$24:.$S$79];MATCH([.B131];[.$Q$24:.$Q$79];0))=&quot;&quot;;&quot;&quot;;&quot;\grace {&quot;&amp;INDEX([.$S$24:.$S$79];MATCH([.B131];[.$Q$24:.$Q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Q$4:.$Q$79];[.A132]));&quot;&quot;;SMALL([.$Q$4:.$Q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Q$4:.$Q$11];0));&quot;&quot;;INDEX([.$R$23:.$R$79];MATCH([.B132];[.$Q$23:.$Q$79];0))))">
            <text:p/>
          </table:table-cell>
          <table:table-cell table:formula="of:=IF([.B132]=&quot;&quot;;&quot;&quot;;IF([.B131]&lt;[.$Q$4];INDEX([.$R$4:.$R$11];MATCH([.B131];[.$Q$4:.$Q$11];-1));INDEX([.$R$4:.$R$11];MATCH([.B131];[.$Q$4:.$Q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Q$24:.$Q$79];0));&quot;&quot;;IF(INDEX([.$S$24:.$S$79];MATCH([.B132];[.$Q$24:.$Q$79];0))=&quot;&quot;;&quot;&quot;;&quot;\grace {&quot;&amp;INDEX([.$S$24:.$S$79];MATCH([.B132];[.$Q$24:.$Q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Q$4:.$Q$79];[.A133]));&quot;&quot;;SMALL([.$Q$4:.$Q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Q$4:.$Q$11];0));&quot;&quot;;INDEX([.$R$23:.$R$79];MATCH([.B133];[.$Q$23:.$Q$79];0))))">
            <text:p/>
          </table:table-cell>
          <table:table-cell table:formula="of:=IF([.B133]=&quot;&quot;;&quot;&quot;;IF([.B132]&lt;[.$Q$4];INDEX([.$R$4:.$R$11];MATCH([.B132];[.$Q$4:.$Q$11];-1));INDEX([.$R$4:.$R$11];MATCH([.B132];[.$Q$4:.$Q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Q$24:.$Q$79];0));&quot;&quot;;IF(INDEX([.$S$24:.$S$79];MATCH([.B133];[.$Q$24:.$Q$79];0))=&quot;&quot;;&quot;&quot;;&quot;\grace {&quot;&amp;INDEX([.$S$24:.$S$79];MATCH([.B133];[.$Q$24:.$Q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Q$4:.$Q$79];[.A134]));&quot;&quot;;SMALL([.$Q$4:.$Q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Q$4:.$Q$11];0));&quot;&quot;;INDEX([.$R$23:.$R$79];MATCH([.B134];[.$Q$23:.$Q$79];0))))">
            <text:p/>
          </table:table-cell>
          <table:table-cell table:formula="of:=IF([.B134]=&quot;&quot;;&quot;&quot;;IF([.B133]&lt;[.$Q$4];INDEX([.$R$4:.$R$11];MATCH([.B133];[.$Q$4:.$Q$11];-1));INDEX([.$R$4:.$R$11];MATCH([.B133];[.$Q$4:.$Q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Q$24:.$Q$79];0));&quot;&quot;;IF(INDEX([.$S$24:.$S$79];MATCH([.B134];[.$Q$24:.$Q$79];0))=&quot;&quot;;&quot;&quot;;&quot;\grace {&quot;&amp;INDEX([.$S$24:.$S$79];MATCH([.B134];[.$Q$24:.$Q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Q$4:.$Q$79];[.A135]));&quot;&quot;;SMALL([.$Q$4:.$Q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Q$4:.$Q$11];0));&quot;&quot;;INDEX([.$R$23:.$R$79];MATCH([.B135];[.$Q$23:.$Q$79];0))))">
            <text:p/>
          </table:table-cell>
          <table:table-cell table:formula="of:=IF([.B135]=&quot;&quot;;&quot;&quot;;IF([.B134]&lt;[.$Q$4];INDEX([.$R$4:.$R$11];MATCH([.B134];[.$Q$4:.$Q$11];-1));INDEX([.$R$4:.$R$11];MATCH([.B134];[.$Q$4:.$Q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Q$24:.$Q$79];0));&quot;&quot;;IF(INDEX([.$S$24:.$S$79];MATCH([.B135];[.$Q$24:.$Q$79];0))=&quot;&quot;;&quot;&quot;;&quot;\grace {&quot;&amp;INDEX([.$S$24:.$S$79];MATCH([.B135];[.$Q$24:.$Q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Q$4:.$Q$79];[.A136]));&quot;&quot;;SMALL([.$Q$4:.$Q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Q$4:.$Q$11];0));&quot;&quot;;INDEX([.$R$23:.$R$79];MATCH([.B136];[.$Q$23:.$Q$79];0))))">
            <text:p/>
          </table:table-cell>
          <table:table-cell table:formula="of:=IF([.B136]=&quot;&quot;;&quot;&quot;;IF([.B135]&lt;[.$Q$4];INDEX([.$R$4:.$R$11];MATCH([.B135];[.$Q$4:.$Q$11];-1));INDEX([.$R$4:.$R$11];MATCH([.B135];[.$Q$4:.$Q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Q$24:.$Q$79];0));&quot;&quot;;IF(INDEX([.$S$24:.$S$79];MATCH([.B136];[.$Q$24:.$Q$79];0))=&quot;&quot;;&quot;&quot;;&quot;\grace {&quot;&amp;INDEX([.$S$24:.$S$79];MATCH([.B136];[.$Q$24:.$Q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Q$4:.$Q$79];[.A137]));&quot;&quot;;SMALL([.$Q$4:.$Q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Q$4:.$Q$11];0));&quot;&quot;;INDEX([.$R$23:.$R$79];MATCH([.B137];[.$Q$23:.$Q$79];0))))">
            <text:p/>
          </table:table-cell>
          <table:table-cell table:formula="of:=IF([.B137]=&quot;&quot;;&quot;&quot;;IF([.B136]&lt;[.$Q$4];INDEX([.$R$4:.$R$11];MATCH([.B136];[.$Q$4:.$Q$11];-1));INDEX([.$R$4:.$R$11];MATCH([.B136];[.$Q$4:.$Q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Q$24:.$Q$79];0));&quot;&quot;;IF(INDEX([.$S$24:.$S$79];MATCH([.B137];[.$Q$24:.$Q$79];0))=&quot;&quot;;&quot;&quot;;&quot;\grace {&quot;&amp;INDEX([.$S$24:.$S$79];MATCH([.B137];[.$Q$24:.$Q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Q$4:.$Q$79];[.A138]));&quot;&quot;;SMALL([.$Q$4:.$Q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Q$4:.$Q$11];0));&quot;&quot;;INDEX([.$R$23:.$R$79];MATCH([.B138];[.$Q$23:.$Q$79];0))))">
            <text:p/>
          </table:table-cell>
          <table:table-cell table:formula="of:=IF([.B138]=&quot;&quot;;&quot;&quot;;IF([.B137]&lt;[.$Q$4];INDEX([.$R$4:.$R$11];MATCH([.B137];[.$Q$4:.$Q$11];-1));INDEX([.$R$4:.$R$11];MATCH([.B137];[.$Q$4:.$Q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Q$24:.$Q$79];0));&quot;&quot;;IF(INDEX([.$S$24:.$S$79];MATCH([.B138];[.$Q$24:.$Q$79];0))=&quot;&quot;;&quot;&quot;;&quot;\grace {&quot;&amp;INDEX([.$S$24:.$S$79];MATCH([.B138];[.$Q$24:.$Q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Q$4:.$Q$79];[.A139]));&quot;&quot;;SMALL([.$Q$4:.$Q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Q$4:.$Q$11];0));&quot;&quot;;INDEX([.$R$23:.$R$79];MATCH([.B139];[.$Q$23:.$Q$79];0))))">
            <text:p/>
          </table:table-cell>
          <table:table-cell table:formula="of:=IF([.B139]=&quot;&quot;;&quot;&quot;;IF([.B138]&lt;[.$Q$4];INDEX([.$R$4:.$R$11];MATCH([.B138];[.$Q$4:.$Q$11];-1));INDEX([.$R$4:.$R$11];MATCH([.B138];[.$Q$4:.$Q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Q$24:.$Q$79];0));&quot;&quot;;IF(INDEX([.$S$24:.$S$79];MATCH([.B139];[.$Q$24:.$Q$79];0))=&quot;&quot;;&quot;&quot;;&quot;\grace {&quot;&amp;INDEX([.$S$24:.$S$79];MATCH([.B139];[.$Q$24:.$Q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Q$4:.$Q$79];[.A140]));&quot;&quot;;SMALL([.$Q$4:.$Q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Q$4:.$Q$11];0));&quot;&quot;;INDEX([.$R$23:.$R$79];MATCH([.B140];[.$Q$23:.$Q$79];0))))">
            <text:p/>
          </table:table-cell>
          <table:table-cell table:formula="of:=IF([.B140]=&quot;&quot;;&quot;&quot;;IF([.B139]&lt;[.$Q$4];INDEX([.$R$4:.$R$11];MATCH([.B139];[.$Q$4:.$Q$11];-1));INDEX([.$R$4:.$R$11];MATCH([.B139];[.$Q$4:.$Q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Q$24:.$Q$79];0));&quot;&quot;;IF(INDEX([.$S$24:.$S$79];MATCH([.B140];[.$Q$24:.$Q$79];0))=&quot;&quot;;&quot;&quot;;&quot;\grace {&quot;&amp;INDEX([.$S$24:.$S$79];MATCH([.B140];[.$Q$24:.$Q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89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ViolinIMvtIII = {" calcext:value-type="string">
            <text:p>formatViolinIMvtIII = {</text:p>
          </table:table-cell>
          <table:table-cell table:number-columns-repeated="89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U$4:.$U$79];[.A145]));&quot;&quot;;SMALL([.$U$4:.$U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89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U$4:.$U$79];[.A146]));&quot;&quot;;SMALL([.$U$4:.$U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U$4:.$U$11];0));&quot;&quot;;INDEX([.$V$23:.$V$79];MATCH([.B146];[.$U$23:.$U$79];0))))">
            <text:p/>
          </table:table-cell>
          <table:table-cell table:formula="of:=IF([.B146]=&quot;&quot;;&quot;&quot;;IF([.B145]&lt;[.$U$4];INDEX([.$V$4:.$V$11];MATCH([.B145];[.$U$4:.$U$11];-1));INDEX([.$V$4:.$V$11];MATCH([.B145];[.$U$4:.$U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89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U$4:.$U$79];[.A147]));&quot;&quot;;SMALL([.$U$4:.$U$79];[.A147]))" office:value-type="float" office:value="13" calcext:value-type="float">
            <text:p>13</text:p>
          </table:table-cell>
          <table:table-cell table:formula="of:=IF([.B147]=&quot;&quot;;&quot;&quot;;IF(OR([.D146]=&quot;pb&quot;;[.D146]=&quot;b&quot;;[.D146]=&quot;&quot;);[.B147]-[.B146];[.B147]-[.B146]-1))" office:value-type="float" office:value="12" calcext:value-type="float">
            <text:p>12</text:p>
          </table:table-cell>
          <table:table-cell table:formula="of:=IF([.B147]=&quot;&quot;;&quot;&quot;;IF(ISNUMBER(MATCH([.B147];[.$U$4:.$U$11];0));&quot;&quot;;INDEX([.$V$23:.$V$79];MATCH([.B147];[.$U$23:.$U$79];0))))" office:value-type="string" office:string-value="b" calcext:value-type="string">
            <text:p>b</text:p>
          </table:table-cell>
          <table:table-cell table:formula="of:=IF([.B147]=&quot;&quot;;&quot;&quot;;IF([.B146]&lt;[.$U$4];INDEX([.$V$4:.$V$11];MATCH([.B146];[.$U$4:.$U$11];-1));INDEX([.$V$4:.$V$11];MATCH([.B146];[.$U$4:.$U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U$24:.$U$79];0));&quot;&quot;;IF(INDEX([.$W$24:.$W$79];MATCH([.B147];[.$U$24:.$U$79];0))=&quot;&quot;;&quot;&quot;;&quot;\grace {&quot;&amp;INDEX([.$W$24:.$W$79];MATCH([.B147];[.$U$24:.$U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W23];&quot;s&quot;;&quot;&quot;)&amp;&quot; &quot;&amp;[.W23]&amp;&quot; &quot;;&quot;&quot;)&amp;IF([.C147]=0;&quot; &quot;&amp;[.F147];[.E147]&amp;&quot;*&quot;&amp;[.C147]&amp;&quot; &quot;&amp;[.F147]&amp;&quot; &quot;&amp;[.G147]);&quot;&quot;))" office:value-type="string" office:string-value="s2.*12 \break " calcext:value-type="string">
            <text:p>s2.*12 \break </text:p>
          </table:table-cell>
          <table:table-cell table:number-columns-repeated="89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U$4:.$U$79];[.A148]));&quot;&quot;;SMALL([.$U$4:.$U$79];[.A148]))" office:value-type="float" office:value="23" calcext:value-type="float">
            <text:p>23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10" calcext:value-type="float">
            <text:p>10</text:p>
          </table:table-cell>
          <table:table-cell table:formula="of:=IF([.B148]=&quot;&quot;;&quot;&quot;;IF(ISNUMBER(MATCH([.B148];[.$U$4:.$U$11];0));&quot;&quot;;INDEX([.$V$23:.$V$79];MATCH([.B148];[.$U$23:.$U$79];0))))" office:value-type="string" office:string-value="b" calcext:value-type="string">
            <text:p>b</text:p>
          </table:table-cell>
          <table:table-cell table:formula="of:=IF([.B148]=&quot;&quot;;&quot;&quot;;IF([.B147]&lt;[.$U$4];INDEX([.$V$4:.$V$11];MATCH([.B147];[.$U$4:.$U$11];-1));INDEX([.$V$4:.$V$11];MATCH([.B147];[.$U$4:.$U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U$24:.$U$79];0));&quot;&quot;;IF(INDEX([.$W$24:.$W$79];MATCH([.B148];[.$U$24:.$U$79];0))=&quot;&quot;;&quot;&quot;;&quot;\grace {&quot;&amp;INDEX([.$W$24:.$W$79];MATCH([.B148];[.$U$24:.$U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number-columns-repeated="89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U$4:.$U$79];[.A149]));&quot;&quot;;SMALL([.$U$4:.$U$79];[.A149]))" office:value-type="float" office:value="30" calcext:value-type="float">
            <text:p>30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7" calcext:value-type="float">
            <text:p>7</text:p>
          </table:table-cell>
          <table:table-cell table:formula="of:=IF([.B149]=&quot;&quot;;&quot;&quot;;IF(ISNUMBER(MATCH([.B149];[.$U$4:.$U$11];0));&quot;&quot;;INDEX([.$V$23:.$V$79];MATCH([.B149];[.$U$23:.$U$79];0))))" office:value-type="string" office:string-value="b" calcext:value-type="string">
            <text:p>b</text:p>
          </table:table-cell>
          <table:table-cell table:formula="of:=IF([.B149]=&quot;&quot;;&quot;&quot;;IF([.B148]&lt;[.$U$4];INDEX([.$V$4:.$V$11];MATCH([.B148];[.$U$4:.$U$11];-1));INDEX([.$V$4:.$V$11];MATCH([.B148];[.$U$4:.$U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U$24:.$U$79];0));&quot;&quot;;IF(INDEX([.$W$24:.$W$79];MATCH([.B149];[.$U$24:.$U$79];0))=&quot;&quot;;&quot;&quot;;&quot;\grace {&quot;&amp;INDEX([.$W$24:.$W$79];MATCH([.B149];[.$U$24:.$U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U$4:.$U$79];[.A150]));&quot;&quot;;SMALL([.$U$4:.$U$79];[.A150]))" office:value-type="float" office:value="38" calcext:value-type="float">
            <text:p>38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8" calcext:value-type="float">
            <text:p>8</text:p>
          </table:table-cell>
          <table:table-cell table:formula="of:=IF([.B150]=&quot;&quot;;&quot;&quot;;IF(ISNUMBER(MATCH([.B150];[.$U$4:.$U$11];0));&quot;&quot;;INDEX([.$V$23:.$V$79];MATCH([.B150];[.$U$23:.$U$79];0))))" office:value-type="string" office:string-value="b" calcext:value-type="string">
            <text:p>b</text:p>
          </table:table-cell>
          <table:table-cell table:formula="of:=IF([.B150]=&quot;&quot;;&quot;&quot;;IF([.B149]&lt;[.$U$4];INDEX([.$V$4:.$V$11];MATCH([.B149];[.$U$4:.$U$11];-1));INDEX([.$V$4:.$V$11];MATCH([.B149];[.$U$4:.$U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U$24:.$U$79];0));&quot;&quot;;IF(INDEX([.$W$24:.$W$79];MATCH([.B150];[.$U$24:.$U$79];0))=&quot;&quot;;&quot;&quot;;&quot;\grace {&quot;&amp;INDEX([.$W$24:.$W$79];MATCH([.B150];[.$U$24:.$U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number-columns-repeated="89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U$4:.$U$79];[.A151]));&quot;&quot;;SMALL([.$U$4:.$U$79];[.A151]))" office:value-type="float" office:value="45" calcext:value-type="float">
            <text:p>45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7" calcext:value-type="float">
            <text:p>7</text:p>
          </table:table-cell>
          <table:table-cell table:formula="of:=IF([.B151]=&quot;&quot;;&quot;&quot;;IF(ISNUMBER(MATCH([.B151];[.$U$4:.$U$11];0));&quot;&quot;;INDEX([.$V$23:.$V$79];MATCH([.B151];[.$U$23:.$U$79];0))))" office:value-type="string" office:string-value="b" calcext:value-type="string">
            <text:p>b</text:p>
          </table:table-cell>
          <table:table-cell table:formula="of:=IF([.B151]=&quot;&quot;;&quot;&quot;;IF([.B150]&lt;[.$U$4];INDEX([.$V$4:.$V$11];MATCH([.B150];[.$U$4:.$U$11];-1));INDEX([.$V$4:.$V$11];MATCH([.B150];[.$U$4:.$U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U$24:.$U$79];0));&quot;&quot;;IF(INDEX([.$W$24:.$W$79];MATCH([.B151];[.$U$24:.$U$79];0))=&quot;&quot;;&quot;&quot;;&quot;\grace {&quot;&amp;INDEX([.$W$24:.$W$79];MATCH([.B151];[.$U$24:.$U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U$4:.$U$79];[.A152]));&quot;&quot;;SMALL([.$U$4:.$U$79];[.A152]))" office:value-type="float" office:value="53" calcext:value-type="float">
            <text:p>53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8" calcext:value-type="float">
            <text:p>8</text:p>
          </table:table-cell>
          <table:table-cell table:formula="of:=IF([.B152]=&quot;&quot;;&quot;&quot;;IF(ISNUMBER(MATCH([.B152];[.$U$4:.$U$11];0));&quot;&quot;;INDEX([.$V$23:.$V$79];MATCH([.B152];[.$U$23:.$U$79];0))))" office:value-type="string" office:string-value="b" calcext:value-type="string">
            <text:p>b</text:p>
          </table:table-cell>
          <table:table-cell table:formula="of:=IF([.B152]=&quot;&quot;;&quot;&quot;;IF([.B151]&lt;[.$U$4];INDEX([.$V$4:.$V$11];MATCH([.B151];[.$U$4:.$U$11];-1));INDEX([.$V$4:.$V$11];MATCH([.B151];[.$U$4:.$U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U$24:.$U$79];0));&quot;&quot;;IF(INDEX([.$W$24:.$W$79];MATCH([.B152];[.$U$24:.$U$79];0))=&quot;&quot;;&quot;&quot;;&quot;\grace {&quot;&amp;INDEX([.$W$24:.$W$79];MATCH([.B152];[.$U$24:.$U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number-columns-repeated="89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U$4:.$U$79];[.A153]));&quot;&quot;;SMALL([.$U$4:.$U$79];[.A153]))" office:value-type="float" office:value="60" calcext:value-type="float">
            <text:p>60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7" calcext:value-type="float">
            <text:p>7</text:p>
          </table:table-cell>
          <table:table-cell table:formula="of:=IF([.B153]=&quot;&quot;;&quot;&quot;;IF(ISNUMBER(MATCH([.B153];[.$U$4:.$U$11];0));&quot;&quot;;INDEX([.$V$23:.$V$79];MATCH([.B153];[.$U$23:.$U$79];0))))" office:value-type="string" office:string-value="b" calcext:value-type="string">
            <text:p>b</text:p>
          </table:table-cell>
          <table:table-cell table:formula="of:=IF([.B153]=&quot;&quot;;&quot;&quot;;IF([.B152]&lt;[.$U$4];INDEX([.$V$4:.$V$11];MATCH([.B152];[.$U$4:.$U$11];-1));INDEX([.$V$4:.$V$11];MATCH([.B152];[.$U$4:.$U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U$24:.$U$79];0));&quot;&quot;;IF(INDEX([.$W$24:.$W$79];MATCH([.B153];[.$U$24:.$U$79];0))=&quot;&quot;;&quot;&quot;;&quot;\grace {&quot;&amp;INDEX([.$W$24:.$W$79];MATCH([.B153];[.$U$24:.$U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U$4:.$U$79];[.A154]));&quot;&quot;;SMALL([.$U$4:.$U$79];[.A154]))" office:value-type="float" office:value="66" calcext:value-type="float">
            <text:p>66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6" calcext:value-type="float">
            <text:p>6</text:p>
          </table:table-cell>
          <table:table-cell table:formula="of:=IF([.B154]=&quot;&quot;;&quot;&quot;;IF(ISNUMBER(MATCH([.B154];[.$U$4:.$U$11];0));&quot;&quot;;INDEX([.$V$23:.$V$79];MATCH([.B154];[.$U$23:.$U$79];0))))" office:value-type="string" office:string-value="b" calcext:value-type="string">
            <text:p>b</text:p>
          </table:table-cell>
          <table:table-cell table:formula="of:=IF([.B154]=&quot;&quot;;&quot;&quot;;IF([.B153]&lt;[.$U$4];INDEX([.$V$4:.$V$11];MATCH([.B153];[.$U$4:.$U$11];-1));INDEX([.$V$4:.$V$11];MATCH([.B153];[.$U$4:.$U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U$24:.$U$79];0));&quot;&quot;;IF(INDEX([.$W$24:.$W$79];MATCH([.B154];[.$U$24:.$U$79];0))=&quot;&quot;;&quot;&quot;;&quot;\grace {&quot;&amp;INDEX([.$W$24:.$W$79];MATCH([.B154];[.$U$24:.$U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number-columns-repeated="89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U$4:.$U$79];[.A155]));&quot;&quot;;SMALL([.$U$4:.$U$79];[.A155]))" office:value-type="float" office:value="71" calcext:value-type="float">
            <text:p>71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5" calcext:value-type="float">
            <text:p>5</text:p>
          </table:table-cell>
          <table:table-cell table:formula="of:=IF([.B155]=&quot;&quot;;&quot;&quot;;IF(ISNUMBER(MATCH([.B155];[.$U$4:.$U$11];0));&quot;&quot;;INDEX([.$V$23:.$V$79];MATCH([.B155];[.$U$23:.$U$79];0))))" office:value-type="string" office:string-value="b" calcext:value-type="string">
            <text:p>b</text:p>
          </table:table-cell>
          <table:table-cell table:formula="of:=IF([.B155]=&quot;&quot;;&quot;&quot;;IF([.B154]&lt;[.$U$4];INDEX([.$V$4:.$V$11];MATCH([.B154];[.$U$4:.$U$11];-1));INDEX([.$V$4:.$V$11];MATCH([.B154];[.$U$4:.$U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U$24:.$U$79];0));&quot;&quot;;IF(INDEX([.$W$24:.$W$79];MATCH([.B155];[.$U$24:.$U$79];0))=&quot;&quot;;&quot;&quot;;&quot;\grace {&quot;&amp;INDEX([.$W$24:.$W$79];MATCH([.B155];[.$U$24:.$U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number-columns-repeated="89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U$4:.$U$79];[.A156]));&quot;&quot;;SMALL([.$U$4:.$U$79];[.A156]))" office:value-type="float" office:value="86" calcext:value-type="float">
            <text:p>86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15" calcext:value-type="float">
            <text:p>15</text:p>
          </table:table-cell>
          <table:table-cell table:formula="of:=IF([.B156]=&quot;&quot;;&quot;&quot;;IF(ISNUMBER(MATCH([.B156];[.$U$4:.$U$11];0));&quot;&quot;;INDEX([.$V$23:.$V$79];MATCH([.B156];[.$U$23:.$U$79];0))))" office:value-type="string" office:string-value="b" calcext:value-type="string">
            <text:p>b</text:p>
          </table:table-cell>
          <table:table-cell table:formula="of:=IF([.B156]=&quot;&quot;;&quot;&quot;;IF([.B155]&lt;[.$U$4];INDEX([.$V$4:.$V$11];MATCH([.B155];[.$U$4:.$U$11];-1));INDEX([.$V$4:.$V$11];MATCH([.B155];[.$U$4:.$U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U$24:.$U$79];0));&quot;&quot;;IF(INDEX([.$W$24:.$W$79];MATCH([.B156];[.$U$24:.$U$79];0))=&quot;&quot;;&quot;&quot;;&quot;\grace {&quot;&amp;INDEX([.$W$24:.$W$79];MATCH([.B156];[.$U$24:.$U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15 \break " calcext:value-type="string">
            <text:p>s2.*15 \break </text:p>
          </table:table-cell>
          <table:table-cell table:number-columns-repeated="89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U$4:.$U$79];[.A157]));&quot;&quot;;SMALL([.$U$4:.$U$79];[.A157]))" office:value-type="float" office:value="96" calcext:value-type="float">
            <text:p>96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10" calcext:value-type="float">
            <text:p>10</text:p>
          </table:table-cell>
          <table:table-cell table:formula="of:=IF([.B157]=&quot;&quot;;&quot;&quot;;IF(ISNUMBER(MATCH([.B157];[.$U$4:.$U$11];0));&quot;&quot;;INDEX([.$V$23:.$V$79];MATCH([.B157];[.$U$23:.$U$79];0))))" office:value-type="string" office:string-value="b" calcext:value-type="string">
            <text:p>b</text:p>
          </table:table-cell>
          <table:table-cell table:formula="of:=IF([.B157]=&quot;&quot;;&quot;&quot;;IF([.B156]&lt;[.$U$4];INDEX([.$V$4:.$V$11];MATCH([.B156];[.$U$4:.$U$11];-1));INDEX([.$V$4:.$V$11];MATCH([.B156];[.$U$4:.$U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U$24:.$U$79];0));&quot;&quot;;IF(INDEX([.$W$24:.$W$79];MATCH([.B157];[.$U$24:.$U$79];0))=&quot;&quot;;&quot;&quot;;&quot;\grace {&quot;&amp;INDEX([.$W$24:.$W$79];MATCH([.B157];[.$U$24:.$U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number-columns-repeated="89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U$4:.$U$79];[.A158]));&quot;&quot;;SMALL([.$U$4:.$U$79];[.A158]))" office:value-type="float" office:value="107" calcext:value-type="float">
            <text:p>107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11" calcext:value-type="float">
            <text:p>11</text:p>
          </table:table-cell>
          <table:table-cell table:formula="of:=IF([.B158]=&quot;&quot;;&quot;&quot;;IF(ISNUMBER(MATCH([.B158];[.$U$4:.$U$11];0));&quot;&quot;;INDEX([.$V$23:.$V$79];MATCH([.B158];[.$U$23:.$U$79];0))))" office:value-type="string" office:string-value="pb" calcext:value-type="string">
            <text:p>pb</text:p>
          </table:table-cell>
          <table:table-cell table:formula="of:=IF([.B158]=&quot;&quot;;&quot;&quot;;IF([.B157]&lt;[.$U$4];INDEX([.$V$4:.$V$11];MATCH([.B157];[.$U$4:.$U$11];-1));INDEX([.$V$4:.$V$11];MATCH([.B157];[.$U$4:.$U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U$24:.$U$79];0));&quot;&quot;;IF(INDEX([.$W$24:.$W$79];MATCH([.B158];[.$U$24:.$U$79];0))=&quot;&quot;;&quot;&quot;;&quot;\grace {&quot;&amp;INDEX([.$W$24:.$W$79];MATCH([.B158];[.$U$24:.$U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11 \pageBreak " calcext:value-type="string">
            <text:p>s2.*11 \pageBreak </text:p>
          </table:table-cell>
          <table:table-cell table:number-columns-repeated="89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U$4:.$U$79];[.A159]));&quot;&quot;;SMALL([.$U$4:.$U$79];[.A159]))" office:value-type="float" office:value="115" calcext:value-type="float">
            <text:p>115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8" calcext:value-type="float">
            <text:p>8</text:p>
          </table:table-cell>
          <table:table-cell table:formula="of:=IF([.B159]=&quot;&quot;;&quot;&quot;;IF(ISNUMBER(MATCH([.B159];[.$U$4:.$U$11];0));&quot;&quot;;INDEX([.$V$23:.$V$79];MATCH([.B159];[.$U$23:.$U$79];0))))" office:value-type="string" office:string-value="b" calcext:value-type="string">
            <text:p>b</text:p>
          </table:table-cell>
          <table:table-cell table:formula="of:=IF([.B159]=&quot;&quot;;&quot;&quot;;IF([.B158]&lt;[.$U$4];INDEX([.$V$4:.$V$11];MATCH([.B158];[.$U$4:.$U$11];-1));INDEX([.$V$4:.$V$11];MATCH([.B158];[.$U$4:.$U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U$24:.$U$79];0));&quot;&quot;;IF(INDEX([.$W$24:.$W$79];MATCH([.B159];[.$U$24:.$U$79];0))=&quot;&quot;;&quot;&quot;;&quot;\grace {&quot;&amp;INDEX([.$W$24:.$W$79];MATCH([.B159];[.$U$24:.$U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number-columns-repeated="89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U$4:.$U$79];[.A160]));&quot;&quot;;SMALL([.$U$4:.$U$79];[.A160]))" office:value-type="float" office:value="122" calcext:value-type="float">
            <text:p>122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7" calcext:value-type="float">
            <text:p>7</text:p>
          </table:table-cell>
          <table:table-cell table:formula="of:=IF([.B160]=&quot;&quot;;&quot;&quot;;IF(ISNUMBER(MATCH([.B160];[.$U$4:.$U$11];0));&quot;&quot;;INDEX([.$V$23:.$V$79];MATCH([.B160];[.$U$23:.$U$79];0))))" office:value-type="string" office:string-value="b" calcext:value-type="string">
            <text:p>b</text:p>
          </table:table-cell>
          <table:table-cell table:formula="of:=IF([.B160]=&quot;&quot;;&quot;&quot;;IF([.B159]&lt;[.$U$4];INDEX([.$V$4:.$V$11];MATCH([.B159];[.$U$4:.$U$11];-1));INDEX([.$V$4:.$V$11];MATCH([.B159];[.$U$4:.$U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U$24:.$U$79];0));&quot;&quot;;IF(INDEX([.$W$24:.$W$79];MATCH([.B160];[.$U$24:.$U$79];0))=&quot;&quot;;&quot;&quot;;&quot;\grace {&quot;&amp;INDEX([.$W$24:.$W$79];MATCH([.B160];[.$U$24:.$U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OR(SMALL([.$U$4:.$U$79];[.A161]));&quot;&quot;;SMALL([.$U$4:.$U$79];[.A161]))" office:value-type="float" office:value="129" calcext:value-type="float">
            <text:p>129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7" calcext:value-type="float">
            <text:p>7</text:p>
          </table:table-cell>
          <table:table-cell table:formula="of:=IF([.B161]=&quot;&quot;;&quot;&quot;;IF(ISNUMBER(MATCH([.B161];[.$U$4:.$U$11];0));&quot;&quot;;INDEX([.$V$23:.$V$79];MATCH([.B161];[.$U$23:.$U$79];0))))" office:value-type="string" office:string-value="b" calcext:value-type="string">
            <text:p>b</text:p>
          </table:table-cell>
          <table:table-cell table:formula="of:=IF([.B161]=&quot;&quot;;&quot;&quot;;IF([.B160]&lt;[.$U$4];INDEX([.$V$4:.$V$11];MATCH([.B160];[.$U$4:.$U$11];-1));INDEX([.$V$4:.$V$11];MATCH([.B160];[.$U$4:.$U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U$24:.$U$79];0));&quot;&quot;;IF(INDEX([.$W$24:.$W$79];MATCH([.B161];[.$U$24:.$U$79];0))=&quot;&quot;;&quot;&quot;;&quot;\grace {&quot;&amp;INDEX([.$W$24:.$W$79];MATCH([.B161];[.$U$24:.$U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OR(SMALL([.$U$4:.$U$79];[.A162]));&quot;&quot;;SMALL([.$U$4:.$U$79];[.A162]))" office:value-type="float" office:value="136" calcext:value-type="float">
            <text:p>136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7" calcext:value-type="float">
            <text:p>7</text:p>
          </table:table-cell>
          <table:table-cell table:formula="of:=IF([.B162]=&quot;&quot;;&quot;&quot;;IF(ISNUMBER(MATCH([.B162];[.$U$4:.$U$11];0));&quot;&quot;;INDEX([.$V$23:.$V$79];MATCH([.B162];[.$U$23:.$U$79];0))))" office:value-type="string" office:string-value="b" calcext:value-type="string">
            <text:p>b</text:p>
          </table:table-cell>
          <table:table-cell table:formula="of:=IF([.B162]=&quot;&quot;;&quot;&quot;;IF([.B161]&lt;[.$U$4];INDEX([.$V$4:.$V$11];MATCH([.B161];[.$U$4:.$U$11];-1));INDEX([.$V$4:.$V$11];MATCH([.B161];[.$U$4:.$U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U$24:.$U$79];0));&quot;&quot;;IF(INDEX([.$W$24:.$W$79];MATCH([.B162];[.$U$24:.$U$79];0))=&quot;&quot;;&quot;&quot;;&quot;\grace {&quot;&amp;INDEX([.$W$24:.$W$79];MATCH([.B162];[.$U$24:.$U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OR(SMALL([.$U$4:.$U$79];[.A163]));&quot;&quot;;SMALL([.$U$4:.$U$79];[.A163]))" office:value-type="float" office:value="144" calcext:value-type="float">
            <text:p>144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8" calcext:value-type="float">
            <text:p>8</text:p>
          </table:table-cell>
          <table:table-cell table:formula="of:=IF([.B163]=&quot;&quot;;&quot;&quot;;IF(ISNUMBER(MATCH([.B163];[.$U$4:.$U$11];0));&quot;&quot;;INDEX([.$V$23:.$V$79];MATCH([.B163];[.$U$23:.$U$79];0))))" office:value-type="string" office:string-value="b" calcext:value-type="string">
            <text:p>b</text:p>
          </table:table-cell>
          <table:table-cell table:formula="of:=IF([.B163]=&quot;&quot;;&quot;&quot;;IF([.B162]&lt;[.$U$4];INDEX([.$V$4:.$V$11];MATCH([.B162];[.$U$4:.$U$11];-1));INDEX([.$V$4:.$V$11];MATCH([.B162];[.$U$4:.$U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U$24:.$U$79];0));&quot;&quot;;IF(INDEX([.$W$24:.$W$79];MATCH([.B163];[.$U$24:.$U$79];0))=&quot;&quot;;&quot;&quot;;&quot;\grace {&quot;&amp;INDEX([.$W$24:.$W$79];MATCH([.B163];[.$U$24:.$U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number-columns-repeated="89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OR(SMALL([.$U$4:.$U$79];[.A164]));&quot;&quot;;SMALL([.$U$4:.$U$79];[.A164]))" office:value-type="float" office:value="153" calcext:value-type="float">
            <text:p>153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9" calcext:value-type="float">
            <text:p>9</text:p>
          </table:table-cell>
          <table:table-cell table:formula="of:=IF([.B164]=&quot;&quot;;&quot;&quot;;IF(ISNUMBER(MATCH([.B164];[.$U$4:.$U$11];0));&quot;&quot;;INDEX([.$V$23:.$V$79];MATCH([.B164];[.$U$23:.$U$79];0))))" office:value-type="string" office:string-value="b" calcext:value-type="string">
            <text:p>b</text:p>
          </table:table-cell>
          <table:table-cell table:formula="of:=IF([.B164]=&quot;&quot;;&quot;&quot;;IF([.B163]&lt;[.$U$4];INDEX([.$V$4:.$V$11];MATCH([.B163];[.$U$4:.$U$11];-1));INDEX([.$V$4:.$V$11];MATCH([.B163];[.$U$4:.$U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U$24:.$U$79];0));&quot;&quot;;IF(INDEX([.$W$24:.$W$79];MATCH([.B164];[.$U$24:.$U$79];0))=&quot;&quot;;&quot;&quot;;&quot;\grace {&quot;&amp;INDEX([.$W$24:.$W$79];MATCH([.B164];[.$U$24:.$U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number-columns-repeated="89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OR(SMALL([.$U$4:.$U$79];[.A165]));&quot;&quot;;SMALL([.$U$4:.$U$79];[.A165]))" office:value-type="float" office:value="162" calcext:value-type="float">
            <text:p>162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9" calcext:value-type="float">
            <text:p>9</text:p>
          </table:table-cell>
          <table:table-cell table:formula="of:=IF([.B165]=&quot;&quot;;&quot;&quot;;IF(ISNUMBER(MATCH([.B165];[.$U$4:.$U$11];0));&quot;&quot;;INDEX([.$V$23:.$V$79];MATCH([.B165];[.$U$23:.$U$79];0))))" office:value-type="string" office:string-value="b" calcext:value-type="string">
            <text:p>b</text:p>
          </table:table-cell>
          <table:table-cell table:formula="of:=IF([.B165]=&quot;&quot;;&quot;&quot;;IF([.B164]&lt;[.$U$4];INDEX([.$V$4:.$V$11];MATCH([.B164];[.$U$4:.$U$11];-1));INDEX([.$V$4:.$V$11];MATCH([.B164];[.$U$4:.$U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U$24:.$U$79];0));&quot;&quot;;IF(INDEX([.$W$24:.$W$79];MATCH([.B165];[.$U$24:.$U$79];0))=&quot;&quot;;&quot;&quot;;&quot;\grace {&quot;&amp;INDEX([.$W$24:.$W$79];MATCH([.B165];[.$U$24:.$U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number-columns-repeated="89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OR(SMALL([.$U$4:.$U$79];[.A166]));&quot;&quot;;SMALL([.$U$4:.$U$79];[.A166]))" office:value-type="float" office:value="172" calcext:value-type="float">
            <text:p>172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10" calcext:value-type="float">
            <text:p>10</text:p>
          </table:table-cell>
          <table:table-cell table:formula="of:=IF([.B166]=&quot;&quot;;&quot;&quot;;IF(ISNUMBER(MATCH([.B166];[.$U$4:.$U$11];0));&quot;&quot;;INDEX([.$V$23:.$V$79];MATCH([.B166];[.$U$23:.$U$79];0))))" office:value-type="string" office:string-value="b" calcext:value-type="string">
            <text:p>b</text:p>
          </table:table-cell>
          <table:table-cell table:formula="of:=IF([.B166]=&quot;&quot;;&quot;&quot;;IF([.B165]&lt;[.$U$4];INDEX([.$V$4:.$V$11];MATCH([.B165];[.$U$4:.$U$11];-1));INDEX([.$V$4:.$V$11];MATCH([.B165];[.$U$4:.$U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U$24:.$U$79];0));&quot;&quot;;IF(INDEX([.$W$24:.$W$79];MATCH([.B166];[.$U$24:.$U$79];0))=&quot;&quot;;&quot;&quot;;&quot;\grace {&quot;&amp;INDEX([.$W$24:.$W$79];MATCH([.B166];[.$U$24:.$U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number-columns-repeated="89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OR(SMALL([.$U$4:.$U$79];[.A167]));&quot;&quot;;SMALL([.$U$4:.$U$79];[.A167]))" office:value-type="float" office:value="179" calcext:value-type="float">
            <text:p>179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7" calcext:value-type="float">
            <text:p>7</text:p>
          </table:table-cell>
          <table:table-cell table:formula="of:=IF([.B167]=&quot;&quot;;&quot;&quot;;IF(ISNUMBER(MATCH([.B167];[.$U$4:.$U$11];0));&quot;&quot;;INDEX([.$V$23:.$V$79];MATCH([.B167];[.$U$23:.$U$79];0))))" office:value-type="string" office:string-value="b" calcext:value-type="string">
            <text:p>b</text:p>
          </table:table-cell>
          <table:table-cell table:formula="of:=IF([.B167]=&quot;&quot;;&quot;&quot;;IF([.B166]&lt;[.$U$4];INDEX([.$V$4:.$V$11];MATCH([.B166];[.$U$4:.$U$11];-1));INDEX([.$V$4:.$V$11];MATCH([.B166];[.$U$4:.$U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U$24:.$U$79];0));&quot;&quot;;IF(INDEX([.$W$24:.$W$79];MATCH([.B167];[.$U$24:.$U$79];0))=&quot;&quot;;&quot;&quot;;&quot;\grace {&quot;&amp;INDEX([.$W$24:.$W$79];MATCH([.B167];[.$U$24:.$U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number-columns-repeated="89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U$4:.$U$79];[.A168]));&quot;&quot;;SMALL([.$U$4:.$U$79];[.A168]))" office:value-type="float" office:value="185" calcext:value-type="float">
            <text:p>185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6" calcext:value-type="float">
            <text:p>6</text:p>
          </table:table-cell>
          <table:table-cell table:formula="of:=IF([.B168]=&quot;&quot;;&quot;&quot;;IF(ISNUMBER(MATCH([.B168];[.$U$4:.$U$11];0));&quot;&quot;;INDEX([.$V$23:.$V$79];MATCH([.B168];[.$U$23:.$U$79];0))))" office:value-type="string" office:string-value="b" calcext:value-type="string">
            <text:p>b</text:p>
          </table:table-cell>
          <table:table-cell table:formula="of:=IF([.B168]=&quot;&quot;;&quot;&quot;;IF([.B167]&lt;[.$U$4];INDEX([.$V$4:.$V$11];MATCH([.B167];[.$U$4:.$U$11];-1));INDEX([.$V$4:.$V$11];MATCH([.B167];[.$U$4:.$U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U$24:.$U$79];0));&quot;&quot;;IF(INDEX([.$W$24:.$W$79];MATCH([.B168];[.$U$24:.$U$79];0))=&quot;&quot;;&quot;&quot;;&quot;\grace {&quot;&amp;INDEX([.$W$24:.$W$79];MATCH([.B168];[.$U$24:.$U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number-columns-repeated="89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U$4:.$U$79];[.A169]));&quot;&quot;;SMALL([.$U$4:.$U$79];[.A169]))" office:value-type="float" office:value="191" calcext:value-type="float">
            <text:p>191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6" calcext:value-type="float">
            <text:p>6</text:p>
          </table:table-cell>
          <table:table-cell table:formula="of:=IF([.B169]=&quot;&quot;;&quot;&quot;;IF(ISNUMBER(MATCH([.B169];[.$U$4:.$U$11];0));&quot;&quot;;INDEX([.$V$23:.$V$79];MATCH([.B169];[.$U$23:.$U$79];0))))" office:value-type="string" office:string-value="b" calcext:value-type="string">
            <text:p>b</text:p>
          </table:table-cell>
          <table:table-cell table:formula="of:=IF([.B169]=&quot;&quot;;&quot;&quot;;IF([.B168]&lt;[.$U$4];INDEX([.$V$4:.$V$11];MATCH([.B168];[.$U$4:.$U$11];-1));INDEX([.$V$4:.$V$11];MATCH([.B168];[.$U$4:.$U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U$24:.$U$79];0));&quot;&quot;;IF(INDEX([.$W$24:.$W$79];MATCH([.B169];[.$U$24:.$U$79];0))=&quot;&quot;;&quot;&quot;;&quot;\grace {&quot;&amp;INDEX([.$W$24:.$W$79];MATCH([.B169];[.$U$24:.$U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number-columns-repeated="89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U$4:.$U$79];[.A170]));&quot;&quot;;SMALL([.$U$4:.$U$79];[.A170]))" office:value-type="float" office:value="197" calcext:value-type="float">
            <text:p>197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6" calcext:value-type="float">
            <text:p>6</text:p>
          </table:table-cell>
          <table:table-cell table:formula="of:=IF([.B170]=&quot;&quot;;&quot;&quot;;IF(ISNUMBER(MATCH([.B170];[.$U$4:.$U$11];0));&quot;&quot;;INDEX([.$V$23:.$V$79];MATCH([.B170];[.$U$23:.$U$79];0))))">
            <text:p/>
          </table:table-cell>
          <table:table-cell table:formula="of:=IF([.B170]=&quot;&quot;;&quot;&quot;;IF([.B169]&lt;[.$U$4];INDEX([.$V$4:.$V$11];MATCH([.B169];[.$U$4:.$U$11];-1));INDEX([.$V$4:.$V$11];MATCH([.B169];[.$U$4:.$U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>
            <text:p/>
          </table:table-cell>
          <table:table-cell table:formula="of:=IF(ISERROR(MATCH([.B170];[.$U$24:.$U$79];0));&quot;&quot;;IF(INDEX([.$W$24:.$W$79];MATCH([.B170];[.$U$24:.$U$79];0))=&quot;&quot;;&quot;&quot;;&quot;\grace {&quot;&amp;INDEX([.$W$24:.$W$79];MATCH([.B170];[.$U$24:.$U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6 " calcext:value-type="string">
            <text:p>s2.*6 </text:p>
          </table:table-cell>
          <table:table-cell table:number-columns-repeated="89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U$4:.$U$79];[.A171]));&quot;&quot;;SMALL([.$U$4:.$U$79];[.A171]))">
            <text:p/>
          </table:table-cell>
          <table:table-cell table:formula="of:=IF([.B171]=&quot;&quot;;&quot;&quot;;IF(OR([.D170]=&quot;pb&quot;;[.D170]=&quot;b&quot;;[.D170]=&quot;&quot;);[.B171]-[.B170];[.B171]-[.B170]-1))">
            <text:p/>
          </table:table-cell>
          <table:table-cell table:formula="of:=IF([.B171]=&quot;&quot;;&quot;&quot;;IF(ISNUMBER(MATCH([.B171];[.$U$4:.$U$11];0));&quot;&quot;;INDEX([.$V$23:.$V$79];MATCH([.B171];[.$U$23:.$U$79];0))))">
            <text:p/>
          </table:table-cell>
          <table:table-cell table:formula="of:=IF([.B171]=&quot;&quot;;&quot;&quot;;IF([.B170]&lt;[.$U$4];INDEX([.$V$4:.$V$11];MATCH([.B170];[.$U$4:.$U$11];-1));INDEX([.$V$4:.$V$11];MATCH([.B170];[.$U$4:.$U$11];1))))">
            <text:p/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U$24:.$U$79];0));&quot;&quot;;IF(INDEX([.$W$24:.$W$79];MATCH([.B171];[.$U$24:.$U$79];0))=&quot;&quot;;&quot;&quot;;&quot;\grace {&quot;&amp;INDEX([.$W$24:.$W$79];MATCH([.B171];[.$U$24:.$U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U$4:.$U$79];[.A172]));&quot;&quot;;SMALL([.$U$4:.$U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U$4:.$U$11];0));&quot;&quot;;INDEX([.$V$23:.$V$79];MATCH([.B172];[.$U$23:.$U$79];0))))">
            <text:p/>
          </table:table-cell>
          <table:table-cell table:formula="of:=IF([.B172]=&quot;&quot;;&quot;&quot;;IF([.B171]&lt;[.$U$4];INDEX([.$V$4:.$V$11];MATCH([.B171];[.$U$4:.$U$11];-1));INDEX([.$V$4:.$V$11];MATCH([.B171];[.$U$4:.$U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U$24:.$U$79];0));&quot;&quot;;IF(INDEX([.$W$24:.$W$79];MATCH([.B172];[.$U$24:.$U$79];0))=&quot;&quot;;&quot;&quot;;&quot;\grace {&quot;&amp;INDEX([.$W$24:.$W$79];MATCH([.B172];[.$U$24:.$U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U$4:.$U$79];[.A173]));&quot;&quot;;SMALL([.$U$4:.$U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U$4:.$U$11];0));&quot;&quot;;INDEX([.$V$23:.$V$79];MATCH([.B173];[.$U$23:.$U$79];0))))">
            <text:p/>
          </table:table-cell>
          <table:table-cell table:formula="of:=IF([.B173]=&quot;&quot;;&quot;&quot;;IF([.B172]&lt;[.$U$4];INDEX([.$V$4:.$V$11];MATCH([.B172];[.$U$4:.$U$11];-1));INDEX([.$V$4:.$V$11];MATCH([.B172];[.$U$4:.$U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U$24:.$U$79];0));&quot;&quot;;IF(INDEX([.$W$24:.$W$79];MATCH([.B173];[.$U$24:.$U$79];0))=&quot;&quot;;&quot;&quot;;&quot;\grace {&quot;&amp;INDEX([.$W$24:.$W$79];MATCH([.B173];[.$U$24:.$U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U$4:.$U$79];[.A174]));&quot;&quot;;SMALL([.$U$4:.$U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U$4:.$U$11];0));&quot;&quot;;INDEX([.$V$23:.$V$79];MATCH([.B174];[.$U$23:.$U$79];0))))">
            <text:p/>
          </table:table-cell>
          <table:table-cell table:formula="of:=IF([.B174]=&quot;&quot;;&quot;&quot;;IF([.B173]&lt;[.$U$4];INDEX([.$V$4:.$V$11];MATCH([.B173];[.$U$4:.$U$11];-1));INDEX([.$V$4:.$V$11];MATCH([.B173];[.$U$4:.$U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U$24:.$U$79];0));&quot;&quot;;IF(INDEX([.$W$24:.$W$79];MATCH([.B174];[.$U$24:.$U$79];0))=&quot;&quot;;&quot;&quot;;&quot;\grace {&quot;&amp;INDEX([.$W$24:.$W$79];MATCH([.B174];[.$U$24:.$U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U$4:.$U$79];[.A175]));&quot;&quot;;SMALL([.$U$4:.$U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U$4:.$U$11];0));&quot;&quot;;INDEX([.$V$23:.$V$79];MATCH([.B175];[.$U$23:.$U$79];0))))">
            <text:p/>
          </table:table-cell>
          <table:table-cell table:formula="of:=IF([.B175]=&quot;&quot;;&quot;&quot;;IF([.B174]&lt;[.$U$4];INDEX([.$V$4:.$V$11];MATCH([.B174];[.$U$4:.$U$11];-1));INDEX([.$V$4:.$V$11];MATCH([.B174];[.$U$4:.$U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U$24:.$U$79];0));&quot;&quot;;IF(INDEX([.$W$24:.$W$79];MATCH([.B175];[.$U$24:.$U$79];0))=&quot;&quot;;&quot;&quot;;&quot;\grace {&quot;&amp;INDEX([.$W$24:.$W$79];MATCH([.B175];[.$U$24:.$U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U$4:.$U$79];[.A176]));&quot;&quot;;SMALL([.$U$4:.$U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U$4:.$U$11];0));&quot;&quot;;INDEX([.$V$23:.$V$79];MATCH([.B176];[.$U$23:.$U$79];0))))">
            <text:p/>
          </table:table-cell>
          <table:table-cell table:formula="of:=IF([.B176]=&quot;&quot;;&quot;&quot;;IF([.B175]&lt;[.$U$4];INDEX([.$V$4:.$V$11];MATCH([.B175];[.$U$4:.$U$11];-1));INDEX([.$V$4:.$V$11];MATCH([.B175];[.$U$4:.$U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U$24:.$U$79];0));&quot;&quot;;IF(INDEX([.$W$24:.$W$79];MATCH([.B176];[.$U$24:.$U$79];0))=&quot;&quot;;&quot;&quot;;&quot;\grace {&quot;&amp;INDEX([.$W$24:.$W$79];MATCH([.B176];[.$U$24:.$U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U$4:.$U$79];[.A177]));&quot;&quot;;SMALL([.$U$4:.$U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U$4:.$U$11];0));&quot;&quot;;INDEX([.$V$23:.$V$79];MATCH([.B177];[.$U$23:.$U$79];0))))">
            <text:p/>
          </table:table-cell>
          <table:table-cell table:formula="of:=IF([.B177]=&quot;&quot;;&quot;&quot;;IF([.B176]&lt;[.$U$4];INDEX([.$V$4:.$V$11];MATCH([.B176];[.$U$4:.$U$11];-1));INDEX([.$V$4:.$V$11];MATCH([.B176];[.$U$4:.$U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U$24:.$U$79];0));&quot;&quot;;IF(INDEX([.$W$24:.$W$79];MATCH([.B177];[.$U$24:.$U$79];0))=&quot;&quot;;&quot;&quot;;&quot;\grace {&quot;&amp;INDEX([.$W$24:.$W$79];MATCH([.B177];[.$U$24:.$U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U$4:.$U$79];[.A178]));&quot;&quot;;SMALL([.$U$4:.$U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U$4:.$U$11];0));&quot;&quot;;INDEX([.$V$23:.$V$79];MATCH([.B178];[.$U$23:.$U$79];0))))">
            <text:p/>
          </table:table-cell>
          <table:table-cell table:formula="of:=IF([.B178]=&quot;&quot;;&quot;&quot;;IF([.B177]&lt;[.$U$4];INDEX([.$V$4:.$V$11];MATCH([.B177];[.$U$4:.$U$11];-1));INDEX([.$V$4:.$V$11];MATCH([.B177];[.$U$4:.$U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U$24:.$U$79];0));&quot;&quot;;IF(INDEX([.$W$24:.$W$79];MATCH([.B178];[.$U$24:.$U$79];0))=&quot;&quot;;&quot;&quot;;&quot;\grace {&quot;&amp;INDEX([.$W$24:.$W$79];MATCH([.B178];[.$U$24:.$U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U$4:.$U$79];[.A179]));&quot;&quot;;SMALL([.$U$4:.$U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U$4:.$U$11];0));&quot;&quot;;INDEX([.$V$23:.$V$79];MATCH([.B179];[.$U$23:.$U$79];0))))">
            <text:p/>
          </table:table-cell>
          <table:table-cell table:formula="of:=IF([.B179]=&quot;&quot;;&quot;&quot;;IF([.B178]&lt;[.$U$4];INDEX([.$V$4:.$V$11];MATCH([.B178];[.$U$4:.$U$11];-1));INDEX([.$V$4:.$V$11];MATCH([.B178];[.$U$4:.$U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U$24:.$U$79];0));&quot;&quot;;IF(INDEX([.$W$24:.$W$79];MATCH([.B179];[.$U$24:.$U$79];0))=&quot;&quot;;&quot;&quot;;&quot;\grace {&quot;&amp;INDEX([.$W$24:.$W$79];MATCH([.B179];[.$U$24:.$U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U$4:.$U$79];[.A180]));&quot;&quot;;SMALL([.$U$4:.$U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U$4:.$U$11];0));&quot;&quot;;INDEX([.$V$23:.$V$79];MATCH([.B180];[.$U$23:.$U$79];0))))">
            <text:p/>
          </table:table-cell>
          <table:table-cell table:formula="of:=IF([.B180]=&quot;&quot;;&quot;&quot;;IF([.B179]&lt;[.$U$4];INDEX([.$V$4:.$V$11];MATCH([.B179];[.$U$4:.$U$11];-1));INDEX([.$V$4:.$V$11];MATCH([.B179];[.$U$4:.$U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U$24:.$U$79];0));&quot;&quot;;IF(INDEX([.$W$24:.$W$79];MATCH([.B180];[.$U$24:.$U$79];0))=&quot;&quot;;&quot;&quot;;&quot;\grace {&quot;&amp;INDEX([.$W$24:.$W$79];MATCH([.B180];[.$U$24:.$U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U$4:.$U$79];[.A181]));&quot;&quot;;SMALL([.$U$4:.$U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U$4:.$U$11];0));&quot;&quot;;INDEX([.$V$23:.$V$79];MATCH([.B181];[.$U$23:.$U$79];0))))">
            <text:p/>
          </table:table-cell>
          <table:table-cell table:formula="of:=IF([.B181]=&quot;&quot;;&quot;&quot;;IF([.B180]&lt;[.$U$4];INDEX([.$V$4:.$V$11];MATCH([.B180];[.$U$4:.$U$11];-1));INDEX([.$V$4:.$V$11];MATCH([.B180];[.$U$4:.$U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U$24:.$U$79];0));&quot;&quot;;IF(INDEX([.$W$24:.$W$79];MATCH([.B181];[.$U$24:.$U$79];0))=&quot;&quot;;&quot;&quot;;&quot;\grace {&quot;&amp;INDEX([.$W$24:.$W$79];MATCH([.B181];[.$U$24:.$U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U$4:.$U$79];[.A182]));&quot;&quot;;SMALL([.$U$4:.$U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U$4:.$U$11];0));&quot;&quot;;INDEX([.$V$23:.$V$79];MATCH([.B182];[.$U$23:.$U$79];0))))">
            <text:p/>
          </table:table-cell>
          <table:table-cell table:formula="of:=IF([.B182]=&quot;&quot;;&quot;&quot;;IF([.B181]&lt;[.$U$4];INDEX([.$V$4:.$V$11];MATCH([.B181];[.$U$4:.$U$11];-1));INDEX([.$V$4:.$V$11];MATCH([.B181];[.$U$4:.$U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U$24:.$U$79];0));&quot;&quot;;IF(INDEX([.$W$24:.$W$79];MATCH([.B182];[.$U$24:.$U$79];0))=&quot;&quot;;&quot;&quot;;&quot;\grace {&quot;&amp;INDEX([.$W$24:.$W$79];MATCH([.B182];[.$U$24:.$U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U$4:.$U$79];[.A183]));&quot;&quot;;SMALL([.$U$4:.$U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U$4:.$U$11];0));&quot;&quot;;INDEX([.$V$23:.$V$79];MATCH([.B183];[.$U$23:.$U$79];0))))">
            <text:p/>
          </table:table-cell>
          <table:table-cell table:formula="of:=IF([.B183]=&quot;&quot;;&quot;&quot;;IF([.B182]&lt;[.$U$4];INDEX([.$V$4:.$V$11];MATCH([.B182];[.$U$4:.$U$11];-1));INDEX([.$V$4:.$V$11];MATCH([.B182];[.$U$4:.$U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U$24:.$U$79];0));&quot;&quot;;IF(INDEX([.$W$24:.$W$79];MATCH([.B183];[.$U$24:.$U$79];0))=&quot;&quot;;&quot;&quot;;&quot;\grace {&quot;&amp;INDEX([.$W$24:.$W$79];MATCH([.B183];[.$U$24:.$U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U$4:.$U$79];[.A184]));&quot;&quot;;SMALL([.$U$4:.$U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U$4:.$U$11];0));&quot;&quot;;INDEX([.$V$23:.$V$79];MATCH([.B184];[.$U$23:.$U$79];0))))">
            <text:p/>
          </table:table-cell>
          <table:table-cell table:formula="of:=IF([.B184]=&quot;&quot;;&quot;&quot;;IF([.B183]&lt;[.$U$4];INDEX([.$V$4:.$V$11];MATCH([.B183];[.$U$4:.$U$11];-1));INDEX([.$V$4:.$V$11];MATCH([.B183];[.$U$4:.$U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U$24:.$U$79];0));&quot;&quot;;IF(INDEX([.$W$24:.$W$79];MATCH([.B184];[.$U$24:.$U$79];0))=&quot;&quot;;&quot;&quot;;&quot;\grace {&quot;&amp;INDEX([.$W$24:.$W$79];MATCH([.B184];[.$U$24:.$U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U$4:.$U$79];[.A185]));&quot;&quot;;SMALL([.$U$4:.$U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U$4:.$U$11];0));&quot;&quot;;INDEX([.$V$23:.$V$79];MATCH([.B185];[.$U$23:.$U$79];0))))">
            <text:p/>
          </table:table-cell>
          <table:table-cell table:formula="of:=IF([.B185]=&quot;&quot;;&quot;&quot;;IF([.B184]&lt;[.$U$4];INDEX([.$V$4:.$V$11];MATCH([.B184];[.$U$4:.$U$11];-1));INDEX([.$V$4:.$V$11];MATCH([.B184];[.$U$4:.$U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U$24:.$U$79];0));&quot;&quot;;IF(INDEX([.$W$24:.$W$79];MATCH([.B185];[.$U$24:.$U$79];0))=&quot;&quot;;&quot;&quot;;&quot;\grace {&quot;&amp;INDEX([.$W$24:.$W$79];MATCH([.B185];[.$U$24:.$U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U$4:.$U$79];[.A186]));&quot;&quot;;SMALL([.$U$4:.$U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U$4:.$U$11];0));&quot;&quot;;INDEX([.$V$23:.$V$79];MATCH([.B186];[.$U$23:.$U$79];0))))">
            <text:p/>
          </table:table-cell>
          <table:table-cell table:formula="of:=IF([.B186]=&quot;&quot;;&quot;&quot;;IF([.B185]&lt;[.$U$4];INDEX([.$V$4:.$V$11];MATCH([.B185];[.$U$4:.$U$11];-1));INDEX([.$V$4:.$V$11];MATCH([.B185];[.$U$4:.$U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U$24:.$U$79];0));&quot;&quot;;IF(INDEX([.$W$24:.$W$79];MATCH([.B186];[.$U$24:.$U$79];0))=&quot;&quot;;&quot;&quot;;&quot;\grace {&quot;&amp;INDEX([.$W$24:.$W$79];MATCH([.B186];[.$U$24:.$U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U$4:.$U$79];[.A187]));&quot;&quot;;SMALL([.$U$4:.$U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U$4:.$U$11];0));&quot;&quot;;INDEX([.$V$23:.$V$79];MATCH([.B187];[.$U$23:.$U$79];0))))">
            <text:p/>
          </table:table-cell>
          <table:table-cell table:formula="of:=IF([.B187]=&quot;&quot;;&quot;&quot;;IF([.B186]&lt;[.$U$4];INDEX([.$V$4:.$V$11];MATCH([.B186];[.$U$4:.$U$11];-1));INDEX([.$V$4:.$V$11];MATCH([.B186];[.$U$4:.$U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U$24:.$U$79];0));&quot;&quot;;IF(INDEX([.$W$24:.$W$79];MATCH([.B187];[.$U$24:.$U$79];0))=&quot;&quot;;&quot;&quot;;&quot;\grace {&quot;&amp;INDEX([.$W$24:.$W$79];MATCH([.B187];[.$U$24:.$U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U$4:.$U$79];[.A188]));&quot;&quot;;SMALL([.$U$4:.$U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U$4:.$U$11];0));&quot;&quot;;INDEX([.$V$23:.$V$79];MATCH([.B188];[.$U$23:.$U$79];0))))">
            <text:p/>
          </table:table-cell>
          <table:table-cell table:formula="of:=IF([.B188]=&quot;&quot;;&quot;&quot;;IF([.B187]&lt;[.$U$4];INDEX([.$V$4:.$V$11];MATCH([.B187];[.$U$4:.$U$11];-1));INDEX([.$V$4:.$V$11];MATCH([.B187];[.$U$4:.$U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U$24:.$U$79];0));&quot;&quot;;IF(INDEX([.$W$24:.$W$79];MATCH([.B188];[.$U$24:.$U$79];0))=&quot;&quot;;&quot;&quot;;&quot;\grace {&quot;&amp;INDEX([.$W$24:.$W$79];MATCH([.B188];[.$U$24:.$U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U$4:.$U$79];[.A189]));&quot;&quot;;SMALL([.$U$4:.$U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U$4:.$U$11];0));&quot;&quot;;INDEX([.$V$23:.$V$79];MATCH([.B189];[.$U$23:.$U$79];0))))">
            <text:p/>
          </table:table-cell>
          <table:table-cell table:formula="of:=IF([.B189]=&quot;&quot;;&quot;&quot;;IF([.B188]&lt;[.$U$4];INDEX([.$V$4:.$V$11];MATCH([.B188];[.$U$4:.$U$11];-1));INDEX([.$V$4:.$V$11];MATCH([.B188];[.$U$4:.$U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U$24:.$U$79];0));&quot;&quot;;IF(INDEX([.$W$24:.$W$79];MATCH([.B189];[.$U$24:.$U$79];0))=&quot;&quot;;&quot;&quot;;&quot;\grace {&quot;&amp;INDEX([.$W$24:.$W$79];MATCH([.B189];[.$U$24:.$U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U$4:.$U$79];[.A190]));&quot;&quot;;SMALL([.$U$4:.$U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U$4:.$U$11];0));&quot;&quot;;INDEX([.$V$23:.$V$79];MATCH([.B190];[.$U$23:.$U$79];0))))">
            <text:p/>
          </table:table-cell>
          <table:table-cell table:formula="of:=IF([.B190]=&quot;&quot;;&quot;&quot;;IF([.B189]&lt;[.$U$4];INDEX([.$V$4:.$V$11];MATCH([.B189];[.$U$4:.$U$11];-1));INDEX([.$V$4:.$V$11];MATCH([.B189];[.$U$4:.$U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U$24:.$U$79];0));&quot;&quot;;IF(INDEX([.$W$24:.$W$79];MATCH([.B190];[.$U$24:.$U$79];0))=&quot;&quot;;&quot;&quot;;&quot;\grace {&quot;&amp;INDEX([.$W$24:.$W$79];MATCH([.B190];[.$U$24:.$U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U$4:.$U$79];[.A191]));&quot;&quot;;SMALL([.$U$4:.$U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U$4:.$U$11];0));&quot;&quot;;INDEX([.$V$23:.$V$79];MATCH([.B191];[.$U$23:.$U$79];0))))">
            <text:p/>
          </table:table-cell>
          <table:table-cell table:formula="of:=IF([.B191]=&quot;&quot;;&quot;&quot;;IF([.B190]&lt;[.$U$4];INDEX([.$V$4:.$V$11];MATCH([.B190];[.$U$4:.$U$11];-1));INDEX([.$V$4:.$V$11];MATCH([.B190];[.$U$4:.$U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U$24:.$U$79];0));&quot;&quot;;IF(INDEX([.$W$24:.$W$79];MATCH([.B191];[.$U$24:.$U$79];0))=&quot;&quot;;&quot;&quot;;&quot;\grace {&quot;&amp;INDEX([.$W$24:.$W$79];MATCH([.B191];[.$U$24:.$U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U$4:.$U$79];[.A192]));&quot;&quot;;SMALL([.$U$4:.$U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U$4:.$U$11];0));&quot;&quot;;INDEX([.$V$23:.$V$79];MATCH([.B192];[.$U$23:.$U$79];0))))">
            <text:p/>
          </table:table-cell>
          <table:table-cell table:formula="of:=IF([.B192]=&quot;&quot;;&quot;&quot;;IF([.B191]&lt;[.$U$4];INDEX([.$V$4:.$V$11];MATCH([.B191];[.$U$4:.$U$11];-1));INDEX([.$V$4:.$V$11];MATCH([.B191];[.$U$4:.$U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U$24:.$U$79];0));&quot;&quot;;IF(INDEX([.$W$24:.$W$79];MATCH([.B192];[.$U$24:.$U$79];0))=&quot;&quot;;&quot;&quot;;&quot;\grace {&quot;&amp;INDEX([.$W$24:.$W$79];MATCH([.B192];[.$U$24:.$U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U$4:.$U$79];[.A193]));&quot;&quot;;SMALL([.$U$4:.$U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U$4:.$U$11];0));&quot;&quot;;INDEX([.$V$23:.$V$79];MATCH([.B193];[.$U$23:.$U$79];0))))">
            <text:p/>
          </table:table-cell>
          <table:table-cell table:formula="of:=IF([.B193]=&quot;&quot;;&quot;&quot;;IF([.B192]&lt;[.$U$4];INDEX([.$V$4:.$V$11];MATCH([.B192];[.$U$4:.$U$11];-1));INDEX([.$V$4:.$V$11];MATCH([.B192];[.$U$4:.$U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U$24:.$U$79];0));&quot;&quot;;IF(INDEX([.$W$24:.$W$79];MATCH([.B193];[.$U$24:.$U$79];0))=&quot;&quot;;&quot;&quot;;&quot;\grace {&quot;&amp;INDEX([.$W$24:.$W$79];MATCH([.B193];[.$U$24:.$U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U$4:.$U$79];[.A194]));&quot;&quot;;SMALL([.$U$4:.$U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U$4:.$U$11];0));&quot;&quot;;INDEX([.$V$23:.$V$79];MATCH([.B194];[.$U$23:.$U$79];0))))">
            <text:p/>
          </table:table-cell>
          <table:table-cell table:formula="of:=IF([.B194]=&quot;&quot;;&quot;&quot;;IF([.B193]&lt;[.$U$4];INDEX([.$V$4:.$V$11];MATCH([.B193];[.$U$4:.$U$11];-1));INDEX([.$V$4:.$V$11];MATCH([.B193];[.$U$4:.$U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U$24:.$U$79];0));&quot;&quot;;IF(INDEX([.$W$24:.$W$79];MATCH([.B194];[.$U$24:.$U$79];0))=&quot;&quot;;&quot;&quot;;&quot;\grace {&quot;&amp;INDEX([.$W$24:.$W$79];MATCH([.B194];[.$U$24:.$U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U$4:.$U$79];[.A195]));&quot;&quot;;SMALL([.$U$4:.$U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U$4:.$U$11];0));&quot;&quot;;INDEX([.$V$23:.$V$79];MATCH([.B195];[.$U$23:.$U$79];0))))">
            <text:p/>
          </table:table-cell>
          <table:table-cell table:formula="of:=IF([.B195]=&quot;&quot;;&quot;&quot;;IF([.B194]&lt;[.$U$4];INDEX([.$V$4:.$V$11];MATCH([.B194];[.$U$4:.$U$11];-1));INDEX([.$V$4:.$V$11];MATCH([.B194];[.$U$4:.$U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U$24:.$U$79];0));&quot;&quot;;IF(INDEX([.$W$24:.$W$79];MATCH([.B195];[.$U$24:.$U$79];0))=&quot;&quot;;&quot;&quot;;&quot;\grace {&quot;&amp;INDEX([.$W$24:.$W$79];MATCH([.B195];[.$U$24:.$U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U$4:.$U$79];[.A196]));&quot;&quot;;SMALL([.$U$4:.$U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U$4:.$U$11];0));&quot;&quot;;INDEX([.$V$23:.$V$79];MATCH([.B196];[.$U$23:.$U$79];0))))">
            <text:p/>
          </table:table-cell>
          <table:table-cell table:formula="of:=IF([.B196]=&quot;&quot;;&quot;&quot;;IF([.B195]&lt;[.$U$4];INDEX([.$V$4:.$V$11];MATCH([.B195];[.$U$4:.$U$11];-1));INDEX([.$V$4:.$V$11];MATCH([.B195];[.$U$4:.$U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U$24:.$U$79];0));&quot;&quot;;IF(INDEX([.$W$24:.$W$79];MATCH([.B196];[.$U$24:.$U$79];0))=&quot;&quot;;&quot;&quot;;&quot;\grace {&quot;&amp;INDEX([.$W$24:.$W$79];MATCH([.B196];[.$U$24:.$U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U$4:.$U$79];[.A197]));&quot;&quot;;SMALL([.$U$4:.$U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U$4:.$U$11];0));&quot;&quot;;INDEX([.$V$23:.$V$79];MATCH([.B197];[.$U$23:.$U$79];0))))">
            <text:p/>
          </table:table-cell>
          <table:table-cell table:formula="of:=IF([.B197]=&quot;&quot;;&quot;&quot;;IF([.B196]&lt;[.$U$4];INDEX([.$V$4:.$V$11];MATCH([.B196];[.$U$4:.$U$11];-1));INDEX([.$V$4:.$V$11];MATCH([.B196];[.$U$4:.$U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U$24:.$U$79];0));&quot;&quot;;IF(INDEX([.$W$24:.$W$79];MATCH([.B197];[.$U$24:.$U$79];0))=&quot;&quot;;&quot;&quot;;&quot;\grace {&quot;&amp;INDEX([.$W$24:.$W$79];MATCH([.B197];[.$U$24:.$U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U$4:.$U$79];[.A198]));&quot;&quot;;SMALL([.$U$4:.$U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U$4:.$U$11];0));&quot;&quot;;INDEX([.$V$23:.$V$79];MATCH([.B198];[.$U$23:.$U$79];0))))">
            <text:p/>
          </table:table-cell>
          <table:table-cell table:formula="of:=IF([.B198]=&quot;&quot;;&quot;&quot;;IF([.B197]&lt;[.$U$4];INDEX([.$V$4:.$V$11];MATCH([.B197];[.$U$4:.$U$11];-1));INDEX([.$V$4:.$V$11];MATCH([.B197];[.$U$4:.$U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U$24:.$U$79];0));&quot;&quot;;IF(INDEX([.$W$24:.$W$79];MATCH([.B198];[.$U$24:.$U$79];0))=&quot;&quot;;&quot;&quot;;&quot;\grace {&quot;&amp;INDEX([.$W$24:.$W$79];MATCH([.B198];[.$U$24:.$U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U$4:.$U$79];[.A199]));&quot;&quot;;SMALL([.$U$4:.$U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U$4:.$U$11];0));&quot;&quot;;INDEX([.$V$23:.$V$79];MATCH([.B199];[.$U$23:.$U$79];0))))">
            <text:p/>
          </table:table-cell>
          <table:table-cell table:formula="of:=IF([.B199]=&quot;&quot;;&quot;&quot;;IF([.B198]&lt;[.$U$4];INDEX([.$V$4:.$V$11];MATCH([.B198];[.$U$4:.$U$11];-1));INDEX([.$V$4:.$V$11];MATCH([.B198];[.$U$4:.$U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U$24:.$U$79];0));&quot;&quot;;IF(INDEX([.$W$24:.$W$79];MATCH([.B199];[.$U$24:.$U$79];0))=&quot;&quot;;&quot;&quot;;&quot;\grace {&quot;&amp;INDEX([.$W$24:.$W$79];MATCH([.B199];[.$U$24:.$U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U$4:.$U$79];[.A200]));&quot;&quot;;SMALL([.$U$4:.$U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U$4:.$U$11];0));&quot;&quot;;INDEX([.$V$23:.$V$79];MATCH([.B200];[.$U$23:.$U$79];0))))">
            <text:p/>
          </table:table-cell>
          <table:table-cell table:formula="of:=IF([.B200]=&quot;&quot;;&quot;&quot;;IF([.B199]&lt;[.$U$4];INDEX([.$V$4:.$V$11];MATCH([.B199];[.$U$4:.$U$11];-1));INDEX([.$V$4:.$V$11];MATCH([.B199];[.$U$4:.$U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U$24:.$U$79];0));&quot;&quot;;IF(INDEX([.$W$24:.$W$79];MATCH([.B200];[.$U$24:.$U$79];0))=&quot;&quot;;&quot;&quot;;&quot;\grace {&quot;&amp;INDEX([.$W$24:.$W$79];MATCH([.B200];[.$U$24:.$U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U$4:.$U$79];[.A201]));&quot;&quot;;SMALL([.$U$4:.$U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U$4:.$U$11];0));&quot;&quot;;INDEX([.$V$23:.$V$79];MATCH([.B201];[.$U$23:.$U$79];0))))">
            <text:p/>
          </table:table-cell>
          <table:table-cell table:formula="of:=IF([.B201]=&quot;&quot;;&quot;&quot;;IF([.B200]&lt;[.$U$4];INDEX([.$V$4:.$V$11];MATCH([.B200];[.$U$4:.$U$11];-1));INDEX([.$V$4:.$V$11];MATCH([.B200];[.$U$4:.$U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U$24:.$U$79];0));&quot;&quot;;IF(INDEX([.$W$24:.$W$79];MATCH([.B201];[.$U$24:.$U$79];0))=&quot;&quot;;&quot;&quot;;&quot;\grace {&quot;&amp;INDEX([.$W$24:.$W$79];MATCH([.B201];[.$U$24:.$U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89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ViolinIMvtIV = {" calcext:value-type="string">
            <text:p>formatViolinIMvtIV = {</text:p>
          </table:table-cell>
          <table:table-cell table:number-columns-repeated="89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Y$4:.$Y$79];[.A206]));&quot;&quot;;SMALL([.$Y$4:.$Y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89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Y$4:.$Y$79];[.A207]));&quot;&quot;;SMALL([.$Y$4:.$Y$79];[.A207]))" office:value-type="float" office:value="1" calcext:value-type="float">
            <text:p>1</text:p>
          </table:table-cell>
          <table:table-cell table:formula="of:=IF([.B207]=&quot;&quot;;&quot;&quot;;IF(OR([.D206]=&quot;pb&quot;;[.D206]=&quot;b&quot;;[.D206]=&quot;&quot;);[.B207]-[.B206];[.B207]-[.B206]-1))" office:value-type="float" office:value="1" calcext:value-type="float">
            <text:p>1</text:p>
          </table:table-cell>
          <table:table-cell table:formula="of:=IF([.B207]=&quot;&quot;;&quot;&quot;;IF(ISNUMBER(MATCH([.B207];[.$Y$4:.$Y$11];0));&quot;&quot;;INDEX([.$Z$23:.$Z$79];MATCH([.B207];[.$Y$23:.$Y$79];0))))">
            <text:p/>
          </table:table-cell>
          <table:table-cell table:formula="of:=IF([.B207]=&quot;&quot;;&quot;&quot;;IF([.B206]&lt;[.$Y$4];INDEX([.$Z$4:.$Z$11];MATCH([.B206];[.$Y$4:.$Y$11];-1));INDEX([.$Z$4:.$Z$11];MATCH([.B206];[.$Y$4:.$Y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89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Y$4:.$Y$79];[.A208]));&quot;&quot;;SMALL([.$Y$4:.$Y$79];[.A208]))" office:value-type="float" office:value="11" calcext:value-type="float">
            <text:p>11</text:p>
          </table:table-cell>
          <table:table-cell table:formula="of:=IF([.B208]=&quot;&quot;;&quot;&quot;;IF(OR([.D207]=&quot;pb&quot;;[.D207]=&quot;b&quot;;[.D207]=&quot;&quot;);[.B208]-[.B207];[.B208]-[.B207]-1))" office:value-type="float" office:value="10" calcext:value-type="float">
            <text:p>10</text:p>
          </table:table-cell>
          <table:table-cell table:formula="of:=IF([.B208]=&quot;&quot;;&quot;&quot;;IF(ISNUMBER(MATCH([.B208];[.$Y$4:.$Y$11];0));&quot;&quot;;INDEX([.$Z$23:.$Z$79];MATCH([.B208];[.$Y$23:.$Y$79];0))))" office:value-type="string" office:string-value="b" calcext:value-type="string">
            <text:p>b</text:p>
          </table:table-cell>
          <table:table-cell table:formula="of:=IF([.B208]=&quot;&quot;;&quot;&quot;;IF([.B207]&lt;[.$Y$4];INDEX([.$Z$4:.$Z$11];MATCH([.B207];[.$Y$4:.$Y$11];-1));INDEX([.$Z$4:.$Z$11];MATCH([.B207];[.$Y$4:.$Y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&quot;&quot;))" office:value-type="string" office:string-value="\break" calcext:value-type="string">
            <text:p>\break</text:p>
          </table:table-cell>
          <table:table-cell table:formula="of:=IF(ISERROR(MATCH([.B208];[.$Y$24:.$Y$79];0));&quot;&quot;;IF(INDEX([.$AA$24:.$AA$79];MATCH([.B208];[.$Y$24:.$Y$79];0))=&quot;&quot;;&quot;&quot;;&quot;\grace {&quot;&amp;INDEX([.$AA$24:.$AA$79];MATCH([.B208];[.$Y$24:.$Y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A23];&quot;s&quot;;&quot;&quot;)&amp;&quot; &quot;&amp;[.AA23]&amp;&quot; &quot;;&quot;&quot;)&amp;IF([.C208]=0;&quot; &quot;&amp;[.F208];[.E208]&amp;&quot;*&quot;&amp;[.C208]&amp;&quot; &quot;&amp;[.F208]&amp;&quot; &quot;&amp;[.G208]);&quot;&quot;))" office:value-type="string" office:string-value="s2*10 \break " calcext:value-type="string">
            <text:p>s2*10 \break </text:p>
          </table:table-cell>
          <table:table-cell table:number-columns-repeated="89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Y$4:.$Y$79];[.A209]));&quot;&quot;;SMALL([.$Y$4:.$Y$79];[.A209]))" office:value-type="float" office:value="19" calcext:value-type="float">
            <text:p>19</text:p>
          </table:table-cell>
          <table:table-cell table:formula="of:=IF([.B209]=&quot;&quot;;&quot;&quot;;IF(OR([.D208]=&quot;pb&quot;;[.D208]=&quot;b&quot;;[.D208]=&quot;&quot;);[.B209]-[.B208];[.B209]-[.B208]-1))" office:value-type="float" office:value="8" calcext:value-type="float">
            <text:p>8</text:p>
          </table:table-cell>
          <table:table-cell table:formula="of:=IF([.B209]=&quot;&quot;;&quot;&quot;;IF(ISNUMBER(MATCH([.B209];[.$Y$4:.$Y$11];0));&quot;&quot;;INDEX([.$Z$23:.$Z$79];MATCH([.B209];[.$Y$23:.$Y$79];0))))" office:value-type="string" office:string-value="b" calcext:value-type="string">
            <text:p>b</text:p>
          </table:table-cell>
          <table:table-cell table:formula="of:=IF([.B209]=&quot;&quot;;&quot;&quot;;IF([.B208]&lt;[.$Y$4];INDEX([.$Z$4:.$Z$11];MATCH([.B208];[.$Y$4:.$Y$11];-1));INDEX([.$Z$4:.$Z$11];MATCH([.B208];[.$Y$4:.$Y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&quot;&quot;))" office:value-type="string" office:string-value="\break" calcext:value-type="string">
            <text:p>\break</text:p>
          </table:table-cell>
          <table:table-cell table:formula="of:=IF(ISERROR(MATCH([.B209];[.$Y$24:.$Y$79];0));&quot;&quot;;IF(INDEX([.$AA$24:.$AA$79];MATCH([.B209];[.$Y$24:.$Y$79];0))=&quot;&quot;;&quot;&quot;;&quot;\grace {&quot;&amp;INDEX([.$AA$24:.$AA$79];MATCH([.B209];[.$Y$24:.$Y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Y$4:.$Y$79];[.A210]));&quot;&quot;;SMALL([.$Y$4:.$Y$79];[.A210]))" office:value-type="float" office:value="29" calcext:value-type="float">
            <text:p>29</text:p>
          </table:table-cell>
          <table:table-cell table:formula="of:=IF([.B210]=&quot;&quot;;&quot;&quot;;IF(OR([.D209]=&quot;pb&quot;;[.D209]=&quot;b&quot;;[.D209]=&quot;&quot;);[.B210]-[.B209];[.B210]-[.B209]-1))" office:value-type="float" office:value="10" calcext:value-type="float">
            <text:p>10</text:p>
          </table:table-cell>
          <table:table-cell table:formula="of:=IF([.B210]=&quot;&quot;;&quot;&quot;;IF(ISNUMBER(MATCH([.B210];[.$Y$4:.$Y$11];0));&quot;&quot;;INDEX([.$Z$23:.$Z$79];MATCH([.B210];[.$Y$23:.$Y$79];0))))" office:value-type="string" office:string-value="b" calcext:value-type="string">
            <text:p>b</text:p>
          </table:table-cell>
          <table:table-cell table:formula="of:=IF([.B210]=&quot;&quot;;&quot;&quot;;IF([.B209]&lt;[.$Y$4];INDEX([.$Z$4:.$Z$11];MATCH([.B209];[.$Y$4:.$Y$11];-1));INDEX([.$Z$4:.$Z$11];MATCH([.B209];[.$Y$4:.$Y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&quot;&quot;))" office:value-type="string" office:string-value="\break" calcext:value-type="string">
            <text:p>\break</text:p>
          </table:table-cell>
          <table:table-cell table:formula="of:=IF(ISERROR(MATCH([.B210];[.$Y$24:.$Y$79];0));&quot;&quot;;IF(INDEX([.$AA$24:.$AA$79];MATCH([.B210];[.$Y$24:.$Y$79];0))=&quot;&quot;;&quot;&quot;;&quot;\grace {&quot;&amp;INDEX([.$AA$24:.$AA$79];MATCH([.B210];[.$Y$24:.$Y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number-columns-repeated="89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Y$4:.$Y$79];[.A211]));&quot;&quot;;SMALL([.$Y$4:.$Y$79];[.A211]))" office:value-type="float" office:value="38" calcext:value-type="float">
            <text:p>38</text:p>
          </table:table-cell>
          <table:table-cell table:formula="of:=IF([.B211]=&quot;&quot;;&quot;&quot;;IF(OR([.D210]=&quot;pb&quot;;[.D210]=&quot;b&quot;;[.D210]=&quot;&quot;);[.B211]-[.B210];[.B211]-[.B210]-1))" office:value-type="float" office:value="9" calcext:value-type="float">
            <text:p>9</text:p>
          </table:table-cell>
          <table:table-cell table:formula="of:=IF([.B211]=&quot;&quot;;&quot;&quot;;IF(ISNUMBER(MATCH([.B211];[.$Y$4:.$Y$11];0));&quot;&quot;;INDEX([.$Z$23:.$Z$79];MATCH([.B211];[.$Y$23:.$Y$79];0))))" office:value-type="string" office:string-value="b" calcext:value-type="string">
            <text:p>b</text:p>
          </table:table-cell>
          <table:table-cell table:formula="of:=IF([.B211]=&quot;&quot;;&quot;&quot;;IF([.B210]&lt;[.$Y$4];INDEX([.$Z$4:.$Z$11];MATCH([.B210];[.$Y$4:.$Y$11];-1));INDEX([.$Z$4:.$Z$11];MATCH([.B210];[.$Y$4:.$Y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&quot;&quot;))" office:value-type="string" office:string-value="\break" calcext:value-type="string">
            <text:p>\break</text:p>
          </table:table-cell>
          <table:table-cell table:formula="of:=IF(ISERROR(MATCH([.B211];[.$Y$24:.$Y$79];0));&quot;&quot;;IF(INDEX([.$AA$24:.$AA$79];MATCH([.B211];[.$Y$24:.$Y$79];0))=&quot;&quot;;&quot;&quot;;&quot;\grace {&quot;&amp;INDEX([.$AA$24:.$AA$79];MATCH([.B211];[.$Y$24:.$Y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Y$4:.$Y$79];[.A212]));&quot;&quot;;SMALL([.$Y$4:.$Y$79];[.A212]))" office:value-type="float" office:value="46" calcext:value-type="float">
            <text:p>46</text:p>
          </table:table-cell>
          <table:table-cell table:formula="of:=IF([.B212]=&quot;&quot;;&quot;&quot;;IF(OR([.D211]=&quot;pb&quot;;[.D211]=&quot;b&quot;;[.D211]=&quot;&quot;);[.B212]-[.B211];[.B212]-[.B211]-1))" office:value-type="float" office:value="8" calcext:value-type="float">
            <text:p>8</text:p>
          </table:table-cell>
          <table:table-cell table:formula="of:=IF([.B212]=&quot;&quot;;&quot;&quot;;IF(ISNUMBER(MATCH([.B212];[.$Y$4:.$Y$11];0));&quot;&quot;;INDEX([.$Z$23:.$Z$79];MATCH([.B212];[.$Y$23:.$Y$79];0))))" office:value-type="string" office:string-value="b" calcext:value-type="string">
            <text:p>b</text:p>
          </table:table-cell>
          <table:table-cell table:formula="of:=IF([.B212]=&quot;&quot;;&quot;&quot;;IF([.B211]&lt;[.$Y$4];INDEX([.$Z$4:.$Z$11];MATCH([.B211];[.$Y$4:.$Y$11];-1));INDEX([.$Z$4:.$Z$11];MATCH([.B211];[.$Y$4:.$Y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&quot;&quot;))" office:value-type="string" office:string-value="\break" calcext:value-type="string">
            <text:p>\break</text:p>
          </table:table-cell>
          <table:table-cell table:formula="of:=IF(ISERROR(MATCH([.B212];[.$Y$24:.$Y$79];0));&quot;&quot;;IF(INDEX([.$AA$24:.$AA$79];MATCH([.B212];[.$Y$24:.$Y$79];0))=&quot;&quot;;&quot;&quot;;&quot;\grace {&quot;&amp;INDEX([.$AA$24:.$AA$79];MATCH([.B212];[.$Y$24:.$Y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Y$4:.$Y$79];[.A213]));&quot;&quot;;SMALL([.$Y$4:.$Y$79];[.A213]))" office:value-type="float" office:value="54" calcext:value-type="float">
            <text:p>54</text:p>
          </table:table-cell>
          <table:table-cell table:formula="of:=IF([.B213]=&quot;&quot;;&quot;&quot;;IF(OR([.D212]=&quot;pb&quot;;[.D212]=&quot;b&quot;;[.D212]=&quot;&quot;);[.B213]-[.B212];[.B213]-[.B212]-1))" office:value-type="float" office:value="8" calcext:value-type="float">
            <text:p>8</text:p>
          </table:table-cell>
          <table:table-cell table:formula="of:=IF([.B213]=&quot;&quot;;&quot;&quot;;IF(ISNUMBER(MATCH([.B213];[.$Y$4:.$Y$11];0));&quot;&quot;;INDEX([.$Z$23:.$Z$79];MATCH([.B213];[.$Y$23:.$Y$79];0))))" office:value-type="string" office:string-value="b" calcext:value-type="string">
            <text:p>b</text:p>
          </table:table-cell>
          <table:table-cell table:formula="of:=IF([.B213]=&quot;&quot;;&quot;&quot;;IF([.B212]&lt;[.$Y$4];INDEX([.$Z$4:.$Z$11];MATCH([.B212];[.$Y$4:.$Y$11];-1));INDEX([.$Z$4:.$Z$11];MATCH([.B212];[.$Y$4:.$Y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&quot;&quot;))" office:value-type="string" office:string-value="\break" calcext:value-type="string">
            <text:p>\break</text:p>
          </table:table-cell>
          <table:table-cell table:formula="of:=IF(ISERROR(MATCH([.B213];[.$Y$24:.$Y$79];0));&quot;&quot;;IF(INDEX([.$AA$24:.$AA$79];MATCH([.B213];[.$Y$24:.$Y$79];0))=&quot;&quot;;&quot;&quot;;&quot;\grace {&quot;&amp;INDEX([.$AA$24:.$AA$79];MATCH([.B213];[.$Y$24:.$Y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Y$4:.$Y$79];[.A214]));&quot;&quot;;SMALL([.$Y$4:.$Y$79];[.A214]))" office:value-type="float" office:value="62" calcext:value-type="float">
            <text:p>62</text:p>
          </table:table-cell>
          <table:table-cell table:formula="of:=IF([.B214]=&quot;&quot;;&quot;&quot;;IF(OR([.D213]=&quot;pb&quot;;[.D213]=&quot;b&quot;;[.D213]=&quot;&quot;);[.B214]-[.B213];[.B214]-[.B213]-1))" office:value-type="float" office:value="8" calcext:value-type="float">
            <text:p>8</text:p>
          </table:table-cell>
          <table:table-cell table:formula="of:=IF([.B214]=&quot;&quot;;&quot;&quot;;IF(ISNUMBER(MATCH([.B214];[.$Y$4:.$Y$11];0));&quot;&quot;;INDEX([.$Z$23:.$Z$79];MATCH([.B214];[.$Y$23:.$Y$79];0))))" office:value-type="string" office:string-value="b" calcext:value-type="string">
            <text:p>b</text:p>
          </table:table-cell>
          <table:table-cell table:formula="of:=IF([.B214]=&quot;&quot;;&quot;&quot;;IF([.B213]&lt;[.$Y$4];INDEX([.$Z$4:.$Z$11];MATCH([.B213];[.$Y$4:.$Y$11];-1));INDEX([.$Z$4:.$Z$11];MATCH([.B213];[.$Y$4:.$Y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&quot;&quot;))" office:value-type="string" office:string-value="\break" calcext:value-type="string">
            <text:p>\break</text:p>
          </table:table-cell>
          <table:table-cell table:formula="of:=IF(ISERROR(MATCH([.B214];[.$Y$24:.$Y$79];0));&quot;&quot;;IF(INDEX([.$AA$24:.$AA$79];MATCH([.B214];[.$Y$24:.$Y$79];0))=&quot;&quot;;&quot;&quot;;&quot;\grace {&quot;&amp;INDEX([.$AA$24:.$AA$79];MATCH([.B214];[.$Y$24:.$Y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Y$4:.$Y$79];[.A215]));&quot;&quot;;SMALL([.$Y$4:.$Y$79];[.A215]))" office:value-type="float" office:value="70" calcext:value-type="float">
            <text:p>70</text:p>
          </table:table-cell>
          <table:table-cell table:formula="of:=IF([.B215]=&quot;&quot;;&quot;&quot;;IF(OR([.D214]=&quot;pb&quot;;[.D214]=&quot;b&quot;;[.D214]=&quot;&quot;);[.B215]-[.B214];[.B215]-[.B214]-1))" office:value-type="float" office:value="8" calcext:value-type="float">
            <text:p>8</text:p>
          </table:table-cell>
          <table:table-cell table:formula="of:=IF([.B215]=&quot;&quot;;&quot;&quot;;IF(ISNUMBER(MATCH([.B215];[.$Y$4:.$Y$11];0));&quot;&quot;;INDEX([.$Z$23:.$Z$79];MATCH([.B215];[.$Y$23:.$Y$79];0))))" office:value-type="string" office:string-value="b" calcext:value-type="string">
            <text:p>b</text:p>
          </table:table-cell>
          <table:table-cell table:formula="of:=IF([.B215]=&quot;&quot;;&quot;&quot;;IF([.B214]&lt;[.$Y$4];INDEX([.$Z$4:.$Z$11];MATCH([.B214];[.$Y$4:.$Y$11];-1));INDEX([.$Z$4:.$Z$11];MATCH([.B214];[.$Y$4:.$Y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&quot;&quot;))" office:value-type="string" office:string-value="\break" calcext:value-type="string">
            <text:p>\break</text:p>
          </table:table-cell>
          <table:table-cell table:formula="of:=IF(ISERROR(MATCH([.B215];[.$Y$24:.$Y$79];0));&quot;&quot;;IF(INDEX([.$AA$24:.$AA$79];MATCH([.B215];[.$Y$24:.$Y$79];0))=&quot;&quot;;&quot;&quot;;&quot;\grace {&quot;&amp;INDEX([.$AA$24:.$AA$79];MATCH([.B215];[.$Y$24:.$Y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Y$4:.$Y$79];[.A216]));&quot;&quot;;SMALL([.$Y$4:.$Y$79];[.A216]))" office:value-type="float" office:value="79" calcext:value-type="float">
            <text:p>79</text:p>
          </table:table-cell>
          <table:table-cell table:formula="of:=IF([.B216]=&quot;&quot;;&quot;&quot;;IF(OR([.D215]=&quot;pb&quot;;[.D215]=&quot;b&quot;;[.D215]=&quot;&quot;);[.B216]-[.B215];[.B216]-[.B215]-1))" office:value-type="float" office:value="9" calcext:value-type="float">
            <text:p>9</text:p>
          </table:table-cell>
          <table:table-cell table:formula="of:=IF([.B216]=&quot;&quot;;&quot;&quot;;IF(ISNUMBER(MATCH([.B216];[.$Y$4:.$Y$11];0));&quot;&quot;;INDEX([.$Z$23:.$Z$79];MATCH([.B216];[.$Y$23:.$Y$79];0))))" office:value-type="string" office:string-value="b" calcext:value-type="string">
            <text:p>b</text:p>
          </table:table-cell>
          <table:table-cell table:formula="of:=IF([.B216]=&quot;&quot;;&quot;&quot;;IF([.B215]&lt;[.$Y$4];INDEX([.$Z$4:.$Z$11];MATCH([.B215];[.$Y$4:.$Y$11];-1));INDEX([.$Z$4:.$Z$11];MATCH([.B215];[.$Y$4:.$Y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&quot;&quot;))" office:value-type="string" office:string-value="\break" calcext:value-type="string">
            <text:p>\break</text:p>
          </table:table-cell>
          <table:table-cell table:formula="of:=IF(ISERROR(MATCH([.B216];[.$Y$24:.$Y$79];0));&quot;&quot;;IF(INDEX([.$AA$24:.$AA$79];MATCH([.B216];[.$Y$24:.$Y$79];0))=&quot;&quot;;&quot;&quot;;&quot;\grace {&quot;&amp;INDEX([.$AA$24:.$AA$79];MATCH([.B216];[.$Y$24:.$Y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Y$4:.$Y$79];[.A217]));&quot;&quot;;SMALL([.$Y$4:.$Y$79];[.A217]))" office:value-type="float" office:value="88" calcext:value-type="float">
            <text:p>88</text:p>
          </table:table-cell>
          <table:table-cell table:formula="of:=IF([.B217]=&quot;&quot;;&quot;&quot;;IF(OR([.D216]=&quot;pb&quot;;[.D216]=&quot;b&quot;;[.D216]=&quot;&quot;);[.B217]-[.B216];[.B217]-[.B216]-1))" office:value-type="float" office:value="9" calcext:value-type="float">
            <text:p>9</text:p>
          </table:table-cell>
          <table:table-cell table:formula="of:=IF([.B217]=&quot;&quot;;&quot;&quot;;IF(ISNUMBER(MATCH([.B217];[.$Y$4:.$Y$11];0));&quot;&quot;;INDEX([.$Z$23:.$Z$79];MATCH([.B217];[.$Y$23:.$Y$79];0))))" office:value-type="string" office:string-value="b" calcext:value-type="string">
            <text:p>b</text:p>
          </table:table-cell>
          <table:table-cell table:formula="of:=IF([.B217]=&quot;&quot;;&quot;&quot;;IF([.B216]&lt;[.$Y$4];INDEX([.$Z$4:.$Z$11];MATCH([.B216];[.$Y$4:.$Y$11];-1));INDEX([.$Z$4:.$Z$11];MATCH([.B216];[.$Y$4:.$Y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&quot;&quot;))" office:value-type="string" office:string-value="\break" calcext:value-type="string">
            <text:p>\break</text:p>
          </table:table-cell>
          <table:table-cell table:formula="of:=IF(ISERROR(MATCH([.B217];[.$Y$24:.$Y$79];0));&quot;&quot;;IF(INDEX([.$AA$24:.$AA$79];MATCH([.B217];[.$Y$24:.$Y$79];0))=&quot;&quot;;&quot;&quot;;&quot;\grace {&quot;&amp;INDEX([.$AA$24:.$AA$79];MATCH([.B217];[.$Y$24:.$Y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Y$4:.$Y$79];[.A218]));&quot;&quot;;SMALL([.$Y$4:.$Y$79];[.A218]))" office:value-type="float" office:value="97" calcext:value-type="float">
            <text:p>97</text:p>
          </table:table-cell>
          <table:table-cell table:formula="of:=IF([.B218]=&quot;&quot;;&quot;&quot;;IF(OR([.D217]=&quot;pb&quot;;[.D217]=&quot;b&quot;;[.D217]=&quot;&quot;);[.B218]-[.B217];[.B218]-[.B217]-1))" office:value-type="float" office:value="9" calcext:value-type="float">
            <text:p>9</text:p>
          </table:table-cell>
          <table:table-cell table:formula="of:=IF([.B218]=&quot;&quot;;&quot;&quot;;IF(ISNUMBER(MATCH([.B218];[.$Y$4:.$Y$11];0));&quot;&quot;;INDEX([.$Z$23:.$Z$79];MATCH([.B218];[.$Y$23:.$Y$79];0))))" office:value-type="string" office:string-value="pb" calcext:value-type="string">
            <text:p>pb</text:p>
          </table:table-cell>
          <table:table-cell table:formula="of:=IF([.B218]=&quot;&quot;;&quot;&quot;;IF([.B217]&lt;[.$Y$4];INDEX([.$Z$4:.$Z$11];MATCH([.B217];[.$Y$4:.$Y$11];-1));INDEX([.$Z$4:.$Z$11];MATCH([.B217];[.$Y$4:.$Y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18];[.$Y$24:.$Y$79];0));&quot;&quot;;IF(INDEX([.$AA$24:.$AA$79];MATCH([.B218];[.$Y$24:.$Y$79];0))=&quot;&quot;;&quot;&quot;;&quot;\grace {&quot;&amp;INDEX([.$AA$24:.$AA$79];MATCH([.B218];[.$Y$24:.$Y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 office:value-type="string" office:string-value="s2*9 \pageBreak " calcext:value-type="string">
            <text:p>s2*9 \pageBreak </text:p>
          </table:table-cell>
          <table:table-cell table:number-columns-repeated="89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Y$4:.$Y$79];[.A219]));&quot;&quot;;SMALL([.$Y$4:.$Y$79];[.A219]))" office:value-type="float" office:value="104" calcext:value-type="float">
            <text:p>104</text:p>
          </table:table-cell>
          <table:table-cell table:formula="of:=IF([.B219]=&quot;&quot;;&quot;&quot;;IF(OR([.D218]=&quot;pb&quot;;[.D218]=&quot;b&quot;;[.D218]=&quot;&quot;);[.B219]-[.B218];[.B219]-[.B218]-1))" office:value-type="float" office:value="7" calcext:value-type="float">
            <text:p>7</text:p>
          </table:table-cell>
          <table:table-cell table:formula="of:=IF([.B219]=&quot;&quot;;&quot;&quot;;IF(ISNUMBER(MATCH([.B219];[.$Y$4:.$Y$11];0));&quot;&quot;;INDEX([.$Z$23:.$Z$79];MATCH([.B219];[.$Y$23:.$Y$79];0))))" office:value-type="string" office:string-value="b" calcext:value-type="string">
            <text:p>b</text:p>
          </table:table-cell>
          <table:table-cell table:formula="of:=IF([.B219]=&quot;&quot;;&quot;&quot;;IF([.B218]&lt;[.$Y$4];INDEX([.$Z$4:.$Z$11];MATCH([.B218];[.$Y$4:.$Y$11];-1));INDEX([.$Z$4:.$Z$11];MATCH([.B218];[.$Y$4:.$Y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&quot;&quot;))" office:value-type="string" office:string-value="\break" calcext:value-type="string">
            <text:p>\break</text:p>
          </table:table-cell>
          <table:table-cell table:formula="of:=IF(ISERROR(MATCH([.B219];[.$Y$24:.$Y$79];0));&quot;&quot;;IF(INDEX([.$AA$24:.$AA$79];MATCH([.B219];[.$Y$24:.$Y$79];0))=&quot;&quot;;&quot;&quot;;&quot;\grace {&quot;&amp;INDEX([.$AA$24:.$AA$79];MATCH([.B219];[.$Y$24:.$Y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Y$4:.$Y$79];[.A220]));&quot;&quot;;SMALL([.$Y$4:.$Y$79];[.A220]))" office:value-type="float" office:value="112" calcext:value-type="float">
            <text:p>112</text:p>
          </table:table-cell>
          <table:table-cell table:formula="of:=IF([.B220]=&quot;&quot;;&quot;&quot;;IF(OR([.D219]=&quot;pb&quot;;[.D219]=&quot;b&quot;;[.D219]=&quot;&quot;);[.B220]-[.B219];[.B220]-[.B219]-1))" office:value-type="float" office:value="8" calcext:value-type="float">
            <text:p>8</text:p>
          </table:table-cell>
          <table:table-cell table:formula="of:=IF([.B220]=&quot;&quot;;&quot;&quot;;IF(ISNUMBER(MATCH([.B220];[.$Y$4:.$Y$11];0));&quot;&quot;;INDEX([.$Z$23:.$Z$79];MATCH([.B220];[.$Y$23:.$Y$79];0))))" office:value-type="string" office:string-value="b" calcext:value-type="string">
            <text:p>b</text:p>
          </table:table-cell>
          <table:table-cell table:formula="of:=IF([.B220]=&quot;&quot;;&quot;&quot;;IF([.B219]&lt;[.$Y$4];INDEX([.$Z$4:.$Z$11];MATCH([.B219];[.$Y$4:.$Y$11];-1));INDEX([.$Z$4:.$Z$11];MATCH([.B219];[.$Y$4:.$Y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&quot;&quot;))" office:value-type="string" office:string-value="\break" calcext:value-type="string">
            <text:p>\break</text:p>
          </table:table-cell>
          <table:table-cell table:formula="of:=IF(ISERROR(MATCH([.B220];[.$Y$24:.$Y$79];0));&quot;&quot;;IF(INDEX([.$AA$24:.$AA$79];MATCH([.B220];[.$Y$24:.$Y$79];0))=&quot;&quot;;&quot;&quot;;&quot;\grace {&quot;&amp;INDEX([.$AA$24:.$AA$79];MATCH([.B220];[.$Y$24:.$Y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Y$4:.$Y$79];[.A221]));&quot;&quot;;SMALL([.$Y$4:.$Y$79];[.A221]))" office:value-type="float" office:value="118" calcext:value-type="float">
            <text:p>118</text:p>
          </table:table-cell>
          <table:table-cell table:formula="of:=IF([.B221]=&quot;&quot;;&quot;&quot;;IF(OR([.D220]=&quot;pb&quot;;[.D220]=&quot;b&quot;;[.D220]=&quot;&quot;);[.B221]-[.B220];[.B221]-[.B220]-1))" office:value-type="float" office:value="6" calcext:value-type="float">
            <text:p>6</text:p>
          </table:table-cell>
          <table:table-cell table:formula="of:=IF([.B221]=&quot;&quot;;&quot;&quot;;IF(ISNUMBER(MATCH([.B221];[.$Y$4:.$Y$11];0));&quot;&quot;;INDEX([.$Z$23:.$Z$79];MATCH([.B221];[.$Y$23:.$Y$79];0))))" office:value-type="string" office:string-value="b" calcext:value-type="string">
            <text:p>b</text:p>
          </table:table-cell>
          <table:table-cell table:formula="of:=IF([.B221]=&quot;&quot;;&quot;&quot;;IF([.B220]&lt;[.$Y$4];INDEX([.$Z$4:.$Z$11];MATCH([.B220];[.$Y$4:.$Y$11];-1));INDEX([.$Z$4:.$Z$11];MATCH([.B220];[.$Y$4:.$Y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&quot;&quot;))" office:value-type="string" office:string-value="\break" calcext:value-type="string">
            <text:p>\break</text:p>
          </table:table-cell>
          <table:table-cell table:formula="of:=IF(ISERROR(MATCH([.B221];[.$Y$24:.$Y$79];0));&quot;&quot;;IF(INDEX([.$AA$24:.$AA$79];MATCH([.B221];[.$Y$24:.$Y$79];0))=&quot;&quot;;&quot;&quot;;&quot;\grace {&quot;&amp;INDEX([.$AA$24:.$AA$79];MATCH([.B221];[.$Y$24:.$Y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number-columns-repeated="89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OR(SMALL([.$Y$4:.$Y$79];[.A222]));&quot;&quot;;SMALL([.$Y$4:.$Y$79];[.A222]))" office:value-type="float" office:value="128" calcext:value-type="float">
            <text:p>128</text:p>
          </table:table-cell>
          <table:table-cell table:formula="of:=IF([.B222]=&quot;&quot;;&quot;&quot;;IF(OR([.D221]=&quot;pb&quot;;[.D221]=&quot;b&quot;;[.D221]=&quot;&quot;);[.B222]-[.B221];[.B222]-[.B221]-1))" office:value-type="float" office:value="10" calcext:value-type="float">
            <text:p>10</text:p>
          </table:table-cell>
          <table:table-cell table:formula="of:=IF([.B222]=&quot;&quot;;&quot;&quot;;IF(ISNUMBER(MATCH([.B222];[.$Y$4:.$Y$11];0));&quot;&quot;;INDEX([.$Z$23:.$Z$79];MATCH([.B222];[.$Y$23:.$Y$79];0))))" office:value-type="string" office:string-value="b" calcext:value-type="string">
            <text:p>b</text:p>
          </table:table-cell>
          <table:table-cell table:formula="of:=IF([.B222]=&quot;&quot;;&quot;&quot;;IF([.B221]&lt;[.$Y$4];INDEX([.$Z$4:.$Z$11];MATCH([.B221];[.$Y$4:.$Y$11];-1));INDEX([.$Z$4:.$Z$11];MATCH([.B221];[.$Y$4:.$Y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&quot;&quot;))" office:value-type="string" office:string-value="\break" calcext:value-type="string">
            <text:p>\break</text:p>
          </table:table-cell>
          <table:table-cell table:formula="of:=IF(ISERROR(MATCH([.B222];[.$Y$24:.$Y$79];0));&quot;&quot;;IF(INDEX([.$AA$24:.$AA$79];MATCH([.B222];[.$Y$24:.$Y$79];0))=&quot;&quot;;&quot;&quot;;&quot;\grace {&quot;&amp;INDEX([.$AA$24:.$AA$79];MATCH([.B222];[.$Y$24:.$Y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number-columns-repeated="89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OR(SMALL([.$Y$4:.$Y$79];[.A223]));&quot;&quot;;SMALL([.$Y$4:.$Y$79];[.A223]))" office:value-type="float" office:value="137" calcext:value-type="float">
            <text:p>137</text:p>
          </table:table-cell>
          <table:table-cell table:formula="of:=IF([.B223]=&quot;&quot;;&quot;&quot;;IF(OR([.D222]=&quot;pb&quot;;[.D222]=&quot;b&quot;;[.D222]=&quot;&quot;);[.B223]-[.B222];[.B223]-[.B222]-1))" office:value-type="float" office:value="9" calcext:value-type="float">
            <text:p>9</text:p>
          </table:table-cell>
          <table:table-cell table:formula="of:=IF([.B223]=&quot;&quot;;&quot;&quot;;IF(ISNUMBER(MATCH([.B223];[.$Y$4:.$Y$11];0));&quot;&quot;;INDEX([.$Z$23:.$Z$79];MATCH([.B223];[.$Y$23:.$Y$79];0))))" office:value-type="string" office:string-value="b" calcext:value-type="string">
            <text:p>b</text:p>
          </table:table-cell>
          <table:table-cell table:formula="of:=IF([.B223]=&quot;&quot;;&quot;&quot;;IF([.B222]&lt;[.$Y$4];INDEX([.$Z$4:.$Z$11];MATCH([.B222];[.$Y$4:.$Y$11];-1));INDEX([.$Z$4:.$Z$11];MATCH([.B222];[.$Y$4:.$Y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&quot;&quot;))" office:value-type="string" office:string-value="\break" calcext:value-type="string">
            <text:p>\break</text:p>
          </table:table-cell>
          <table:table-cell table:formula="of:=IF(ISERROR(MATCH([.B223];[.$Y$24:.$Y$79];0));&quot;&quot;;IF(INDEX([.$AA$24:.$AA$79];MATCH([.B223];[.$Y$24:.$Y$79];0))=&quot;&quot;;&quot;&quot;;&quot;\grace {&quot;&amp;INDEX([.$AA$24:.$AA$79];MATCH([.B223];[.$Y$24:.$Y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OR(SMALL([.$Y$4:.$Y$79];[.A224]));&quot;&quot;;SMALL([.$Y$4:.$Y$79];[.A224]))" office:value-type="float" office:value="145" calcext:value-type="float">
            <text:p>145</text:p>
          </table:table-cell>
          <table:table-cell table:formula="of:=IF([.B224]=&quot;&quot;;&quot;&quot;;IF(OR([.D223]=&quot;pb&quot;;[.D223]=&quot;b&quot;;[.D223]=&quot;&quot;);[.B224]-[.B223];[.B224]-[.B223]-1))" office:value-type="float" office:value="8" calcext:value-type="float">
            <text:p>8</text:p>
          </table:table-cell>
          <table:table-cell table:formula="of:=IF([.B224]=&quot;&quot;;&quot;&quot;;IF(ISNUMBER(MATCH([.B224];[.$Y$4:.$Y$11];0));&quot;&quot;;INDEX([.$Z$23:.$Z$79];MATCH([.B224];[.$Y$23:.$Y$79];0))))" office:value-type="string" office:string-value="b" calcext:value-type="string">
            <text:p>b</text:p>
          </table:table-cell>
          <table:table-cell table:formula="of:=IF([.B224]=&quot;&quot;;&quot;&quot;;IF([.B223]&lt;[.$Y$4];INDEX([.$Z$4:.$Z$11];MATCH([.B223];[.$Y$4:.$Y$11];-1));INDEX([.$Z$4:.$Z$11];MATCH([.B223];[.$Y$4:.$Y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&quot;&quot;))" office:value-type="string" office:string-value="\break" calcext:value-type="string">
            <text:p>\break</text:p>
          </table:table-cell>
          <table:table-cell table:formula="of:=IF(ISERROR(MATCH([.B224];[.$Y$24:.$Y$79];0));&quot;&quot;;IF(INDEX([.$AA$24:.$AA$79];MATCH([.B224];[.$Y$24:.$Y$79];0))=&quot;&quot;;&quot;&quot;;&quot;\grace {&quot;&amp;INDEX([.$AA$24:.$AA$79];MATCH([.B224];[.$Y$24:.$Y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OR(SMALL([.$Y$4:.$Y$79];[.A225]));&quot;&quot;;SMALL([.$Y$4:.$Y$79];[.A225]))" office:value-type="float" office:value="152" calcext:value-type="float">
            <text:p>152</text:p>
          </table:table-cell>
          <table:table-cell table:formula="of:=IF([.B225]=&quot;&quot;;&quot;&quot;;IF(OR([.D224]=&quot;pb&quot;;[.D224]=&quot;b&quot;;[.D224]=&quot;&quot;);[.B225]-[.B224];[.B225]-[.B224]-1))" office:value-type="float" office:value="7" calcext:value-type="float">
            <text:p>7</text:p>
          </table:table-cell>
          <table:table-cell table:formula="of:=IF([.B225]=&quot;&quot;;&quot;&quot;;IF(ISNUMBER(MATCH([.B225];[.$Y$4:.$Y$11];0));&quot;&quot;;INDEX([.$Z$23:.$Z$79];MATCH([.B225];[.$Y$23:.$Y$79];0))))" office:value-type="string" office:string-value="b" calcext:value-type="string">
            <text:p>b</text:p>
          </table:table-cell>
          <table:table-cell table:formula="of:=IF([.B225]=&quot;&quot;;&quot;&quot;;IF([.B224]&lt;[.$Y$4];INDEX([.$Z$4:.$Z$11];MATCH([.B224];[.$Y$4:.$Y$11];-1));INDEX([.$Z$4:.$Z$11];MATCH([.B224];[.$Y$4:.$Y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&quot;&quot;))" office:value-type="string" office:string-value="\break" calcext:value-type="string">
            <text:p>\break</text:p>
          </table:table-cell>
          <table:table-cell table:formula="of:=IF(ISERROR(MATCH([.B225];[.$Y$24:.$Y$79];0));&quot;&quot;;IF(INDEX([.$AA$24:.$AA$79];MATCH([.B225];[.$Y$24:.$Y$79];0))=&quot;&quot;;&quot;&quot;;&quot;\grace {&quot;&amp;INDEX([.$AA$24:.$AA$79];MATCH([.B225];[.$Y$24:.$Y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OR(SMALL([.$Y$4:.$Y$79];[.A226]));&quot;&quot;;SMALL([.$Y$4:.$Y$79];[.A226]))" office:value-type="float" office:value="162" calcext:value-type="float">
            <text:p>162</text:p>
          </table:table-cell>
          <table:table-cell table:formula="of:=IF([.B226]=&quot;&quot;;&quot;&quot;;IF(OR([.D225]=&quot;pb&quot;;[.D225]=&quot;b&quot;;[.D225]=&quot;&quot;);[.B226]-[.B225];[.B226]-[.B225]-1))" office:value-type="float" office:value="10" calcext:value-type="float">
            <text:p>10</text:p>
          </table:table-cell>
          <table:table-cell table:formula="of:=IF([.B226]=&quot;&quot;;&quot;&quot;;IF(ISNUMBER(MATCH([.B226];[.$Y$4:.$Y$11];0));&quot;&quot;;INDEX([.$Z$23:.$Z$79];MATCH([.B226];[.$Y$23:.$Y$79];0))))" office:value-type="string" office:string-value="b" calcext:value-type="string">
            <text:p>b</text:p>
          </table:table-cell>
          <table:table-cell table:formula="of:=IF([.B226]=&quot;&quot;;&quot;&quot;;IF([.B225]&lt;[.$Y$4];INDEX([.$Z$4:.$Z$11];MATCH([.B225];[.$Y$4:.$Y$11];-1));INDEX([.$Z$4:.$Z$11];MATCH([.B225];[.$Y$4:.$Y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&quot;&quot;))" office:value-type="string" office:string-value="\break" calcext:value-type="string">
            <text:p>\break</text:p>
          </table:table-cell>
          <table:table-cell table:formula="of:=IF(ISERROR(MATCH([.B226];[.$Y$24:.$Y$79];0));&quot;&quot;;IF(INDEX([.$AA$24:.$AA$79];MATCH([.B226];[.$Y$24:.$Y$79];0))=&quot;&quot;;&quot;&quot;;&quot;\grace {&quot;&amp;INDEX([.$AA$24:.$AA$79];MATCH([.B226];[.$Y$24:.$Y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number-columns-repeated="89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OR(SMALL([.$Y$4:.$Y$79];[.A227]));&quot;&quot;;SMALL([.$Y$4:.$Y$79];[.A227]))" office:value-type="float" office:value="172" calcext:value-type="float">
            <text:p>172</text:p>
          </table:table-cell>
          <table:table-cell table:formula="of:=IF([.B227]=&quot;&quot;;&quot;&quot;;IF(OR([.D226]=&quot;pb&quot;;[.D226]=&quot;b&quot;;[.D226]=&quot;&quot;);[.B227]-[.B226];[.B227]-[.B226]-1))" office:value-type="float" office:value="10" calcext:value-type="float">
            <text:p>10</text:p>
          </table:table-cell>
          <table:table-cell table:formula="of:=IF([.B227]=&quot;&quot;;&quot;&quot;;IF(ISNUMBER(MATCH([.B227];[.$Y$4:.$Y$11];0));&quot;&quot;;INDEX([.$Z$23:.$Z$79];MATCH([.B227];[.$Y$23:.$Y$79];0))))" office:value-type="string" office:string-value="b" calcext:value-type="string">
            <text:p>b</text:p>
          </table:table-cell>
          <table:table-cell table:formula="of:=IF([.B227]=&quot;&quot;;&quot;&quot;;IF([.B226]&lt;[.$Y$4];INDEX([.$Z$4:.$Z$11];MATCH([.B226];[.$Y$4:.$Y$11];-1));INDEX([.$Z$4:.$Z$11];MATCH([.B226];[.$Y$4:.$Y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&quot;&quot;))" office:value-type="string" office:string-value="\break" calcext:value-type="string">
            <text:p>\break</text:p>
          </table:table-cell>
          <table:table-cell table:formula="of:=IF(ISERROR(MATCH([.B227];[.$Y$24:.$Y$79];0));&quot;&quot;;IF(INDEX([.$AA$24:.$AA$79];MATCH([.B227];[.$Y$24:.$Y$79];0))=&quot;&quot;;&quot;&quot;;&quot;\grace {&quot;&amp;INDEX([.$AA$24:.$AA$79];MATCH([.B227];[.$Y$24:.$Y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number-columns-repeated="89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OR(SMALL([.$Y$4:.$Y$79];[.A228]));&quot;&quot;;SMALL([.$Y$4:.$Y$79];[.A228]))" office:value-type="float" office:value="181" calcext:value-type="float">
            <text:p>181</text:p>
          </table:table-cell>
          <table:table-cell table:formula="of:=IF([.B228]=&quot;&quot;;&quot;&quot;;IF(OR([.D227]=&quot;pb&quot;;[.D227]=&quot;b&quot;;[.D227]=&quot;&quot;);[.B228]-[.B227];[.B228]-[.B227]-1))" office:value-type="float" office:value="9" calcext:value-type="float">
            <text:p>9</text:p>
          </table:table-cell>
          <table:table-cell table:formula="of:=IF([.B228]=&quot;&quot;;&quot;&quot;;IF(ISNUMBER(MATCH([.B228];[.$Y$4:.$Y$11];0));&quot;&quot;;INDEX([.$Z$23:.$Z$79];MATCH([.B228];[.$Y$23:.$Y$79];0))))" office:value-type="string" office:string-value="b" calcext:value-type="string">
            <text:p>b</text:p>
          </table:table-cell>
          <table:table-cell table:formula="of:=IF([.B228]=&quot;&quot;;&quot;&quot;;IF([.B227]&lt;[.$Y$4];INDEX([.$Z$4:.$Z$11];MATCH([.B227];[.$Y$4:.$Y$11];-1));INDEX([.$Z$4:.$Z$11];MATCH([.B227];[.$Y$4:.$Y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&quot;&quot;))" office:value-type="string" office:string-value="\break" calcext:value-type="string">
            <text:p>\break</text:p>
          </table:table-cell>
          <table:table-cell table:formula="of:=IF(ISERROR(MATCH([.B228];[.$Y$24:.$Y$79];0));&quot;&quot;;IF(INDEX([.$AA$24:.$AA$79];MATCH([.B228];[.$Y$24:.$Y$79];0))=&quot;&quot;;&quot;&quot;;&quot;\grace {&quot;&amp;INDEX([.$AA$24:.$AA$79];MATCH([.B228];[.$Y$24:.$Y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Y$4:.$Y$79];[.A229]));&quot;&quot;;SMALL([.$Y$4:.$Y$79];[.A229]))" office:value-type="float" office:value="190" calcext:value-type="float">
            <text:p>190</text:p>
          </table:table-cell>
          <table:table-cell table:formula="of:=IF([.B229]=&quot;&quot;;&quot;&quot;;IF(OR([.D228]=&quot;pb&quot;;[.D228]=&quot;b&quot;;[.D228]=&quot;&quot;);[.B229]-[.B228];[.B229]-[.B228]-1))" office:value-type="float" office:value="9" calcext:value-type="float">
            <text:p>9</text:p>
          </table:table-cell>
          <table:table-cell table:formula="of:=IF([.B229]=&quot;&quot;;&quot;&quot;;IF(ISNUMBER(MATCH([.B229];[.$Y$4:.$Y$11];0));&quot;&quot;;INDEX([.$Z$23:.$Z$79];MATCH([.B229];[.$Y$23:.$Y$79];0))))" office:value-type="string" office:string-value="b" calcext:value-type="string">
            <text:p>b</text:p>
          </table:table-cell>
          <table:table-cell table:formula="of:=IF([.B229]=&quot;&quot;;&quot;&quot;;IF([.B228]&lt;[.$Y$4];INDEX([.$Z$4:.$Z$11];MATCH([.B228];[.$Y$4:.$Y$11];-1));INDEX([.$Z$4:.$Z$11];MATCH([.B228];[.$Y$4:.$Y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&quot;&quot;))" office:value-type="string" office:string-value="\break" calcext:value-type="string">
            <text:p>\break</text:p>
          </table:table-cell>
          <table:table-cell table:formula="of:=IF(ISERROR(MATCH([.B229];[.$Y$24:.$Y$79];0));&quot;&quot;;IF(INDEX([.$AA$24:.$AA$79];MATCH([.B229];[.$Y$24:.$Y$79];0))=&quot;&quot;;&quot;&quot;;&quot;\grace {&quot;&amp;INDEX([.$AA$24:.$AA$79];MATCH([.B229];[.$Y$24:.$Y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Y$4:.$Y$79];[.A230]));&quot;&quot;;SMALL([.$Y$4:.$Y$79];[.A230]))" office:value-type="float" office:value="199" calcext:value-type="float">
            <text:p>199</text:p>
          </table:table-cell>
          <table:table-cell table:formula="of:=IF([.B230]=&quot;&quot;;&quot;&quot;;IF(OR([.D229]=&quot;pb&quot;;[.D229]=&quot;b&quot;;[.D229]=&quot;&quot;);[.B230]-[.B229];[.B230]-[.B229]-1))" office:value-type="float" office:value="9" calcext:value-type="float">
            <text:p>9</text:p>
          </table:table-cell>
          <table:table-cell table:formula="of:=IF([.B230]=&quot;&quot;;&quot;&quot;;IF(ISNUMBER(MATCH([.B230];[.$Y$4:.$Y$11];0));&quot;&quot;;INDEX([.$Z$23:.$Z$79];MATCH([.B230];[.$Y$23:.$Y$79];0))))" office:value-type="string" office:string-value="pb" calcext:value-type="string">
            <text:p>pb</text:p>
          </table:table-cell>
          <table:table-cell table:formula="of:=IF([.B230]=&quot;&quot;;&quot;&quot;;IF([.B229]&lt;[.$Y$4];INDEX([.$Z$4:.$Z$11];MATCH([.B229];[.$Y$4:.$Y$11];-1));INDEX([.$Z$4:.$Z$11];MATCH([.B229];[.$Y$4:.$Y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30];[.$Y$24:.$Y$79];0));&quot;&quot;;IF(INDEX([.$AA$24:.$AA$79];MATCH([.B230];[.$Y$24:.$Y$79];0))=&quot;&quot;;&quot;&quot;;&quot;\grace {&quot;&amp;INDEX([.$AA$24:.$AA$79];MATCH([.B230];[.$Y$24:.$Y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 office:value-type="string" office:string-value="s2*9 \pageBreak " calcext:value-type="string">
            <text:p>s2*9 \pageBreak </text:p>
          </table:table-cell>
          <table:table-cell table:number-columns-repeated="89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Y$4:.$Y$79];[.A231]));&quot;&quot;;SMALL([.$Y$4:.$Y$79];[.A231]))" office:value-type="float" office:value="207" calcext:value-type="float">
            <text:p>207</text:p>
          </table:table-cell>
          <table:table-cell table:formula="of:=IF([.B231]=&quot;&quot;;&quot;&quot;;IF(OR([.D230]=&quot;pb&quot;;[.D230]=&quot;b&quot;;[.D230]=&quot;&quot;);[.B231]-[.B230];[.B231]-[.B230]-1))" office:value-type="float" office:value="8" calcext:value-type="float">
            <text:p>8</text:p>
          </table:table-cell>
          <table:table-cell table:formula="of:=IF([.B231]=&quot;&quot;;&quot;&quot;;IF(ISNUMBER(MATCH([.B231];[.$Y$4:.$Y$11];0));&quot;&quot;;INDEX([.$Z$23:.$Z$79];MATCH([.B231];[.$Y$23:.$Y$79];0))))" office:value-type="string" office:string-value="b" calcext:value-type="string">
            <text:p>b</text:p>
          </table:table-cell>
          <table:table-cell table:formula="of:=IF([.B231]=&quot;&quot;;&quot;&quot;;IF([.B230]&lt;[.$Y$4];INDEX([.$Z$4:.$Z$11];MATCH([.B230];[.$Y$4:.$Y$11];-1));INDEX([.$Z$4:.$Z$11];MATCH([.B230];[.$Y$4:.$Y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&quot;&quot;))" office:value-type="string" office:string-value="\break" calcext:value-type="string">
            <text:p>\break</text:p>
          </table:table-cell>
          <table:table-cell table:formula="of:=IF(ISERROR(MATCH([.B231];[.$Y$24:.$Y$79];0));&quot;&quot;;IF(INDEX([.$AA$24:.$AA$79];MATCH([.B231];[.$Y$24:.$Y$79];0))=&quot;&quot;;&quot;&quot;;&quot;\grace {&quot;&amp;INDEX([.$AA$24:.$AA$79];MATCH([.B231];[.$Y$24:.$Y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Y$4:.$Y$79];[.A232]));&quot;&quot;;SMALL([.$Y$4:.$Y$79];[.A232]))" office:value-type="float" office:value="214" calcext:value-type="float">
            <text:p>214</text:p>
          </table:table-cell>
          <table:table-cell table:formula="of:=IF([.B232]=&quot;&quot;;&quot;&quot;;IF(OR([.D231]=&quot;pb&quot;;[.D231]=&quot;b&quot;;[.D231]=&quot;&quot;);[.B232]-[.B231];[.B232]-[.B231]-1))" office:value-type="float" office:value="7" calcext:value-type="float">
            <text:p>7</text:p>
          </table:table-cell>
          <table:table-cell table:formula="of:=IF([.B232]=&quot;&quot;;&quot;&quot;;IF(ISNUMBER(MATCH([.B232];[.$Y$4:.$Y$11];0));&quot;&quot;;INDEX([.$Z$23:.$Z$79];MATCH([.B232];[.$Y$23:.$Y$79];0))))" office:value-type="string" office:string-value="b" calcext:value-type="string">
            <text:p>b</text:p>
          </table:table-cell>
          <table:table-cell table:formula="of:=IF([.B232]=&quot;&quot;;&quot;&quot;;IF([.B231]&lt;[.$Y$4];INDEX([.$Z$4:.$Z$11];MATCH([.B231];[.$Y$4:.$Y$11];-1));INDEX([.$Z$4:.$Z$11];MATCH([.B231];[.$Y$4:.$Y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&quot;&quot;))" office:value-type="string" office:string-value="\break" calcext:value-type="string">
            <text:p>\break</text:p>
          </table:table-cell>
          <table:table-cell table:formula="of:=IF(ISERROR(MATCH([.B232];[.$Y$24:.$Y$79];0));&quot;&quot;;IF(INDEX([.$AA$24:.$AA$79];MATCH([.B232];[.$Y$24:.$Y$79];0))=&quot;&quot;;&quot;&quot;;&quot;\grace {&quot;&amp;INDEX([.$AA$24:.$AA$79];MATCH([.B232];[.$Y$24:.$Y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Y$4:.$Y$79];[.A233]));&quot;&quot;;SMALL([.$Y$4:.$Y$79];[.A233]))" office:value-type="float" office:value="222" calcext:value-type="float">
            <text:p>222</text:p>
          </table:table-cell>
          <table:table-cell table:formula="of:=IF([.B233]=&quot;&quot;;&quot;&quot;;IF(OR([.D232]=&quot;pb&quot;;[.D232]=&quot;b&quot;;[.D232]=&quot;&quot;);[.B233]-[.B232];[.B233]-[.B232]-1))" office:value-type="float" office:value="8" calcext:value-type="float">
            <text:p>8</text:p>
          </table:table-cell>
          <table:table-cell table:formula="of:=IF([.B233]=&quot;&quot;;&quot;&quot;;IF(ISNUMBER(MATCH([.B233];[.$Y$4:.$Y$11];0));&quot;&quot;;INDEX([.$Z$23:.$Z$79];MATCH([.B233];[.$Y$23:.$Y$79];0))))" office:value-type="string" office:string-value="b" calcext:value-type="string">
            <text:p>b</text:p>
          </table:table-cell>
          <table:table-cell table:formula="of:=IF([.B233]=&quot;&quot;;&quot;&quot;;IF([.B232]&lt;[.$Y$4];INDEX([.$Z$4:.$Z$11];MATCH([.B232];[.$Y$4:.$Y$11];-1));INDEX([.$Z$4:.$Z$11];MATCH([.B232];[.$Y$4:.$Y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&quot;&quot;))" office:value-type="string" office:string-value="\break" calcext:value-type="string">
            <text:p>\break</text:p>
          </table:table-cell>
          <table:table-cell table:formula="of:=IF(ISERROR(MATCH([.B233];[.$Y$24:.$Y$79];0));&quot;&quot;;IF(INDEX([.$AA$24:.$AA$79];MATCH([.B233];[.$Y$24:.$Y$79];0))=&quot;&quot;;&quot;&quot;;&quot;\grace {&quot;&amp;INDEX([.$AA$24:.$AA$79];MATCH([.B233];[.$Y$24:.$Y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Y$4:.$Y$79];[.A234]));&quot;&quot;;SMALL([.$Y$4:.$Y$79];[.A234]))" office:value-type="float" office:value="229" calcext:value-type="float">
            <text:p>229</text:p>
          </table:table-cell>
          <table:table-cell table:formula="of:=IF([.B234]=&quot;&quot;;&quot;&quot;;IF(OR([.D233]=&quot;pb&quot;;[.D233]=&quot;b&quot;;[.D233]=&quot;&quot;);[.B234]-[.B233];[.B234]-[.B233]-1))" office:value-type="float" office:value="7" calcext:value-type="float">
            <text:p>7</text:p>
          </table:table-cell>
          <table:table-cell table:formula="of:=IF([.B234]=&quot;&quot;;&quot;&quot;;IF(ISNUMBER(MATCH([.B234];[.$Y$4:.$Y$11];0));&quot;&quot;;INDEX([.$Z$23:.$Z$79];MATCH([.B234];[.$Y$23:.$Y$79];0))))" office:value-type="string" office:string-value="b" calcext:value-type="string">
            <text:p>b</text:p>
          </table:table-cell>
          <table:table-cell table:formula="of:=IF([.B234]=&quot;&quot;;&quot;&quot;;IF([.B233]&lt;[.$Y$4];INDEX([.$Z$4:.$Z$11];MATCH([.B233];[.$Y$4:.$Y$11];-1));INDEX([.$Z$4:.$Z$11];MATCH([.B233];[.$Y$4:.$Y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&quot;&quot;))" office:value-type="string" office:string-value="\break" calcext:value-type="string">
            <text:p>\break</text:p>
          </table:table-cell>
          <table:table-cell table:formula="of:=IF(ISERROR(MATCH([.B234];[.$Y$24:.$Y$79];0));&quot;&quot;;IF(INDEX([.$AA$24:.$AA$79];MATCH([.B234];[.$Y$24:.$Y$79];0))=&quot;&quot;;&quot;&quot;;&quot;\grace {&quot;&amp;INDEX([.$AA$24:.$AA$79];MATCH([.B234];[.$Y$24:.$Y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Y$4:.$Y$79];[.A235]));&quot;&quot;;SMALL([.$Y$4:.$Y$79];[.A235]))" office:value-type="float" office:value="236" calcext:value-type="float">
            <text:p>236</text:p>
          </table:table-cell>
          <table:table-cell table:formula="of:=IF([.B235]=&quot;&quot;;&quot;&quot;;IF(OR([.D234]=&quot;pb&quot;;[.D234]=&quot;b&quot;;[.D234]=&quot;&quot;);[.B235]-[.B234];[.B235]-[.B234]-1))" office:value-type="float" office:value="7" calcext:value-type="float">
            <text:p>7</text:p>
          </table:table-cell>
          <table:table-cell table:formula="of:=IF([.B235]=&quot;&quot;;&quot;&quot;;IF(ISNUMBER(MATCH([.B235];[.$Y$4:.$Y$11];0));&quot;&quot;;INDEX([.$Z$23:.$Z$79];MATCH([.B235];[.$Y$23:.$Y$79];0))))" office:value-type="string" office:string-value="b" calcext:value-type="string">
            <text:p>b</text:p>
          </table:table-cell>
          <table:table-cell table:formula="of:=IF([.B235]=&quot;&quot;;&quot;&quot;;IF([.B234]&lt;[.$Y$4];INDEX([.$Z$4:.$Z$11];MATCH([.B234];[.$Y$4:.$Y$11];-1));INDEX([.$Z$4:.$Z$11];MATCH([.B234];[.$Y$4:.$Y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&quot;&quot;))" office:value-type="string" office:string-value="\break" calcext:value-type="string">
            <text:p>\break</text:p>
          </table:table-cell>
          <table:table-cell table:formula="of:=IF(ISERROR(MATCH([.B235];[.$Y$24:.$Y$79];0));&quot;&quot;;IF(INDEX([.$AA$24:.$AA$79];MATCH([.B235];[.$Y$24:.$Y$79];0))=&quot;&quot;;&quot;&quot;;&quot;\grace {&quot;&amp;INDEX([.$AA$24:.$AA$79];MATCH([.B235];[.$Y$24:.$Y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Y$4:.$Y$79];[.A236]));&quot;&quot;;SMALL([.$Y$4:.$Y$79];[.A236]))" office:value-type="float" office:value="244" calcext:value-type="float">
            <text:p>244</text:p>
          </table:table-cell>
          <table:table-cell table:formula="of:=IF([.B236]=&quot;&quot;;&quot;&quot;;IF(OR([.D235]=&quot;pb&quot;;[.D235]=&quot;b&quot;;[.D235]=&quot;&quot;);[.B236]-[.B235];[.B236]-[.B235]-1))" office:value-type="float" office:value="8" calcext:value-type="float">
            <text:p>8</text:p>
          </table:table-cell>
          <table:table-cell table:formula="of:=IF([.B236]=&quot;&quot;;&quot;&quot;;IF(ISNUMBER(MATCH([.B236];[.$Y$4:.$Y$11];0));&quot;&quot;;INDEX([.$Z$23:.$Z$79];MATCH([.B236];[.$Y$23:.$Y$79];0))))" office:value-type="string" office:string-value="b" calcext:value-type="string">
            <text:p>b</text:p>
          </table:table-cell>
          <table:table-cell table:formula="of:=IF([.B236]=&quot;&quot;;&quot;&quot;;IF([.B235]&lt;[.$Y$4];INDEX([.$Z$4:.$Z$11];MATCH([.B235];[.$Y$4:.$Y$11];-1));INDEX([.$Z$4:.$Z$11];MATCH([.B235];[.$Y$4:.$Y$11];1))))" office:value-type="string" office:string-value="s2" calcext:value-type="string">
            <text:p>s2</text:p>
          </table:table-cell>
          <table:table-cell table:formula="of:=IF([.D236]=&quot;b&quot;;&quot;\break&quot;;IF([.D236]=&quot;pb&quot;;&quot;\pageBreak&quot;;&quot;&quot;))" office:value-type="string" office:string-value="\break" calcext:value-type="string">
            <text:p>\break</text:p>
          </table:table-cell>
          <table:table-cell table:formula="of:=IF(ISERROR(MATCH([.B236];[.$Y$24:.$Y$79];0));&quot;&quot;;IF(INDEX([.$AA$24:.$AA$79];MATCH([.B236];[.$Y$24:.$Y$79];0))=&quot;&quot;;&quot;&quot;;&quot;\grace {&quot;&amp;INDEX([.$AA$24:.$AA$79];MATCH([.B236];[.$Y$24:.$Y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Y$4:.$Y$79];[.A237]));&quot;&quot;;SMALL([.$Y$4:.$Y$79];[.A237]))" office:value-type="float" office:value="252" calcext:value-type="float">
            <text:p>252</text:p>
          </table:table-cell>
          <table:table-cell table:formula="of:=IF([.B237]=&quot;&quot;;&quot;&quot;;IF(OR([.D236]=&quot;pb&quot;;[.D236]=&quot;b&quot;;[.D236]=&quot;&quot;);[.B237]-[.B236];[.B237]-[.B236]-1))" office:value-type="float" office:value="8" calcext:value-type="float">
            <text:p>8</text:p>
          </table:table-cell>
          <table:table-cell table:formula="of:=IF([.B237]=&quot;&quot;;&quot;&quot;;IF(ISNUMBER(MATCH([.B237];[.$Y$4:.$Y$11];0));&quot;&quot;;INDEX([.$Z$23:.$Z$79];MATCH([.B237];[.$Y$23:.$Y$79];0))))" office:value-type="string" office:string-value="b" calcext:value-type="string">
            <text:p>b</text:p>
          </table:table-cell>
          <table:table-cell table:formula="of:=IF([.B237]=&quot;&quot;;&quot;&quot;;IF([.B236]&lt;[.$Y$4];INDEX([.$Z$4:.$Z$11];MATCH([.B236];[.$Y$4:.$Y$11];-1));INDEX([.$Z$4:.$Z$11];MATCH([.B236];[.$Y$4:.$Y$11];1))))" office:value-type="string" office:string-value="s2" calcext:value-type="string">
            <text:p>s2</text:p>
          </table:table-cell>
          <table:table-cell table:formula="of:=IF([.D237]=&quot;b&quot;;&quot;\break&quot;;IF([.D237]=&quot;pb&quot;;&quot;\pageBreak&quot;;&quot;&quot;))" office:value-type="string" office:string-value="\break" calcext:value-type="string">
            <text:p>\break</text:p>
          </table:table-cell>
          <table:table-cell table:formula="of:=IF(ISERROR(MATCH([.B237];[.$Y$24:.$Y$79];0));&quot;&quot;;IF(INDEX([.$AA$24:.$AA$79];MATCH([.B237];[.$Y$24:.$Y$79];0))=&quot;&quot;;&quot;&quot;;&quot;\grace {&quot;&amp;INDEX([.$AA$24:.$AA$79];MATCH([.B237];[.$Y$24:.$Y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Y$4:.$Y$79];[.A238]));&quot;&quot;;SMALL([.$Y$4:.$Y$79];[.A238]))" office:value-type="float" office:value="260" calcext:value-type="float">
            <text:p>260</text:p>
          </table:table-cell>
          <table:table-cell table:formula="of:=IF([.B238]=&quot;&quot;;&quot;&quot;;IF(OR([.D237]=&quot;pb&quot;;[.D237]=&quot;b&quot;;[.D237]=&quot;&quot;);[.B238]-[.B237];[.B238]-[.B237]-1))" office:value-type="float" office:value="8" calcext:value-type="float">
            <text:p>8</text:p>
          </table:table-cell>
          <table:table-cell table:formula="of:=IF([.B238]=&quot;&quot;;&quot;&quot;;IF(ISNUMBER(MATCH([.B238];[.$Y$4:.$Y$11];0));&quot;&quot;;INDEX([.$Z$23:.$Z$79];MATCH([.B238];[.$Y$23:.$Y$79];0))))" office:value-type="string" office:string-value="b" calcext:value-type="string">
            <text:p>b</text:p>
          </table:table-cell>
          <table:table-cell table:formula="of:=IF([.B238]=&quot;&quot;;&quot;&quot;;IF([.B237]&lt;[.$Y$4];INDEX([.$Z$4:.$Z$11];MATCH([.B237];[.$Y$4:.$Y$11];-1));INDEX([.$Z$4:.$Z$11];MATCH([.B237];[.$Y$4:.$Y$11];1))))" office:value-type="string" office:string-value="s2" calcext:value-type="string">
            <text:p>s2</text:p>
          </table:table-cell>
          <table:table-cell table:formula="of:=IF([.D238]=&quot;b&quot;;&quot;\break&quot;;IF([.D238]=&quot;pb&quot;;&quot;\pageBreak&quot;;&quot;&quot;))" office:value-type="string" office:string-value="\break" calcext:value-type="string">
            <text:p>\break</text:p>
          </table:table-cell>
          <table:table-cell table:formula="of:=IF(ISERROR(MATCH([.B238];[.$Y$24:.$Y$79];0));&quot;&quot;;IF(INDEX([.$AA$24:.$AA$79];MATCH([.B238];[.$Y$24:.$Y$79];0))=&quot;&quot;;&quot;&quot;;&quot;\grace {&quot;&amp;INDEX([.$AA$24:.$AA$79];MATCH([.B238];[.$Y$24:.$Y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Y$4:.$Y$79];[.A239]));&quot;&quot;;SMALL([.$Y$4:.$Y$79];[.A239]))" office:value-type="float" office:value="268" calcext:value-type="float">
            <text:p>268</text:p>
          </table:table-cell>
          <table:table-cell table:formula="of:=IF([.B239]=&quot;&quot;;&quot;&quot;;IF(OR([.D238]=&quot;pb&quot;;[.D238]=&quot;b&quot;;[.D238]=&quot;&quot;);[.B239]-[.B238];[.B239]-[.B238]-1))" office:value-type="float" office:value="8" calcext:value-type="float">
            <text:p>8</text:p>
          </table:table-cell>
          <table:table-cell table:formula="of:=IF([.B239]=&quot;&quot;;&quot;&quot;;IF(ISNUMBER(MATCH([.B239];[.$Y$4:.$Y$11];0));&quot;&quot;;INDEX([.$Z$23:.$Z$79];MATCH([.B239];[.$Y$23:.$Y$79];0))))" office:value-type="string" office:string-value="b" calcext:value-type="string">
            <text:p>b</text:p>
          </table:table-cell>
          <table:table-cell table:formula="of:=IF([.B239]=&quot;&quot;;&quot;&quot;;IF([.B238]&lt;[.$Y$4];INDEX([.$Z$4:.$Z$11];MATCH([.B238];[.$Y$4:.$Y$11];-1));INDEX([.$Z$4:.$Z$11];MATCH([.B238];[.$Y$4:.$Y$11];1))))" office:value-type="string" office:string-value="s2" calcext:value-type="string">
            <text:p>s2</text:p>
          </table:table-cell>
          <table:table-cell table:formula="of:=IF([.D239]=&quot;b&quot;;&quot;\break&quot;;IF([.D239]=&quot;pb&quot;;&quot;\pageBreak&quot;;&quot;&quot;))" office:value-type="string" office:string-value="\break" calcext:value-type="string">
            <text:p>\break</text:p>
          </table:table-cell>
          <table:table-cell table:formula="of:=IF(ISERROR(MATCH([.B239];[.$Y$24:.$Y$79];0));&quot;&quot;;IF(INDEX([.$AA$24:.$AA$79];MATCH([.B239];[.$Y$24:.$Y$79];0))=&quot;&quot;;&quot;&quot;;&quot;\grace {&quot;&amp;INDEX([.$AA$24:.$AA$79];MATCH([.B239];[.$Y$24:.$Y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Y$4:.$Y$79];[.A240]));&quot;&quot;;SMALL([.$Y$4:.$Y$79];[.A240]))" office:value-type="float" office:value="275" calcext:value-type="float">
            <text:p>275</text:p>
          </table:table-cell>
          <table:table-cell table:formula="of:=IF([.B240]=&quot;&quot;;&quot;&quot;;IF(OR([.D239]=&quot;pb&quot;;[.D239]=&quot;b&quot;;[.D239]=&quot;&quot;);[.B240]-[.B239];[.B240]-[.B239]-1))" office:value-type="float" office:value="7" calcext:value-type="float">
            <text:p>7</text:p>
          </table:table-cell>
          <table:table-cell table:formula="of:=IF([.B240]=&quot;&quot;;&quot;&quot;;IF(ISNUMBER(MATCH([.B240];[.$Y$4:.$Y$11];0));&quot;&quot;;INDEX([.$Z$23:.$Z$79];MATCH([.B240];[.$Y$23:.$Y$79];0))))" office:value-type="string" office:string-value="b" calcext:value-type="string">
            <text:p>b</text:p>
          </table:table-cell>
          <table:table-cell table:formula="of:=IF([.B240]=&quot;&quot;;&quot;&quot;;IF([.B239]&lt;[.$Y$4];INDEX([.$Z$4:.$Z$11];MATCH([.B239];[.$Y$4:.$Y$11];-1));INDEX([.$Z$4:.$Z$11];MATCH([.B239];[.$Y$4:.$Y$11];1))))" office:value-type="string" office:string-value="s2" calcext:value-type="string">
            <text:p>s2</text:p>
          </table:table-cell>
          <table:table-cell table:formula="of:=IF([.D240]=&quot;b&quot;;&quot;\break&quot;;IF([.D240]=&quot;pb&quot;;&quot;\pageBreak&quot;;&quot;&quot;))" office:value-type="string" office:string-value="\break" calcext:value-type="string">
            <text:p>\break</text:p>
          </table:table-cell>
          <table:table-cell table:formula="of:=IF(ISERROR(MATCH([.B240];[.$Y$24:.$Y$79];0));&quot;&quot;;IF(INDEX([.$AA$24:.$AA$79];MATCH([.B240];[.$Y$24:.$Y$79];0))=&quot;&quot;;&quot;&quot;;&quot;\grace {&quot;&amp;INDEX([.$AA$24:.$AA$79];MATCH([.B240];[.$Y$24:.$Y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Y$4:.$Y$79];[.A241]));&quot;&quot;;SMALL([.$Y$4:.$Y$79];[.A241]))" office:value-type="float" office:value="285" calcext:value-type="float">
            <text:p>285</text:p>
          </table:table-cell>
          <table:table-cell table:formula="of:=IF([.B241]=&quot;&quot;;&quot;&quot;;IF(OR([.D240]=&quot;pb&quot;;[.D240]=&quot;b&quot;;[.D240]=&quot;&quot;);[.B241]-[.B240];[.B241]-[.B240]-1))" office:value-type="float" office:value="10" calcext:value-type="float">
            <text:p>10</text:p>
          </table:table-cell>
          <table:table-cell table:formula="of:=IF([.B241]=&quot;&quot;;&quot;&quot;;IF(ISNUMBER(MATCH([.B241];[.$Y$4:.$Y$11];0));&quot;&quot;;INDEX([.$Z$23:.$Z$79];MATCH([.B241];[.$Y$23:.$Y$79];0))))" office:value-type="string" office:string-value="b" calcext:value-type="string">
            <text:p>b</text:p>
          </table:table-cell>
          <table:table-cell table:formula="of:=IF([.B241]=&quot;&quot;;&quot;&quot;;IF([.B240]&lt;[.$Y$4];INDEX([.$Z$4:.$Z$11];MATCH([.B240];[.$Y$4:.$Y$11];-1));INDEX([.$Z$4:.$Z$11];MATCH([.B240];[.$Y$4:.$Y$11];1))))" office:value-type="string" office:string-value="s2" calcext:value-type="string">
            <text:p>s2</text:p>
          </table:table-cell>
          <table:table-cell table:formula="of:=IF([.D241]=&quot;b&quot;;&quot;\break&quot;;IF([.D241]=&quot;pb&quot;;&quot;\pageBreak&quot;;&quot;&quot;))" office:value-type="string" office:string-value="\break" calcext:value-type="string">
            <text:p>\break</text:p>
          </table:table-cell>
          <table:table-cell table:formula="of:=IF(ISERROR(MATCH([.B241];[.$Y$24:.$Y$79];0));&quot;&quot;;IF(INDEX([.$AA$24:.$AA$79];MATCH([.B241];[.$Y$24:.$Y$79];0))=&quot;&quot;;&quot;&quot;;&quot;\grace {&quot;&amp;INDEX([.$AA$24:.$AA$79];MATCH([.B241];[.$Y$24:.$Y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number-columns-repeated="89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Y$4:.$Y$79];[.A242]));&quot;&quot;;SMALL([.$Y$4:.$Y$79];[.A242]))" office:value-type="float" office:value="295" calcext:value-type="float">
            <text:p>295</text:p>
          </table:table-cell>
          <table:table-cell table:formula="of:=IF([.B242]=&quot;&quot;;&quot;&quot;;IF(OR([.D241]=&quot;pb&quot;;[.D241]=&quot;b&quot;;[.D241]=&quot;&quot;);[.B242]-[.B241];[.B242]-[.B241]-1))" office:value-type="float" office:value="10" calcext:value-type="float">
            <text:p>10</text:p>
          </table:table-cell>
          <table:table-cell table:formula="of:=IF([.B242]=&quot;&quot;;&quot;&quot;;IF(ISNUMBER(MATCH([.B242];[.$Y$4:.$Y$11];0));&quot;&quot;;INDEX([.$Z$23:.$Z$79];MATCH([.B242];[.$Y$23:.$Y$79];0))))" office:value-type="string" office:string-value="pb" calcext:value-type="string">
            <text:p>pb</text:p>
          </table:table-cell>
          <table:table-cell table:formula="of:=IF([.B242]=&quot;&quot;;&quot;&quot;;IF([.B241]&lt;[.$Y$4];INDEX([.$Z$4:.$Z$11];MATCH([.B241];[.$Y$4:.$Y$11];-1));INDEX([.$Z$4:.$Z$11];MATCH([.B241];[.$Y$4:.$Y$11];1))))" office:value-type="string" office:string-value="s2" calcext:value-type="string">
            <text:p>s2</text:p>
          </table:table-cell>
          <table:table-cell table:formula="of:=IF([.D242]=&quot;b&quot;;&quot;\break&quot;;IF([.D242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42];[.$Y$24:.$Y$79];0));&quot;&quot;;IF(INDEX([.$AA$24:.$AA$79];MATCH([.B242];[.$Y$24:.$Y$79];0))=&quot;&quot;;&quot;&quot;;&quot;\grace {&quot;&amp;INDEX([.$AA$24:.$AA$79];MATCH([.B242];[.$Y$24:.$Y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 office:value-type="string" office:string-value="s2*10 \pageBreak " calcext:value-type="string">
            <text:p>s2*10 \pageBreak </text:p>
          </table:table-cell>
          <table:table-cell table:number-columns-repeated="89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Y$4:.$Y$79];[.A243]));&quot;&quot;;SMALL([.$Y$4:.$Y$79];[.A243]))" office:value-type="float" office:value="304" calcext:value-type="float">
            <text:p>304</text:p>
          </table:table-cell>
          <table:table-cell table:formula="of:=IF([.B243]=&quot;&quot;;&quot;&quot;;IF(OR([.D242]=&quot;pb&quot;;[.D242]=&quot;b&quot;;[.D242]=&quot;&quot;);[.B243]-[.B242];[.B243]-[.B242]-1))" office:value-type="float" office:value="9" calcext:value-type="float">
            <text:p>9</text:p>
          </table:table-cell>
          <table:table-cell table:formula="of:=IF([.B243]=&quot;&quot;;&quot;&quot;;IF(ISNUMBER(MATCH([.B243];[.$Y$4:.$Y$11];0));&quot;&quot;;INDEX([.$Z$23:.$Z$79];MATCH([.B243];[.$Y$23:.$Y$79];0))))" office:value-type="string" office:string-value="b" calcext:value-type="string">
            <text:p>b</text:p>
          </table:table-cell>
          <table:table-cell table:formula="of:=IF([.B243]=&quot;&quot;;&quot;&quot;;IF([.B242]&lt;[.$Y$4];INDEX([.$Z$4:.$Z$11];MATCH([.B242];[.$Y$4:.$Y$11];-1));INDEX([.$Z$4:.$Z$11];MATCH([.B242];[.$Y$4:.$Y$11];1))))" office:value-type="string" office:string-value="s2" calcext:value-type="string">
            <text:p>s2</text:p>
          </table:table-cell>
          <table:table-cell table:formula="of:=IF([.D243]=&quot;b&quot;;&quot;\break&quot;;IF([.D243]=&quot;pb&quot;;&quot;\pageBreak&quot;;&quot;&quot;))" office:value-type="string" office:string-value="\break" calcext:value-type="string">
            <text:p>\break</text:p>
          </table:table-cell>
          <table:table-cell table:formula="of:=IF(ISERROR(MATCH([.B243];[.$Y$24:.$Y$79];0));&quot;&quot;;IF(INDEX([.$AA$24:.$AA$79];MATCH([.B243];[.$Y$24:.$Y$79];0))=&quot;&quot;;&quot;&quot;;&quot;\grace {&quot;&amp;INDEX([.$AA$24:.$AA$79];MATCH([.B243];[.$Y$24:.$Y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Y$4:.$Y$79];[.A244]));&quot;&quot;;SMALL([.$Y$4:.$Y$79];[.A244]))" office:value-type="float" office:value="312" calcext:value-type="float">
            <text:p>312</text:p>
          </table:table-cell>
          <table:table-cell table:formula="of:=IF([.B244]=&quot;&quot;;&quot;&quot;;IF(OR([.D243]=&quot;pb&quot;;[.D243]=&quot;b&quot;;[.D243]=&quot;&quot;);[.B244]-[.B243];[.B244]-[.B243]-1))" office:value-type="float" office:value="8" calcext:value-type="float">
            <text:p>8</text:p>
          </table:table-cell>
          <table:table-cell table:formula="of:=IF([.B244]=&quot;&quot;;&quot;&quot;;IF(ISNUMBER(MATCH([.B244];[.$Y$4:.$Y$11];0));&quot;&quot;;INDEX([.$Z$23:.$Z$79];MATCH([.B244];[.$Y$23:.$Y$79];0))))" office:value-type="string" office:string-value="b" calcext:value-type="string">
            <text:p>b</text:p>
          </table:table-cell>
          <table:table-cell table:formula="of:=IF([.B244]=&quot;&quot;;&quot;&quot;;IF([.B243]&lt;[.$Y$4];INDEX([.$Z$4:.$Z$11];MATCH([.B243];[.$Y$4:.$Y$11];-1));INDEX([.$Z$4:.$Z$11];MATCH([.B243];[.$Y$4:.$Y$11];1))))" office:value-type="string" office:string-value="s2" calcext:value-type="string">
            <text:p>s2</text:p>
          </table:table-cell>
          <table:table-cell table:formula="of:=IF([.D244]=&quot;b&quot;;&quot;\break&quot;;IF([.D244]=&quot;pb&quot;;&quot;\pageBreak&quot;;&quot;&quot;))" office:value-type="string" office:string-value="\break" calcext:value-type="string">
            <text:p>\break</text:p>
          </table:table-cell>
          <table:table-cell table:formula="of:=IF(ISERROR(MATCH([.B244];[.$Y$24:.$Y$79];0));&quot;&quot;;IF(INDEX([.$AA$24:.$AA$79];MATCH([.B244];[.$Y$24:.$Y$79];0))=&quot;&quot;;&quot;&quot;;&quot;\grace {&quot;&amp;INDEX([.$AA$24:.$AA$79];MATCH([.B244];[.$Y$24:.$Y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Y$4:.$Y$79];[.A245]));&quot;&quot;;SMALL([.$Y$4:.$Y$79];[.A245]))" office:value-type="float" office:value="319" calcext:value-type="float">
            <text:p>319</text:p>
          </table:table-cell>
          <table:table-cell table:formula="of:=IF([.B245]=&quot;&quot;;&quot;&quot;;IF(OR([.D244]=&quot;pb&quot;;[.D244]=&quot;b&quot;;[.D244]=&quot;&quot;);[.B245]-[.B244];[.B245]-[.B244]-1))" office:value-type="float" office:value="7" calcext:value-type="float">
            <text:p>7</text:p>
          </table:table-cell>
          <table:table-cell table:formula="of:=IF([.B245]=&quot;&quot;;&quot;&quot;;IF(ISNUMBER(MATCH([.B245];[.$Y$4:.$Y$11];0));&quot;&quot;;INDEX([.$Z$23:.$Z$79];MATCH([.B245];[.$Y$23:.$Y$79];0))))" office:value-type="string" office:string-value="b" calcext:value-type="string">
            <text:p>b</text:p>
          </table:table-cell>
          <table:table-cell table:formula="of:=IF([.B245]=&quot;&quot;;&quot;&quot;;IF([.B244]&lt;[.$Y$4];INDEX([.$Z$4:.$Z$11];MATCH([.B244];[.$Y$4:.$Y$11];-1));INDEX([.$Z$4:.$Z$11];MATCH([.B244];[.$Y$4:.$Y$11];1))))" office:value-type="string" office:string-value="s2" calcext:value-type="string">
            <text:p>s2</text:p>
          </table:table-cell>
          <table:table-cell table:formula="of:=IF([.D245]=&quot;b&quot;;&quot;\break&quot;;IF([.D245]=&quot;pb&quot;;&quot;\pageBreak&quot;;&quot;&quot;))" office:value-type="string" office:string-value="\break" calcext:value-type="string">
            <text:p>\break</text:p>
          </table:table-cell>
          <table:table-cell table:formula="of:=IF(ISERROR(MATCH([.B245];[.$Y$24:.$Y$79];0));&quot;&quot;;IF(INDEX([.$AA$24:.$AA$79];MATCH([.B245];[.$Y$24:.$Y$79];0))=&quot;&quot;;&quot;&quot;;&quot;\grace {&quot;&amp;INDEX([.$AA$24:.$AA$79];MATCH([.B245];[.$Y$24:.$Y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Y$4:.$Y$79];[.A246]));&quot;&quot;;SMALL([.$Y$4:.$Y$79];[.A246]))" office:value-type="float" office:value="326" calcext:value-type="float">
            <text:p>326</text:p>
          </table:table-cell>
          <table:table-cell table:formula="of:=IF([.B246]=&quot;&quot;;&quot;&quot;;IF(OR([.D245]=&quot;pb&quot;;[.D245]=&quot;b&quot;;[.D245]=&quot;&quot;);[.B246]-[.B245];[.B246]-[.B245]-1))" office:value-type="float" office:value="7" calcext:value-type="float">
            <text:p>7</text:p>
          </table:table-cell>
          <table:table-cell table:formula="of:=IF([.B246]=&quot;&quot;;&quot;&quot;;IF(ISNUMBER(MATCH([.B246];[.$Y$4:.$Y$11];0));&quot;&quot;;INDEX([.$Z$23:.$Z$79];MATCH([.B246];[.$Y$23:.$Y$79];0))))" office:value-type="string" office:string-value="b" calcext:value-type="string">
            <text:p>b</text:p>
          </table:table-cell>
          <table:table-cell table:formula="of:=IF([.B246]=&quot;&quot;;&quot;&quot;;IF([.B245]&lt;[.$Y$4];INDEX([.$Z$4:.$Z$11];MATCH([.B245];[.$Y$4:.$Y$11];-1));INDEX([.$Z$4:.$Z$11];MATCH([.B245];[.$Y$4:.$Y$11];1))))" office:value-type="string" office:string-value="s2" calcext:value-type="string">
            <text:p>s2</text:p>
          </table:table-cell>
          <table:table-cell table:formula="of:=IF([.D246]=&quot;b&quot;;&quot;\break&quot;;IF([.D246]=&quot;pb&quot;;&quot;\pageBreak&quot;;&quot;&quot;))" office:value-type="string" office:string-value="\break" calcext:value-type="string">
            <text:p>\break</text:p>
          </table:table-cell>
          <table:table-cell table:formula="of:=IF(ISERROR(MATCH([.B246];[.$Y$24:.$Y$79];0));&quot;&quot;;IF(INDEX([.$AA$24:.$AA$79];MATCH([.B246];[.$Y$24:.$Y$79];0))=&quot;&quot;;&quot;&quot;;&quot;\grace {&quot;&amp;INDEX([.$AA$24:.$AA$79];MATCH([.B246];[.$Y$24:.$Y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Y$4:.$Y$79];[.A247]));&quot;&quot;;SMALL([.$Y$4:.$Y$79];[.A247]))" office:value-type="float" office:value="333" calcext:value-type="float">
            <text:p>333</text:p>
          </table:table-cell>
          <table:table-cell table:style-name="ce5" table:formula="of:=IF([.B247]=&quot;&quot;;&quot;&quot;;IF(OR([.D246]=&quot;pb&quot;;[.D246]=&quot;b&quot;;[.D246]=&quot;&quot;);[.B247]-[.B246];[.B247]-[.B246]-1))" office:value-type="float" office:value="7" calcext:value-type="float">
            <text:p>7</text:p>
          </table:table-cell>
          <table:table-cell table:formula="of:=IF([.B247]=&quot;&quot;;&quot;&quot;;IF(ISNUMBER(MATCH([.B247];[.$Y$4:.$Y$11];0));&quot;&quot;;INDEX([.$Z$23:.$Z$79];MATCH([.B247];[.$Y$23:.$Y$79];0))))" office:value-type="string" office:string-value="b" calcext:value-type="string">
            <text:p>b</text:p>
          </table:table-cell>
          <table:table-cell table:formula="of:=IF([.B247]=&quot;&quot;;&quot;&quot;;IF([.B246]&lt;[.$Y$4];INDEX([.$Z$4:.$Z$11];MATCH([.B246];[.$Y$4:.$Y$11];-1));INDEX([.$Z$4:.$Z$11];MATCH([.B246];[.$Y$4:.$Y$11];1))))" office:value-type="string" office:string-value="s2" calcext:value-type="string">
            <text:p>s2</text:p>
          </table:table-cell>
          <table:table-cell table:formula="of:=IF([.D247]=&quot;b&quot;;&quot;\break&quot;;IF([.D247]=&quot;pb&quot;;&quot;\pageBreak&quot;;&quot;&quot;))" office:value-type="string" office:string-value="\break" calcext:value-type="string">
            <text:p>\break</text:p>
          </table:table-cell>
          <table:table-cell table:formula="of:=IF(ISERROR(MATCH([.B247];[.$Y$24:.$Y$79];0));&quot;&quot;;IF(INDEX([.$AA$24:.$AA$79];MATCH([.B247];[.$Y$24:.$Y$79];0))=&quot;&quot;;&quot;&quot;;&quot;\grace {&quot;&amp;INDEX([.$AA$24:.$AA$79];MATCH([.B247];[.$Y$24:.$Y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Y$4:.$Y$79];[.A248]));&quot;&quot;;SMALL([.$Y$4:.$Y$79];[.A248]))" office:value-type="float" office:value="339" calcext:value-type="float">
            <text:p>339</text:p>
          </table:table-cell>
          <table:table-cell table:style-name="ce5" table:formula="of:=IF([.B248]=&quot;&quot;;&quot;&quot;;IF(OR([.D247]=&quot;pb&quot;;[.D247]=&quot;b&quot;;[.D247]=&quot;&quot;);[.B248]-[.B247];[.B248]-[.B247]-1))" office:value-type="float" office:value="6" calcext:value-type="float">
            <text:p>6</text:p>
          </table:table-cell>
          <table:table-cell table:formula="of:=IF([.B248]=&quot;&quot;;&quot;&quot;;IF(ISNUMBER(MATCH([.B248];[.$Y$4:.$Y$11];0));&quot;&quot;;INDEX([.$Z$23:.$Z$79];MATCH([.B248];[.$Y$23:.$Y$79];0))))" office:value-type="string" office:string-value="b" calcext:value-type="string">
            <text:p>b</text:p>
          </table:table-cell>
          <table:table-cell table:formula="of:=IF([.B248]=&quot;&quot;;&quot;&quot;;IF([.B247]&lt;[.$Y$4];INDEX([.$Z$4:.$Z$11];MATCH([.B247];[.$Y$4:.$Y$11];-1));INDEX([.$Z$4:.$Z$11];MATCH([.B247];[.$Y$4:.$Y$11];1))))" office:value-type="string" office:string-value="s2" calcext:value-type="string">
            <text:p>s2</text:p>
          </table:table-cell>
          <table:table-cell table:formula="of:=IF([.D248]=&quot;b&quot;;&quot;\break&quot;;IF([.D248]=&quot;pb&quot;;&quot;\pageBreak&quot;;&quot;&quot;))" office:value-type="string" office:string-value="\break" calcext:value-type="string">
            <text:p>\break</text:p>
          </table:table-cell>
          <table:table-cell table:formula="of:=IF(ISERROR(MATCH([.B248];[.$Y$24:.$Y$79];0));&quot;&quot;;IF(INDEX([.$AA$24:.$AA$79];MATCH([.B248];[.$Y$24:.$Y$79];0))=&quot;&quot;;&quot;&quot;;&quot;\grace {&quot;&amp;INDEX([.$AA$24:.$AA$79];MATCH([.B248];[.$Y$24:.$Y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number-columns-repeated="89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Y$4:.$Y$79];[.A249]));&quot;&quot;;SMALL([.$Y$4:.$Y$79];[.A249]))" office:value-type="float" office:value="345" calcext:value-type="float">
            <text:p>345</text:p>
          </table:table-cell>
          <table:table-cell table:style-name="ce5" table:formula="of:=IF([.B249]=&quot;&quot;;&quot;&quot;;IF(OR([.D248]=&quot;pb&quot;;[.D248]=&quot;b&quot;;[.D248]=&quot;&quot;);[.B249]-[.B248];[.B249]-[.B248]-1))" office:value-type="float" office:value="6" calcext:value-type="float">
            <text:p>6</text:p>
          </table:table-cell>
          <table:table-cell table:formula="of:=IF([.B249]=&quot;&quot;;&quot;&quot;;IF(ISNUMBER(MATCH([.B249];[.$Y$4:.$Y$11];0));&quot;&quot;;INDEX([.$Z$23:.$Z$79];MATCH([.B249];[.$Y$23:.$Y$79];0))))" office:value-type="string" office:string-value="b" calcext:value-type="string">
            <text:p>b</text:p>
          </table:table-cell>
          <table:table-cell table:formula="of:=IF([.B249]=&quot;&quot;;&quot;&quot;;IF([.B248]&lt;[.$Y$4];INDEX([.$Z$4:.$Z$11];MATCH([.B248];[.$Y$4:.$Y$11];-1));INDEX([.$Z$4:.$Z$11];MATCH([.B248];[.$Y$4:.$Y$11];1))))" office:value-type="string" office:string-value="s2" calcext:value-type="string">
            <text:p>s2</text:p>
          </table:table-cell>
          <table:table-cell table:formula="of:=IF([.D249]=&quot;b&quot;;&quot;\break&quot;;IF([.D249]=&quot;pb&quot;;&quot;\pageBreak&quot;;&quot;&quot;))" office:value-type="string" office:string-value="\break" calcext:value-type="string">
            <text:p>\break</text:p>
          </table:table-cell>
          <table:table-cell table:formula="of:=IF(ISERROR(MATCH([.B249];[.$Y$24:.$Y$79];0));&quot;&quot;;IF(INDEX([.$AA$24:.$AA$79];MATCH([.B249];[.$Y$24:.$Y$79];0))=&quot;&quot;;&quot;&quot;;&quot;\grace {&quot;&amp;INDEX([.$AA$24:.$AA$79];MATCH([.B249];[.$Y$24:.$Y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number-columns-repeated="89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Y$4:.$Y$79];[.A250]));&quot;&quot;;SMALL([.$Y$4:.$Y$79];[.A250]))" office:value-type="float" office:value="353" calcext:value-type="float">
            <text:p>353</text:p>
          </table:table-cell>
          <table:table-cell table:style-name="ce5" table:formula="of:=IF([.B250]=&quot;&quot;;&quot;&quot;;IF(OR([.D249]=&quot;pb&quot;;[.D249]=&quot;b&quot;;[.D249]=&quot;&quot;);[.B250]-[.B249];[.B250]-[.B249]-1))" office:value-type="float" office:value="8" calcext:value-type="float">
            <text:p>8</text:p>
          </table:table-cell>
          <table:table-cell table:formula="of:=IF([.B250]=&quot;&quot;;&quot;&quot;;IF(ISNUMBER(MATCH([.B250];[.$Y$4:.$Y$11];0));&quot;&quot;;INDEX([.$Z$23:.$Z$79];MATCH([.B250];[.$Y$23:.$Y$79];0))))" office:value-type="string" office:string-value="b" calcext:value-type="string">
            <text:p>b</text:p>
          </table:table-cell>
          <table:table-cell table:formula="of:=IF([.B250]=&quot;&quot;;&quot;&quot;;IF([.B249]&lt;[.$Y$4];INDEX([.$Z$4:.$Z$11];MATCH([.B249];[.$Y$4:.$Y$11];-1));INDEX([.$Z$4:.$Z$11];MATCH([.B249];[.$Y$4:.$Y$11];1))))" office:value-type="string" office:string-value="s2" calcext:value-type="string">
            <text:p>s2</text:p>
          </table:table-cell>
          <table:table-cell table:formula="of:=IF([.D250]=&quot;b&quot;;&quot;\break&quot;;IF([.D250]=&quot;pb&quot;;&quot;\pageBreak&quot;;&quot;&quot;))" office:value-type="string" office:string-value="\break" calcext:value-type="string">
            <text:p>\break</text:p>
          </table:table-cell>
          <table:table-cell table:formula="of:=IF(ISERROR(MATCH([.B250];[.$Y$24:.$Y$79];0));&quot;&quot;;IF(INDEX([.$AA$24:.$AA$79];MATCH([.B250];[.$Y$24:.$Y$79];0))=&quot;&quot;;&quot;&quot;;&quot;\grace {&quot;&amp;INDEX([.$AA$24:.$AA$79];MATCH([.B250];[.$Y$24:.$Y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number-columns-repeated="89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Y$4:.$Y$79];[.A251]));&quot;&quot;;SMALL([.$Y$4:.$Y$79];[.A251]))" office:value-type="float" office:value="362" calcext:value-type="float">
            <text:p>362</text:p>
          </table:table-cell>
          <table:table-cell table:style-name="ce5" table:formula="of:=IF([.B251]=&quot;&quot;;&quot;&quot;;IF(OR([.D250]=&quot;pb&quot;;[.D250]=&quot;b&quot;;[.D250]=&quot;&quot;);[.B251]-[.B250];[.B251]-[.B250]-1))" office:value-type="float" office:value="9" calcext:value-type="float">
            <text:p>9</text:p>
          </table:table-cell>
          <table:table-cell table:formula="of:=IF([.B251]=&quot;&quot;;&quot;&quot;;IF(ISNUMBER(MATCH([.B251];[.$Y$4:.$Y$11];0));&quot;&quot;;INDEX([.$Z$23:.$Z$79];MATCH([.B251];[.$Y$23:.$Y$79];0))))" office:value-type="string" office:string-value="b" calcext:value-type="string">
            <text:p>b</text:p>
          </table:table-cell>
          <table:table-cell table:formula="of:=IF([.B251]=&quot;&quot;;&quot;&quot;;IF([.B250]&lt;[.$Y$4];INDEX([.$Z$4:.$Z$11];MATCH([.B250];[.$Y$4:.$Y$11];-1));INDEX([.$Z$4:.$Z$11];MATCH([.B250];[.$Y$4:.$Y$11];1))))" office:value-type="string" office:string-value="s2" calcext:value-type="string">
            <text:p>s2</text:p>
          </table:table-cell>
          <table:table-cell table:formula="of:=IF([.D251]=&quot;b&quot;;&quot;\break&quot;;IF([.D251]=&quot;pb&quot;;&quot;\pageBreak&quot;;&quot;&quot;))" office:value-type="string" office:string-value="\break" calcext:value-type="string">
            <text:p>\break</text:p>
          </table:table-cell>
          <table:table-cell table:formula="of:=IF(ISERROR(MATCH([.B251];[.$Y$24:.$Y$79];0));&quot;&quot;;IF(INDEX([.$AA$24:.$AA$79];MATCH([.B251];[.$Y$24:.$Y$79];0))=&quot;&quot;;&quot;&quot;;&quot;\grace {&quot;&amp;INDEX([.$AA$24:.$AA$79];MATCH([.B251];[.$Y$24:.$Y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number-columns-repeated="89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Y$4:.$Y$79];[.A252]));&quot;&quot;;SMALL([.$Y$4:.$Y$79];[.A252]))" office:value-type="float" office:value="368" calcext:value-type="float">
            <text:p>368</text:p>
          </table:table-cell>
          <table:table-cell table:style-name="ce5" table:formula="of:=IF([.B252]=&quot;&quot;;&quot;&quot;;IF(OR([.D251]=&quot;pb&quot;;[.D251]=&quot;b&quot;;[.D251]=&quot;&quot;);[.B252]-[.B251];[.B252]-[.B251]-1))" office:value-type="float" office:value="6" calcext:value-type="float">
            <text:p>6</text:p>
          </table:table-cell>
          <table:table-cell table:formula="of:=IF([.B252]=&quot;&quot;;&quot;&quot;;IF(ISNUMBER(MATCH([.B252];[.$Y$4:.$Y$11];0));&quot;&quot;;INDEX([.$Z$23:.$Z$79];MATCH([.B252];[.$Y$23:.$Y$79];0))))" office:value-type="string" office:string-value="b" calcext:value-type="string">
            <text:p>b</text:p>
          </table:table-cell>
          <table:table-cell table:formula="of:=IF([.B252]=&quot;&quot;;&quot;&quot;;IF([.B251]&lt;[.$Y$4];INDEX([.$Z$4:.$Z$11];MATCH([.B251];[.$Y$4:.$Y$11];-1));INDEX([.$Z$4:.$Z$11];MATCH([.B251];[.$Y$4:.$Y$11];1))))" office:value-type="string" office:string-value="s2" calcext:value-type="string">
            <text:p>s2</text:p>
          </table:table-cell>
          <table:table-cell table:formula="of:=IF([.D252]=&quot;b&quot;;&quot;\break&quot;;IF([.D252]=&quot;pb&quot;;&quot;\pageBreak&quot;;&quot;&quot;))" office:value-type="string" office:string-value="\break" calcext:value-type="string">
            <text:p>\break</text:p>
          </table:table-cell>
          <table:table-cell table:formula="of:=IF(ISERROR(MATCH([.B252];[.$Y$24:.$Y$79];0));&quot;&quot;;IF(INDEX([.$AA$24:.$AA$79];MATCH([.B252];[.$Y$24:.$Y$79];0))=&quot;&quot;;&quot;&quot;;&quot;\grace {&quot;&amp;INDEX([.$AA$24:.$AA$79];MATCH([.B252];[.$Y$24:.$Y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number-columns-repeated="89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Y$4:.$Y$79];[.A253]));&quot;&quot;;SMALL([.$Y$4:.$Y$79];[.A253]))" office:value-type="float" office:value="375" calcext:value-type="float">
            <text:p>375</text:p>
          </table:table-cell>
          <table:table-cell table:style-name="ce5" table:formula="of:=IF([.B253]=&quot;&quot;;&quot;&quot;;IF(OR([.D252]=&quot;pb&quot;;[.D252]=&quot;b&quot;;[.D252]=&quot;&quot;);[.B253]-[.B252];[.B253]-[.B252]-1))" office:value-type="float" office:value="7" calcext:value-type="float">
            <text:p>7</text:p>
          </table:table-cell>
          <table:table-cell table:formula="of:=IF([.B253]=&quot;&quot;;&quot;&quot;;IF(ISNUMBER(MATCH([.B253];[.$Y$4:.$Y$11];0));&quot;&quot;;INDEX([.$Z$23:.$Z$79];MATCH([.B253];[.$Y$23:.$Y$79];0))))" office:value-type="string" office:string-value="b" calcext:value-type="string">
            <text:p>b</text:p>
          </table:table-cell>
          <table:table-cell table:formula="of:=IF([.B253]=&quot;&quot;;&quot;&quot;;IF([.B252]&lt;[.$Y$4];INDEX([.$Z$4:.$Z$11];MATCH([.B252];[.$Y$4:.$Y$11];-1));INDEX([.$Z$4:.$Z$11];MATCH([.B252];[.$Y$4:.$Y$11];1))))" office:value-type="string" office:string-value="s2" calcext:value-type="string">
            <text:p>s2</text:p>
          </table:table-cell>
          <table:table-cell table:formula="of:=IF([.D253]=&quot;b&quot;;&quot;\break&quot;;IF([.D253]=&quot;pb&quot;;&quot;\pageBreak&quot;;&quot;&quot;))" office:value-type="string" office:string-value="\break" calcext:value-type="string">
            <text:p>\break</text:p>
          </table:table-cell>
          <table:table-cell table:formula="of:=IF(ISERROR(MATCH([.B253];[.$Y$24:.$Y$79];0));&quot;&quot;;IF(INDEX([.$AA$24:.$AA$79];MATCH([.B253];[.$Y$24:.$Y$79];0))=&quot;&quot;;&quot;&quot;;&quot;\grace {&quot;&amp;INDEX([.$AA$24:.$AA$79];MATCH([.B253];[.$Y$24:.$Y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number-columns-repeated="89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Y$4:.$Y$79];[.A254]));&quot;&quot;;SMALL([.$Y$4:.$Y$79];[.A254]))" office:value-type="float" office:value="383" calcext:value-type="float">
            <text:p>383</text:p>
          </table:table-cell>
          <table:table-cell table:style-name="ce5" table:formula="of:=IF([.B254]=&quot;&quot;;&quot;&quot;;IF(OR([.D253]=&quot;pb&quot;;[.D253]=&quot;b&quot;;[.D253]=&quot;&quot;);[.B254]-[.B253];[.B254]-[.B253]-1))" office:value-type="float" office:value="8" calcext:value-type="float">
            <text:p>8</text:p>
          </table:table-cell>
          <table:table-cell table:formula="of:=IF([.B254]=&quot;&quot;;&quot;&quot;;IF(ISNUMBER(MATCH([.B254];[.$Y$4:.$Y$11];0));&quot;&quot;;INDEX([.$Z$23:.$Z$79];MATCH([.B254];[.$Y$23:.$Y$79];0))))">
            <text:p/>
          </table:table-cell>
          <table:table-cell table:formula="of:=IF([.B254]=&quot;&quot;;&quot;&quot;;IF([.B253]&lt;[.$Y$4];INDEX([.$Z$4:.$Z$11];MATCH([.B253];[.$Y$4:.$Y$11];-1));INDEX([.$Z$4:.$Z$11];MATCH([.B253];[.$Y$4:.$Y$11];1))))" office:value-type="string" office:string-value="s2" calcext:value-type="string">
            <text:p>s2</text:p>
          </table:table-cell>
          <table:table-cell table:formula="of:=IF([.D254]=&quot;b&quot;;&quot;\break&quot;;IF([.D254]=&quot;pb&quot;;&quot;\pageBreak&quot;;&quot;&quot;))">
            <text:p/>
          </table:table-cell>
          <table:table-cell table:formula="of:=IF(ISERROR(MATCH([.B254];[.$Y$24:.$Y$79];0));&quot;&quot;;IF(INDEX([.$AA$24:.$AA$79];MATCH([.B254];[.$Y$24:.$Y$79];0))=&quot;&quot;;&quot;&quot;;&quot;\grace {&quot;&amp;INDEX([.$AA$24:.$AA$79];MATCH([.B254];[.$Y$24:.$Y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 office:value-type="string" office:string-value="s2*8 " calcext:value-type="string">
            <text:p>s2*8 </text:p>
          </table:table-cell>
          <table:table-cell table:number-columns-repeated="89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Y$4:.$Y$79];[.A255]));&quot;&quot;;SMALL([.$Y$4:.$Y$79];[.A255]))">
            <text:p/>
          </table:table-cell>
          <table:table-cell table:style-name="ce5" table:formula="of:=IF([.B255]=&quot;&quot;;&quot;&quot;;IF(OR([.D254]=&quot;pb&quot;;[.D254]=&quot;b&quot;;[.D254]=&quot;&quot;);[.B255]-[.B254];[.B255]-[.B254]-1))">
            <text:p/>
          </table:table-cell>
          <table:table-cell table:formula="of:=IF([.B255]=&quot;&quot;;&quot;&quot;;IF(ISNUMBER(MATCH([.B255];[.$Y$4:.$Y$11];0));&quot;&quot;;INDEX([.$Z$23:.$Z$79];MATCH([.B255];[.$Y$23:.$Y$79];0))))">
            <text:p/>
          </table:table-cell>
          <table:table-cell table:formula="of:=IF([.B255]=&quot;&quot;;&quot;&quot;;IF([.B254]&lt;[.$Y$4];INDEX([.$Z$4:.$Z$11];MATCH([.B254];[.$Y$4:.$Y$11];-1));INDEX([.$Z$4:.$Z$11];MATCH([.B254];[.$Y$4:.$Y$11];1))))">
            <text:p/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Y$24:.$Y$79];0));&quot;&quot;;IF(INDEX([.$AA$24:.$AA$79];MATCH([.B255];[.$Y$24:.$Y$79];0))=&quot;&quot;;&quot;&quot;;&quot;\grace {&quot;&amp;INDEX([.$AA$24:.$AA$79];MATCH([.B255];[.$Y$24:.$Y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Y$4:.$Y$79];[.A256]));&quot;&quot;;SMALL([.$Y$4:.$Y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Y$4:.$Y$11];0));&quot;&quot;;INDEX([.$Z$23:.$Z$79];MATCH([.B256];[.$Y$23:.$Y$79];0))))">
            <text:p/>
          </table:table-cell>
          <table:table-cell table:formula="of:=IF([.B256]=&quot;&quot;;&quot;&quot;;IF([.B255]&lt;[.$Y$4];INDEX([.$Z$4:.$Z$11];MATCH([.B255];[.$Y$4:.$Y$11];-1));INDEX([.$Z$4:.$Z$11];MATCH([.B255];[.$Y$4:.$Y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Y$24:.$Y$79];0));&quot;&quot;;IF(INDEX([.$AA$24:.$AA$79];MATCH([.B256];[.$Y$24:.$Y$79];0))=&quot;&quot;;&quot;&quot;;&quot;\grace {&quot;&amp;INDEX([.$AA$24:.$AA$79];MATCH([.B256];[.$Y$24:.$Y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Y$4:.$Y$79];[.A257]));&quot;&quot;;SMALL([.$Y$4:.$Y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Y$4:.$Y$11];0));&quot;&quot;;INDEX([.$Z$23:.$Z$79];MATCH([.B257];[.$Y$23:.$Y$79];0))))">
            <text:p/>
          </table:table-cell>
          <table:table-cell table:formula="of:=IF([.B257]=&quot;&quot;;&quot;&quot;;IF([.B256]&lt;[.$Y$4];INDEX([.$Z$4:.$Z$11];MATCH([.B256];[.$Y$4:.$Y$11];-1));INDEX([.$Z$4:.$Z$11];MATCH([.B256];[.$Y$4:.$Y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Y$24:.$Y$79];0));&quot;&quot;;IF(INDEX([.$AA$24:.$AA$79];MATCH([.B257];[.$Y$24:.$Y$79];0))=&quot;&quot;;&quot;&quot;;&quot;\grace {&quot;&amp;INDEX([.$AA$24:.$AA$79];MATCH([.B257];[.$Y$24:.$Y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Y$4:.$Y$79];[.A258]));&quot;&quot;;SMALL([.$Y$4:.$Y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Y$4:.$Y$11];0));&quot;&quot;;INDEX([.$Z$23:.$Z$79];MATCH([.B258];[.$Y$23:.$Y$79];0))))">
            <text:p/>
          </table:table-cell>
          <table:table-cell table:formula="of:=IF([.B258]=&quot;&quot;;&quot;&quot;;IF([.B257]&lt;[.$Y$4];INDEX([.$Z$4:.$Z$11];MATCH([.B257];[.$Y$4:.$Y$11];-1));INDEX([.$Z$4:.$Z$11];MATCH([.B257];[.$Y$4:.$Y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Y$24:.$Y$79];0));&quot;&quot;;IF(INDEX([.$AA$24:.$AA$79];MATCH([.B258];[.$Y$24:.$Y$79];0))=&quot;&quot;;&quot;&quot;;&quot;\grace {&quot;&amp;INDEX([.$AA$24:.$AA$79];MATCH([.B258];[.$Y$24:.$Y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Y$4:.$Y$79];[.A259]));&quot;&quot;;SMALL([.$Y$4:.$Y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Y$4:.$Y$11];0));&quot;&quot;;INDEX([.$Z$23:.$Z$79];MATCH([.B259];[.$Y$23:.$Y$79];0))))">
            <text:p/>
          </table:table-cell>
          <table:table-cell table:formula="of:=IF([.B259]=&quot;&quot;;&quot;&quot;;IF([.B258]&lt;[.$Y$4];INDEX([.$Z$4:.$Z$11];MATCH([.B258];[.$Y$4:.$Y$11];-1));INDEX([.$Z$4:.$Z$11];MATCH([.B258];[.$Y$4:.$Y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Y$24:.$Y$79];0));&quot;&quot;;IF(INDEX([.$AA$24:.$AA$79];MATCH([.B259];[.$Y$24:.$Y$79];0))=&quot;&quot;;&quot;&quot;;&quot;\grace {&quot;&amp;INDEX([.$AA$24:.$AA$79];MATCH([.B259];[.$Y$24:.$Y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Y$4:.$Y$79];[.A260]));&quot;&quot;;SMALL([.$Y$4:.$Y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Y$4:.$Y$11];0));&quot;&quot;;INDEX([.$Z$23:.$Z$79];MATCH([.B260];[.$Y$23:.$Y$79];0))))">
            <text:p/>
          </table:table-cell>
          <table:table-cell table:formula="of:=IF([.B260]=&quot;&quot;;&quot;&quot;;IF([.B259]&lt;[.$Y$4];INDEX([.$Z$4:.$Z$11];MATCH([.B259];[.$Y$4:.$Y$11];-1));INDEX([.$Z$4:.$Z$11];MATCH([.B259];[.$Y$4:.$Y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Y$24:.$Y$79];0));&quot;&quot;;IF(INDEX([.$AA$24:.$AA$79];MATCH([.B260];[.$Y$24:.$Y$79];0))=&quot;&quot;;&quot;&quot;;&quot;\grace {&quot;&amp;INDEX([.$AA$24:.$AA$79];MATCH([.B260];[.$Y$24:.$Y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Y$4:.$Y$79];[.A261]));&quot;&quot;;SMALL([.$Y$4:.$Y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Y$4:.$Y$11];0));&quot;&quot;;INDEX([.$Z$23:.$Z$79];MATCH([.B261];[.$Y$23:.$Y$79];0))))">
            <text:p/>
          </table:table-cell>
          <table:table-cell table:formula="of:=IF([.B261]=&quot;&quot;;&quot;&quot;;IF([.B260]&lt;[.$Y$4];INDEX([.$Z$4:.$Z$11];MATCH([.B260];[.$Y$4:.$Y$11];-1));INDEX([.$Z$4:.$Z$11];MATCH([.B260];[.$Y$4:.$Y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Y$24:.$Y$79];0));&quot;&quot;;IF(INDEX([.$AA$24:.$AA$79];MATCH([.B261];[.$Y$24:.$Y$79];0))=&quot;&quot;;&quot;&quot;;&quot;\grace {&quot;&amp;INDEX([.$AA$24:.$AA$79];MATCH([.B261];[.$Y$24:.$Y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Y$4:.$Y$79];[.A262]));&quot;&quot;;SMALL([.$Y$4:.$Y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Y$4:.$Y$11];0));&quot;&quot;;INDEX([.$Z$23:.$Z$79];MATCH([.B262];[.$Y$23:.$Y$79];0))))">
            <text:p/>
          </table:table-cell>
          <table:table-cell table:formula="of:=IF([.B262]=&quot;&quot;;&quot;&quot;;IF([.B261]&lt;[.$Y$4];INDEX([.$Z$4:.$Z$11];MATCH([.B261];[.$Y$4:.$Y$11];-1));INDEX([.$Z$4:.$Z$11];MATCH([.B261];[.$Y$4:.$Y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Y$24:.$Y$79];0));&quot;&quot;;IF(INDEX([.$AA$24:.$AA$79];MATCH([.B262];[.$Y$24:.$Y$79];0))=&quot;&quot;;&quot;&quot;;&quot;\grace {&quot;&amp;INDEX([.$AA$24:.$AA$79];MATCH([.B262];[.$Y$24:.$Y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number-columns-repeated="89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89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table:table-column table:style-name="co1" table:default-cell-style-name="Default"/>
        <table:table-row table:style-name="ro1">
          <table:table-cell table:formula="of:=[$FORMAT.I22]" office:value-type="string" office:string-value="formatViolinIMvtI = {" calcext:value-type="string">
            <text:p>formatViolinI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I25]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[$FORMAT.I26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27]" office:value-type="string" office:string-value="s1*4 \break " calcext:value-type="string">
            <text:p>s1*4 \break </text:p>
          </table:table-cell>
        </table:table-row>
        <table:table-row table:style-name="ro1">
          <table:table-cell table:formula="of:=[$FORMAT.I28]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[$FORMAT.I29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30]" office:value-type="string" office:string-value="s1*4 \break " calcext:value-type="string">
            <text:p>s1*4 \break </text:p>
          </table:table-cell>
        </table:table-row>
        <table:table-row table:style-name="ro1">
          <table:table-cell table:formula="of:=[$FORMAT.I31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32]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[$FORMAT.I33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34]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[$FORMAT.I35]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[$FORMAT.I36]" office:value-type="string" office:string-value="s1*7 \pageBreak " calcext:value-type="string">
            <text:p>s1*7 \pageBreak </text:p>
          </table:table-cell>
        </table:table-row>
        <table:table-row table:style-name="ro1">
          <table:table-cell table:formula="of:=[$FORMAT.I37]" office:value-type="string" office:string-value="s1*4 \break " calcext:value-type="string">
            <text:p>s1*4 \break </text:p>
          </table:table-cell>
        </table:table-row>
        <table:table-row table:style-name="ro1">
          <table:table-cell table:formula="of:=[$FORMAT.I38]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[$FORMAT.I39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40]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[$FORMAT.I41]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[$FORMAT.I42]" office:value-type="string" office:string-value="s1*4 \break " calcext:value-type="string">
            <text:p>s1*4 \break </text:p>
          </table:table-cell>
        </table:table-row>
        <table:table-row table:style-name="ro1">
          <table:table-cell table:formula="of:=[$FORMAT.I43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44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45]" office:value-type="string" office:string-value="s1*4 \break " calcext:value-type="string">
            <text:p>s1*4 \break </text:p>
          </table:table-cell>
        </table:table-row>
        <table:table-row table:style-name="ro1">
          <table:table-cell table:formula="of:=[$FORMAT.I46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47]" office:value-type="string" office:string-value="s1*3 \break " calcext:value-type="string">
            <text:p>s1*3 \break </text:p>
          </table:table-cell>
        </table:table-row>
        <table:table-row table:style-name="ro1">
          <table:table-cell table:formula="of:=[$FORMAT.I48]" office:value-type="string" office:string-value="s1*6 \pageBreak " calcext:value-type="string">
            <text:p>s1*6 \pageBreak </text:p>
          </table:table-cell>
        </table:table-row>
        <table:table-row table:style-name="ro1">
          <table:table-cell table:formula="of:=[$FORMAT.I49]" office:value-type="string" office:string-value="s1*4 \break " calcext:value-type="string">
            <text:p>s1*4 \break </text:p>
          </table:table-cell>
        </table:table-row>
        <table:table-row table:style-name="ro1">
          <table:table-cell table:formula="of:=[$FORMAT.I50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51]" office:value-type="string" office:string-value="s1*3 \break " calcext:value-type="string">
            <text:p>s1*3 \break </text:p>
          </table:table-cell>
        </table:table-row>
        <table:table-row table:style-name="ro1">
          <table:table-cell table:formula="of:=[$FORMAT.I52]" office:value-type="string" office:string-value="s1*4 \break " calcext:value-type="string">
            <text:p>s1*4 \break </text:p>
          </table:table-cell>
        </table:table-row>
        <table:table-row table:style-name="ro1">
          <table:table-cell table:formula="of:=[$FORMAT.I53]" office:value-type="string" office:string-value="s1*7 \break " calcext:value-type="string">
            <text:p>s1*7 \break </text:p>
          </table:table-cell>
        </table:table-row>
        <table:table-row table:style-name="ro1">
          <table:table-cell table:style-name="ce5" table:formula="of:=[$FORMAT.I54]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[$FORMAT.I55]" office:value-type="string" office:string-value="s1*5 \break " calcext:value-type="string">
            <text:p>s1*5 \break </text:p>
          </table:table-cell>
        </table:table-row>
        <table:table-row table:style-name="ro1">
          <table:table-cell table:formula="of:=[$FORMAT.I56]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[$FORMAT.I57]" office:value-type="string" office:string-value="s1*7 " calcext:value-type="string">
            <text:p>s1*7 </text:p>
          </table:table-cell>
        </table:table-row>
        <table:table-row table:style-name="ro1">
          <table:table-cell table:formula="of:=[$FORMAT.I58]">
            <text:p/>
          </table:table-cell>
        </table:table-row>
        <table:table-row table:style-name="ro1">
          <table:table-cell table:formula="of:=[$FORMAT.I59]">
            <text:p/>
          </table:table-cell>
        </table:table-row>
        <table:table-row table:style-name="ro1">
          <table:table-cell table:formula="of:=[$FORMAT.I60]">
            <text:p/>
          </table:table-cell>
        </table:table-row>
        <table:table-row table:style-name="ro1">
          <table:table-cell table:formula="of:=[$FORMAT.I61]">
            <text:p/>
          </table:table-cell>
        </table:table-row>
        <table:table-row table:style-name="ro1">
          <table:table-cell table:formula="of:=[$FORMAT.I62]">
            <text:p/>
          </table:table-cell>
        </table:table-row>
        <table:table-row table:style-name="ro1">
          <table:table-cell table:formula="of:=[$FORMAT.I63]">
            <text:p/>
          </table:table-cell>
        </table:table-row>
        <table:table-row table:style-name="ro1">
          <table:table-cell table:formula="of:=[$FORMAT.I64]">
            <text:p/>
          </table:table-cell>
        </table:table-row>
        <table:table-row table:style-name="ro1">
          <table:table-cell table:formula="of:=[$FORMAT.I65]">
            <text:p/>
          </table:table-cell>
        </table:table-row>
        <table:table-row table:style-name="ro1">
          <table:table-cell table:formula="of:=[$FORMAT.I66]">
            <text:p/>
          </table:table-cell>
        </table:table-row>
        <table:table-row table:style-name="ro1">
          <table:table-cell table:formula="of:=[$FORMAT.I67]">
            <text:p/>
          </table:table-cell>
        </table:table-row>
        <table:table-row table:style-name="ro1">
          <table:table-cell table:formula="of:=[$FORMAT.I68]">
            <text:p/>
          </table:table-cell>
        </table:table-row>
        <table:table-row table:style-name="ro1">
          <table:table-cell table:formula="of:=[$FORMAT.I69]">
            <text:p/>
          </table:table-cell>
        </table:table-row>
        <table:table-row table:style-name="ro1">
          <table:table-cell table:formula="of:=[$FORMAT.I70]">
            <text:p/>
          </table:table-cell>
        </table:table-row>
        <table:table-row table:style-name="ro1">
          <table:table-cell table:formula="of:=[$FORMAT.I71]">
            <text:p/>
          </table:table-cell>
        </table:table-row>
        <table:table-row table:style-name="ro1">
          <table:table-cell table:formula="of:=[$FORMAT.I72]">
            <text:p/>
          </table:table-cell>
        </table:table-row>
        <table:table-row table:style-name="ro1">
          <table:table-cell table:formula="of:=[$FORMAT.I73]">
            <text:p/>
          </table:table-cell>
        </table:table-row>
        <table:table-row table:style-name="ro1">
          <table:table-cell table:formula="of:=[$FORMAT.I74]">
            <text:p/>
          </table:table-cell>
        </table:table-row>
        <table:table-row table:style-name="ro1">
          <table:table-cell table:formula="of:=[$FORMAT.I75]">
            <text:p/>
          </table:table-cell>
        </table:table-row>
        <table:table-row table:style-name="ro1">
          <table:table-cell table:formula="of:=[$FORMAT.I76]">
            <text:p/>
          </table:table-cell>
        </table:table-row>
        <table:table-row table:style-name="ro1">
          <table:table-cell table:formula="of:=[$FORMAT.I77]">
            <text:p/>
          </table:table-cell>
        </table:table-row>
        <table:table-row table:style-name="ro1">
          <table:table-cell table:formula="of:=[$FORMAT.I78]">
            <text:p/>
          </table:table-cell>
        </table:table-row>
        <table:table-row table:style-name="ro1">
          <table:table-cell table:formula="of:=[$FORMAT.I79]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ViolinIMvtII = {" calcext:value-type="string">
            <text:p>formatViolinI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I86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87]" office:value-type="string" office:string-value="s2.*6 \pageBreak " calcext:value-type="string">
            <text:p>s2.*6 \pageBreak </text:p>
          </table:table-cell>
        </table:table-row>
        <table:table-row table:style-name="ro1">
          <table:table-cell table:formula="of:=[$FORMAT.I88]" office:value-type="string" office:string-value="s2.*5 \break " calcext:value-type="string">
            <text:p>s2.*5 \break </text:p>
          </table:table-cell>
        </table:table-row>
        <table:table-row table:style-name="ro1">
          <table:table-cell table:formula="of:=[$FORMAT.I89]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[$FORMAT.I90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91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92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93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94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95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96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97]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[$FORMAT.I98]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[$FORMAT.I99]" office:value-type="string" office:string-value="s2.*8 " calcext:value-type="string">
            <text:p>s2.*8 </text:p>
          </table:table-cell>
        </table:table-row>
        <table:table-row table:style-name="ro1">
          <table:table-cell table:formula="of:=[$FORMAT.I100]">
            <text:p/>
          </table:table-cell>
        </table:table-row>
        <table:table-row table:style-name="ro1">
          <table:table-cell table:formula="of:=[$FORMAT.I101]">
            <text:p/>
          </table:table-cell>
        </table:table-row>
        <table:table-row table:style-name="ro1">
          <table:table-cell table:formula="of:=[$FORMAT.I102]">
            <text:p/>
          </table:table-cell>
        </table:table-row>
        <table:table-row table:style-name="ro1">
          <table:table-cell table:formula="of:=[$FORMAT.I103]">
            <text:p/>
          </table:table-cell>
        </table:table-row>
        <table:table-row table:style-name="ro1">
          <table:table-cell table:formula="of:=[$FORMAT.I104]">
            <text:p/>
          </table:table-cell>
        </table:table-row>
        <table:table-row table:style-name="ro1">
          <table:table-cell table:formula="of:=[$FORMAT.I105]">
            <text:p/>
          </table:table-cell>
        </table:table-row>
        <table:table-row table:style-name="ro1">
          <table:table-cell table:formula="of:=[$FORMAT.I106]">
            <text:p/>
          </table:table-cell>
        </table:table-row>
        <table:table-row table:style-name="ro1">
          <table:table-cell table:formula="of:=[$FORMAT.I107]">
            <text:p/>
          </table:table-cell>
        </table:table-row>
        <table:table-row table:style-name="ro1">
          <table:table-cell table:formula="of:=[$FORMAT.I108]">
            <text:p/>
          </table:table-cell>
        </table:table-row>
        <table:table-row table:style-name="ro1">
          <table:table-cell table:formula="of:=[$FORMAT.I109]">
            <text:p/>
          </table:table-cell>
        </table:table-row>
        <table:table-row table:style-name="ro1">
          <table:table-cell table:formula="of:=[$FORMAT.I110]">
            <text:p/>
          </table:table-cell>
        </table:table-row>
        <table:table-row table:style-name="ro1">
          <table:table-cell table:formula="of:=[$FORMAT.I111]">
            <text:p/>
          </table:table-cell>
        </table:table-row>
        <table:table-row table:style-name="ro1">
          <table:table-cell table:formula="of:=[$FORMAT.I112]">
            <text:p/>
          </table:table-cell>
        </table:table-row>
        <table:table-row table:style-name="ro1">
          <table:table-cell table:formula="of:=[$FORMAT.I113]">
            <text:p/>
          </table:table-cell>
        </table:table-row>
        <table:table-row table:style-name="ro1">
          <table:table-cell table:formula="of:=[$FORMAT.I114]">
            <text:p/>
          </table:table-cell>
        </table:table-row>
        <table:table-row table:style-name="ro1">
          <table:table-cell table:formula="of:=[$FORMAT.I115]">
            <text:p/>
          </table:table-cell>
        </table:table-row>
        <table:table-row table:style-name="ro1">
          <table:table-cell table:formula="of:=[$FORMAT.I116]">
            <text:p/>
          </table:table-cell>
        </table:table-row>
        <table:table-row table:style-name="ro1">
          <table:table-cell table:formula="of:=[$FORMAT.I117]">
            <text:p/>
          </table:table-cell>
        </table:table-row>
        <table:table-row table:style-name="ro1">
          <table:table-cell table:formula="of:=[$FORMAT.I118]">
            <text:p/>
          </table:table-cell>
        </table:table-row>
        <table:table-row table:style-name="ro1">
          <table:table-cell table:formula="of:=[$FORMAT.I119]">
            <text:p/>
          </table:table-cell>
        </table:table-row>
        <table:table-row table:style-name="ro1">
          <table:table-cell table:formula="of:=[$FORMAT.I120]">
            <text:p/>
          </table:table-cell>
        </table:table-row>
        <table:table-row table:style-name="ro1">
          <table:table-cell table:formula="of:=[$FORMAT.I121]">
            <text:p/>
          </table:table-cell>
        </table:table-row>
        <table:table-row table:style-name="ro1">
          <table:table-cell table:formula="of:=[$FORMAT.I122]">
            <text:p/>
          </table:table-cell>
        </table:table-row>
        <table:table-row table:style-name="ro1">
          <table:table-cell table:formula="of:=[$FORMAT.I123]">
            <text:p/>
          </table:table-cell>
        </table:table-row>
        <table:table-row table:style-name="ro1">
          <table:table-cell table:formula="of:=[$FORMAT.I124]">
            <text:p/>
          </table:table-cell>
        </table:table-row>
        <table:table-row table:style-name="ro1">
          <table:table-cell table:formula="of:=[$FORMAT.I125]">
            <text:p/>
          </table:table-cell>
        </table:table-row>
        <table:table-row table:style-name="ro1">
          <table:table-cell table:formula="of:=[$FORMAT.I126]">
            <text:p/>
          </table:table-cell>
        </table:table-row>
        <table:table-row table:style-name="ro1">
          <table:table-cell table:formula="of:=[$FORMAT.I127]">
            <text:p/>
          </table:table-cell>
        </table:table-row>
        <table:table-row table:style-name="ro1">
          <table:table-cell table:formula="of:=[$FORMAT.I128]">
            <text:p/>
          </table:table-cell>
        </table:table-row>
        <table:table-row table:style-name="ro1">
          <table:table-cell table:formula="of:=[$FORMAT.I129]">
            <text:p/>
          </table:table-cell>
        </table:table-row>
        <table:table-row table:style-name="ro1">
          <table:table-cell table:formula="of:=[$FORMAT.I130]">
            <text:p/>
          </table:table-cell>
        </table:table-row>
        <table:table-row table:style-name="ro1">
          <table:table-cell table:formula="of:=[$FORMAT.I131]">
            <text:p/>
          </table:table-cell>
        </table:table-row>
        <table:table-row table:style-name="ro1">
          <table:table-cell table:formula="of:=[$FORMAT.I132]">
            <text:p/>
          </table:table-cell>
        </table:table-row>
        <table:table-row table:style-name="ro1">
          <table:table-cell table:formula="of:=[$FORMAT.I133]">
            <text:p/>
          </table:table-cell>
        </table:table-row>
        <table:table-row table:style-name="ro1">
          <table:table-cell table:formula="of:=[$FORMAT.I134]">
            <text:p/>
          </table:table-cell>
        </table:table-row>
        <table:table-row table:style-name="ro1">
          <table:table-cell table:formula="of:=[$FORMAT.I135]">
            <text:p/>
          </table:table-cell>
        </table:table-row>
        <table:table-row table:style-name="ro1">
          <table:table-cell table:formula="of:=[$FORMAT.I136]">
            <text:p/>
          </table:table-cell>
        </table:table-row>
        <table:table-row table:style-name="ro1">
          <table:table-cell table:formula="of:=[$FORMAT.I137]">
            <text:p/>
          </table:table-cell>
        </table:table-row>
        <table:table-row table:style-name="ro1">
          <table:table-cell table:formula="of:=[$FORMAT.I138]">
            <text:p/>
          </table:table-cell>
        </table:table-row>
        <table:table-row table:style-name="ro1">
          <table:table-cell table:formula="of:=[$FORMAT.I139]">
            <text:p/>
          </table:table-cell>
        </table:table-row>
        <table:table-row table:style-name="ro1">
          <table:table-cell table:formula="of:=[$FORMAT.I140]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ViolinIMvtIII = {" calcext:value-type="string">
            <text:p>formatViolinI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I147]" office:value-type="string" office:string-value="s2.*12 \break " calcext:value-type="string">
            <text:p>s2.*12 \break </text:p>
          </table:table-cell>
        </table:table-row>
        <table:table-row table:style-name="ro1">
          <table:table-cell table:formula="of:=[$FORMAT.I148]" office:value-type="string" office:string-value="s2.*10 \break " calcext:value-type="string">
            <text:p>s2.*10 \break </text:p>
          </table:table-cell>
        </table:table-row>
        <table:table-row table:style-name="ro1">
          <table:table-cell table:formula="of:=[$FORMAT.I149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150]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[$FORMAT.I151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152]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[$FORMAT.I153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154]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[$FORMAT.I155]" office:value-type="string" office:string-value="s2.*5 \break " calcext:value-type="string">
            <text:p>s2.*5 \break </text:p>
          </table:table-cell>
        </table:table-row>
        <table:table-row table:style-name="ro1">
          <table:table-cell table:formula="of:=[$FORMAT.I156]" office:value-type="string" office:string-value="s2.*15 \break " calcext:value-type="string">
            <text:p>s2.*15 \break </text:p>
          </table:table-cell>
        </table:table-row>
        <table:table-row table:style-name="ro1">
          <table:table-cell table:formula="of:=[$FORMAT.I157]" office:value-type="string" office:string-value="s2.*10 \break " calcext:value-type="string">
            <text:p>s2.*10 \break </text:p>
          </table:table-cell>
        </table:table-row>
        <table:table-row table:style-name="ro1">
          <table:table-cell table:formula="of:=[$FORMAT.I158]" office:value-type="string" office:string-value="s2.*11 \pageBreak " calcext:value-type="string">
            <text:p>s2.*11 \pageBreak </text:p>
          </table:table-cell>
        </table:table-row>
        <table:table-row table:style-name="ro1">
          <table:table-cell table:formula="of:=[$FORMAT.I159]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[$FORMAT.I160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161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162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163]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[$FORMAT.I164]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[$FORMAT.I165]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[$FORMAT.I166]" office:value-type="string" office:string-value="s2.*10 \break " calcext:value-type="string">
            <text:p>s2.*10 \break </text:p>
          </table:table-cell>
        </table:table-row>
        <table:table-row table:style-name="ro1">
          <table:table-cell table:formula="of:=[$FORMAT.I167]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[$FORMAT.I168]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[$FORMAT.I169]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[$FORMAT.I170]" office:value-type="string" office:string-value="s2.*6 " calcext:value-type="string">
            <text:p>s2.*6 </text:p>
          </table:table-cell>
        </table:table-row>
        <table:table-row table:style-name="ro1">
          <table:table-cell table:formula="of:=[$FORMAT.I171]">
            <text:p/>
          </table:table-cell>
        </table:table-row>
        <table:table-row table:style-name="ro1">
          <table:table-cell table:formula="of:=[$FORMAT.I172]">
            <text:p/>
          </table:table-cell>
        </table:table-row>
        <table:table-row table:style-name="ro1">
          <table:table-cell table:formula="of:=[$FORMAT.I173]">
            <text:p/>
          </table:table-cell>
        </table:table-row>
        <table:table-row table:style-name="ro1">
          <table:table-cell table:formula="of:=[$FORMAT.I174]">
            <text:p/>
          </table:table-cell>
        </table:table-row>
        <table:table-row table:style-name="ro1">
          <table:table-cell table:formula="of:=[$FORMAT.I175]">
            <text:p/>
          </table:table-cell>
        </table:table-row>
        <table:table-row table:style-name="ro1">
          <table:table-cell table:formula="of:=[$FORMAT.I176]">
            <text:p/>
          </table:table-cell>
        </table:table-row>
        <table:table-row table:style-name="ro1">
          <table:table-cell table:formula="of:=[$FORMAT.I177]">
            <text:p/>
          </table:table-cell>
        </table:table-row>
        <table:table-row table:style-name="ro1">
          <table:table-cell table:formula="of:=[$FORMAT.I178]">
            <text:p/>
          </table:table-cell>
        </table:table-row>
        <table:table-row table:style-name="ro1">
          <table:table-cell table:formula="of:=[$FORMAT.I179]">
            <text:p/>
          </table:table-cell>
        </table:table-row>
        <table:table-row table:style-name="ro1">
          <table:table-cell table:formula="of:=[$FORMAT.I180]">
            <text:p/>
          </table:table-cell>
        </table:table-row>
        <table:table-row table:style-name="ro1">
          <table:table-cell table:formula="of:=[$FORMAT.I181]">
            <text:p/>
          </table:table-cell>
        </table:table-row>
        <table:table-row table:style-name="ro1">
          <table:table-cell table:formula="of:=[$FORMAT.I182]">
            <text:p/>
          </table:table-cell>
        </table:table-row>
        <table:table-row table:style-name="ro1">
          <table:table-cell table:formula="of:=[$FORMAT.I183]">
            <text:p/>
          </table:table-cell>
        </table:table-row>
        <table:table-row table:style-name="ro1">
          <table:table-cell table:formula="of:=[$FORMAT.I184]">
            <text:p/>
          </table:table-cell>
        </table:table-row>
        <table:table-row table:style-name="ro1">
          <table:table-cell table:formula="of:=[$FORMAT.I185]">
            <text:p/>
          </table:table-cell>
        </table:table-row>
        <table:table-row table:style-name="ro1">
          <table:table-cell table:formula="of:=[$FORMAT.I186]">
            <text:p/>
          </table:table-cell>
        </table:table-row>
        <table:table-row table:style-name="ro1">
          <table:table-cell table:formula="of:=[$FORMAT.I187]">
            <text:p/>
          </table:table-cell>
        </table:table-row>
        <table:table-row table:style-name="ro1">
          <table:table-cell table:formula="of:=[$FORMAT.I188]">
            <text:p/>
          </table:table-cell>
        </table:table-row>
        <table:table-row table:style-name="ro1">
          <table:table-cell table:formula="of:=[$FORMAT.I189]">
            <text:p/>
          </table:table-cell>
        </table:table-row>
        <table:table-row table:style-name="ro1">
          <table:table-cell table:formula="of:=[$FORMAT.I190]">
            <text:p/>
          </table:table-cell>
        </table:table-row>
        <table:table-row table:style-name="ro1">
          <table:table-cell table:formula="of:=[$FORMAT.I191]">
            <text:p/>
          </table:table-cell>
        </table:table-row>
        <table:table-row table:style-name="ro1">
          <table:table-cell table:formula="of:=[$FORMAT.I192]">
            <text:p/>
          </table:table-cell>
        </table:table-row>
        <table:table-row table:style-name="ro1">
          <table:table-cell table:formula="of:=[$FORMAT.I193]">
            <text:p/>
          </table:table-cell>
        </table:table-row>
        <table:table-row table:style-name="ro1">
          <table:table-cell table:formula="of:=[$FORMAT.I194]">
            <text:p/>
          </table:table-cell>
        </table:table-row>
        <table:table-row table:style-name="ro1">
          <table:table-cell table:formula="of:=[$FORMAT.I195]">
            <text:p/>
          </table:table-cell>
        </table:table-row>
        <table:table-row table:style-name="ro1">
          <table:table-cell table:formula="of:=[$FORMAT.I196]">
            <text:p/>
          </table:table-cell>
        </table:table-row>
        <table:table-row table:style-name="ro1">
          <table:table-cell table:formula="of:=[$FORMAT.I197]">
            <text:p/>
          </table:table-cell>
        </table:table-row>
        <table:table-row table:style-name="ro1">
          <table:table-cell table:formula="of:=[$FORMAT.I198]">
            <text:p/>
          </table:table-cell>
        </table:table-row>
        <table:table-row table:style-name="ro1">
          <table:table-cell table:formula="of:=[$FORMAT.I199]">
            <text:p/>
          </table:table-cell>
        </table:table-row>
        <table:table-row table:style-name="ro1">
          <table:table-cell table:formula="of:=[$FORMAT.I200]">
            <text:p/>
          </table:table-cell>
        </table:table-row>
        <table:table-row table:style-name="ro1">
          <table:table-cell table:formula="of:=[$FORMAT.I201]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ViolinIMvtIV = {" calcext:value-type="string">
            <text:p>formatViolinIMvtIV = {</text:p>
          </table:table-cell>
        </table:table-row>
        <table:table-row table:style-name="ro1">
          <table:table-cell table:formula="of:=[$FORMAT.I206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I208]" office:value-type="string" office:string-value="s2*10 \break " calcext:value-type="string">
            <text:p>s2*10 \break </text:p>
          </table:table-cell>
        </table:table-row>
        <table:table-row table:style-name="ro1">
          <table:table-cell table:formula="of:=[$FORMAT.I209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10]" office:value-type="string" office:string-value="s2*10 \break " calcext:value-type="string">
            <text:p>s2*10 \break </text:p>
          </table:table-cell>
        </table:table-row>
        <table:table-row table:style-name="ro1">
          <table:table-cell table:formula="of:=[$FORMAT.I211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12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13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14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15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16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17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18]" office:value-type="string" office:string-value="s2*9 \pageBreak " calcext:value-type="string">
            <text:p>s2*9 \pageBreak </text:p>
          </table:table-cell>
        </table:table-row>
        <table:table-row table:style-name="ro1">
          <table:table-cell table:formula="of:=[$FORMAT.I219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20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21]" office:value-type="string" office:string-value="s2*6 \break " calcext:value-type="string">
            <text:p>s2*6 \break </text:p>
          </table:table-cell>
        </table:table-row>
        <table:table-row table:style-name="ro1">
          <table:table-cell table:formula="of:=[$FORMAT.I222]" office:value-type="string" office:string-value="s2*10 \break " calcext:value-type="string">
            <text:p>s2*10 \break </text:p>
          </table:table-cell>
        </table:table-row>
        <table:table-row table:style-name="ro1">
          <table:table-cell table:formula="of:=[$FORMAT.I223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24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25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26]" office:value-type="string" office:string-value="s2*10 \break " calcext:value-type="string">
            <text:p>s2*10 \break </text:p>
          </table:table-cell>
        </table:table-row>
        <table:table-row table:style-name="ro1">
          <table:table-cell table:formula="of:=[$FORMAT.I227]" office:value-type="string" office:string-value="s2*10 \break " calcext:value-type="string">
            <text:p>s2*10 \break </text:p>
          </table:table-cell>
        </table:table-row>
        <table:table-row table:style-name="ro1">
          <table:table-cell table:formula="of:=[$FORMAT.I228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29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30]" office:value-type="string" office:string-value="s2*9 \pageBreak " calcext:value-type="string">
            <text:p>s2*9 \pageBreak </text:p>
          </table:table-cell>
        </table:table-row>
        <table:table-row table:style-name="ro1">
          <table:table-cell table:formula="of:=[$FORMAT.I231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32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33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34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35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36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37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38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39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40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41]" office:value-type="string" office:string-value="s2*10 \break " calcext:value-type="string">
            <text:p>s2*10 \break </text:p>
          </table:table-cell>
        </table:table-row>
        <table:table-row table:style-name="ro1">
          <table:table-cell table:formula="of:=[$FORMAT.I242]" office:value-type="string" office:string-value="s2*10 \pageBreak " calcext:value-type="string">
            <text:p>s2*10 \pageBreak </text:p>
          </table:table-cell>
        </table:table-row>
        <table:table-row table:style-name="ro1">
          <table:table-cell table:formula="of:=[$FORMAT.I243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44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45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46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47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48]" office:value-type="string" office:string-value="s2*6 \break " calcext:value-type="string">
            <text:p>s2*6 \break </text:p>
          </table:table-cell>
        </table:table-row>
        <table:table-row table:style-name="ro1">
          <table:table-cell table:formula="of:=[$FORMAT.I249]" office:value-type="string" office:string-value="s2*6 \break " calcext:value-type="string">
            <text:p>s2*6 \break </text:p>
          </table:table-cell>
        </table:table-row>
        <table:table-row table:style-name="ro1">
          <table:table-cell table:formula="of:=[$FORMAT.I250]" office:value-type="string" office:string-value="s2*8 \break " calcext:value-type="string">
            <text:p>s2*8 \break </text:p>
          </table:table-cell>
        </table:table-row>
        <table:table-row table:style-name="ro1">
          <table:table-cell table:formula="of:=[$FORMAT.I251]" office:value-type="string" office:string-value="s2*9 \break " calcext:value-type="string">
            <text:p>s2*9 \break </text:p>
          </table:table-cell>
        </table:table-row>
        <table:table-row table:style-name="ro1">
          <table:table-cell table:formula="of:=[$FORMAT.I252]" office:value-type="string" office:string-value="s2*6 \break " calcext:value-type="string">
            <text:p>s2*6 \break </text:p>
          </table:table-cell>
        </table:table-row>
        <table:table-row table:style-name="ro1">
          <table:table-cell table:formula="of:=[$FORMAT.I253]" office:value-type="string" office:string-value="s2*7 \break " calcext:value-type="string">
            <text:p>s2*7 \break </text:p>
          </table:table-cell>
        </table:table-row>
        <table:table-row table:style-name="ro1">
          <table:table-cell table:formula="of:=[$FORMAT.I254]" office:value-type="string" office:string-value="s2*8 " calcext:value-type="string">
            <text:p>s2*8 </text:p>
          </table:table-cell>
        </table:table-row>
        <table:table-row table:style-name="ro1">
          <table:table-cell table:formula="of:=[$FORMAT.I255]">
            <text:p/>
          </table:table-cell>
        </table:table-row>
        <table:table-row table:style-name="ro1">
          <table:table-cell table:formula="of:=[$FORMAT.I256]">
            <text:p/>
          </table:table-cell>
        </table:table-row>
        <table:table-row table:style-name="ro1">
          <table:table-cell table:formula="of:=[$FORMAT.I257]">
            <text:p/>
          </table:table-cell>
        </table:table-row>
        <table:table-row table:style-name="ro1">
          <table:table-cell table:formula="of:=[$FORMAT.I258]">
            <text:p/>
          </table:table-cell>
        </table:table-row>
        <table:table-row table:style-name="ro1">
          <table:table-cell table:formula="of:=[$FORMAT.I259]">
            <text:p/>
          </table:table-cell>
        </table:table-row>
        <table:table-row table:style-name="ro1">
          <table:table-cell table:formula="of:=[$FORMAT.I260]">
            <text:p/>
          </table:table-cell>
        </table:table-row>
        <table:table-row table:style-name="ro1">
          <table:table-cell table:formula="of:=[$FORMAT.I261]">
            <text:p/>
          </table:table-cell>
        </table:table-row>
        <table:table-row table:style-name="ro1">
          <table:table-cell table:formula="of:=[$FORMAT.I262]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0T11:43:00.376855004</dc:date>
    <meta:editing-duration>P1DT15H54M43S</meta:editing-duration>
    <meta:editing-cycles>112</meta:editing-cycles>
    <meta:generator>LibreOffice/7.3.4.2$Linux_X86_64 LibreOffice_project/30$Build-2</meta:generator>
    <meta:document-statistic meta:table-count="4" meta:cell-count="714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